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DDEBF7"/>
      <style:text-properties fo:font-weight="bold" style:font-weight-asian="bold" style:font-weight-complex="bold"/>
    </style:style>
    <style:style style:name="ce3" style:family="table-cell" style:parent-style-name="Normal_32_2" style:data-style-name="N0">
      <style:table-cell-properties style:vertical-align="automatic" fo:background-color="transparent"/>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fo:border="thin solid #000000" style:vertical-align="automatic" fo:background-color="#DDEBF7"/>
    </style:style>
    <style:style style:name="ce7" style:family="table-cell" style:parent-style-name="Default" style:data-style-name="N0">
      <style:table-cell-properties fo:border="thin solid #000000" style:vertical-align="automatic" fo:background-color="#F3F3F3"/>
    </style:style>
    <style:style style:name="ce8" style:family="table-cell" style:parent-style-name="Default" style:data-style-name="N0">
      <style:table-cell-properties fo:border-top="none" fo:border-bottom="thin solid #000000" fo:border-left="thin solid #000000" fo:border-right="thin solid #000000" style:vertical-align="automatic" fo:background-color="#EFEFEF"/>
      <style:text-properties fo:font-weight="bold" style:font-weight-asian="bold" style:font-weight-complex="bold"/>
    </style:style>
    <style:style style:name="ce9" style:family="table-cell" style:parent-style-name="Default" style:data-style-name="N0">
      <style:table-cell-properties fo:border-top="none" fo:border-bottom="thin solid #000000" fo:border-left="none" fo:border-right="thin solid #000000" style:vertical-align="automatic" fo:background-color="#EFEFEF"/>
      <style:text-properties fo:font-weight="bold" style:font-weight-asian="bold" style:font-weight-complex="bold"/>
    </style:style>
    <style:style style:name="ce10" style:family="table-cell" style:parent-style-name="Default" style:data-style-name="N0">
      <style:table-cell-properties fo:border-top="none" fo:border-bottom="thin solid #000000" fo:border-left="none" fo:border-right="thin solid #000000" style:vertical-align="automatic" fo:background-color="#EFEFEF" style:repeat-content="false"/>
      <style:paragraph-properties fo:text-align="end" fo:margin-right="0cm"/>
      <style:text-properties fo:font-weight="bold" style:font-weight-asian="bold" style:font-weight-complex="bold"/>
    </style:style>
    <style:style style:name="ce11" style:family="table-cell" style:parent-style-name="Default" style:data-style-name="N14">
      <style:table-cell-properties fo:border-top="none" fo:border-bottom="thin solid #000000" fo:border-left="none" fo:border-right="thin solid #000000" style:vertical-align="automatic" fo:background-color="#EFEFEF" style:repeat-content="false"/>
      <style:paragraph-properties fo:text-align="end" fo:margin-right="0cm"/>
      <style:text-properties fo:font-weight="bold" style:font-weight-asian="bold" style:font-weight-complex="bold"/>
    </style:style>
    <style:style style:name="ce12" style:family="table-cell" style:parent-style-name="Default" style:data-style-name="N0">
      <style:table-cell-properties style:vertical-align="automatic" fo:background-color="#EFEFEF"/>
      <style:text-properties fo:font-weight="bold" style:font-weight-asian="bold" style:font-weight-complex="bold"/>
    </style:style>
    <style:style style:name="ce13" style:family="table-cell" style:parent-style-name="Default" style:data-style-name="N0">
      <style:table-cell-properties fo:border="thin solid #000000" style:vertical-align="automatic" fo:background-color="transparent"/>
      <style:text-properties fo:font-weight="bold" style:font-weight-asian="bold" style:font-weight-complex="bold"/>
    </style:style>
    <style:style style:name="ce14" style:family="table-cell" style:parent-style-name="Default" style:data-style-name="N0">
      <style:table-cell-properties style:vertical-align="automatic"/>
    </style:style>
    <style:style style:name="ce15" style:family="table-cell" style:parent-style-name="Default" style:data-style-name="N0">
      <style:table-cell-properties style:vertical-align="automatic"/>
      <style:text-properties fo:font-weight="bold" style:font-weight-asian="bold" style:font-weight-complex="bold"/>
    </style:style>
    <style:style style:name="ce16" style:family="table-cell" style:parent-style-name="Default" style:data-style-name="N0">
      <style:table-cell-properties fo:border-top="thin solid #000000" fo:border-bottom="none" fo:border-left="thin solid #000000" fo:border-right="thin solid #000000" style:vertical-align="automatic" fo:background-color="#DDEBF7" style:repeat-content="false"/>
      <style:paragraph-properties fo:text-align="center"/>
    </style:style>
    <style:style style:name="ce17" style:family="table-cell" style:parent-style-name="Default" style:data-style-name="N0">
      <style:table-cell-properties fo:border-top="thin solid #000000" fo:border-bottom="none" fo:border-left="none" fo:border-right="thin solid #000000" style:vertical-align="automatic" fo:background-color="#DDEBF7" style:repeat-content="false"/>
      <style:paragraph-properties fo:text-align="center"/>
    </style:style>
    <style:style style:name="ce18" style:family="table-cell" style:parent-style-name="Default" style:data-style-name="N0">
      <style:table-cell-properties fo:border-top="thin solid #000000" fo:border-bottom="none" fo:border-left="none" fo:border-right="thin solid #000000" style:vertical-align="automatic" fo:background-color="#DDEBF7"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op="none" fo:border-bottom="thin solid #000000" fo:border-left="thin solid #000000" fo:border-right="thin solid #000000" style:vertical-align="automatic" fo:background-color="#EFEFEF" style:repeat-content="false"/>
      <style:paragraph-properties fo:text-align="end" fo:margin-right="0cm"/>
      <style:text-properties fo:font-weight="bold" style:font-weight-asian="bold" style:font-weight-complex="bold"/>
    </style:style>
    <style:style style:name="ce20" style:family="table-cell" style:parent-style-name="Default" style:data-style-name="N0">
      <style:table-cell-properties fo:border="thin solid #000000"/>
    </style:style>
    <style:style style:name="ce21" style:family="table-cell" style:parent-style-name="Default" style:data-style-name="N0">
      <style:table-cell-properties fo:border="thin solid #000000" style:vertical-align="automatic" style:repeat-content="false"/>
      <style:paragraph-properties fo:text-align="start" fo:margin-left="0cm"/>
    </style:style>
    <style:style style:name="ce22" style:family="table-cell" style:parent-style-name="Default" style:data-style-name="N0">
      <style:table-cell-properties fo:border-top="thin solid #000000" fo:border-bottom="thin solid #000000" fo:border-left="thin solid #000000" fo:border-right="none" style:vertical-align="automatic"/>
    </style:style>
    <style:style style:name="ce23" style:family="table-cell" style:parent-style-name="Default" style:data-style-name="N0">
      <style:table-cell-properties fo:border-top="thin solid #000000" fo:border-bottom="none" fo:border-left="thin solid #000000" fo:border-right="thin solid #000000" style:vertical-align="automatic" fo:background-color="#DDEBF7"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op="none" fo:border-bottom="thin solid #000000" fo:border-left="thin solid #000000" fo:border-right="thin solid #000000" style:vertical-align="automatic" fo:background-color="#F3F3F3" style:repeat-content="false"/>
      <style:paragraph-properties fo:text-align="end" fo:margin-right="0cm"/>
      <style:text-properties fo:font-weight="bold" style:font-weight-asian="bold" style:font-weight-complex="bold"/>
    </style:style>
    <style:style style:name="ce25" style:family="table-cell" style:parent-style-name="Default" style:data-style-name="N0">
      <style:table-cell-properties fo:border="thin solid #000000"/>
      <style:text-properties fo:font-size="11pt" style:font-size-asian="11pt" style:font-size-complex="11pt"/>
    </style:style>
    <style:style style:name="ce26" style:family="table-cell" style:parent-style-name="Default" style:data-style-name="N0">
      <style:table-cell-properties fo:border="thin solid #000000" fo:background-color="#F3F3F3"/>
      <style:text-properties fo:font-weight="bold" style:font-weight-asian="bold" style:font-weight-complex="bold"/>
    </style:style>
    <style:style style:name="ce27" style:family="table-cell" style:parent-style-name="Default" style:data-style-name="N0">
      <style:table-cell-properties style:vertical-align="automatic" fo:background-color="#F3F3F3"/>
      <style:text-properties fo:font-weight="bold" style:font-weight-asian="bold" style:font-weight-complex="bold"/>
    </style:style>
    <style:style style:name="ce28" style:family="table-cell" style:parent-style-name="Default" style:data-style-name="N14">
      <style:table-cell-properties fo:border="thin solid #000000" fo:background-color="#93C47D"/>
    </style:style>
    <style:style style:name="ce29" style:family="table-cell" style:parent-style-name="Default" style:data-style-name="N0">
      <style:table-cell-properties fo:border="thin solid #000000" fo:background-color="#93C47D"/>
    </style:style>
    <style:style style:name="ce30" style:family="table-cell" style:parent-style-name="Default" style:data-style-name="N0">
      <style:table-cell-properties fo:border="thin solid #000000" fo:background-color="#FEF951"/>
    </style:style>
    <style:style style:name="ce31" style:family="table-cell" style:parent-style-name="Default" style:data-style-name="N14">
      <style:table-cell-properties fo:border="thin solid #000000" fo:background-color="#FEF951"/>
    </style:style>
    <style:style style:name="co1" style:family="table-column">
      <style:table-column-properties fo:break-before="auto" style:column-width="3.46604166666667cm"/>
    </style:style>
    <style:style style:name="co2" style:family="table-column">
      <style:table-column-properties fo:break-before="auto" style:column-width="1.08479166666667cm"/>
    </style:style>
    <style:style style:name="co3" style:family="table-column">
      <style:table-column-properties fo:break-before="auto" style:column-width="7.91104166666667cm"/>
    </style:style>
    <style:style style:name="co4" style:family="table-column">
      <style:table-column-properties fo:break-before="auto" style:column-width="40.48125cm"/>
    </style:style>
    <style:style style:name="co5" style:family="table-column">
      <style:table-column-properties fo:break-before="auto" style:column-width="13.5202083333333cm"/>
    </style:style>
    <style:style style:name="co6" style:family="table-column">
      <style:table-column-properties fo:break-before="auto" style:column-width="4.63020833333333cm"/>
    </style:style>
    <style:style style:name="co7" style:family="table-column">
      <style:table-column-properties fo:break-before="auto" style:column-width="4.07458333333333cm"/>
    </style:style>
    <style:style style:name="co8" style:family="table-column">
      <style:table-column-properties fo:break-before="auto" style:column-width="1.40229166666667cm"/>
    </style:style>
    <style:style style:name="co9" style:family="table-column">
      <style:table-column-properties fo:break-before="auto" style:column-width="1.71979166666667cm"/>
    </style:style>
    <style:style style:name="co10" style:family="table-column">
      <style:table-column-properties fo:break-before="auto" style:column-width="4.57729166666667cm"/>
    </style:style>
    <style:style style:name="co11" style:family="table-column">
      <style:table-column-properties fo:break-before="auto" style:column-width="2.01083333333333cm"/>
    </style:style>
    <style:style style:name="ro1" style:family="table-row">
      <style:table-row-properties style:row-height="12.75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20220728_Jan_Feb_Mar_Data"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6" table:default-cell-style-name="ce3"/>
        <table:table-column table:style-name="co7" table:default-cell-style-name="ce3"/>
        <table:table-column table:style-name="co4" table:default-cell-style-name="ce3"/>
        <table:table-column table:style-name="co8" table:number-columns-repeated="247" table:default-cell-style-name="ce3"/>
        <table:table-column table:style-name="co9" table:number-columns-repeated="16128" table:default-cell-style-name="ce3"/>
        <table:table-row table:style-name="ro1">
          <table:table-cell office:value-type="string" table:style-name="ce2">
            <text:p>Quarter</text:p>
          </table:table-cell>
          <table:table-cell office:value-type="string" table:style-name="ce2">
            <text:p>Dept</text:p>
          </table:table-cell>
          <table:table-cell office:value-type="string" table:style-name="ce2">
            <text:p>Business area or arms length body</text:p>
          </table:table-cell>
          <table:table-cell office:value-type="string" table:style-name="ce2">
            <text:p>Contract title and description</text:p>
          </table:table-cell>
          <table:table-cell office:value-type="string" table:style-name="ce2">
            <text:p>Supplier</text:p>
          </table:table-cell>
          <table:table-cell office:value-type="string" table:style-name="ce2">
            <text:p>KPI name and description</text:p>
          </table:table-cell>
          <table:table-cell office:value-type="string" table:style-name="ce2">
            <text:p>Good target</text:p>
          </table:table-cell>
          <table:table-cell office:value-type="string" table:style-name="ce2">
            <text:p>Rating</text:p>
          </table:table-cell>
          <table:table-cell office:value-type="string" table:style-name="ce2">
            <text:p>Comments</text:p>
          </table:table-cell>
          <table:table-cell table:number-columns-repeated="16375"/>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text:p>
          </table:table-cell>
          <table:table-cell office:value-type="string" table:style-name="ce1">
            <text:p>Heat Networks Investment Project funding deploy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text:p>
          </table:table-cell>
          <table:table-cell office:value-type="string" table:style-name="ce1">
            <text:p>Milestones Met (Key milestones during operation and monthly reporting mileston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text:p>
          </table:table-cell>
          <table:table-cell office:value-type="string" table:style-name="ce1">
            <text:p>Positive Stakeholder Feedback</text:p>
          </table:table-cell>
          <table:table-cell office:value-type="string" table:style-name="ce1">
            <text:p>80%</text:p>
          </table:table-cell>
          <table:table-cell office:value-type="string" table:style-name="ce1">
            <text:p>Good</text:p>
          </table:table-cell>
          <table:table-cell office:value-type="string" table:style-name="ce1">
            <text:p>This is the last time this KPI will be reported as the funding phase of HNIP has ended. This will be replaced by another KPI in the next quarter.<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 Projects &amp; Development</text:p>
          </table:table-cell>
          <table:table-cell office:value-type="string" table:style-name="ce1">
            <text:p>Technical advisers in relation to the development of new nuclear projects in the UK.</text:p>
          </table:table-cell>
          <table:table-cell office:value-type="string" table:style-name="ce1">
            <text:p>Arup<text:s/></text:p>
          </table:table-cell>
          <table:table-cell office:value-type="string" table:style-name="ce1">
            <text:p>Invoice submission – Percentage delivery of accurate information of invoice on a monthly basi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 Projects &amp; Development</text:p>
          </table:table-cell>
          <table:table-cell office:value-type="string" table:style-name="ce1">
            <text:p>Technical advisers in relation to the development of new nuclear projects in the UK.</text:p>
          </table:table-cell>
          <table:table-cell office:value-type="string" table:style-name="ce1">
            <text:p>Arup<text:s/></text:p>
          </table:table-cell>
          <table:table-cell office:value-type="string" table:style-name="ce1">
            <text:p>Percentage delivery high quality advice for each of the deliverables within the contra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 Projects &amp; Development</text:p>
          </table:table-cell>
          <table:table-cell office:value-type="string" table:style-name="ce1">
            <text:p>Technical advisers in relation to the development of new nuclear projects in the UK.</text:p>
          </table:table-cell>
          <table:table-cell office:value-type="string" table:style-name="ce1">
            <text:p>Arup<text:s/></text:p>
          </table:table-cell>
          <table:table-cell office:value-type="string" table:style-name="ce1">
            <text:p>Percentage delivery of monthly progress updates of planned activities for staffing and resourcing updates, and the identification and mitigation of any risks identified to achieving key objectiv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ce for Nuclear</text:p>
          </table:table-cell>
          <table:table-cell office:value-type="string" table:style-name="ce1">
            <text:p>PwC</text:p>
          </table:table-cell>
          <table:table-cell office:value-type="string" table:style-name="ce1">
            <text:p>Invoice submission – Percentage delivery of accurate information of invoice on a monthly basi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ce for Nuclear</text:p>
          </table:table-cell>
          <table:table-cell office:value-type="string" table:style-name="ce1">
            <text:p>PwC</text:p>
          </table:table-cell>
          <table:table-cell office:value-type="string" table:style-name="ce1">
            <text:p>Percentage delivery high quality advice for each of the deliverables within the contra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ce for Nuclear</text:p>
          </table:table-cell>
          <table:table-cell office:value-type="string" table:style-name="ce1">
            <text:p>PwC</text:p>
          </table:table-cell>
          <table:table-cell office:value-type="string" table:style-name="ce1">
            <text:p>Percentage delivery of monthly progress updates of planned activities for staffing and resourcing updates, and the identification and mitigation of any risks identified to achieving key objectiv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legal advisors for the New Nuclear pipeline</text:p>
          </table:table-cell>
          <table:table-cell office:value-type="string" table:style-name="ce1">
            <text:p>Linklaters</text:p>
          </table:table-cell>
          <table:table-cell office:value-type="string" table:style-name="ce1">
            <text:p>Invoice submission – Percentage delivery of accurate information of invoice on a monthly basi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legal advisors for the New Nuclear pipeline</text:p>
          </table:table-cell>
          <table:table-cell office:value-type="string" table:style-name="ce1">
            <text:p>Linklaters</text:p>
          </table:table-cell>
          <table:table-cell office:value-type="string" table:style-name="ce1">
            <text:p>Percentage delivery high quality advice for each of the deliverables within the contra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legal advisors for the New Nuclear pipeline</text:p>
          </table:table-cell>
          <table:table-cell office:value-type="string" table:style-name="ce1">
            <text:p>Linklaters</text:p>
          </table:table-cell>
          <table:table-cell office:value-type="string" table:style-name="ce1">
            <text:p>Percentage delivery of monthly progress updates of planned activities for staffing and resourcing updates, and the identification and mitigation of any risks identified to achieving key objectiv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text:p>
          </table:table-cell>
          <table:table-cell office:value-type="string" table:style-name="ce1">
            <text:p>All Sub-contractors to be paid in accordance with the agreed payment term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text:p>
          </table:table-cell>
          <table:table-cell office:value-type="string" table:style-name="ce1">
            <text:p>i) Submission of research project invoices to the Authority within one month of receipt from the Sub-contractors. ii) Submission of management fees invoices to the Authority at a maximum interval of two (2) calendar months, by the 15th day of the following month</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text:p>
          </table:table-cell>
          <table:table-cell office:value-type="string" table:style-name="ce1">
            <text:p>Submission of financial report to the Authority by 21st of each month, with confirmed figures for the month before and estimated figures for the current and following month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text:p>
          </table:table-cell>
          <table:table-cell office:value-type="string" table:style-name="ce1">
            <text:p>Nuclear Security Culture Programme. Contract to deliver an international capacity-building programme to ensure effective nuclear security culture at facilities holding civil-use nuclear &amp; radioactive materials</text:p>
          </table:table-cell>
          <table:table-cell office:value-type="string" table:style-name="ce1">
            <text:p>Kings College London</text:p>
          </table:table-cell>
          <table:table-cell office:value-type="string" table:style-name="ce1">
            <text:p>Active high-quality contribution to international nuclear security work - high-quality completion of work agre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text:p>
          </table:table-cell>
          <table:table-cell office:value-type="string" table:style-name="ce1">
            <text:p>Nuclear Security Culture Programme. Contract to deliver an international capacity-building programme to ensure effective nuclear security culture at facilities holding civil-use nuclear &amp; radioactive materials</text:p>
          </table:table-cell>
          <table:table-cell office:value-type="string" table:style-name="ce1">
            <text:p>Kings College London</text:p>
          </table:table-cell>
          <table:table-cell office:value-type="string" table:style-name="ce1">
            <text:p>Fundamentals of Physical Protection workshops delivered to a high standard at least twice annually. Participant satisfaction %</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text:p>
          </table:table-cell>
          <table:table-cell office:value-type="string" table:style-name="ce1">
            <text:p>Nuclear Security Culture Programme. Contract to deliver an international capacity-building programme to ensure effective nuclear security culture at facilities holding civil-use nuclear &amp; radioactive materials</text:p>
          </table:table-cell>
          <table:table-cell office:value-type="string" table:style-name="ce1">
            <text:p>Kings College London</text:p>
          </table:table-cell>
          <table:table-cell office:value-type="string" table:style-name="ce1">
            <text:p>Workshops or hybrid/remote programme alternatives delivered to a high standard in at least two countries annually - participant satisfaction %</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Third Party Support for Energy Innovation Portfolio</text:p>
          </table:table-cell>
          <table:table-cell office:value-type="string" table:style-name="ce1">
            <text:p>Mott MacDonald</text:p>
          </table:table-cell>
          <table:table-cell office:value-type="string" table:style-name="ce1">
            <text:p>SME Support: volume of work provided by SMEs by the consortium. Supplier keeps a tracker of SMEs supporting work packages in this contract</text:p>
          </table:table-cell>
          <table:table-cell office:value-type="string" table:style-name="ce1">
            <text:p>1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Third Party Support for Energy Innovation Portfolio</text:p>
          </table:table-cell>
          <table:table-cell office:value-type="string" table:style-name="ce1">
            <text:p>Mott MacDonald</text:p>
          </table:table-cell>
          <table:table-cell office:value-type="string" table:style-name="ce1">
            <text:p>The first Energy Innovation Support Programme (EISP) response/input into the draft specification is within 5 working days</text:p>
          </table:table-cell>
          <table:table-cell office:value-type="string" table:style-name="ce1">
            <text:p>95%</text:p>
          </table:table-cell>
          <table:table-cell office:value-type="string" table:style-name="ce1">
            <text:p>Good</text:p>
          </table:table-cell>
          <table:table-cell office:value-type="string" table:style-name="ce1">
            <text:p>1 new Work Package in this reporting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Third Party Support for Energy Innovation Portfolio</text:p>
          </table:table-cell>
          <table:table-cell office:value-type="string" table:style-name="ce1">
            <text:p>Mott MacDonald</text:p>
          </table:table-cell>
          <table:table-cell office:value-type="string" table:style-name="ce1">
            <text:p>Work packages completed on time based on agreed end date</text:p>
          </table:table-cell>
          <table:table-cell office:value-type="string" table:style-name="ce1">
            <text:p>95%</text:p>
          </table:table-cell>
          <table:table-cell office:value-type="string" table:style-name="ce1">
            <text:p>Good</text:p>
          </table:table-cell>
          <table:table-cell office:value-type="string" table:style-name="ce1">
            <text:p>25 Work Packages completed in this reporting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mp;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ontract - Delivery of specified solid fuels to concessionaires:</text:p>
            <text:p>- delivery schedule provided/posted to each concessionaire prior to the start of each Fuel Year.</text:p>
            <text:p>Frequency - 9 to 12 deliveries per year.</text:p>
            <text:p/>
          </table:table-cell>
          <table:table-cell office:value-type="string" table:style-name="ce1">
            <text:p>9 Deliveri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mp;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ustomer Quality Assurance/Complaints Management<text:s/></text:p>
            <text:p>* dedicated Complaints Department<text:s/></text:p>
            <text:p>* each complaint reported to a Depot Supervisor/manager<text:s/></text:p>
            <text:p>* depot will respond within twenty four hours<text:s/></text:p>
            <text:p>* investigation and management of the complaint through to resolution.</text:p>
            <text:p>Complaints investigated and response provided within 10 days.</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mp;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Monthly data reconciliation.<text:s/></text:p>
            <text:p>CPL / National Concessionary Fuel Office information exchange including details of uplifted and recovered fuel; entitlement level amendments; access to emergency deliveri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dustrial Energy</text:p>
          </table:table-cell>
          <table:table-cell office:value-type="string" table:style-name="ce1">
            <text:p>UK ETS Registry Contract</text:p>
          </table:table-cell>
          <table:table-cell office:value-type="string" table:style-name="ce1">
            <text:p>Trasys UniSystems</text:p>
          </table:table-cell>
          <table:table-cell office:value-type="string" table:style-name="ce1">
            <text:p>Monitor and manage the availability of both the Amazon Web Service and the ETS Registry application service environments on a 24/7/365 basi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dustrial Energy</text:p>
          </table:table-cell>
          <table:table-cell office:value-type="string" table:style-name="ce1">
            <text:p>UK ETS Registry Contract</text:p>
          </table:table-cell>
          <table:table-cell office:value-type="string" table:style-name="ce1">
            <text:p>Trasys UniSystems</text:p>
          </table:table-cell>
          <table:table-cell office:value-type="string" table:style-name="ce1">
            <text:p>Out of hours (24/7) security monitoring, response and remediation for the Registry and infrastructure platform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dustrial Energy</text:p>
          </table:table-cell>
          <table:table-cell office:value-type="string" table:style-name="ce1">
            <text:p>UK ETS Registry Contract</text:p>
          </table:table-cell>
          <table:table-cell office:value-type="string" table:style-name="ce1">
            <text:p>Trasys UniSystems</text:p>
          </table:table-cell>
          <table:table-cell office:value-type="string" table:style-name="ce1">
            <text:p>System outage, security incident, or total data loss of the Registry resolved within 8 hours (business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UK Partnering for Accelerated Climate Transitions (“UK PACT”) Lot 1: Bilateral country programming &amp; external communications</text:p>
          </table:table-cell>
          <table:table-cell office:value-type="string" table:style-name="ce1">
            <text:p>Palladium International</text:p>
          </table:table-cell>
          <table:table-cell office:value-type="string" table:style-name="ce1">
            <text:p>Funding Rounds Time management: Published deadlines met: delay measured based on cumulative working days missed from deadlines throughout project</text:p>
          </table:table-cell>
          <table:table-cell office:value-type="string" table:style-name="ce1">
            <text:p>&lt;1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UK Partnering for Accelerated Climate Transitions (“UK PACT”) Lot 1: Bilateral country programming &amp; external communications</text:p>
          </table:table-cell>
          <table:table-cell office:value-type="string" table:style-name="ce1">
            <text:p>Palladium International</text:p>
          </table:table-cell>
          <table:table-cell office:value-type="string" table:style-name="ce1">
            <text:p>Reporting - provided in a timely, accurate, concise manner: Quarterly narrative/risk/performance management reports submitted on time, unless otherwise agreed with BEIS in advanc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UK Partnering for Accelerated Climate Transitions (“UK PACT”) Lot 1: Bilateral country programming &amp; external communications</text:p>
          </table:table-cell>
          <table:table-cell office:value-type="string" table:style-name="ce1">
            <text:p>Palladium International</text:p>
          </table:table-cell>
          <table:table-cell office:value-type="string" table:style-name="ce1">
            <text:p>Timeliness: Deliverables provided by the agreed timeline.</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UK Partnering for Accelerated Climate Transitions (“UK PACT”) Lot 3: skill-shares and secondments</text:p>
          </table:table-cell>
          <table:table-cell office:value-type="string" table:style-name="ce1">
            <text:p>PA Consulting Services</text:p>
          </table:table-cell>
          <table:table-cell office:value-type="string" table:style-name="ce1">
            <text:p>Efficiency of Deployments - number of deployments delayed by 1 week or more from finalised start date due to activities that are the direct responsibility of PA Consulting</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UK Partnering for Accelerated Climate Transitions (“UK PACT”) Lot 3: skill-shares and secondments</text:p>
          </table:table-cell>
          <table:table-cell office:value-type="string" table:style-name="ce1">
            <text:p>PA Consulting Services</text:p>
          </table:table-cell>
          <table:table-cell office:value-type="string" table:style-name="ce1">
            <text:p>Programme Reporting - provided in a timely, accurate and concise manner: Monthly and Quarterly Reports to be submitted on time, 100% within second full week of each month and agreed quarter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UK Partnering for Accelerated Climate Transitions (“UK PACT”) Lot 3: skill-shares and secondments</text:p>
          </table:table-cell>
          <table:table-cell office:value-type="string" table:style-name="ce1">
            <text:p>PA Consulting Services</text:p>
          </table:table-cell>
          <table:table-cell office:value-type="string" table:style-name="ce1">
            <text:p>Service blueprint Service Level Agreements (SLAs) - expert selection - shortlist of experts to be provided within 10 working days of Expression of Interest (EOI) publishing.</text:p>
          </table:table-cell>
          <table:table-cell office:value-type="string" table:style-name="ce1">
            <text:p>0.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Climate Finance Accelerator Delivery Partner</text:p>
          </table:table-cell>
          <table:table-cell office:value-type="string" table:style-name="ce1">
            <text:p>PwC</text:p>
          </table:table-cell>
          <table:table-cell office:value-type="string" table:style-name="ce1">
            <text:p>Adherence to budget: % variance against agreed forecast</text:p>
          </table:table-cell>
          <table:table-cell office:value-type="string" table:style-name="ce1">
            <text:p>1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Climate Finance Accelerator Delivery Partner</text:p>
          </table:table-cell>
          <table:table-cell office:value-type="string" table:style-name="ce1">
            <text:p>PwC</text:p>
          </table:table-cell>
          <table:table-cell office:value-type="string" table:style-name="ce1">
            <text:p>In-country delivery: % of key stakeholders that participate in workshops</text:p>
          </table:table-cell>
          <table:table-cell office:value-type="string" table:style-name="ce1">
            <text:p>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Climate Finance Accelerator Delivery Partner</text:p>
          </table:table-cell>
          <table:table-cell office:value-type="string" table:style-name="ce1">
            <text:p>PwC</text:p>
          </table:table-cell>
          <table:table-cell office:value-type="string" table:style-name="ce1">
            <text:p>In country-delivery: % Of positive feedback from workshop participants measured using a survey</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Percentage of voucher redemption requests processed with 6 working day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The percentage of calls answered within 30 seconds.<text:s/></text:p>
          </table:table-cell>
          <table:table-cell office:value-type="string" table:style-name="ce1">
            <text:p>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The percentage of calls that result in resolution of the stated enquiry during the first interaction</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mp; Delivery of Benefit Services for Former British Coal Corporation Employees under the National Concessionary Fuel Agreements</text:p>
          </table:table-cell>
          <table:table-cell office:value-type="string" table:style-name="ce1">
            <text:p>The National Concessionary Fuel Office</text:p>
          </table:table-cell>
          <table:table-cell office:value-type="string" table:style-name="ce1">
            <text:p>Average amount of days taken for payment of funds to bank account (in advance of the requirement to pay)</text:p>
          </table:table-cell>
          <table:table-cell office:value-type="string" table:style-name="ce1">
            <text:p>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mp; Delivery of Benefit Services for Former British Coal Corporation Employees under the National Concessionary Fuel Agreements</text:p>
          </table:table-cell>
          <table:table-cell office:value-type="string" table:style-name="ce1">
            <text:p>The National Concessionary Fuel Office</text:p>
          </table:table-cell>
          <table:table-cell office:value-type="string" table:style-name="ce1">
            <text:p>New application for Cash in lieu or Solid Fuel processed within 10 working days</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mp; Delivery of Benefit Services for Former British Coal Corporation Employees under the National Concessionary Fuel Agreements</text:p>
          </table:table-cell>
          <table:table-cell office:value-type="string" table:style-name="ce1">
            <text:p>The National Concessionary Fuel Office</text:p>
          </table:table-cell>
          <table:table-cell office:value-type="string" table:style-name="ce1">
            <text:p>Suspected Fraud: SP will inform the Department immediately or as soon as practicable (within 24 hours) if it suspects any serious fraud relating to the payment of Cash in Lieu or supply of solid fuel or operation of the Service</text:p>
          </table:table-cell>
          <table:table-cell office:value-type="string" table:style-name="ce1">
            <text:p>24hrs</text:p>
          </table:table-cell>
          <table:table-cell office:value-type="string" table:style-name="ce1">
            <text:p>Other - Consider returned</text:p>
          </table:table-cell>
          <table:table-cell office:value-type="string" table:style-name="ce1">
            <text:p>No fraud identified in the period so there is no scor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ata Quality: Delivery of key deliverables without major erro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eadlines: Delivery of key deliverables on time and to standar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Number of risks produced and reviewed.</text:p>
            <text:p>(Supplier outlines risks and mitigating actions associated with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BEIS Unified Communications</text:p>
          </table:table-cell>
          <table:table-cell office:value-type="string" table:style-name="ce1">
            <text:p>Vodafone</text:p>
          </table:table-cell>
          <table:table-cell office:value-type="string" table:style-name="ce1">
            <text:p>Core Application Availability 24x7x365</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BEIS Unified Communications</text:p>
          </table:table-cell>
          <table:table-cell office:value-type="string" table:style-name="ce1">
            <text:p>Vodafone</text:p>
          </table:table-cell>
          <table:table-cell office:value-type="string" table:style-name="ce1">
            <text:p>Mean Opinion Scor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text:p>
          </table:table-cell>
          <table:table-cell office:value-type="string" table:style-name="ce1">
            <text:p>Management of Nuclear Safeguards Programme</text:p>
          </table:table-cell>
          <table:table-cell office:value-type="string" table:style-name="ce1">
            <text:p>NNL</text:p>
          </table:table-cell>
          <table:table-cell office:value-type="string" table:style-name="ce1">
            <text:p>Financial Management: Evidence of scrupulous use of public funds by the Supplier. Measured by the Buyer via the monthly finance report submitted by the Supplier to the Buyer representative by 5pm on last working day of each calendar month. Success percentage measured by timeliness of report and the detail and explanations for spending with below 90% indicating a late report or one which provided inadequate detail on costs and justific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text:p>
          </table:table-cell>
          <table:table-cell office:value-type="string" table:style-name="ce1">
            <text:p>Management of Nuclear Safeguards Programme</text:p>
          </table:table-cell>
          <table:table-cell office:value-type="string" table:style-name="ce1">
            <text:p>NNL</text:p>
          </table:table-cell>
          <table:table-cell office:value-type="string" table:style-name="ce1">
            <text:p>Reporting. Performance measured by the Buyer monthly and reviewed every 3 months. Reporting milestones include quarterly reports and meetings, an annual report, supplier providing a provisional work plan for each year two months from publication by the Department of the Annual Report.<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Nuclear</text:p>
          </table:table-cell>
          <table:table-cell office:value-type="string" table:style-name="ce1">
            <text:p>Management of Nuclear Safeguards Programme</text:p>
          </table:table-cell>
          <table:table-cell office:value-type="string" table:style-name="ce1">
            <text:p>NNL</text:p>
          </table:table-cell>
          <table:table-cell office:value-type="string" table:style-name="ce1">
            <text:p>Supply Chain Management: Measured by the Supplier via the Sub-contractor satisfaction survey which will be issued by the Supplier annually. The format, content and participant groups for this survey are determined by the Buyer following the award of the Contract. This quarter no additional reportable issues raised by Supply Chain during the reporting period</text:p>
          </table:table-cell>
          <table:table-cell office:value-type="string" table:style-name="ce1">
            <text:p>90%</text:p>
          </table:table-cell>
          <table:table-cell office:value-type="string" table:style-name="ce1">
            <text:p>Good</text:p>
          </table:table-cell>
          <table:table-cell office:value-type="string" table:style-name="ce1">
            <text:p>This is an annual KPI. Performance is captured at the end of each FY therefore the reported performance for this KPI applies to 2020/21. Performance for 2021/22 will be reported in Q1 22/2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2nd Line Operations Tasks completed within 5 Day Service Level Agreemen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Joiners tasks completed within 10 day service level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Tech Bar First Time Fix</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Networks, Telephony &amp; Infrastructure Managed Service</text:p>
          </table:table-cell>
          <table:table-cell office:value-type="string" table:style-name="ce1">
            <text:p>Visionist Ltd</text:p>
          </table:table-cell>
          <table:table-cell office:value-type="string" table:style-name="ce1">
            <text:p>100% Availability of Supported LAN services across all sites (average across all si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Networks, Telephony &amp; Infrastructure Managed Service</text:p>
          </table:table-cell>
          <table:table-cell office:value-type="string" table:style-name="ce1">
            <text:p>Visionist Ltd</text:p>
          </table:table-cell>
          <table:table-cell office:value-type="string" table:style-name="ce1">
            <text:p>100% of Technical Changes to be successfully deploy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Networks, Telephony &amp; Infrastructure Managed Service</text:p>
          </table:table-cell>
          <table:table-cell office:value-type="string" table:style-name="ce1">
            <text:p>Visionist Ltd</text:p>
          </table:table-cell>
          <table:table-cell office:value-type="string" table:style-name="ce1">
            <text:p>100% SLA compliance for Severity / Priority 1 (4 hrs) and Severity / Priority 2 (8 hrs) LAN and zero trust service incident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delivering documents (Deadlines are fluid depending on requiremen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delivering work-in-progress financial reports. (The timeliness of financial work-in-progress (WIP) repor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mobilising personnel. (The timeframes within which supplier personnel can be mobilised, following agreement upon a scope of work)</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Acceleration Support Services<text:s/></text:p>
          </table:table-cell>
          <table:table-cell office:value-type="string" table:style-name="ce1">
            <text:p>Carbon Trust Advisory</text:p>
          </table:table-cell>
          <table:table-cell office:value-type="string" table:style-name="ce1">
            <text:p>Customer satisfaction score maintained (%)</text:p>
          </table:table-cell>
          <table:table-cell office:value-type="string" table:style-name="ce1">
            <text:p>8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Acceleration Support Services<text:s/></text:p>
          </table:table-cell>
          <table:table-cell office:value-type="string" table:style-name="ce1">
            <text:p>Carbon Trust Advisory</text:p>
          </table:table-cell>
          <table:table-cell office:value-type="string" table:style-name="ce1">
            <text:p>Percentage of draft acceleration support plans created and sent to support recipients within 10 working days of acceleration needs assessment meeting with support recipient</text:p>
          </table:table-cell>
          <table:table-cell office:value-type="string" table:style-name="ce1">
            <text:p>100%</text:p>
          </table:table-cell>
          <table:table-cell office:value-type="string" table:style-name="ce1">
            <text:p>Approaching Target</text:p>
          </table:table-cell>
          <table:table-cell office:value-type="string" table:style-name="ce1">
            <text:p>KPI missed due to illness and IT issues. New protocols have been agreed to ensure this will not re-occur in futur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Acceleration Support Services<text:s/></text:p>
          </table:table-cell>
          <table:table-cell office:value-type="string" table:style-name="ce1">
            <text:p>Carbon Trust Advisory</text:p>
          </table:table-cell>
          <table:table-cell office:value-type="string" table:style-name="ce1">
            <text:p>Percentage of initial acceleration support tasks/activity (e.g. 1-to-1 company support, one-to-many support) assigned to an appropriate expert within 10 working days of the final approved acceleration plan being uploaded to the Teams site for sharing documents between the Supplier and the Buy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NNL Pilot Skills Campus - 1 Year Pilot Within NNL - Contract for the provision of a pilot for Advanced Nuclear Skills &amp; Innovation Research Campus to BEIS</text:p>
          </table:table-cell>
          <table:table-cell office:value-type="string" table:style-name="ce1">
            <text:p>NNL</text:p>
          </table:table-cell>
          <table:table-cell office:value-type="string" table:style-name="ce1">
            <text:p>Coordinated Facility Access - ' - Lease allows access to industry to work side by side with NNL (National Nuclear Laboratory) - academia and industry <text:s/>- how many access site and who NNL support successful applicants to enable third party access to the Springfields site: Security clearance, Drugs and alcohol testing, User access applications forms, any others - how many 3rd parties supporte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NNL Pilot Skills Campus - 1 Year Pilot Within NNL - Contract for the provision of a pilot for Advanced Nuclear Skills &amp; Innovation Research Campus to BEIS</text:p>
          </table:table-cell>
          <table:table-cell office:value-type="string" table:style-name="ce1">
            <text:p>NNL</text:p>
          </table:table-cell>
          <table:table-cell office:value-type="string" table:style-name="ce1">
            <text:p>Number of Energy Innovation projects supported by delivery partner through to successful completion by 31st Mar 2022.</text:p>
          </table:table-cell>
          <table:table-cell office:value-type="string" table:style-name="ce1">
            <text:p>1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NNL Pilot Skills Campus - 1 Year Pilot Within NNL - Contract for the provision of a pilot for Advanced Nuclear Skills &amp; Innovation Research Campus to BEIS</text:p>
          </table:table-cell>
          <table:table-cell office:value-type="string" table:style-name="ce1">
            <text:p>NNL</text:p>
          </table:table-cell>
          <table:table-cell office:value-type="string" table:style-name="ce1">
            <text:p>Skills &amp; Resource Demographics - data capture work with partners in education and track data.</text:p>
            <text:p>Includes preparation for Nov Skills workshops, Massive Open Online Course (MOOC) course development , <text:s/>Science &amp; Technology Leadership course (S&amp;T) leadership course kick off, development of secondment opportunities and setting up PhD/PostDoc visits.</text:p>
          </table:table-cell>
          <table:table-cell office:value-type="string" table:style-name="ce1">
            <text:p>&gt;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ata Protection Act (DPA) Requests (40 working days- inform BEIS within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elivery of Digital Records Sets (5 day SLA)</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FOI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First Time Fix</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response time</text:p>
          </table:table-cell>
          <table:table-cell office:value-type="string" table:style-name="ce1">
            <text:p>4hrs</text:p>
          </table:table-cell>
          <table:table-cell office:value-type="string" table:style-name="ce1">
            <text:p>Good</text:p>
          </table:table-cell>
          <table:table-cell office:value-type="string" table:style-name="ce1">
            <text:p>Average Device Response time - 1.16 hour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Uptim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ortfolio Office</text:p>
          </table:table-cell>
          <table:table-cell office:value-type="string" table:style-name="ce1">
            <text:p>NEWMAT Air Charter<text:s text:c="2"/></text:p>
          </table:table-cell>
          <table:table-cell office:value-type="string" table:style-name="ce1">
            <text:p>CTM</text:p>
          </table:table-cell>
          <table:table-cell office:value-type="string" table:style-name="ce1">
            <text:p>Achieve High Level of Customer Satisfac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ortfolio Office</text:p>
          </table:table-cell>
          <table:table-cell office:value-type="string" table:style-name="ce1">
            <text:p>NEWMAT Air Charter<text:s/></text:p>
          </table:table-cell>
          <table:table-cell office:value-type="string" table:style-name="ce1">
            <text:p>CTM</text:p>
          </table:table-cell>
          <table:table-cell office:value-type="string" table:style-name="ce1">
            <text:p>Customer satisfaction regarding accuracy and timeliness of Invoicing</text:p>
          </table:table-cell>
          <table:table-cell office:value-type="string" table:style-name="ce1">
            <text:p>100% customer satisfactio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ortfolio Office</text:p>
          </table:table-cell>
          <table:table-cell office:value-type="string" table:style-name="ce1">
            <text:p>NEWMAT Air Charter<text:s/></text:p>
          </table:table-cell>
          <table:table-cell office:value-type="string" table:style-name="ce1">
            <text:p>CTM</text:p>
          </table:table-cell>
          <table:table-cell office:value-type="string" table:style-name="ce1">
            <text:p>Customer satisfaction with response times and resolution of enquiries</text:p>
          </table:table-cell>
          <table:table-cell office:value-type="string" table:style-name="ce1">
            <text:p>95% customer satisfactio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Provision of Wide Area Network ("WAN") service across multiple locations</text:p>
          </table:table-cell>
          <table:table-cell office:value-type="string" table:style-name="ce1">
            <text:p>HSO</text:p>
            <text:p/>
          </table:table-cell>
          <table:table-cell office:value-type="string" table:style-name="ce1">
            <text:p>24/7 Service Availability</text:p>
            <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ortfolio Office</text:p>
          </table:table-cell>
          <table:table-cell office:value-type="string" table:style-name="ce1">
            <text:p>GBNI Ministerial Air Travel</text:p>
          </table:table-cell>
          <table:table-cell office:value-type="string" table:style-name="ce1">
            <text:p>CTM</text:p>
          </table:table-cell>
          <table:table-cell office:value-type="string" table:style-name="ce1">
            <text:p>Achieve High Level of Customer Satisfac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ortfolio Office</text:p>
          </table:table-cell>
          <table:table-cell office:value-type="string" table:style-name="ce1">
            <text:p>GBNI Ministerial Air Travel</text:p>
          </table:table-cell>
          <table:table-cell office:value-type="string" table:style-name="ce1">
            <text:p>CTM</text:p>
          </table:table-cell>
          <table:table-cell office:value-type="string" table:style-name="ce1">
            <text:p>Customer satisfaction regarding accuracy and timeliness of Invoicing</text:p>
          </table:table-cell>
          <table:table-cell office:value-type="string" table:style-name="ce1">
            <text:p>100% customer satisfactio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ortfolio Office</text:p>
          </table:table-cell>
          <table:table-cell office:value-type="string" table:style-name="ce1">
            <text:p>GBNI Ministerial Air Travel</text:p>
          </table:table-cell>
          <table:table-cell office:value-type="string" table:style-name="ce1">
            <text:p>CTM</text:p>
          </table:table-cell>
          <table:table-cell office:value-type="string" table:style-name="ce1">
            <text:p>Customer satisfaction regarding response times and resolution of enquiries</text:p>
          </table:table-cell>
          <table:table-cell office:value-type="string" table:style-name="ce1">
            <text:p>95% customer satisfactio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Data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SMS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Voice Service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deliver the software within 1 week from the Customer’s order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on board any vendors that the Supplier is not familiar with within one week of the Customer’s order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provide software quotations within 72 hours from the Customer’s request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text:p>
          </table:table-cell>
          <table:table-cell office:value-type="string" table:style-name="ce1">
            <text:p>10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requirement being approved in supplier portal to offer being made.</text:p>
          </table:table-cell>
          <table:table-cell office:value-type="string" table:style-name="ce1">
            <text:p>12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shortlist. From Fully Approved Requirement to 2nd CV to Hiring Manager within agreed timescales (72 hr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ment Accuracy:</text:p>
            <text:p/>
            <text:p>The value and volume of accurate payments due to SSCL (Shared Services Connected Ltd) processing identified from analysis of payment file or raised queries (payment error to or from the wrong bank account or for the wrong value)</text:p>
            <text:p/>
            <text:p>(Supplier must meet both targets to pass)</text:p>
          </table:table-cell>
          <table:table-cell office:value-type="string" table:style-name="ce1">
            <text:p>&gt;99.80% (value) and 99.9% and less than 70 errors (Volu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roll Accuracy:</text:p>
            <text:p>Measured by number of rectifications to total payroll required each month as a result of actions or errors made by SSCL (Shared Services Connected Ltd); requiring corrective actions in the current month or deferred to a following month.</text:p>
          </table:table-cell>
          <table:table-cell office:value-type="string" table:style-name="ce1">
            <text:p>99.93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The Supplier surveys End User satisfaction (EUS) score across all Customers and Service Recipients. The EUS is calculated via the standard "Net Promoter Score" (NPS) calculation and methodology.</text:p>
            <text:p/>
            <text:p>The performance of the End User Score shall be determined based on the increase or decrease of the EUS Score at the end of each Service Measurement Period against that of the previous period</text:p>
          </table:table-cell>
          <table:table-cell office:value-type="string" table:style-name="ce1">
            <text:p>5 point improvement or more</text:p>
          </table:table-cell>
          <table:table-cell office:value-type="string" table:style-name="ce1">
            <text:p>Other - Consider returned</text:p>
          </table:table-cell>
          <table:table-cell office:value-type="string" table:style-name="ce1">
            <text:p>Method of measuring NPS is being reviewed, revised contractual SLA/targets have not yet been agre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ccess – Performance of delivery mechanisms that provide access to the National Geographic Database via both APIs (Application programming Interfaces) and Download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nd Services Enhancements -<text:s/></text:p>
            <text:p/>
            <text:p>Delivery of the Key Milestones for further enhancements and developments to both the data and access mechanisms associated with the National Geographic Databas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relates to the completeness/currency/coverage of the data captured and maintained by Ordnance Survey in the National Geographic Database in line with targets in the service agreement.</text:p>
          </table:table-cell>
          <table:table-cell office:value-type="string" table:style-name="ce1">
            <text:p>88.3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Benefits accuracy (have you paid the right amount to the right people).</text:p>
          </table:table-cell>
          <table:table-cell office:value-type="string" table:style-name="ce1">
            <text:p>98% (6 month rolling aver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Retirement - Managing people through the retirement process.</text:p>
            <text:p/>
            <text:p/>
            <text:p/>
          </table:table-cell>
          <table:table-cell office:value-type="string" table:style-name="ce1">
            <text:p>100% Finalised and paid 1 day after retirement (if submitted on time, otherwise 10 days after instruction)</text:p>
            <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SL3 Member Records Maintained and updated within targets in the service agreement (within 5 working days)</text:p>
          </table:table-cell>
          <table:table-cell office:value-type="string" table:style-name="ce1">
            <text:p>100% in 5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Completing all pension payroll on the due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Active Dual Members).</text:p>
          </table:table-cell>
          <table:table-cell office:value-type="string" table:style-name="ce1">
            <text:p>&gt;/= 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Single Members &amp; Deferred Dual Members)</text:p>
          </table:table-cell>
          <table:table-cell office:value-type="string" table:style-name="ce1">
            <text:p>&gt;/=99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andidate support</text:p>
          </table:table-cell>
          <table:table-cell office:value-type="string" table:style-name="ce1">
            <text:p>95% or higher receive a response email within 3</text:p>
            <text:p>working days and 100% receive a response email</text:p>
            <text:p>within 4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lient helpdesk and support.</text:p>
            <text:p/>
          </table:table-cell>
          <table:table-cell office:value-type="string" table:style-name="ce1">
            <text:p>95% or higher receive an initial review within 1.5</text:p>
            <text:p>hours and 100% receiving an initial review</text:p>
            <text:p>within 2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Solution availability</text:p>
          </table:table-cell>
          <table:table-cell office:value-type="string" table:style-name="ce1">
            <text:p>24/7 over 99.5% of <text:s/>the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RS</text:p>
          </table:table-cell>
          <table:table-cell office:value-type="string" table:style-name="ce1">
            <text:p>Recruitment Advertising &amp; Media Buying</text:p>
          </table:table-cell>
          <table:table-cell office:value-type="string" table:style-name="ce1">
            <text:p>TMP Worldwide</text:p>
          </table:table-cell>
          <table:table-cell office:value-type="string" table:style-name="ce1">
            <text:p>Achievement of all Key Milestones and Deliverables as stated in the service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RS</text:p>
          </table:table-cell>
          <table:table-cell office:value-type="string" table:style-name="ce1">
            <text:p>Recruitment Advertising &amp; Media Buying</text:p>
          </table:table-cell>
          <table:table-cell office:value-type="string" table:style-name="ce1">
            <text:p>TMP Worldwide</text:p>
          </table:table-cell>
          <table:table-cell office:value-type="string" table:style-name="ce1">
            <text:p>Activate the link to external media, upon receipt of the link from the Customer, within; 2 days - when there is no tracking / 5 days when there is track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RS</text:p>
          </table:table-cell>
          <table:table-cell office:value-type="string" table:style-name="ce1">
            <text:p>Recruitment Advertising &amp; Media Buying</text:p>
          </table:table-cell>
          <table:table-cell office:value-type="string" table:style-name="ce1">
            <text:p>TMP Worldwide</text:p>
          </table:table-cell>
          <table:table-cell office:value-type="string" table:style-name="ce1">
            <text:p>Promotional materials need to be free of spelling errors, colour bleed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RS</text:p>
          </table:table-cell>
          <table:table-cell office:value-type="string" table:style-name="ce1">
            <text:p>Surge Capacity Recruitment Services</text:p>
          </table:table-cell>
          <table:table-cell office:value-type="string" table:style-name="ce1">
            <text:p>Capita Business Services</text:p>
          </table:table-cell>
          <table:table-cell office:value-type="string" table:style-name="ce1">
            <text:p>Complete all Pre-Employment Checking activities within 17 working days and without error. (Consideration will be given where delays have arisen due to candidat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RS</text:p>
          </table:table-cell>
          <table:table-cell office:value-type="string" table:style-name="ce1">
            <text:p>Surge Capacity Recruitment Services</text:p>
          </table:table-cell>
          <table:table-cell office:value-type="string" table:style-name="ce1">
            <text:p>Capita Business Services</text:p>
          </table:table-cell>
          <table:table-cell office:value-type="string" table:style-name="ce1">
            <text:p>Conduct all necessary sifting actions within pre-agreed timelines as set by the customer and without error.</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RS</text:p>
          </table:table-cell>
          <table:table-cell office:value-type="string" table:style-name="ce1">
            <text:p>Surge Capacity Recruitment Services</text:p>
          </table:table-cell>
          <table:table-cell office:value-type="string" table:style-name="ce1">
            <text:p>Capita Business Services</text:p>
          </table:table-cell>
          <table:table-cell office:value-type="string" table:style-name="ce1">
            <text:p>Work commissions received by supplier directly from Government Recruitment Service in line with service agreement. Commissions should not be submitted directly from individual Vacancy Holders or Depart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Device Upti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First Time Fix</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Response Time</text:p>
          </table:table-cell>
          <table:table-cell office:value-type="string" table:style-name="ce1">
            <text:p>4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SHR</text:p>
          </table:table-cell>
          <table:table-cell office:value-type="string" table:style-name="ce1">
            <text:p>Learning&amp;Development</text:p>
          </table:table-cell>
          <table:table-cell office:value-type="string" table:style-name="ce1">
            <text:p>KPMG</text:p>
          </table:table-cell>
          <table:table-cell office:value-type="string" table:style-name="ce1">
            <text:p>Cumulative delegate evaluation scores show that course published objectives / outcomes were met.<text:s/></text:p>
          </table:table-cell>
          <table:table-cell office:value-type="string" table:style-name="ce1">
            <text:p>At least 80% at all tim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SHR</text:p>
          </table:table-cell>
          <table:table-cell office:value-type="string" table:style-name="ce1">
            <text:p>Learning&amp;Development</text:p>
          </table:table-cell>
          <table:table-cell office:value-type="string" table:style-name="ce1">
            <text:p>KPMG</text:p>
          </table:table-cell>
          <table:table-cell office:value-type="string" table:style-name="ce1">
            <text:p>Cumulative delegate evaluation scores show that the course was of good quality overall</text:p>
          </table:table-cell>
          <table:table-cell office:value-type="string" table:style-name="ce1">
            <text:p>Average score above 8 out of 10<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SHR</text:p>
          </table:table-cell>
          <table:table-cell office:value-type="string" table:style-name="ce1">
            <text:p>Learning&amp;Development</text:p>
          </table:table-cell>
          <table:table-cell office:value-type="string" table:style-name="ce1">
            <text:p>KPMG</text:p>
          </table:table-cell>
          <table:table-cell office:value-type="string" table:style-name="ce1">
            <text:p>Resolution of enquiries to Customer's and/or Buyer's satisfaction within 5 working days of receipt, where within their delivery area.</text:p>
          </table:table-cell>
          <table:table-cell office:value-type="string" table:style-name="ce1">
            <text:p>At least 90% at all tim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SHR</text:p>
          </table:table-cell>
          <table:table-cell office:value-type="string" table:style-name="ce1">
            <text:p>Learning Design and Delivery; Subject Matter Expertise and Coaching</text:p>
          </table:table-cell>
          <table:table-cell office:value-type="string" table:style-name="ce1">
            <text:p>EY</text:p>
            <text:p/>
          </table:table-cell>
          <table:table-cell office:value-type="string" table:style-name="ce1">
            <text:p>Cumulative delegate evaluation scores show that course published objectives/outcomes were met.</text:p>
          </table:table-cell>
          <table:table-cell office:value-type="string" table:style-name="ce1">
            <text:p>8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SHR</text:p>
          </table:table-cell>
          <table:table-cell office:value-type="string" table:style-name="ce1">
            <text:p>Learning Design and Delivery; Subject Matter Expertise and Coaching</text:p>
          </table:table-cell>
          <table:table-cell office:value-type="string" table:style-name="ce1">
            <text:p>EY</text:p>
            <text:p/>
          </table:table-cell>
          <table:table-cell office:value-type="string" table:style-name="ce1">
            <text:p>Cumulative delegate evaluation scores show that the course was of good quality overall</text:p>
          </table:table-cell>
          <table:table-cell office:value-type="string" table:style-name="ce1">
            <text:p>Average score above 8 out of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CSHR</text:p>
          </table:table-cell>
          <table:table-cell office:value-type="string" table:style-name="ce1">
            <text:p>Learning Design and Delivery; Subject Matter Expertise and Coaching</text:p>
          </table:table-cell>
          <table:table-cell office:value-type="string" table:style-name="ce1">
            <text:p>EY</text:p>
            <text:p/>
          </table:table-cell>
          <table:table-cell office:value-type="string" table:style-name="ce1">
            <text:p>Resolution of enquiries to Customer's and/or Buyer's satisfaction within 5 working days of receipt, where within their delivery area.</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tripe support initial response time within 72 hours</text:p>
          </table:table-cell>
          <table:table-cell office:value-type="string" table:style-name="ce1">
            <text:p>100% in 72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upplier API (application programming interface) uptime, available for use 24/7/365</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Enterprise Support - Business-critical system down response time.</text:p>
          </table:table-cell>
          <table:table-cell office:value-type="string" table:style-name="ce1">
            <text:p>Within 15 mi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General Service Monthly uptime</text:p>
          </table:table-cell>
          <table:table-cell office:value-type="string" table:style-name="ce1">
            <text:p>Monthly uptime percentage of at least 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Single Elastic Compute Cloud instance hourly uptime</text:p>
          </table:table-cell>
          <table:table-cell office:value-type="string" table:style-name="ce1">
            <text:p>Hourly uptime percentage of at least 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Availability of Service</text:p>
          </table:table-cell>
          <table:table-cell office:value-type="string" table:style-name="ce1">
            <text:p>98% between 8:00am and 11:00p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during office hours Monday to Friday 0900-1730</text:p>
          </table:table-cell>
          <table:table-cell office:value-type="string" table:style-name="ce1">
            <text:p>Within one hou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out of hours.</text:p>
          </table:table-cell>
          <table:table-cell office:value-type="string" table:style-name="ce1">
            <text:p>within 4 hours</text:p>
          </table:table-cell>
          <table:table-cell office:value-type="string" table:style-name="ce1">
            <text:p>Other - Consider returned</text:p>
          </table:table-cell>
          <table:table-cell office:value-type="string" table:style-name="ce1">
            <text:p>no out of hours responses required this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Access to messaging platform</text:p>
          </table:table-cell>
          <table:table-cell office:value-type="string" table:style-name="ce1">
            <text:p>99.9% 24/7/3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Maximum duration of any unplanned outage.</text:p>
            <text:p/>
          </table:table-cell>
          <table:table-cell office:value-type="string" table:style-name="ce1">
            <text:p>6hrs</text:p>
          </table:table-cell>
          <table:table-cell office:value-type="string" table:style-name="ce1">
            <text:p>Other - Consider returned</text:p>
          </table:table-cell>
          <table:table-cell office:value-type="string" table:style-name="ce1">
            <text:p>no out of hours responses required this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Priority One fault response time</text:p>
          </table:table-cell>
          <table:table-cell office:value-type="string" table:style-name="ce1">
            <text:p>Initial response time 15 mins</text:p>
            <text:p>Target restoration (work around) 30 mins</text:p>
            <text:p>Target resolution 1 working day</text:p>
            <text:p/>
          </table:table-cell>
          <table:table-cell office:value-type="string" table:style-name="ce1">
            <text:p>Other - Consider returned</text:p>
          </table:table-cell>
          <table:table-cell office:value-type="string" table:style-name="ce1">
            <text:p>no out of hours responses required this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users:</text:p>
            <text:p>To deliver the level of service to users as outlined in the framework agreement<text:s/></text:p>
            <text:p/>
          </table:table-cell>
          <table:table-cell office:value-type="string" table:style-name="ce1">
            <text:p>Performance is in adherence to all the operational performance KPIs relating to users as set out in the service agreement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100% of the SD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users:</text:p>
            <text:p>To deliver the level of service to users as outlined in the framework agreement<text:s/></text:p>
            <text:p/>
          </table:table-cell>
          <table:table-cell office:value-type="string" table:style-name="ce1">
            <text:p>Performance is in adherence to all the operational performance KPIs relating to users as set out in the service agreement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the SDR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New tasks/ projects undertaken as instructed by the Author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Production of a three-year costed programme of work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Provide DCMS with a comprehensive summary of cost of annual programme of works and events covering all ceremonies for the relevant yea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 of starters within the period must be placed at or below rate card</text:p>
          </table:table-cell>
          <table:table-cell office:value-type="string" table:style-name="ce1">
            <text:p>100-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offer to be made within 12 days (or less) of requirement approval</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the completion of on-boarding to be made within 10 days (or less) from work order approval<text:s text:c="2"/></text:p>
          </table:table-cell>
          <table:table-cell office:value-type="string" table:style-name="ce1">
            <text:p>1-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1: Communication of slippages and risks to timetab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2: Resourcing - availability of core staff members. Supplier to allow for 20% absence of core staff members as risk mitigation.<text:s/></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3: Accountability - Project Director to ensure on-time delivery of detailed project plan and management information in the agreed formats.</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Deliver goods to site on time for a State Even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this KPI is not reportable or applicable during this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Ensure goods held in storage at the Premises are secure at all times and free from damag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Provide a condition report within 10 working days of inspection of the goods following a State Visi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this KPI is not reportable or applicable during this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Application and Corporate System Availability (all Applications and Corporate Systems available to users (%) hours per month) - Please see notes for details of % hours per month</text:p>
          </table:table-cell>
          <table:table-cell office:value-type="string" table:style-name="ce1">
            <text:p>100%</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Security Breaches - (No security Breaches per month).</text:p>
            <text:p/>
            <text:p>Where no security breaches occur the KPI performance is recorded as 100% compliance with the contract. Where security breaches occur a lower percentage will be recorded.</text:p>
          </table:table-cell>
          <table:table-cell office:value-type="string" table:style-name="ce1">
            <text:p>100%</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Provision of the Manufacture and Supply of Avian and Bovine Tuberculin</text:p>
          </table:table-cell>
          <table:table-cell office:value-type="string" table:style-name="ce1">
            <text:p>Prionics AG</text:p>
          </table:table-cell>
          <table:table-cell office:value-type="string" table:style-name="ce1">
            <text:p>Contractor delivers goods to timetable agreed on award of contract<text:s/></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Provision of the Manufacture and Supply of Avian and Bovine Tuberculin</text:p>
          </table:table-cell>
          <table:table-cell office:value-type="string" table:style-name="ce1">
            <text:p>Prionics AG</text:p>
          </table:table-cell>
          <table:table-cell office:value-type="string" table:style-name="ce1">
            <text:p>Percentage of time that the goods suffer failure</text:p>
          </table:table-cell>
          <table:table-cell office:value-type="string" table:style-name="ce1">
            <text:p>96-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Provision of the Manufacture and Supply of Avian and Bovine Tuberculin</text:p>
          </table:table-cell>
          <table:table-cell office:value-type="string" table:style-name="ce1">
            <text:p>Prionics AG</text:p>
          </table:table-cell>
          <table:table-cell office:value-type="string" table:style-name="ce1">
            <text:p>The goods accepted as suitable by the authority</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Development for the Genesis IT Application Contract</text:p>
          </table:table-cell>
          <table:table-cell office:value-type="string" table:style-name="ce1">
            <text:p>Atos PLC</text:p>
          </table:table-cell>
          <table:table-cell office:value-type="string" table:style-name="ce1">
            <text:p>Deployment incidents (Number of incidents arising from deployment of Change) - a) Zero Severity 1 Incidents, b) Zero Severity 2 Incidents</text:p>
          </table:table-cell>
          <table:table-cell office:value-type="string" table:style-name="ce1">
            <text:p>0 incid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Development for the Genesis IT Application Contract</text:p>
          </table:table-cell>
          <table:table-cell office:value-type="string" table:style-name="ce1">
            <text:p>Atos PLC</text:p>
          </table:table-cell>
          <table:table-cell office:value-type="string" table:style-name="ce1">
            <text:p>Recurrent Severity 1 or Severity 2 incidents (The number of Severity 1 Incidents with the same or substantially similar root cause) - zero recurrent Severity 1or Severity 2 Incidents within any 3 month period</text:p>
          </table:table-cell>
          <table:table-cell office:value-type="string" table:style-name="ce1">
            <text:p>0 incid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Development for the Genesis IT Application Contract</text:p>
          </table:table-cell>
          <table:table-cell office:value-type="string" table:style-name="ce1">
            <text:p>Atos PLC</text:p>
          </table:table-cell>
          <table:table-cell office:value-type="string" table:style-name="ce1">
            <text:p>Service Requests (Delivery of Service Requests) - 100% Service Requests delivered to agreed timescales within the Measurement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text:s text:c="2"/></text:p>
            <text:p><text:s text:c="126"/>a) All Service Requests responded to within 1 hour of receipt</text:p>
            <text:p/>
            <text:p>b) All Service Requests allocated to appropriate supplier for dealing and confirmation to Authority of time for completion within 1 day.</text:p>
            <text:p/>
            <text:p>c) 100% Service Requests delivered to agreed timescales within the measurement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Provision of Management Information (MI). By 7am on each Working Day, the MI data on the system must be updated to reflect the 'source systems' from the end of the previous working day.<text:s text:c="28"/></text:p>
            <text:p/>
            <text:p>a) Data from previous working day is available by 07:00 every Working Day.</text:p>
            <text:p/>
            <text:p>b) Data from previous working day is available by 10:00 every working da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text:s text:c="4"/></text:p>
            <text:p/>
            <text:p>a) 80% of severity 3 incidents resolved within 4 working days.</text:p>
            <text:p/>
            <text:p>b) 100% of severity 3 incidents resolved within 4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DGC - Strategic Relationship Management</text:p>
          </table:table-cell>
          <table:table-cell office:value-type="string" table:style-name="ce1">
            <text:p>Mitie (was Interserve Contract Service</text:p>
          </table:table-cell>
          <table:table-cell office:value-type="string" table:style-name="ce1">
            <text:p>Interserve (Facilities Management) Ltd</text:p>
          </table:table-cell>
          <table:table-cell office:value-type="string" table:style-name="ce1">
            <text:p>Adherence to Cleaning Standards as required under the contract</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DGC - Strategic Relationship Management</text:p>
          </table:table-cell>
          <table:table-cell office:value-type="string" table:style-name="ce1">
            <text:p>Mitie (was Interserve Contract Service</text:p>
          </table:table-cell>
          <table:table-cell office:value-type="string" table:style-name="ce1">
            <text:p>Interserve (Facilities Management) Ltd</text:p>
          </table:table-cell>
          <table:table-cell office:value-type="string" table:style-name="ce1">
            <text:p>Planned Maintenance Statutory (PMS) Completion</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DGC - Strategic Relationship Management</text:p>
          </table:table-cell>
          <table:table-cell office:value-type="string" table:style-name="ce1">
            <text:p>Mitie (was Interserve Contract Service</text:p>
          </table:table-cell>
          <table:table-cell office:value-type="string" table:style-name="ce1">
            <text:p>Interserve (Facilities Management) Ltd</text:p>
          </table:table-cell>
          <table:table-cell office:value-type="string" table:style-name="ce1">
            <text:p>Priority 1 (Emergency) Reactive Work Comple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Delivering Efficiency Through Project (Annually)</text:p>
          </table:table-cell>
          <table:table-cell office:value-type="string" table:style-name="ce1">
            <text:p>25% efficiency savings</text:p>
          </table:table-cell>
          <table:table-cell office:value-type="string" table:style-name="ce1">
            <text:p>Inadequate</text:p>
          </table:table-cell>
          <table:table-cell office:value-type="string" table:style-name="ce1">
            <text:p>The KPI ‘requires improvement’ due to efficiency reporting being paused nationally whilst IPA guidance and categorisation was agreed, preventing efficiencies being claimed. To remediate efficiency reporting has re-started and is being developed IAW the new guid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Health and Safety Maintained on Site (Zero Incidents to be reported within Financial Year) (Recorded Annually)</text:p>
          </table:table-cell>
          <table:table-cell office:value-type="string" table:style-name="ce1">
            <text:p>0</text:p>
          </table:table-cell>
          <table:table-cell office:value-type="string" table:style-name="ce1">
            <text:p>Approaching Target</text:p>
          </table:table-cell>
          <table:table-cell office:value-type="string" table:style-name="ce1">
            <text:p>1 lost time incident was reported in Q4 of AP7 with an EA storeman's thumb making contact with a dropping node due to a gust of wind. This is the first lost time incident reported on TEAM2100 with over 2.6M hours worked over the 7 years to dat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Improving sustainability of construction activities (Recorded Annually), an increase in sustainability reduces the impact on natural available resources used for the construction activities, and reduces the environmental impact.</text:p>
          </table:table-cell>
          <table:table-cell office:value-type="string" table:style-name="ce1">
            <text:p>75%</text:p>
          </table:table-cell>
          <table:table-cell office:value-type="string" table:style-name="ce1">
            <text:p>Inadequate</text:p>
          </table:table-cell>
          <table:table-cell office:value-type="string" table:style-name="ce1">
            <text:p>The inadequate threshold score is largely due to missed carbon reduction targets, which account for 50% of the KPI score. This coincided with a significant scope change in one of the projects to complete in AP7, which led to the total carbon footprint for this project increasing threefold between appraisal and completion. To remediate, the programme is reviewing the additional scope and if the baseline position needs to be updat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Fulfilment Rate: % of roles advertised in the period that have been filled within required period monitored against data held on the 3SS system (tool used for the request and acceptance of temporary workers)</text:p>
          </table:table-cell>
          <table:table-cell office:value-type="string" table:style-name="ce1">
            <text:p>≥90%</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85%</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Time to Offer: Calendar Days between role released date and offer made</text:p>
          </table:table-cell>
          <table:table-cell office:value-type="string" table:style-name="ce1">
            <text:p>12 calender days or less</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TSE Rapid Testing</text:p>
          </table:table-cell>
          <table:table-cell office:value-type="string" table:style-name="ce1">
            <text:p>Eurofins Forensics Services Limited</text:p>
          </table:table-cell>
          <table:table-cell office:value-type="string" table:style-name="ce1">
            <text:p>Confirmatory Testing - Ensure that all TSE rapid test high negative and TSE rapid test initial reactive results and corresponding paperwork are reported to APHA by email within two (2) hours of the final test result being determined</text:p>
          </table:table-cell>
          <table:table-cell office:value-type="string" table:style-name="ce1">
            <text:p>98%</text:p>
          </table:table-cell>
          <table:table-cell office:value-type="string" table:style-name="ce1">
            <text:p>Good</text:p>
          </table:table-cell>
          <table:table-cell office:value-type="string" table:style-name="ce1">
            <text:p><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TSE Rapid Testing</text:p>
          </table:table-cell>
          <table:table-cell office:value-type="string" table:style-name="ce1">
            <text:p>Eurofins Forensics Services Limited</text:p>
          </table:table-cell>
          <table:table-cell office:value-type="string" table:style-name="ce1">
            <text:p>Confirmatory Testing - Ensure that the test data file for all positive or inconclusive cases should be received by APHA’s nominated point of contact (and FSA for healthy slaughter) within 24hrs of <text:s/>testing, so that it can be imported into the TSE Surveillance system.</text:p>
          </table:table-cell>
          <table:table-cell office:value-type="string" table:style-name="ce1">
            <text:p>98%</text:p>
          </table:table-cell>
          <table:table-cell office:value-type="string" table:style-name="ce1">
            <text:p>Good</text:p>
          </table:table-cell>
          <table:table-cell office:value-type="string" table:style-name="ce1">
            <text:p><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TSE Rapid Testing</text:p>
          </table:table-cell>
          <table:table-cell office:value-type="string" table:style-name="ce1">
            <text:p>Eurofins Forensics Services Limited</text:p>
          </table:table-cell>
          <table:table-cell office:value-type="string" table:style-name="ce1">
            <text:p>Service Delivery - All correct reports submitted in accordance with Appendix 7 - Percentage of reports submitted, in correct format, without missing data and within specified timescales</text:p>
          </table:table-cell>
          <table:table-cell office:value-type="string" table:style-name="ce1">
            <text:p>95%</text:p>
          </table:table-cell>
          <table:table-cell office:value-type="string" table:style-name="ce1">
            <text:p>Good</text:p>
          </table:table-cell>
          <table:table-cell office:value-type="string" table:style-name="ce1">
            <text:p><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Application of virus updates. Over a monthly period the number of devices successfully updated for anti-virus within timescales agreed by both parties (days) as a % of all targeted devic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Flood Warning Direct App 24 hours a day, 7 days a week</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website services 24 hours a day, 7 days a week (except during times of maintenance/upda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Managed Print Service</text:p>
          </table:table-cell>
          <table:table-cell office:value-type="string" table:style-name="ce1">
            <text:p>Xerox (UK) Limited</text:p>
          </table:table-cell>
          <table:table-cell office:value-type="string" table:style-name="ce1">
            <text:p>P1 Incident Resolution <text:s/>(incidents resolved within target resolution time)</text:p>
          </table:table-cell>
          <table:table-cell office:value-type="string" table:style-name="ce1">
            <text:p>&lt;2 hrs</text:p>
          </table:table-cell>
          <table:table-cell office:value-type="string" table:style-name="ce1">
            <text:p>Good</text:p>
          </table:table-cell>
          <table:table-cell office:value-type="string" table:style-name="ce1">
            <text:p>No P1 incidents during reporting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Managed Print Service</text:p>
          </table:table-cell>
          <table:table-cell office:value-type="string" table:style-name="ce1">
            <text:p>Xerox (UK) Limited</text:p>
          </table:table-cell>
          <table:table-cell office:value-type="string" table:style-name="ce1">
            <text:p>P2 Incident Resolution <text:s/>(incidents resolved within target resolution time)</text:p>
          </table:table-cell>
          <table:table-cell office:value-type="string" table:style-name="ce1">
            <text:p>≤4 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Managed Print Service</text:p>
          </table:table-cell>
          <table:table-cell office:value-type="string" table:style-name="ce1">
            <text:p>Xerox (UK) Limited</text:p>
          </table:table-cell>
          <table:table-cell office:value-type="string" table:style-name="ce1">
            <text:p>Service Availability</text:p>
          </table:table-cell>
          <table:table-cell office:value-type="string" table:style-name="ce1">
            <text:p>≥9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Service Desk</text:p>
          </table:table-cell>
          <table:table-cell office:value-type="string" table:style-name="ce1">
            <text:p>Capgemini UK plc</text:p>
          </table:table-cell>
          <table:table-cell office:value-type="string" table:style-name="ce1">
            <text:p>SD001 Suppliers Telephone System Availability</text:p>
          </table:table-cell>
          <table:table-cell office:value-type="string" table:style-name="ce1">
            <text:p>100%</text:p>
          </table:table-cell>
          <table:table-cell office:value-type="string" table:style-name="ce1">
            <text:p>Good</text:p>
          </table:table-cell>
          <table:table-cell office:value-type="string" table:style-name="ce1">
            <text:p>Following successful conclusion of Remediation Plan , KPI attainment has returned to contractual expectatio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Service Desk</text:p>
          </table:table-cell>
          <table:table-cell office:value-type="string" table:style-name="ce1">
            <text:p>Capgemini UK plc</text:p>
          </table:table-cell>
          <table:table-cell office:value-type="string" table:style-name="ce1">
            <text:p>SD002 Speed to Answer</text:p>
          </table:table-cell>
          <table:table-cell office:value-type="string" table:style-name="ce1">
            <text:p>80%</text:p>
          </table:table-cell>
          <table:table-cell office:value-type="string" table:style-name="ce1">
            <text:p>Good</text:p>
          </table:table-cell>
          <table:table-cell office:value-type="string" table:style-name="ce1">
            <text:p>Following successful conclusion of Remediation Plan , KPI attainment has returned to contractual expectatio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Service Desk</text:p>
          </table:table-cell>
          <table:table-cell office:value-type="string" table:style-name="ce1">
            <text:p>Capgemini UK plc</text:p>
          </table:table-cell>
          <table:table-cell office:value-type="string" table:style-name="ce1">
            <text:p>SD004 Mean time from receipt of End User's initial Webchat message to the supplier to the first non-automated Supplier response</text:p>
          </table:table-cell>
          <table:table-cell office:value-type="string" table:style-name="ce1">
            <text:p>60 minutes<text:s/></text:p>
          </table:table-cell>
          <table:table-cell office:value-type="string" table:style-name="ce1">
            <text:p>Good</text:p>
          </table:table-cell>
          <table:table-cell office:value-type="string" table:style-name="ce1">
            <text:p>Following successful conclusion of Remediation Plan , KPI attainment has returned to contractual expectatio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Secure Enterprise Mobile Management</text:p>
          </table:table-cell>
          <table:table-cell office:value-type="string" table:style-name="ce1">
            <text:p>Boxxe</text:p>
          </table:table-cell>
          <table:table-cell office:value-type="string" table:style-name="ce1">
            <text:p>Device Security Compliance - Managed Defra mobile devices are fully compliant and connecting/reporting to management platform</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Secure Enterprise Mobile Management</text:p>
          </table:table-cell>
          <table:table-cell office:value-type="string" table:style-name="ce1">
            <text:p>Boxxe</text:p>
          </table:table-cell>
          <table:table-cell office:value-type="string" table:style-name="ce1">
            <text:p>Major Incident Resolution - Priority 1 and Priority 2 incidents resolved within target (4 and 8 hours respectively)</text:p>
          </table:table-cell>
          <table:table-cell office:value-type="string" table:style-name="ce1">
            <text:p>more than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Secure Enterprise Mobile Management</text:p>
          </table:table-cell>
          <table:table-cell office:value-type="string" table:style-name="ce1">
            <text:p>Boxxe</text:p>
          </table:table-cell>
          <table:table-cell office:value-type="string" table:style-name="ce1">
            <text:p>Service Availability - Workspace One management platform and secure connectivity to Defra mobile business services</text:p>
          </table:table-cell>
          <table:table-cell office:value-type="string" table:style-name="ce1">
            <text:p>more than 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UnITy Programme - <text:s/>Connectivity - WAN/LAN Call Off Contract</text:p>
          </table:table-cell>
          <table:table-cell office:value-type="string" table:style-name="ce1">
            <text:p>Vodafone</text:p>
          </table:table-cell>
          <table:table-cell office:value-type="string" table:style-name="ce1">
            <text:p>Network Performance Service Level Thresholds Round Trip Delay (Based on a 60 Byte packet Latency)</text:p>
          </table:table-cell>
          <table:table-cell office:value-type="string" table:style-name="ce1">
            <text:p>75m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UnITy Programme - <text:s/>Connectivity - WAN/LAN Call Off Contract</text:p>
          </table:table-cell>
          <table:table-cell office:value-type="string" table:style-name="ce1">
            <text:p>Vodafone</text:p>
          </table:table-cell>
          <table:table-cell office:value-type="string" table:style-name="ce1">
            <text:p>Percentage of Service Requests Completed Per Month within "set time"</text:p>
          </table:table-cell>
          <table:table-cell office:value-type="string" table:style-name="ce1">
            <text:p>equal to or greater than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UnITy Programme - <text:s/>Connectivity - WAN/LAN Call Off Contract</text:p>
          </table:table-cell>
          <table:table-cell office:value-type="string" table:style-name="ce1">
            <text:p>Vodafone</text:p>
          </table:table-cell>
          <table:table-cell office:value-type="string" table:style-name="ce1">
            <text:p>Service Availability (Service Maintenance Tier 1)</text:p>
          </table:table-cell>
          <table:table-cell office:value-type="string" table:style-name="ce1">
            <text:p>99.99%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Change management: % percentage of changes implemented successfully in accordance with the change policies and requirements set out within the contract</text:p>
          </table:table-cell>
          <table:table-cell office:value-type="string" table:style-name="ce1">
            <text:p>≥90%</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02 – Tier 2 Business Application Availability ensuring access as required</text:p>
          </table:table-cell>
          <table:table-cell office:value-type="string" table:style-name="ce1">
            <text:p>≥99.6%</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15 – Tier 2 P1 Incident Resolution</text:p>
          </table:table-cell>
          <table:table-cell office:value-type="string" table:style-name="ce1">
            <text:p>&lt;2 hours</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08) Priority 3 Incident Resolution with required time period (under 12 hour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0) Priority 1 Security Incident Resolution (Response Time in Minutes)</text:p>
          </table:table-cell>
          <table:table-cell office:value-type="string" table:style-name="ce1">
            <text:p>30 Service Minute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Operation</text:p>
          </table:table-cell>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8c) Top 5 Individual Service Request by volume, 95% to be fulfilled within lead time as set out in the Service Catalogue</text:p>
          </table:table-cell>
          <table:table-cell office:value-type="string" table:style-name="ce1">
            <text:p>95%<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Public <text:s/>Sector Resourcing</text:p>
          </table:table-cell>
          <table:table-cell office:value-type="string" table:style-name="ce1">
            <text:p>Alexander Mann Solutions</text:p>
          </table:table-cell>
          <table:table-cell office:value-type="string" table:style-name="ce1">
            <text:p>Agreed Fulfilment Rat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Public <text:s/>Sector Resourcing</text:p>
          </table:table-cell>
          <table:table-cell office:value-type="string" table:style-name="ce1">
            <text:p>Alexander Mann Solutions</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85%</text:p>
          </table:table-cell>
          <table:table-cell office:value-type="string" table:style-name="ce1">
            <text:p>Inadequate</text:p>
          </table:table-cell>
          <table:table-cell office:value-type="string" table:style-name="ce1">
            <text:p>This KPI was measured against the previous rate card which had become unrealistic as a result of inflationary pressures / a very difficult market in Contingent Labour particularly in the areas of IT and Commercial Roles. <text:s/>Work has been done by this supplier with CCS who have now signed off a new rate card which is more realistic. <text:s/>We are monitoring loosely and hoping to achieve a much better rating next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Public <text:s/>Sector Resourcing</text:p>
          </table:table-cell>
          <table:table-cell office:value-type="string" table:style-name="ce1">
            <text:p>Alexander Mann Solutions</text:p>
          </table:table-cell>
          <table:table-cell office:value-type="string" table:style-name="ce1">
            <text:p>Time to Offer: Calendar Days between role released date and offer made</text:p>
          </table:table-cell>
          <table:table-cell office:value-type="string" table:style-name="ce1">
            <text:p>12 calender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Telecoms - Mobiles Services Contract</text:p>
          </table:table-cell>
          <table:table-cell office:value-type="string" table:style-name="ce1">
            <text:p>Vodafone</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Telecoms - Mobiles Services Contract</text:p>
          </table:table-cell>
          <table:table-cell office:value-type="string" table:style-name="ce1">
            <text:p>Vodafone</text:p>
          </table:table-cell>
          <table:table-cell office:value-type="string" table:style-name="ce1">
            <text:p>Network Availabil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Telecoms - Mobiles Services Contract</text:p>
          </table:table-cell>
          <table:table-cell office:value-type="string" table:style-name="ce1">
            <text:p>Vodafone</text:p>
          </table:table-cell>
          <table:table-cell office:value-type="string" table:style-name="ce1">
            <text:p>Order dispatch - 95% of orders received via email before 12pm shall be despatched within 24 Working Hours subject to a maximum of 25 orders per Working Day.<text:s/></text:p>
            <text:p>95% of orders received via email before 12pm shall be despatched within 72 Working Hours</text:p>
            <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Water Environment Worker Apprenticeship Training</text:p>
          </table:table-cell>
          <table:table-cell office:value-type="string" table:style-name="ce1">
            <text:p>Bridgwater College</text:p>
          </table:table-cell>
          <table:table-cell office:value-type="string" table:style-name="ce1">
            <text:p>Off the Job</text:p>
            <text:p/>
            <text:p>This KPI measures the percentage of their time the apprentices have spent in ‘off the job’ training. It is an aggregate measure across the cohort of apprentices.<text:s/></text:p>
          </table:table-cell>
          <table:table-cell office:value-type="string" table:style-name="ce1">
            <text:p>≥20%</text:p>
          </table:table-cell>
          <table:table-cell office:value-type="string" table:style-name="ce1">
            <text:p>Requires Improvement</text:p>
          </table:table-cell>
          <table:table-cell office:value-type="string" table:style-name="ce1">
            <text:p>There has been significant improvement from last quarter and the College is working very hard to come to the required level as a minimum.</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Water Environment Worker Apprenticeship Training</text:p>
          </table:table-cell>
          <table:table-cell office:value-type="string" table:style-name="ce1">
            <text:p>Bridgwater College</text:p>
          </table:table-cell>
          <table:table-cell office:value-type="string" table:style-name="ce1">
            <text:p>Retention</text:p>
            <text:p/>
            <text:p>This KPI measures the percentage of apprentices who sign up to a course that go on to complete the course.<text:s/></text:p>
          </table:table-cell>
          <table:table-cell office:value-type="string" table:style-name="ce1">
            <text:p>≥65%</text:p>
          </table:table-cell>
          <table:table-cell office:value-type="string" table:style-name="ce1">
            <text:p>Good</text:p>
          </table:table-cell>
          <table:table-cell office:value-type="string" table:style-name="ce1">
            <text:p><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Water Environment Worker Apprenticeship Training</text:p>
          </table:table-cell>
          <table:table-cell office:value-type="string" table:style-name="ce1">
            <text:p>Bridgwater College</text:p>
          </table:table-cell>
          <table:table-cell office:value-type="string" table:style-name="ce1">
            <text:p>Timely reviews</text:p>
            <text:p/>
            <text:p>Apprentices are required to complete progress reviews every twelve weeks. This KPI measures the percentage of apprentices that have completed their reviews.</text:p>
          </table:table-cell>
          <table:table-cell office:value-type="string" table:style-name="ce1">
            <text:p>≥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Requires Improvement</text:p>
          </table:table-cell>
          <table:table-cell office:value-type="string" table:style-name="ce1">
            <text:p>The KPI ‘requires improvement’ due to delays establishing agreements to access the relevant site. To remediate the EA is prioritising work to complete these agree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Oxford Flood Alleviation Scheme ECC</text:p>
          </table:table-cell>
          <table:table-cell office:value-type="string" table:style-name="ce1">
            <text:p>VBA</text:p>
          </table:table-cell>
          <table:table-cell office:value-type="string" table:style-name="ce1">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1">
            <text:p>Contract delivered below the contractual cost target</text:p>
          </table:table-cell>
          <table:table-cell office:value-type="string" table:style-name="ce1">
            <text:p>Other - Consider not returned</text:p>
          </table:table-cell>
          <table:table-cell office:value-type="string" table:style-name="ce1">
            <text:p>Still unable to provide a return for the Oxford scheme, as the project is currently on hold until Oxfordshire County Council replace the A423 Kennington Railway Bridge (Oxford Southern Bypass), and the associated Compulsory Purchase Orders are in pla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Oxford Flood Alleviation Scheme ECC</text:p>
          </table:table-cell>
          <table:table-cell office:value-type="string" table:style-name="ce1">
            <text:p>VBA</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Other - Consider not returned</text:p>
          </table:table-cell>
          <table:table-cell office:value-type="string" table:style-name="ce1">
            <text:p>Still unable to provide a return for the Oxford scheme, as the project is currently on hold until Oxfordshire County Council replace the A423 Kennington Railway Bridge (Oxford Southern Bypass), and the associated Compulsory Purchase Orders are in pla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Oxford Flood Alleviation Scheme ECC</text:p>
          </table:table-cell>
          <table:table-cell office:value-type="string" table:style-name="ce1">
            <text:p>VBA</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Other - Consider not returned</text:p>
          </table:table-cell>
          <table:table-cell office:value-type="string" table:style-name="ce1">
            <text:p>Still unable to provide a return for the Oxford scheme, as the project is currently on hold until Oxfordshire County Council replace the A423 Kennington Railway Bridge (Oxford Southern Bypass), and the associated Compulsory Purchase Orders are in pla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North</text:p>
          </table:table-cell>
          <table:table-cell office:value-type="string" table:style-name="ce1">
            <text:p>WEM Lot 4 - Skeffling Managed Realignment Scheme</text:p>
          </table:table-cell>
          <table:table-cell office:value-type="string" table:style-name="ce1">
            <text:p>JBA Bentley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North</text:p>
          </table:table-cell>
          <table:table-cell office:value-type="string" table:style-name="ce1">
            <text:p>WEM Lot 4 - Skeffling Managed Realignment Scheme</text:p>
          </table:table-cell>
          <table:table-cell office:value-type="string" table:style-name="ce1">
            <text:p>JBA Bentley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North</text:p>
          </table:table-cell>
          <table:table-cell office:value-type="string" table:style-name="ce1">
            <text:p>WEM Lot 4 - Skeffling Managed Realignment Scheme</text:p>
          </table:table-cell>
          <table:table-cell office:value-type="string" table:style-name="ce1">
            <text:p>JBA Bentley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rvice Availability<text:s/></text:p>
          </table:table-cell>
          <table:table-cell office:value-type="string" table:style-name="ce1">
            <text:p>≥9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verity 1 Incidents Resolved Within 1 working Day</text:p>
          </table:table-cell>
          <table:table-cell office:value-type="string" table:style-name="ce1">
            <text:p>≥95% within 1 working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verity 2 Incidents Resolved Within 1 Working Day</text:p>
          </table:table-cell>
          <table:table-cell office:value-type="string" table:style-name="ce1">
            <text:p>≥95% Resolved Within 1 Working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Architecture Service G-Cloud Call-Off</text:p>
          </table:table-cell>
          <table:table-cell office:value-type="string" table:style-name="ce1">
            <text:p>James Harvard Ltd</text:p>
          </table:table-cell>
          <table:table-cell office:value-type="string" table:style-name="ce1">
            <text:p>Demand - 95% completion. <text:s/>New Statement of Works - allocation of suitably skilled delivery within 2 weeks of request.<text:s text:c="2"/></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Architecture Service G-Cloud Call-Off</text:p>
          </table:table-cell>
          <table:table-cell office:value-type="string" table:style-name="ce1">
            <text:p>James Harvard Ltd</text:p>
          </table:table-cell>
          <table:table-cell office:value-type="string" table:style-name="ce1">
            <text:p>Quality of Service - 95% Good scoring received from Assignments managers on the quality of Architecture Services receive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Corporate Services - Workforce</text:p>
          </table:table-cell>
          <table:table-cell office:value-type="string" table:style-name="ce1">
            <text:p>Architecture Service G-Cloud Call-Off</text:p>
          </table:table-cell>
          <table:table-cell office:value-type="string" table:style-name="ce1">
            <text:p>James Harvard Ltd</text:p>
          </table:table-cell>
          <table:table-cell office:value-type="string" table:style-name="ce1">
            <text:p>Resource Performance - 95% Good scoring received from Assignment managers on the performance against the statement of work.<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Lydd Ranges Sea Defences</text:p>
          </table:table-cell>
          <table:table-cell office:value-type="string" table:style-name="ce1">
            <text:p>Van Oord UK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lt;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Lydd Ranges Sea Defences</text:p>
          </table:table-cell>
          <table:table-cell office:value-type="string" table:style-name="ce1">
            <text:p>Van Oord UK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Lydd Ranges Sea Defences</text:p>
          </table:table-cell>
          <table:table-cell office:value-type="string" table:style-name="ce1">
            <text:p>Van Oord UK Limite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gt and Support RPA's Land Management System and Customer Portal</text:p>
          </table:table-cell>
          <table:table-cell office:value-type="string" table:style-name="ce1">
            <text:p>Version 1 Solutions Ltd</text:p>
          </table:table-cell>
          <table:table-cell office:value-type="string" table:style-name="ce1">
            <text:p>Network availability</text:p>
          </table:table-cell>
          <table:table-cell office:value-type="string" table:style-name="ce1">
            <text:p>≥9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gt and Support RPA's Land Management System and Customer Portal</text:p>
          </table:table-cell>
          <table:table-cell office:value-type="string" table:style-name="ce1">
            <text:p>Version 1 Solutions Ltd</text:p>
          </table:table-cell>
          <table:table-cell office:value-type="string" table:style-name="ce1">
            <text:p>Support Services - Fix Times</text:p>
            <text:p/>
            <text:p>The number of incidents that are fixed within the contracted timeframes as a percentage of the number of incidents that occurred within the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gt and Support RPA's Land Management System and Customer Portal</text:p>
          </table:table-cell>
          <table:table-cell office:value-type="string" table:style-name="ce1">
            <text:p>Version 1 Solutions Ltd</text:p>
          </table:table-cell>
          <table:table-cell office:value-type="string" table:style-name="ce1">
            <text:p>Support Services - Response Times</text:p>
            <text:p/>
            <text:p>The number of incidents that are responded to within the contracted timeframes as a percentage of the number of incidents that occurred within the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Service A (Data Quality): All data input and submitted on Sam is accur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Data Quality): All data input and submitted on Sam is accur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4 - Western England</text:p>
          </table:table-cell>
          <table:table-cell office:value-type="string" table:style-name="ce1">
            <text:p>Farmcare West Ltd<text:s/></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4 - Western England</text:p>
          </table:table-cell>
          <table:table-cell office:value-type="string" table:style-name="ce1">
            <text:p>Farmcare West Ltd<text:s/></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4 - Western England</text:p>
          </table:table-cell>
          <table:table-cell office:value-type="string" table:style-name="ce1">
            <text:p>Farmcare West Ltd<text:s/></text:p>
          </table:table-cell>
          <table:table-cell office:value-type="string" table:style-name="ce1">
            <text:p>Service A (Data Quality): All data input and submitted on Sam is accur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3 - Devon &amp; Cornwall</text:p>
          </table:table-cell>
          <table:table-cell office:value-type="string" table:style-name="ce1">
            <text:p>Farmcare Devon &amp; Cornwall Ltd</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3 - Devon &amp; Cornwall</text:p>
          </table:table-cell>
          <table:table-cell office:value-type="string" table:style-name="ce1">
            <text:p>Farmcare Devon &amp; Cornwall Ltd</text:p>
          </table:table-cell>
          <table:table-cell office:value-type="string" table:style-name="ce1">
            <text:p>Service A (Data Quality): All data input and submitted on Sam is accur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3 - Devon &amp; Cornwall</text:p>
          </table:table-cell>
          <table:table-cell office:value-type="string" table:style-name="ce1">
            <text:p>Farmcare Devon &amp; Cornwall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Service A (Data Quality): All data input and submitted on Sam is accur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Bovine): TB Test results for Bovines, where Reactors / IRs are disclosed, are submitted on SAM within one (1) Working Day of the TT2 date.<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Data Quality): All data input and submitted on Sam is accura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Saltfleet to Gibraltar Point Strategy – Beach Management</text:p>
          </table:table-cell>
          <table:table-cell office:value-type="string" table:style-name="ce1">
            <text:p>Van Oord UK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lt;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Saltfleet to Gibraltar Point Strategy – Beach Management</text:p>
          </table:table-cell>
          <table:table-cell office:value-type="string" table:style-name="ce1">
            <text:p>Van Oord UK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office:value-type="string" table:style-name="ce1">
            <text:p>Four year contract split into yearly campaigns, each with an original contract price of £ 6,696,117.1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Saltfleet to Gibraltar Point Strategy – Beach Management</text:p>
          </table:table-cell>
          <table:table-cell office:value-type="string" table:style-name="ce1">
            <text:p>Van Oord UK Limite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Par St Blazey Construction ECC Contract Kier</text:p>
          </table:table-cell>
          <table:table-cell office:value-type="string" table:style-name="ce1">
            <text:p>Kier Integrated Services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lt;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Par St Blazey Construction ECC Contract Kier</text:p>
          </table:table-cell>
          <table:table-cell office:value-type="string" table:style-name="ce1">
            <text:p>Kier Integrated Services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Par St Blazey Construction ECC Contract Kier</text:p>
          </table:table-cell>
          <table:table-cell office:value-type="string" table:style-name="ce1">
            <text:p>Kier Integrated Services Limite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CDF Lot 2 - Wixoe PS HV Switchgear &amp; Ancillary Works</text:p>
          </table:table-cell>
          <table:table-cell office:value-type="string" table:style-name="ce1">
            <text:p>BAM Nuttall Ltd</text:p>
          </table:table-cell>
          <table:table-cell office:value-type="string" table:style-name="ce1">
            <text:p>Contract is required to be delivered below the contractual cost target. The target set varies by individual projects commissioned as part of the whole Water Resources Scheme, however the aim is to identify efficiencies in the delivery which reduce costs</text:p>
          </table:table-cell>
          <table:table-cell office:value-type="string" table:style-name="ce1">
            <text:p>&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CDF Lot 2 - Wixoe PS HV Switchgear &amp; Ancillary Works</text:p>
          </table:table-cell>
          <table:table-cell office:value-type="string" table:style-name="ce1">
            <text:p>BAM Nuttall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CDF Lot 2 - Wixoe PS HV Switchgear &amp; Ancillary Works</text:p>
          </table:table-cell>
          <table:table-cell office:value-type="string" table:style-name="ce1">
            <text:p>BAM Nuttall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Buildings - Science Estates</text:p>
          </table:table-cell>
          <table:table-cell office:value-type="string" table:style-name="ce1">
            <text:p>Quantity Surveying Services</text:p>
          </table:table-cell>
          <table:table-cell office:value-type="string" table:style-name="ce1">
            <text:p>Rider Levett Bucknall</text:p>
          </table:table-cell>
          <table:table-cell office:value-type="string" table:style-name="ce1">
            <text:p>Health and Safety awareness: customers’ satisfaction with the supplier’s health and safety awareness, measured via a monthly feedback from Critical Works Senior Management Team</text:p>
            <text:p/>
            <text:p>The feedback is recorded as a percentage (higher percentage = higher satisfaction).<text:s/></text:p>
            <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Buildings - Science Estates</text:p>
          </table:table-cell>
          <table:table-cell office:value-type="string" table:style-name="ce1">
            <text:p>Quantity Surveying Services</text:p>
          </table:table-cell>
          <table:table-cell office:value-type="string" table:style-name="ce1">
            <text:p>Rider Levett Bucknall</text:p>
          </table:table-cell>
          <table:table-cell office:value-type="string" table:style-name="ce1">
            <text:p>Overall Performance: customers’ satisfaction with the supplier’s overall performance, measured via a monthly feedback from Critical Works Senior Management Team.</text:p>
            <text:p/>
            <text:p>The feedback is recorded as a percentage (higher percentage = higher satisfaction).<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Buildings - Science Estates</text:p>
          </table:table-cell>
          <table:table-cell office:value-type="string" table:style-name="ce1">
            <text:p>Quantity Surveying Services</text:p>
          </table:table-cell>
          <table:table-cell office:value-type="string" table:style-name="ce1">
            <text:p>Rider Levett Bucknall</text:p>
          </table:table-cell>
          <table:table-cell office:value-type="string" table:style-name="ce1">
            <text:p>Quality of Service: customers’ satisfaction with the supplier’s quality of service, measured via a monthly feedback from Critical Works Senior Management Team</text:p>
            <text:p/>
            <text:p>The feedback is recorded as a percentage (higher percentage = higher satisfaction).<text:s/></text:p>
            <text:p/>
            <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Buildings - Science Estates</text:p>
          </table:table-cell>
          <table:table-cell office:value-type="string" table:style-name="ce1">
            <text:p>Project and Design Management Services</text:p>
          </table:table-cell>
          <table:table-cell office:value-type="string" table:style-name="ce1">
            <text:p>Currie &amp; Brown UK Limited</text:p>
          </table:table-cell>
          <table:table-cell office:value-type="string" table:style-name="ce1">
            <text:p>Health and Safety awareness: customers’ satisfaction with the supplier’s health and safety awareness, measured via a monthly feedback from Critical Works Senior Management Team</text:p>
            <text:p/>
            <text:p>The feedback is recorded as a percentage (higher percentage = higher satisfaction).<text:s/></text:p>
            <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Buildings - Science Estates</text:p>
          </table:table-cell>
          <table:table-cell office:value-type="string" table:style-name="ce1">
            <text:p>Project and Design Management Services</text:p>
          </table:table-cell>
          <table:table-cell office:value-type="string" table:style-name="ce1">
            <text:p>Currie &amp; Brown UK Limited</text:p>
          </table:table-cell>
          <table:table-cell office:value-type="string" table:style-name="ce1">
            <text:p>Overall Performance: customers’ satisfaction with the supplier’s overall performance, measured via a monthly feedback from Critical Works Senior Management Team.</text:p>
            <text:p/>
            <text:p>The feedback is recorded as a percentage (higher percentage = higher satisfaction).<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Buildings - Science Estates</text:p>
          </table:table-cell>
          <table:table-cell office:value-type="string" table:style-name="ce1">
            <text:p>Project and Design Management Services</text:p>
          </table:table-cell>
          <table:table-cell office:value-type="string" table:style-name="ce1">
            <text:p>Currie &amp; Brown UK Limited</text:p>
          </table:table-cell>
          <table:table-cell office:value-type="string" table:style-name="ce1">
            <text:p>Quality of Service: customers’ satisfaction with the supplier’s quality of service, measured via a monthly feedback from Critical Works Senior Management Team</text:p>
            <text:p/>
            <text:p>The feedback is recorded as a percentage (higher percentage = higher satisfaction).<text:s/></text:p>
            <text:p/>
            <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31446 - KSL - SE CDF Lot 2 - LEHES Mios</text:p>
          </table:table-cell>
          <table:table-cell office:value-type="string" table:style-name="ce1">
            <text:p>Volkerstevin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31446 - KSL - SE CDF Lot 2 - LEHES Mios</text:p>
          </table:table-cell>
          <table:table-cell office:value-type="string" table:style-name="ce1">
            <text:p>Volkerstevin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South</text:p>
          </table:table-cell>
          <table:table-cell office:value-type="string" table:style-name="ce1">
            <text:p>31446 - KSL - SE CDF Lot 2 - LEHES Mios</text:p>
          </table:table-cell>
          <table:table-cell office:value-type="string" table:style-name="ce1">
            <text:p>Volkerstevin Lt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Mobile Voice and Data Services</text:p>
          </table:table-cell>
          <table:table-cell office:value-type="string" table:style-name="ce1">
            <text:p>Vodafone</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Mobile Voice and Data Services</text:p>
          </table:table-cell>
          <table:table-cell office:value-type="string" table:style-name="ce1">
            <text:p>Vodafone</text:p>
          </table:table-cell>
          <table:table-cell office:value-type="string" table:style-name="ce1">
            <text:p>Network Availabilit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Mobile Voice and Data Services</text:p>
          </table:table-cell>
          <table:table-cell office:value-type="string" table:style-name="ce1">
            <text:p>Vodafone</text:p>
          </table:table-cell>
          <table:table-cell office:value-type="string" table:style-name="ce1">
            <text:p>Order dispatch - 95% of orders received via email before 12pm shall be despatched within 24 Working Hours subject to a maximum of 25 orders per Working Day.<text:s/></text:p>
            <text:p>95% of orders received via email before 12pm shall be despatched within 72 Working Hours</text:p>
            <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Mids - CDF Lot 2 - Colwick (Holme Sluices) Fish Pass Construction</text:p>
          </table:table-cell>
          <table:table-cell office:value-type="string" table:style-name="ce1">
            <text:p>Jackson Civil Engineering Group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lt;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Mids - CDF Lot 2 - Colwick (Holme Sluices) Fish Pass Construction</text:p>
          </table:table-cell>
          <table:table-cell office:value-type="string" table:style-name="ce1">
            <text:p>Jackson Civil Engineering Group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Mids - CDF Lot 2 - Colwick (Holme Sluices) Fish Pass Construction</text:p>
          </table:table-cell>
          <table:table-cell office:value-type="string" table:style-name="ce1">
            <text:p>Jackson Civil Engineering Group Limite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North</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North</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North</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Inadequate</text:p>
          </table:table-cell>
          <table:table-cell office:value-type="string" table:style-name="ce1">
            <text:p>Slippage to programme results from outside influences that are outside the project's control. The project is regularly reviewing its risks to ensure effective managemen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Evidence</text:p>
          </table:table-cell>
          <table:table-cell office:value-type="string" table:style-name="ce1">
            <text:p>Automatic Urban and Rural Network Management (Central Management and Co-Ordination Unit (CMCU)) – Management of National AURN sites (Lot 1)</text:p>
          </table:table-cell>
          <table:table-cell office:value-type="string" table:style-name="ce1">
            <text:p>Bureau Veritas UK Limited</text:p>
          </table:table-cell>
          <table:table-cell office:value-type="string" table:style-name="ce1">
            <text:p>CMCU (Central Management Co-ordination Unit)</text:p>
            <text:p>contribution to achieving data quality objectives</text:p>
          </table:table-cell>
          <table:table-cell office:value-type="string" table:style-name="ce1">
            <text:p>KPI mean ratified data capture rate' per pollutant is more than 85%</text:p>
          </table:table-cell>
          <table:table-cell office:value-type="string" table:style-name="ce1">
            <text:p>Good</text:p>
          </table:table-cell>
          <table:table-cell office:value-type="string" table:style-name="ce1">
            <text:p>Includes allowance for discounting lost data caused by factors beyond their control.</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Evidence</text:p>
          </table:table-cell>
          <table:table-cell office:value-type="string" table:style-name="ce1">
            <text:p>Automatic Urban and Rural Network Management (Central Management and Co-Ordination Unit (CMCU)) – Management of National AURN sites (Lot 1)</text:p>
          </table:table-cell>
          <table:table-cell office:value-type="string" table:style-name="ce1">
            <text:p>Bureau Veritas UK Limited</text:p>
          </table:table-cell>
          <table:table-cell office:value-type="string" table:style-name="ce1">
            <text:p>Contractor Data Collection / Verification and Dissemination process operates effectively in real time</text:p>
          </table:table-cell>
          <table:table-cell office:value-type="string" table:style-name="ce1">
            <text:p>Contractor to issue less than 10 Data exception reports a month due to circumstances within their control as per Contract specification 5.1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Evidence</text:p>
          </table:table-cell>
          <table:table-cell office:value-type="string" table:style-name="ce1">
            <text:p>Automatic Urban and Rural Network Management (Central Management and Co-Ordination Unit (CMCU)) – Management of National AURN sites (Lot 1)</text:p>
          </table:table-cell>
          <table:table-cell office:value-type="string" table:style-name="ce1">
            <text:p>Bureau Veritas UK Limited</text:p>
          </table:table-cell>
          <table:table-cell office:value-type="string" table:style-name="ce1">
            <text:p>Manage Health and Safety risks effectively</text:p>
          </table:table-cell>
          <table:table-cell office:value-type="string" table:style-name="ce1">
            <text:p>Live H&amp;S risks are being managed effectively with less than 10 AURN sites losing data capture due to non-actioned H&amp;S concerns and H&amp;S live actions being tracked and up-to-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North</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North</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North</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Evidence</text:p>
          </table:table-cell>
          <table:table-cell office:value-type="string" table:style-name="ce1">
            <text:p>Strategic Modelling Partner</text:p>
          </table:table-cell>
          <table:table-cell office:value-type="string" table:style-name="ce1">
            <text:p>Gutteridge, Haskins and Davey Limited</text:p>
          </table:table-cell>
          <table:table-cell office:value-type="string" table:style-name="ce1">
            <text:p>Completion of Mobilisation with no more than 5% of the financial year 21/22 budge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Evidence</text:p>
          </table:table-cell>
          <table:table-cell office:value-type="string" table:style-name="ce1">
            <text:p>Strategic Modelling Partner</text:p>
          </table:table-cell>
          <table:table-cell office:value-type="string" table:style-name="ce1">
            <text:p>Gutteridge, Haskins and Davey Limited</text:p>
          </table:table-cell>
          <table:table-cell office:value-type="string" table:style-name="ce1">
            <text:p>Data Input - Coding for modelling work undertaken and uploaded to GitHub repositori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Evidence</text:p>
          </table:table-cell>
          <table:table-cell office:value-type="string" table:style-name="ce1">
            <text:p>Strategic Modelling Partner</text:p>
          </table:table-cell>
          <table:table-cell office:value-type="string" table:style-name="ce1">
            <text:p>Gutteridge, Haskins and Davey Limited</text:p>
          </table:table-cell>
          <table:table-cell office:value-type="string" table:style-name="ce1">
            <text:p>Reporting - All fortnightly reports are submitted on time highlighting progress against Milestones and risk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EG&amp;S - Evidence</text:p>
          </table:table-cell>
          <table:table-cell office:value-type="string" table:style-name="ce1">
            <text:p>Strategic Modelling Partner</text:p>
          </table:table-cell>
          <table:table-cell office:value-type="string" table:style-name="ce1">
            <text:p>Gutteridge, Haskins and Davey Limited</text:p>
          </table:table-cell>
          <table:table-cell office:value-type="string" table:style-name="ce1">
            <text:p>To maintain compliance with the annual reporting requirements contained within Section 54 of the Act 2015.</text:p>
          </table:table-cell>
          <table:table-cell office:value-type="string" table:style-name="ce1">
            <text:p>100%</text:p>
          </table:table-cell>
          <table:table-cell office:value-type="string" table:style-name="ce1">
            <text:p>No Data Recorded</text:p>
          </table:table-cell>
          <table:table-cell office:value-type="string" table:style-name="ce1">
            <text:p>No KPI update provided by contract manag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HNL - CDF - Stanstead Radial Gate</text:p>
          </table:table-cell>
          <table:table-cell office:value-type="string" table:style-name="ce1">
            <text:p>BAM Nuttall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HNL - CDF - Stanstead Radial Gate</text:p>
          </table:table-cell>
          <table:table-cell office:value-type="string" table:style-name="ce1">
            <text:p>BAM Nuttall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EFRA</text:p>
          </table:table-cell>
          <table:table-cell office:value-type="string" table:style-name="ce1">
            <text:p>Infrastructure - Central</text:p>
          </table:table-cell>
          <table:table-cell office:value-type="string" table:style-name="ce1">
            <text:p>HNL - CDF - Stanstead Radial Gate</text:p>
          </table:table-cell>
          <table:table-cell office:value-type="string" table:style-name="ce1">
            <text:p>BAM Nuttall Lt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Transactional Print Services</text:p>
          </table:table-cell>
          <table:table-cell office:value-type="string" table:style-name="ce1">
            <text:p>WILLIAMS LEA CCM LIMITED</text:p>
          </table:table-cell>
          <table:table-cell office:value-type="string" table:style-name="ce1">
            <text:p>Service Reviews - Completion of service review meetings according to the agreed schedul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Transactional Print Services</text:p>
          </table:table-cell>
          <table:table-cell office:value-type="string" table:style-name="ce1">
            <text:p>WILLIAMS LEA CCM LIMITED</text:p>
          </table:table-cell>
          <table:table-cell office:value-type="string" table:style-name="ce1">
            <text:p>Service Support - Provision of service support between the hours of 09:00 and 17:30 on each business day</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Technology Group Strategic Partner - Customer Software Delivery - Customer Enablement</text:p>
          </table:table-cell>
          <table:table-cell office:value-type="string" table:style-name="ce1">
            <text:p>ATOS IT SERVICES UK LIMITED</text:p>
          </table:table-cell>
          <table:table-cell office:value-type="string" table:style-name="ce1">
            <text:p>Outcome Based Work - Deliver demand as outcome based work annually</text:p>
          </table:table-cell>
          <table:table-cell office:value-type="string" table:style-name="ce1">
            <text:p>&gt;=3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Technology Group Strategic Partner - Customer Software Delivery - Customer Enablement</text:p>
          </table:table-cell>
          <table:table-cell office:value-type="string" table:style-name="ce1">
            <text:p>ATOS IT SERVICES UK LIMITED</text:p>
          </table:table-cell>
          <table:table-cell office:value-type="string" table:style-name="ce1">
            <text:p>Progress - Delivery dates achieved<text:s/></text:p>
          </table:table-cell>
          <table:table-cell office:value-type="string" table:style-name="ce1">
            <text:p>&l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Technology Group Strategic Partner - Customer Software Delivery - Customer Enablement</text:p>
          </table:table-cell>
          <table:table-cell office:value-type="string" table:style-name="ce1">
            <text:p>ATOS IT SERVICES UK LIMITED</text:p>
          </table:table-cell>
          <table:table-cell office:value-type="string" table:style-name="ce1">
            <text:p>Value - Deliver demand from offshore annually<text:s/></text:p>
          </table:table-cell>
          <table:table-cell office:value-type="string" table:style-name="ce1">
            <text:p>&gt;=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Oracle Java Development and Ongoing Support Services</text:p>
          </table:table-cell>
          <table:table-cell office:value-type="string" table:style-name="ce1">
            <text:p>ATOS IT SERVICES UK LIMITED</text:p>
          </table:table-cell>
          <table:table-cell office:value-type="string" table:style-name="ce1">
            <text:p>Outcome Based Work - Deliver demand as outcome based work annually</text:p>
          </table:table-cell>
          <table:table-cell office:value-type="string" table:style-name="ce1">
            <text:p>&gt;=3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Oracle Java Development and Ongoing Support Services</text:p>
          </table:table-cell>
          <table:table-cell office:value-type="string" table:style-name="ce1">
            <text:p>ATOS IT SERVICES UK LIMITED</text:p>
          </table:table-cell>
          <table:table-cell office:value-type="string" table:style-name="ce1">
            <text:p>Progress - Delivery dates achieved<text:s/></text:p>
          </table:table-cell>
          <table:table-cell office:value-type="string" table:style-name="ce1">
            <text:p>&l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Oracle Java Development and Ongoing Support Services</text:p>
          </table:table-cell>
          <table:table-cell office:value-type="string" table:style-name="ce1">
            <text:p>ATOS IT SERVICES UK LIMITED</text:p>
          </table:table-cell>
          <table:table-cell office:value-type="string" table:style-name="ce1">
            <text:p>Value - Deliver demand from offshore annually<text:s/></text:p>
          </table:table-cell>
          <table:table-cell office:value-type="string" table:style-name="ce1">
            <text:p>&gt;=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Student Loans Contact Centre Services</text:p>
          </table:table-cell>
          <table:table-cell office:value-type="string" table:style-name="ce1">
            <text:p>Teleperformance UK</text:p>
          </table:table-cell>
          <table:table-cell office:value-type="string" table:style-name="ce1">
            <text:p>From November 2021 The supplier will achieve satisfactory call quality measured by risk on Student Loans Company internal quality sample scoring each month</text:p>
          </table:table-cell>
          <table:table-cell office:value-type="string" table:style-name="ce1">
            <text:p>12.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Student Loans Contact Centre Services</text:p>
          </table:table-cell>
          <table:table-cell office:value-type="string" table:style-name="ce1">
            <text:p>Teleperformance UK</text:p>
          </table:table-cell>
          <table:table-cell office:value-type="string" table:style-name="ce1">
            <text:p>The supplier will provide the required level of advisors according to the 8 week requirement foreca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s/></text:p>
          </table:table-cell>
          <table:table-cell office:value-type="string" table:style-name="ce1">
            <text:p>Infrastructure, Iteration Management, DevOps, Cloud and TG Project Services</text:p>
          </table:table-cell>
          <table:table-cell office:value-type="string" table:style-name="ce1">
            <text:p>Exception Limited</text:p>
          </table:table-cell>
          <table:table-cell office:value-type="string" table:style-name="ce1">
            <text:p>Quality of deliverables achieved as agreed in the Statements of Work.</text:p>
          </table:table-cell>
          <table:table-cell office:value-type="string" table:style-name="ce1">
            <text:p>Green (no quality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s/></text:p>
          </table:table-cell>
          <table:table-cell office:value-type="string" table:style-name="ce1">
            <text:p>Infrastructure, Iteration Management, DevOps, Cloud and TG Project Services</text:p>
          </table:table-cell>
          <table:table-cell office:value-type="string" table:style-name="ce1">
            <text:p>Exception Limited</text:p>
          </table:table-cell>
          <table:table-cell office:value-type="string" table:style-name="ce1">
            <text:p>Service Employee capacity targets met: Service Request Notices are met with the Service commencing on the agreed start with a minimum of 20 Working Days’ notice provided by Buyer to Suppli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Services</text:p>
          </table:table-cell>
          <table:table-cell office:value-type="string" table:style-name="ce1">
            <text:p>Whistl UK Limited</text:p>
          </table:table-cell>
          <table:table-cell office:value-type="string" table:style-name="ce1">
            <text:p>On time and accurate mailing collection</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Services</text:p>
          </table:table-cell>
          <table:table-cell office:value-type="string" table:style-name="ce1">
            <text:p>Whistl UK Limited</text:p>
          </table:table-cell>
          <table:table-cell office:value-type="string" table:style-name="ce1">
            <text:p>On time mailing delivery from Down Stream Access Company to Royal Mail Inland Mail Centre within delivery window</text:p>
            <text:p/>
            <text:p>Note: Down Stream Access Company is a term for a private postal company that collects, sorts and processes a business customer’s mail, and then utilises the Royal Mail network by delivering (handing over) this mail into Royal Mail’s network of Inland Mail Centres.</text:p>
          </table:table-cell>
          <table:table-cell office:value-type="string" table:style-name="ce1">
            <text:p>98.00%</text:p>
          </table:table-cell>
          <table:table-cell office:value-type="string" table:style-name="ce1">
            <text:p>Inadequate</text:p>
          </table:table-cell>
          <table:table-cell office:value-type="string" table:style-name="ce1">
            <text:p>Whistl continue to minimise the impact from COVID which did develop a peak in January, following the spread of the Omicron variant. All depots remained open throughout this period and continued processing and handing over to Royal Mail. Improvement / return to consistency had taken place, in weeks 4 and 5, however still experienced small declines and managed dips, due to further challenges of on-going impact. Whistl closely measure / monitor performance and have experienced some challenges due to Brexit/HGV shortage (affecting labour pool /) as well as the general COVID requirements due to Government guidelines which continued during the Q4 period re social distancing measures at depots and collection points /self isolation resulting in absences with driver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Cloud Paas and associated services</text:p>
          </table:table-cell>
          <table:table-cell office:value-type="string" table:style-name="ce1">
            <text:p>AMAZON WEB SERVICES EMEA SARL</text:p>
          </table:table-cell>
          <table:table-cell office:value-type="string" table:style-name="ce1">
            <text:p>Delivery of Enterprise support to Programme/Project <text:s/>- Services/actions/activities meet defined requirements aligned to the overall timeline with zero rework or delay.<text: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Cloud Paas and associated services</text:p>
          </table:table-cell>
          <table:table-cell office:value-type="string" table:style-name="ce1">
            <text:p>AMAZON WEB SERVICES EMEA SARL</text:p>
          </table:table-cell>
          <table:table-cell office:value-type="string" table:style-name="ce1">
            <text:p>Service Availability: Functional operation is expected to be available for systems and resource at the 99% of the contractual hours of supplier obligation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Cloud Paas and associated services</text:p>
          </table:table-cell>
          <table:table-cell office:value-type="string" table:style-name="ce1">
            <text:p>AMAZON WEB SERVICES EMEA SARL</text:p>
          </table:table-cell>
          <table:table-cell office:value-type="string" table:style-name="ce1">
            <text:p>Supplier Engagement - is regular and timely and apparent at each governance level required. Inclusive of Exec/Service/Contract/Account<text: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Network infrastructure, associated devices &amp; licences</text:p>
          </table:table-cell>
          <table:table-cell office:value-type="string" table:style-name="ce1">
            <text:p>EXPONENTIAL-E LIMITED</text:p>
          </table:table-cell>
          <table:table-cell office:value-type="string" table:style-name="ce1">
            <text:p>24/7 Customer Support Desk Availability</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Network infrastructure, associated devices &amp; licences</text:p>
          </table:table-cell>
          <table:table-cell office:value-type="string" table:style-name="ce1">
            <text:p>EXPONENTIAL-E LIMITED</text:p>
          </table:table-cell>
          <table:table-cell office:value-type="string" table:style-name="ce1">
            <text:p>Customer Support - Critical Calls answered within 15 mins</text:p>
          </table:table-cell>
          <table:table-cell office:value-type="string" table:style-name="ce1">
            <text:p>Within 15 mi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p>
          </table:table-cell>
          <table:table-cell office:value-type="string" table:style-name="ce1">
            <text:p>Network infrastructure, associated devices &amp; licences</text:p>
          </table:table-cell>
          <table:table-cell office:value-type="string" table:style-name="ce1">
            <text:p>EXPONENTIAL-E LIMITED</text:p>
          </table:table-cell>
          <table:table-cell office:value-type="string" table:style-name="ce1">
            <text:p>Incident Resolution</text:p>
          </table:table-cell>
          <table:table-cell office:value-type="string" table:style-name="ce1">
            <text:p>95%</text:p>
          </table:table-cell>
          <table:table-cell office:value-type="string" table:style-name="ce1">
            <text:p>Inadequate</text:p>
          </table:table-cell>
          <table:table-cell office:value-type="string" table:style-name="ce1">
            <text:p>No comment provid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s/></text:p>
          </table:table-cell>
          <table:table-cell office:value-type="string" table:style-name="ce1">
            <text:p>Strategic Partner for Platform Delivery &amp; Technology Services</text:p>
          </table:table-cell>
          <table:table-cell office:value-type="string" table:style-name="ce1">
            <text:p>Cap Gemini UK PLC<text:s/></text:p>
          </table:table-cell>
          <table:table-cell office:value-type="string" table:style-name="ce1">
            <text:p>Increasing the quantity of outcome based &amp; fixed price SoWs - work in collaboration to find an opportunity to move towards outcome-based and fixed price delivery model<text:s/></text:p>
          </table:table-cell>
          <table:table-cell office:value-type="string" table:style-name="ce1">
            <text:p>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Student Loans Company<text:s/></text:p>
          </table:table-cell>
          <table:table-cell office:value-type="string" table:style-name="ce1">
            <text:p>Strategic Partner for Platform Delivery &amp; Technology Services</text:p>
          </table:table-cell>
          <table:table-cell office:value-type="string" table:style-name="ce1">
            <text:p>Cap Gemini UK PLC<text:s/></text:p>
          </table:table-cell>
          <table:table-cell office:value-type="string" table:style-name="ce1">
            <text:p>Social Value - Progress against the Social Value themes. Supplier commits to provideing oppourtunities that support the key social value themes of Tackling Economic Inequality, Fighting Climate Change, Equal Oppourtunity and Wellbeing</text:p>
          </table:table-cell>
          <table:table-cell office:value-type="string" table:style-name="ce1">
            <text:p>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Ambition Institute)</text:p>
          </table:table-cell>
          <table:table-cell office:value-type="string" table:style-name="ce1">
            <text:p>Ambition Institute</text:p>
          </table:table-cell>
          <table:table-cell office:value-type="string" table:style-name="ce1">
            <text:p>A minimum of 75% of the Participants that start the training are retained by the end of year 2 of delivery.</text:p>
          </table:table-cell>
          <table:table-cell office:value-type="string" table:style-name="ce1">
            <text:p>Above 7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Ambition Institute)</text:p>
          </table:table-cell>
          <table:table-cell office:value-type="string" table:style-name="ce1">
            <text:p>Ambition Institute</text:p>
          </table:table-cell>
          <table:table-cell office:value-type="string" table:style-name="ce1">
            <text:p>A minimum of 80% of the Participants rate the training good or above at the end of year 1 and 2<text:s/></text:p>
          </table:table-cell>
          <table:table-cell office:value-type="string" table:style-name="ce1">
            <text:p>Above 8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Best Practice Network)</text:p>
          </table:table-cell>
          <table:table-cell office:value-type="string" table:style-name="ce1">
            <text:p>Best Practice Network</text:p>
          </table:table-cell>
          <table:table-cell office:value-type="string" table:style-name="ce1">
            <text:p>A minimum of 75% of the Participants that start the training are retained by the end of year 2 of delivery.</text:p>
          </table:table-cell>
          <table:table-cell office:value-type="string" table:style-name="ce1">
            <text:p>Above 7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Best Practice Network)</text:p>
          </table:table-cell>
          <table:table-cell office:value-type="string" table:style-name="ce1">
            <text:p>Best Practice Network</text:p>
          </table:table-cell>
          <table:table-cell office:value-type="string" table:style-name="ce1">
            <text:p>A minimum of 80% of the Participants rate the training good or above at the end of year 1 and 2</text:p>
          </table:table-cell>
          <table:table-cell office:value-type="string" table:style-name="ce1">
            <text:p>Above 8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Education Development Trust)</text:p>
          </table:table-cell>
          <table:table-cell office:value-type="string" table:style-name="ce1">
            <text:p>Education Development Trust</text:p>
          </table:table-cell>
          <table:table-cell office:value-type="string" table:style-name="ce1">
            <text:p>A minimum of 75% of the Participants that start the training are retained by the end of year 2 of delivery.</text:p>
          </table:table-cell>
          <table:table-cell office:value-type="string" table:style-name="ce1">
            <text:p>Above 7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Education Development Trust)</text:p>
          </table:table-cell>
          <table:table-cell office:value-type="string" table:style-name="ce1">
            <text:p>Education Development Trust</text:p>
          </table:table-cell>
          <table:table-cell office:value-type="string" table:style-name="ce1">
            <text:p>A minimum of 80% of the Participants rate the training good or above at the end of year 1 and 2</text:p>
          </table:table-cell>
          <table:table-cell office:value-type="string" table:style-name="ce1">
            <text:p>Above 80%</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Education Development Trust)</text:p>
          </table:table-cell>
          <table:table-cell office:value-type="string" table:style-name="ce1">
            <text:p>Education Development Trust</text:p>
          </table:table-cell>
          <table:table-cell office:value-type="string" table:style-name="ce1">
            <text:p>Recruit the target number of ECTs and their assigned Mentors onto the programme by the end of October 2021.</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 22/23 Q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Teach First)</text:p>
          </table:table-cell>
          <table:table-cell office:value-type="string" table:style-name="ce1">
            <text:p>Teach First</text:p>
          </table:table-cell>
          <table:table-cell office:value-type="string" table:style-name="ce1">
            <text:p>A minimum of 75% of the Participants that start the training are retained by the end of year 2 of delivery.</text:p>
          </table:table-cell>
          <table:table-cell office:value-type="string" table:style-name="ce1">
            <text:p>Above 75%</text:p>
          </table:table-cell>
          <table:table-cell office:value-type="string" table:style-name="ce1">
            <text:p>Other - Consider returned</text:p>
          </table:table-cell>
          <table:table-cell office:value-type="string" table:style-name="ce1">
            <text:p>Due to be reported FY 22/23 Q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Teach First)</text:p>
          </table:table-cell>
          <table:table-cell office:value-type="string" table:style-name="ce1">
            <text:p>Teach First</text:p>
          </table:table-cell>
          <table:table-cell office:value-type="string" table:style-name="ce1">
            <text:p>A minimum of 80% of the Participants rate the training good or above at the end of year 1 and 2</text:p>
          </table:table-cell>
          <table:table-cell office:value-type="string" table:style-name="ce1">
            <text:p>Above 80%</text:p>
          </table:table-cell>
          <table:table-cell office:value-type="string" table:style-name="ce1">
            <text:p>Other - Consider returned</text:p>
          </table:table-cell>
          <table:table-cell office:value-type="string" table:style-name="ce1">
            <text:p>Due to be reported FY 22/23 Q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Teach First)</text:p>
          </table:table-cell>
          <table:table-cell office:value-type="string" table:style-name="ce1">
            <text:p>Teach First</text:p>
          </table:table-cell>
          <table:table-cell office:value-type="string" table:style-name="ce1">
            <text:p>Recruit the target number of ECTs and their assigned Mentors onto the programme by the end of October 2021.</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 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UCL Consultants)</text:p>
          </table:table-cell>
          <table:table-cell office:value-type="string" table:style-name="ce1">
            <text:p>UCL Consultants Ltd</text:p>
          </table:table-cell>
          <table:table-cell office:value-type="string" table:style-name="ce1">
            <text:p>A minimum of 75% of the Participants that start the training are retained by the end of year 2 of delivery.</text:p>
          </table:table-cell>
          <table:table-cell office:value-type="string" table:style-name="ce1">
            <text:p>Above 75%</text:p>
          </table:table-cell>
          <table:table-cell office:value-type="string" table:style-name="ce1">
            <text:p>Other - Consider returned</text:p>
          </table:table-cell>
          <table:table-cell office:value-type="string" table:style-name="ce1">
            <text:p>Due to be reported FY 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UCL Consultants)</text:p>
          </table:table-cell>
          <table:table-cell office:value-type="string" table:style-name="ce1">
            <text:p>UCL Consultants Ltd</text:p>
          </table:table-cell>
          <table:table-cell office:value-type="string" table:style-name="ce1">
            <text:p>A minimum of 80% of the Participants rate the training good or above at the end of year 1 and 2<text:s/></text:p>
          </table:table-cell>
          <table:table-cell office:value-type="string" table:style-name="ce1">
            <text:p>Above 80%</text:p>
          </table:table-cell>
          <table:table-cell office:value-type="string" table:style-name="ce1">
            <text:p>Other - Consider returned</text:p>
          </table:table-cell>
          <table:table-cell office:value-type="string" table:style-name="ce1">
            <text:p>Due to be reported FY 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UCL Consultants)</text:p>
          </table:table-cell>
          <table:table-cell office:value-type="string" table:style-name="ce1">
            <text:p>UCL Consultants Ltd</text:p>
          </table:table-cell>
          <table:table-cell office:value-type="string" table:style-name="ce1">
            <text:p>Recruit the target number of ECTs and their assigned Mentors onto the programme by the end of October 2021.</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1</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Microsoft CSP Agreement 2021</text:p>
          </table:table-cell>
          <table:table-cell office:value-type="string" table:style-name="ce1">
            <text:p>Bytes Software Services LTD</text:p>
          </table:table-cell>
          <table:table-cell office:value-type="string" table:style-name="ce1">
            <text:p>Accurate and timely billing of buyer before 1st working day of every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Microsoft CSP Agreement 2021</text:p>
          </table:table-cell>
          <table:table-cell office:value-type="string" table:style-name="ce1">
            <text:p>Bytes Software Services LTD</text:p>
          </table:table-cell>
          <table:table-cell office:value-type="string" table:style-name="ce1">
            <text:p>Reseller portal availability. Target of 96% at all times</text:p>
          </table:table-cell>
          <table:table-cell office:value-type="string" table:style-name="ce1">
            <text:p>98%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Microsoft CSP Agreement 2021</text:p>
          </table:table-cell>
          <table:table-cell office:value-type="string" table:style-name="ce1">
            <text:p>Bytes Software Services LTD</text:p>
          </table:table-cell>
          <table:table-cell office:value-type="string" table:style-name="ce1">
            <text:p>Response to account queries within 1 working da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Church of England)</text:p>
          </table:table-cell>
          <table:table-cell office:value-type="string" table:style-name="ce1">
            <text:p>Church of England<text:s/></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Church of England)</text:p>
          </table:table-cell>
          <table:table-cell office:value-type="string" table:style-name="ce1">
            <text:p>Church of England<text:s/></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Church of England)</text:p>
          </table:table-cell>
          <table:table-cell office:value-type="string" table:style-name="ce1">
            <text:p>Church of England<text:s/></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Best Practice Network)</text:p>
          </table:table-cell>
          <table:table-cell office:value-type="string" table:style-name="ce1">
            <text:p>Best Practice Network</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Best Practice Network)</text:p>
          </table:table-cell>
          <table:table-cell office:value-type="string" table:style-name="ce1">
            <text:p>Best Practice Network</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Best Practice Network)</text:p>
          </table:table-cell>
          <table:table-cell office:value-type="string" table:style-name="ce1">
            <text:p>Best Practice Network</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UCL)</text:p>
          </table:table-cell>
          <table:table-cell office:value-type="string" table:style-name="ce1">
            <text:p>UCL Consultants Ltd</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UCL)</text:p>
          </table:table-cell>
          <table:table-cell office:value-type="string" table:style-name="ce1">
            <text:p>UCL Consultants Ltd</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UCL)</text:p>
          </table:table-cell>
          <table:table-cell office:value-type="string" table:style-name="ce1">
            <text:p>UCL Consultants Ltd</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er Development Trust)</text:p>
          </table:table-cell>
          <table:table-cell office:value-type="string" table:style-name="ce1">
            <text:p>Teacher Development Trust</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er Development Trust)</text:p>
          </table:table-cell>
          <table:table-cell office:value-type="string" table:style-name="ce1">
            <text:p>Teacher Development Trust</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4/25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er Development Trust)</text:p>
          </table:table-cell>
          <table:table-cell office:value-type="string" table:style-name="ce1">
            <text:p>Teacher Development Trust</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Education Development Trust)</text:p>
          </table:table-cell>
          <table:table-cell office:value-type="string" table:style-name="ce1">
            <text:p>Education Development Trust</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Education Development Trust)</text:p>
          </table:table-cell>
          <table:table-cell office:value-type="string" table:style-name="ce1">
            <text:p>Education Development Trust</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Education Development Trust)</text:p>
          </table:table-cell>
          <table:table-cell office:value-type="string" table:style-name="ce1">
            <text:p>Education Development Trust</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 First)</text:p>
          </table:table-cell>
          <table:table-cell office:value-type="string" table:style-name="ce1">
            <text:p>Teach First</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 First)</text:p>
          </table:table-cell>
          <table:table-cell office:value-type="string" table:style-name="ce1">
            <text:p>Teach First</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 First)</text:p>
          </table:table-cell>
          <table:table-cell office:value-type="string" table:style-name="ce1">
            <text:p>Teach First</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Mandarin Excellence Programme</text:p>
          </table:table-cell>
          <table:table-cell office:value-type="string" table:style-name="ce1">
            <text:p>UCL Consultants Ltd</text:p>
          </table:table-cell>
          <table:table-cell office:value-type="string" table:style-name="ce1">
            <text:p>Recruitment of 2,000 participating pupils per Year 7 cohort from 2021-2024.</text:p>
          </table:table-cell>
          <table:table-cell office:value-type="string" table:style-name="ce1">
            <text:p>More than 20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RM6074 call off-DfE CO2 monitors for Educational Settings phase2 - REXEL con_11705</text:p>
          </table:table-cell>
          <table:table-cell office:value-type="string" table:style-name="ce1">
            <text:p>Rexel UK Ltd</text:p>
          </table:table-cell>
          <table:table-cell office:value-type="string" table:style-name="ce1">
            <text:p>Customer service response - Availability and timing of response/resolution</text:p>
          </table:table-cell>
          <table:table-cell office:value-type="string" table:style-name="ce1">
            <text:p>&gt;=95%</text:p>
          </table:table-cell>
          <table:table-cell office:value-type="string" table:style-name="ce1">
            <text:p>Other - Consider returned</text:p>
          </table:table-cell>
          <table:table-cell office:value-type="string" table:style-name="ce1">
            <text:p>Contract fulfill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RM6074 call off-DfE CO2 monitors for Educational Settings phase2 - REXEL con_11705</text:p>
          </table:table-cell>
          <table:table-cell office:value-type="string" table:style-name="ce1">
            <text:p>Rexel UK Ltd</text:p>
          </table:table-cell>
          <table:table-cell office:value-type="string" table:style-name="ce1">
            <text:p>Delivery performance - Total volume of CO2 monitors due to be received each period (excluding delays caused by factors outside of the Supplier’s control) *educational settings*</text:p>
          </table:table-cell>
          <table:table-cell office:value-type="string" table:style-name="ce1">
            <text:p>&gt;=95%</text:p>
          </table:table-cell>
          <table:table-cell office:value-type="string" table:style-name="ce1">
            <text:p>Other - Consider returned</text:p>
          </table:table-cell>
          <table:table-cell office:value-type="string" table:style-name="ce1">
            <text:p>Contract fulfill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RM6074 call off-DfE CO2 monitors for Educational Settings phase2 - REXEL con_11705</text:p>
          </table:table-cell>
          <table:table-cell office:value-type="string" table:style-name="ce1">
            <text:p>Rexel UK Ltd</text:p>
          </table:table-cell>
          <table:table-cell office:value-type="string" table:style-name="ce1">
            <text:p>Number of faulty devices - % of devices returned under warranty/DOA<text:s/></text:p>
          </table:table-cell>
          <table:table-cell office:value-type="string" table:style-name="ce1">
            <text:p>Less than 0.1%</text:p>
          </table:table-cell>
          <table:table-cell office:value-type="string" table:style-name="ce1">
            <text:p>Other - Consider returned</text:p>
          </table:table-cell>
          <table:table-cell office:value-type="string" table:style-name="ce1">
            <text:p>Contract fulfill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Contribution to Environment Agency Flood Schemes</text:p>
          </table:table-cell>
          <table:table-cell office:value-type="string" table:style-name="ce1">
            <text:p>Environment Agency</text:p>
          </table:table-cell>
          <table:table-cell office:value-type="string" table:style-name="ce1">
            <text:p>Actively consult and engage with each of the area schools benefiting from flood resilience during planning and design stage of each Scheme. The required KPI is complete between 5-10 Schemes each FY</text:p>
          </table:table-cell>
          <table:table-cell office:value-type="string" table:style-name="ce1">
            <text:p>5 to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Contribution to Environment Agency Flood Schemes</text:p>
          </table:table-cell>
          <table:table-cell office:value-type="string" table:style-name="ce1">
            <text:p>Environment Agency</text:p>
          </table:table-cell>
          <table:table-cell office:value-type="string" table:style-name="ce1">
            <text:p>Annual report to be delivered to the DfE with total number Schools visited and presentations made on or shortly after 31 March in each year of this Agreement</text:p>
          </table:table-cell>
          <table:table-cell office:value-type="string" table:style-name="ce1">
            <text:p>40 to 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Contribution to Environment Agency Flood Schemes</text:p>
          </table:table-cell>
          <table:table-cell office:value-type="string" table:style-name="ce1">
            <text:p>Environment Agency</text:p>
          </table:table-cell>
          <table:table-cell office:value-type="string" table:style-name="ce1">
            <text:p>Social Value KPI - The EA Partnership Funding will have a positive environmental impact, reducing the flood risk to schools and local communities. Total number of Schools protected</text:p>
          </table:table-cell>
          <table:table-cell office:value-type="string" table:style-name="ce1">
            <text:p>15 to 3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Erasmus+ (2014-2020)</text:p>
          </table:table-cell>
          <table:table-cell office:value-type="string" table:style-name="ce1">
            <text:p>British Council</text:p>
          </table:table-cell>
          <table:table-cell office:value-type="string" table:style-name="ce1">
            <text:p>Debt Recovery of Grant : Debt Recovery of grant payments issued to beneficiaries for Erasmus+ and European Solidarity Corporations projects in call years 2018 to 2020, and future yea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Erasmus+ (2014-2020)</text:p>
          </table:table-cell>
          <table:table-cell office:value-type="string" table:style-name="ce1">
            <text:p>British Council</text:p>
          </table:table-cell>
          <table:table-cell office:value-type="string" table:style-name="ce1">
            <text:p>Performance Management : Risk, Exit and Contract Management plans of the Erasmus+ programme are accurat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Erasmus+ (2014-2020)</text:p>
          </table:table-cell>
          <table:table-cell office:value-type="string" table:style-name="ce1">
            <text:p>British Council</text:p>
          </table:table-cell>
          <table:table-cell office:value-type="string" table:style-name="ce1">
            <text:p>Performance Management <text:s/>: Submission of Performance Reports to National Authority including Quantification. As referenced in Interim Half Yearly and Annual Performance Report including Quantification data (section 14) within the residual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Response to Severity Levels – Levels 1-5 (range from 30mins to 24 hours): <text:s/>Response to Severity Levels:</text:p>
            <text:p>•<text:tab/>Level 1 Supplier will respond within thirty (30) minutes of receipt of case and Supplier shall remain accessible for troubleshooting from the time a Severity 1 issue is logged until such time as it is resolved.<text:s/></text:p>
            <text:p>•<text:tab/>Level 2 Supplier will respond within one (1) hour of receipt of case and Supplier shall remain accessible for troubleshooting from the time a Severity 2 issue is logged until such time as it is resolved.<text:s/></text:p>
            <text:p>•<text:tab/>Level 3 Supplier will respond within four (4) hours of receipt of case.<text:s/></text:p>
            <text:p>•<text:tab/>Level 4 Supplier will respond within twenty-four (24) hours of receipt of case.<text:s/></text:p>
            <text:p>•<text:tab/>Level 5 Supplier will respond within twenty-four (24) hours of receipt of case.</text:p>
          </table:table-cell>
          <table:table-cell office:value-type="string" table:style-name="ce1">
            <text:p>All response levels have been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Workday HR system service availability commitment for a given calendar month is 99.7%</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Workday’s Service Response commitment is: (i) not less than 50% of (online) transactions in one (1) second or less and (ii) not more than 10% in two and a half (2.5) seconds or more.</text:p>
          </table:table-cell>
          <table:table-cell office:value-type="string" table:style-name="ce1">
            <text:p>both measures are excee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avas - Get Into Teaching creative agency</text:p>
          </table:table-cell>
          <table:table-cell office:value-type="string" table:style-name="ce1">
            <text:p>Havas Worldwide London Limited</text:p>
          </table:table-cell>
          <table:table-cell office:value-type="string" table:style-name="ce1">
            <text:p>Average client satisfaction score with agency performance across a range of measures</text:p>
          </table:table-cell>
          <table:table-cell office:value-type="string" table:style-name="ce1">
            <text:p>Score 7-10 out of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1 (1) Retirement Benefit Payments:</text:p>
            <text:p>Target is 100% by payable date or if late application, 100% within 10 working days of receiving an application form. Volume actioned or any outstanding failed cases above 45 days</text:p>
          </table:table-cell>
          <table:table-cell office:value-type="string" table:style-name="ce1">
            <text:p>100% of volume actioned</text:p>
          </table:table-cell>
          <table:table-cell office:value-type="string" table:style-name="ce1">
            <text:p>Requires Improvement</text:p>
          </table:table-cell>
          <table:table-cell office:value-type="string" table:style-name="ce1">
            <text:p>In January 2022, the supplier migrated to an updated administration system, which caused some case progression issues, and this impacted service level performance. This has now been resolved and performance has improved in the following period, resulting in the target being missed by only a small percentage. The performance will be monitored.<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2 (2) Pension Payments</text:p>
            <text:p>Target is 100% on due Dat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3 (4b) Death Benefit Payments (continuing entitlement)</text:p>
            <text:p>Target is 100% within 7 working days of receipt of the completed application form.</text:p>
          </table:table-cell>
          <table:table-cell office:value-type="string" table:style-name="ce1">
            <text:p>100% within 7 days of receipt of the completed application for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Impact - 90% Service Users successfully completed a school based initiative</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Retention - 95% of Service Users complete the programme<text:s/></text:p>
          </table:table-cell>
          <table:table-cell office:value-type="string" table:style-name="ce1">
            <text:p>9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Satisfaction - 85% of Service Users rate the overall Programme as good or above at the end of the second year</text:p>
          </table:table-cell>
          <table:table-cell office:value-type="string" table:style-name="ce1">
            <text:p>8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Senior Leaders Programme<text:s/></text:p>
          </table:table-cell>
          <table:table-cell office:value-type="string" table:style-name="ce1">
            <text:p>Ambition Institute</text:p>
          </table:table-cell>
          <table:table-cell office:value-type="string" table:style-name="ce1">
            <text:p>Pupil Impact - Successful completion of a school-based improvement initiative (to be completed by the end of the programme).<text:s/></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Senior Leaders Programme<text:s/></text:p>
          </table:table-cell>
          <table:table-cell office:value-type="string" table:style-name="ce1">
            <text:p>Ambition Institute</text:p>
          </table:table-cell>
          <table:table-cell office:value-type="string" table:style-name="ce1">
            <text:p>Retention - Retention rates will be measured for each cohort from the start of the programme each year through to the end of the academic year, for each year of the programme</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etwork of Science Learning Partnerships + Extension to 2022</text:p>
          </table:table-cell>
          <table:table-cell office:value-type="string" table:style-name="ce1">
            <text:p>STEM Learning Ltd.</text:p>
          </table:table-cell>
          <table:table-cell office:value-type="string" table:style-name="ce1">
            <text:p>Number of Continuous Professional Development (CPD) days each year</text:p>
          </table:table-cell>
          <table:table-cell office:value-type="string" table:style-name="ce1">
            <text:p>412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etwork of Science Learning Partnerships + Extension to 2022</text:p>
          </table:table-cell>
          <table:table-cell office:value-type="string" table:style-name="ce1">
            <text:p>STEM Learning Ltd.</text:p>
          </table:table-cell>
          <table:table-cell office:value-type="string" table:style-name="ce1">
            <text:p>Total number of primary schools engaging with the programme each year</text:p>
          </table:table-cell>
          <table:table-cell office:value-type="string" table:style-name="ce1">
            <text:p>871.2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etwork of Science Learning Partnerships + Extension to 2022</text:p>
          </table:table-cell>
          <table:table-cell office:value-type="string" table:style-name="ce1">
            <text:p>STEM Learning Ltd.</text:p>
          </table:table-cell>
          <table:table-cell office:value-type="string" table:style-name="ce1">
            <text:p>Total number of secondary schools engaging with the programme each year</text:p>
          </table:table-cell>
          <table:table-cell office:value-type="string" table:style-name="ce1">
            <text:p>546.2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o manage the Adoption Support Fund</text:p>
          </table:table-cell>
          <table:table-cell office:value-type="string" table:style-name="ce1">
            <text:p>Mott MacDonald Ltd</text:p>
          </table:table-cell>
          <table:table-cell office:value-type="string" table:style-name="ce1">
            <text:p>All correctly completed applications above the Fair Access Limits are assessed and sent to the Department for approval within 3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o manage the Adoption Support Fund</text:p>
          </table:table-cell>
          <table:table-cell office:value-type="string" table:style-name="ce1">
            <text:p>Mott MacDonald Ltd</text:p>
          </table:table-cell>
          <table:table-cell office:value-type="string" table:style-name="ce1">
            <text:p>Applications under the current Fair Access Limits (£5k for therapy and £2.5k for specialist assessment), correctly completed by the Local Authority / Regional Adoption Agency, are processed within 20 day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o manage the Adoption Support Fund</text:p>
          </table:table-cell>
          <table:table-cell office:value-type="string" table:style-name="ce1">
            <text:p>Mott MacDonald Ltd</text:p>
          </table:table-cell>
          <table:table-cell office:value-type="string" table:style-name="ce1">
            <text:p>Percentage of the fund distributed in line with demand of each financial year in accordance with government accounting rules (and by building on the existing Government Internal Audit Agency audited proces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2 - Percentage of Ineffective Calls, Abandoned Calls, Ineffective Webchat Sessions and Abandoned Webchat Sessions<text:s/></text:p>
          </table:table-cell>
          <table:table-cell office:value-type="string" table:style-name="ce1">
            <text:p>up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7 - Percentage of actual Registrants supported by an Adviser that apply to Initial Teacher Training against number of Registrants forecasted to apply to Initial Teacher Training.</text:p>
          </table:table-cell>
          <table:table-cell office:value-type="string" table:style-name="ce1">
            <text:p>99%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8 - Percentage of actual Registrants supported by an Adviser that successfully apply to Initial Teacher against number of Registrants forecasted to apply to Initial Teacher Training.</text:p>
          </table:table-cell>
          <table:table-cell office:value-type="string" table:style-name="ce1">
            <text:p>99%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Stimulating Physics Network + Extension to 2022</text:p>
          </table:table-cell>
          <table:table-cell office:value-type="string" table:style-name="ce1">
            <text:p>The Institute of Physics</text:p>
          </table:table-cell>
          <table:table-cell office:value-type="string" table:style-name="ce1">
            <text:p>Mean response for participants feedback in the Inclusion Project, which targets schools with low progression rates of girls and underrepresented groups to A level Physics</text:p>
          </table:table-cell>
          <table:table-cell office:value-type="string" table:style-name="ce1">
            <text:p>7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Stimulating Physics Network + Extension to 2022</text:p>
          </table:table-cell>
          <table:table-cell office:value-type="string" table:style-name="ce1">
            <text:p>The Institute of Physics</text:p>
          </table:table-cell>
          <table:table-cell office:value-type="string" table:style-name="ce1">
            <text:p>Number of Continuous Professional Development (CPD) hours delivered to partner and non-partner schools. Partner schools are schools which have low rates of progression to Physics A Level.</text:p>
          </table:table-cell>
          <table:table-cell office:value-type="string" table:style-name="ce1">
            <text:p>2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HPITT) programme</text:p>
          </table:table-cell>
          <table:table-cell office:value-type="string" table:style-name="ce1">
            <text:p>Teach First</text:p>
          </table:table-cell>
          <table:table-cell office:value-type="string" table:style-name="ce1">
            <text:p>The Contractor will ensure that 90% of recruits that start Summer Institute achieve Qualified Teacher Status excluding those trainees who begin on a probation period and leave the programme.</text:p>
          </table:table-cell>
          <table:table-cell office:value-type="string" table:style-name="ce1">
            <text:p>90%</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HPITT) programme</text:p>
          </table:table-cell>
          <table:table-cell office:value-type="string" table:style-name="ce1">
            <text:p>Teach First</text:p>
          </table:table-cell>
          <table:table-cell office:value-type="string" table:style-name="ce1">
            <text:p>The Contractor will ensure that 94% of those that achieve Qualified Teacher Status complete year 2 as teachers.</text:p>
          </table:table-cell>
          <table:table-cell office:value-type="string" table:style-name="ce1">
            <text:p>94%</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Fast-Track Social Work Programme - Frontline cohorts '20 &amp; '21</text:p>
          </table:table-cell>
          <table:table-cell office:value-type="string" table:style-name="ce1">
            <text:p>The Frontline Organisation</text:p>
          </table:table-cell>
          <table:table-cell office:value-type="string" table:style-name="ce1">
            <text:p>Cohort 20 - Year 1 participant satisfaction: % of participants satisfied/very satisfied with the programme</text:p>
          </table:table-cell>
          <table:table-cell office:value-type="string" table:style-name="ce1">
            <text:p>&gt;75.00%</text:p>
          </table:table-cell>
          <table:table-cell office:value-type="string" table:style-name="ce1">
            <text:p>Other - Consider returned</text:p>
          </table:table-cell>
          <table:table-cell office:value-type="string" table:style-name="ce1">
            <text:p>Due to be reported FY22/23 Q1</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CCTV Monitoring Service: Security technology deployed to vacant sites. Technology to be available 95% of the time, monitored effectively, repaired and replaced in a timely manner</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Guarding Deployment: The required number of guards must be provided in accordance with the contract. Guards should be uniformed as required. <text:s/>(Manned Guarding and Dog Handl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Statutory Compliance: Statutory compliance in accordance with contractual requirements completed by specified dates @ 100%</text:p>
          </table:table-cell>
          <table:table-cell office:value-type="string" table:style-name="ce1">
            <text:p>100%</text:p>
          </table:table-cell>
          <table:table-cell office:value-type="string" table:style-name="ce1">
            <text:p>Approaching Target</text:p>
          </table:table-cell>
          <table:table-cell office:value-type="string" table:style-name="ce1">
            <text:p>one inspection was missed in Feb 22 due to squatters taking possession of the building. The missing report was undertaken and 100% compliance restored once the property was resecured via court ord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60% non-priority schools that are engaged each year.<text: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82% Primary priority schools that are engaged each year.<text: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92% of Secondary priority schools that are engaged each year.</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3594 engaged teacher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5260 teachers who have made positive start to their CSA journey.</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Target of 61% of engaged teachers that become upskilled.<text:s text:c="2"/></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 Levels PD</text:p>
          </table:table-cell>
          <table:table-cell office:value-type="string" table:style-name="ce1">
            <text:p>Education and Training Foundation</text:p>
          </table:table-cell>
          <table:table-cell office:value-type="string" table:style-name="ce1">
            <text:p>KPI 1 - Every teacher has timely access to high quality T Level Professional Development support they require by 31st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 Levels PD</text:p>
          </table:table-cell>
          <table:table-cell office:value-type="string" table:style-name="ce1">
            <text:p>Education and Training Foundation</text:p>
          </table:table-cell>
          <table:table-cell office:value-type="string" table:style-name="ce1">
            <text:p>KPI 2 - Anyone who has a role in T Level delivery can access Understanding T Levels by 31st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T Levels PD</text:p>
          </table:table-cell>
          <table:table-cell office:value-type="string" table:style-name="ce1">
            <text:p>Education and Training Foundation</text:p>
          </table:table-cell>
          <table:table-cell office:value-type="string" table:style-name="ce1">
            <text:p>KPI 3- Teachers teaching T Levels can interact and collaborate with each other on a regional and/or subject specific basis so that they can reflect on and embed their professional development by 31st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Regional Schools Buying Hubs Pilot - South West</text:p>
          </table:table-cell>
          <table:table-cell office:value-type="string" table:style-name="ce1">
            <text:p>Schools Buying Club Limited</text:p>
          </table:table-cell>
          <table:table-cell office:value-type="string" table:style-name="ce1">
            <text:p>By the end full contract period (pilot and Post Pilot Phase phases to 31 January 2022): a total minimum of 1331 (circa 57%) of all eligible schools within the region will have actively engaged with the hub service</text:p>
          </table:table-cell>
          <table:table-cell office:value-type="string" table:style-name="ce1">
            <text:p>57% of schools engag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Regional Schools Buying Hubs Pilot - South West</text:p>
          </table:table-cell>
          <table:table-cell office:value-type="string" table:style-name="ce1">
            <text:p>Schools Buying Club Limited</text:p>
          </table:table-cell>
          <table:table-cell office:value-type="string" table:style-name="ce1">
            <text:p>Minimum annual savings target - savings generated for schools - is set at £5.43m for year 2 (1st January 2021 – 31st December 2021) based on contractual term savings</text:p>
          </table:table-cell>
          <table:table-cell office:value-type="string" table:style-name="ce1">
            <text:p>Minimum savings of £1,357,500 <text:s/>per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Regional Schools Buying Hubs Pilot - South West</text:p>
          </table:table-cell>
          <table:table-cell office:value-type="string" table:style-name="ce1">
            <text:p>Schools Buying Club Limited</text:p>
          </table:table-cell>
          <table:table-cell office:value-type="string" table:style-name="ce1">
            <text:p>Response rate to customer satisfaction surveys to meet defined targets - Overall no less than 80% customer satisfaction</text:p>
          </table:table-cell>
          <table:table-cell office:value-type="string" table:style-name="ce1">
            <text:p>80% customer satisfactio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upil Data Achievement and Attainment Tables (NPDAAT) Service</text:p>
          </table:table-cell>
          <table:table-cell office:value-type="string" table:style-name="ce1">
            <text:p>RM Education Resources</text:p>
          </table:table-cell>
          <table:table-cell office:value-type="string" table:style-name="ce1">
            <text:p>Data collection platform availability: The Supplier’s online platform is available for 99.8% of the time (this is based upon 24/7 availability in the key collection periods which are outlined in the Department’s annual Data Submission specification).</text:p>
            <text:p/>
            <text:p>The term “available” in this KPI means that the platform is functioning so that users are able to upload the relevant data (this does however exclude any temporary issues with the Internet itself and/or connectivity, any periods of Agreed Downtime and any other issues that are beyond the control of the Supplier).</text:p>
            <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upil Data Achievement and Attainment Tables (NPDAAT) Service</text:p>
          </table:table-cell>
          <table:table-cell office:value-type="string" table:style-name="ce1">
            <text:p>RM Education Resources</text:p>
          </table:table-cell>
          <table:table-cell office:value-type="string" table:style-name="ce1">
            <text:p>The Supplier will meet of 100% of Key Milestones and Key Deliverables (for which it is responsible) to the agreed dates (as set out in Statement of Works).<text:s/></text:p>
            <text:p/>
            <text:p>A Key Milestone or Key Deliverable will not be defined as missed if an exception is agreed in advance or the Key Milestone or Key Deliverable is not the responsibility of the Supplier.</text:p>
            <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National Pupil Data Achievement and Attainment Tables (NPDAAT) Service</text:p>
          </table:table-cell>
          <table:table-cell office:value-type="string" table:style-name="ce1">
            <text:p>RM Education Resources</text:p>
          </table:table-cell>
          <table:table-cell office:value-type="string" table:style-name="ce1">
            <text:p>The Supplier will undertake 100% of agreed data matching activities on the data collected (including late results data and data received following the schools checking exercise) as defined by the Statement of Works (SoW).</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Delivery of monthly report by end of 10th working day of the following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eller Portal Availability. Target of 98% availability at all ti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ponse to account queries within one working da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NORMID - 2019-25 Cohort</text:p>
          </table:table-cell>
          <table:table-cell office:value-type="string" table:style-name="ce1">
            <text:p>The University of Manchester</text:p>
          </table:table-cell>
          <table:table-cell office:value-type="string" table:style-name="ce1">
            <text:p>100% (123) of all ITEP scheme places successfully filled by the provider for each yearly intake in each cohort</text:p>
          </table:table-cell>
          <table:table-cell office:value-type="string" table:style-name="ce1">
            <text:p>120 to 123</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NORMID - 2019-25 Cohort</text:p>
          </table:table-cell>
          <table:table-cell office:value-type="string" table:style-name="ce1">
            <text:p>The University of Manchester</text:p>
          </table:table-cell>
          <table:table-cell office:value-type="string" table:style-name="ce1">
            <text:p>95% (351) of Graduates remain employed as Educational Psychologists by an English Local Authority for at least 2 years full time</text:p>
          </table:table-cell>
          <table:table-cell office:value-type="string" table:style-name="ce1">
            <text:p>345 to 351</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NORMID - 2019-25 Cohort</text:p>
          </table:table-cell>
          <table:table-cell office:value-type="string" table:style-name="ce1">
            <text:p>The University of Manchester</text:p>
          </table:table-cell>
          <table:table-cell office:value-type="string" table:style-name="ce1">
            <text:p>At least 92% (339) of trainees will qualify upon completion of their respective course</text:p>
          </table:table-cell>
          <table:table-cell office:value-type="string" table:style-name="ce1">
            <text:p>330 to 339</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SEEL - 2019-25 Cohort</text:p>
          </table:table-cell>
          <table:table-cell office:value-type="string" table:style-name="ce1">
            <text:p>University College London</text:p>
          </table:table-cell>
          <table:table-cell office:value-type="string" table:style-name="ce1">
            <text:p>100% (80) of all ITEP scheme places successfully filled by the Contractor for each early intake in each cohort.</text:p>
          </table:table-cell>
          <table:table-cell office:value-type="string" table:style-name="ce1">
            <text:p>75 to 80</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SEEL - 2019-25 Cohort</text:p>
          </table:table-cell>
          <table:table-cell office:value-type="string" table:style-name="ce1">
            <text:p>University College London</text:p>
          </table:table-cell>
          <table:table-cell office:value-type="string" table:style-name="ce1">
            <text:p>95% (228) of Graduates remain employed as Educational Psychologists by an English Local Authority for at least 2 years full time</text:p>
          </table:table-cell>
          <table:table-cell office:value-type="string" table:style-name="ce1">
            <text:p>225 to 228</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SEEL - 2019-25 Cohort</text:p>
          </table:table-cell>
          <table:table-cell office:value-type="string" table:style-name="ce1">
            <text:p>University College London</text:p>
          </table:table-cell>
          <table:table-cell office:value-type="string" table:style-name="ce1">
            <text:p>At least 92% (228) of trainees will qualify upon completion of their respective course.</text:p>
          </table:table-cell>
          <table:table-cell office:value-type="string" table:style-name="ce1">
            <text:p>225 to 228</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ensure that 86% of Participants who start Year 1 of the Programme will complete Year 2 of the Programme</text:p>
          </table:table-cell>
          <table:table-cell office:value-type="string" table:style-name="ce1">
            <text:p>94.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ensure that 90% of Participants who start Year 1 of the Programme will achieve QTS by the end of the Programme<text:s text:c="2"/></text:p>
          </table:table-cell>
          <table:table-cell office:value-type="string" table:style-name="ce1">
            <text:p>90.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Centres for Excellence in Maths</text:p>
          </table:table-cell>
          <table:table-cell office:value-type="string" table:style-name="ce1">
            <text:p>The Education and Training Foundation</text:p>
          </table:table-cell>
          <table:table-cell office:value-type="string" table:style-name="ce1">
            <text:p>KPI 5c Maths Networks (Teacher Reach and Satisfaction) By the end of Y3 3,150 teachers will have received CPD delivered through their local CfEM network.</text:p>
          </table:table-cell>
          <table:table-cell office:value-type="string" table:style-name="ce1">
            <text:p>Above 42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Centres for Excellence in Maths</text:p>
          </table:table-cell>
          <table:table-cell office:value-type="string" table:style-name="ce1">
            <text:p>The Education and Training Foundation</text:p>
          </table:table-cell>
          <table:table-cell office:value-type="string" table:style-name="ce1">
            <text:p>KPI8b Maths Networks Students Reach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Centres for Excellence in Maths</text:p>
          </table:table-cell>
          <table:table-cell office:value-type="string" table:style-name="ce1">
            <text:p>The Education and Training Foundation</text:p>
          </table:table-cell>
          <table:table-cell office:value-type="string" table:style-name="ce1">
            <text:p>KPI9 Improvement in Attainment by the end of financial year 5 (by 31 March 2023) Centres will, on average, demonstrate an improvement.</text:p>
          </table:table-cell>
          <table:table-cell office:value-type="string" table:style-name="ce1">
            <text:p>Above 8</text:p>
          </table:table-cell>
          <table:table-cell office:value-type="string" table:style-name="ce1">
            <text:p>Inadequate</text:p>
          </table:table-cell>
          <table:table-cell office:value-type="string" table:style-name="ce1">
            <text:p>Impacted on return to school after the Covid pandemic with slow uptake in Maths cours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1 - 99.9% of non-fast track cases dispatched to the applicant within 10-15 working day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2 - 99% of fast-track cases dispatched to the applicant within 24-48 hours.</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3 - Less than 2% of applications result in complaints about the service provided.</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Business Central services Partner - Harmonisation, CI developments, licences, interfaces and support and breakfix</text:p>
          </table:table-cell>
          <table:table-cell office:value-type="string" table:style-name="ce1">
            <text:p>Total Enterprise Solutions Limited</text:p>
          </table:table-cell>
          <table:table-cell office:value-type="string" table:style-name="ce1">
            <text:p>Total Enterprise Solutions (TES) response and resolution of P2 Severity Levels calls<text:s/></text:p>
            <text:p>The supplier will respond to P2 support calls within one (1) hour of receipt of case, and will resolve P2 support calls resolved within 1 day of receipt of case</text:p>
          </table:table-cell>
          <table:table-cell office:value-type="string" table:style-name="ce1">
            <text:p>both measures are excee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Business Central services Partner - Harmonisation, CI developments, licences, interfaces and support and breakfix</text:p>
          </table:table-cell>
          <table:table-cell office:value-type="string" table:style-name="ce1">
            <text:p>Total Enterprise Solutions Limited</text:p>
          </table:table-cell>
          <table:table-cell office:value-type="string" table:style-name="ce1">
            <text:p>Total Enterprise Solutions (TES) service 'up' time for a given calendar month is xx %</text:p>
            <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Business Central services Partner - Harmonisation, CI developments, licences, interfaces and support and breakfix</text:p>
          </table:table-cell>
          <table:table-cell office:value-type="string" table:style-name="ce1">
            <text:p>Total Enterprise Solutions Limited</text:p>
          </table:table-cell>
          <table:table-cell office:value-type="string" table:style-name="ce1">
            <text:p>Total Enterprise Solutions (TES) Support calls - response and resolution of P1 Severity Levels calls The supplier will respond to P1 support calls within thirty (30) minutes of receipt of case, and resolve P1 support calls within 4 hours of receipt of case</text:p>
          </table:table-cell>
          <table:table-cell office:value-type="string" table:style-name="ce1">
            <text:p>both measures are excee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2/23 (con8379) _con 8477</text:p>
          </table:table-cell>
          <table:table-cell office:value-type="string" table:style-name="ce1">
            <text:p>Teach First</text:p>
          </table:table-cell>
          <table:table-cell office:value-type="string" table:style-name="ce1">
            <text:p>The supplier will ensure that 86% of Participants who start Year 1 of the Programme will complete Year 2 of the Programme</text:p>
          </table:table-cell>
          <table:table-cell office:value-type="string" table:style-name="ce1">
            <text:p>83% to 86%</text:p>
          </table:table-cell>
          <table:table-cell office:value-type="string" table:style-name="ce1">
            <text:p>Other - Consider returned</text:p>
          </table:table-cell>
          <table:table-cell office:value-type="string" table:style-name="ce1">
            <text:p>Due to be reported FY24/25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2/23 (con8379) _con 8477</text:p>
          </table:table-cell>
          <table:table-cell office:value-type="string" table:style-name="ce1">
            <text:p>Teach First</text:p>
          </table:table-cell>
          <table:table-cell office:value-type="string" table:style-name="ce1">
            <text:p>The supplier will ensure that 90% of Participants who start Year 1 of the Programme will achieve QTS by the end of the Programme<text:s text:c="2"/></text:p>
          </table:table-cell>
          <table:table-cell office:value-type="string" table:style-name="ce1">
            <text:p>90%</text:p>
          </table:table-cell>
          <table:table-cell office:value-type="string" table:style-name="ce1">
            <text:p>Other - Consider returned</text:p>
          </table:table-cell>
          <table:table-cell office:value-type="string" table:style-name="ce1">
            <text:p>Due to be reported FY24/25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2/23 (con8379) _con 8477</text:p>
          </table:table-cell>
          <table:table-cell office:value-type="string" table:style-name="ce1">
            <text:p>Teach First</text:p>
          </table:table-cell>
          <table:table-cell office:value-type="string" table:style-name="ce1">
            <text:p>The supplier will recruit at least 1750 Participants to Start Year 1 of the Programme</text:p>
          </table:table-cell>
          <table:table-cell office:value-type="string" table:style-name="ce1">
            <text:p>1750</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Passenger Services</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Department For Transport UK Vehicle Hire</text:p>
          </table:table-cell>
          <table:table-cell office:value-type="string" table:style-name="ce1">
            <text:p>Enterprise Rent-A-Car UK Ltd</text:p>
          </table:table-cell>
          <table:table-cell office:value-type="string" table:style-name="ce1">
            <text:p>The availability of vehicles requested against the response times in the contract</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Department For Transport UK Vehicle Hire</text:p>
          </table:table-cell>
          <table:table-cell office:value-type="string" table:style-name="ce1">
            <text:p>Enterprise Rent-A-Car UK Ltd</text:p>
          </table:table-cell>
          <table:table-cell office:value-type="string" table:style-name="ce1">
            <text:p>The proportion of bookings which (do not) generate a complaint</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Department For Transport UK Vehicle Hire</text:p>
          </table:table-cell>
          <table:table-cell office:value-type="string" table:style-name="ce1">
            <text:p>Enterprise Rent-A-Car UK Ltd</text:p>
          </table:table-cell>
          <table:table-cell office:value-type="string" table:style-name="ce1">
            <text:p>The proportion of complaints which are resolved to the customer's satisfaction</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Crossrail Project Representative</text:p>
          </table:table-cell>
          <table:table-cell office:value-type="string" table:style-name="ce1">
            <text:p>Jacobs UK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Crossrail Project Representative</text:p>
          </table:table-cell>
          <table:table-cell office:value-type="string" table:style-name="ce1">
            <text:p>Jacobs UK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Crossrail Project Representative</text:p>
          </table:table-cell>
          <table:table-cell office:value-type="string" table:style-name="ce1">
            <text:p>Jacobs UK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3</text:p>
          </table:table-cell>
          <table:table-cell office:value-type="string" table:style-name="ce1">
            <text:p>ATKIN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3</text:p>
          </table:table-cell>
          <table:table-cell office:value-type="string" table:style-name="ce1">
            <text:p>ATKIN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3</text:p>
          </table:table-cell>
          <table:table-cell office:value-type="string" table:style-name="ce1">
            <text:p>ATKIN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4</text:p>
          </table:table-cell>
          <table:table-cell office:value-type="string" table:style-name="ce1">
            <text:p>Gutteridge, Haskins and Davey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4</text:p>
          </table:table-cell>
          <table:table-cell office:value-type="string" table:style-name="ce1">
            <text:p>Gutteridge, Haskins and Davey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4</text:p>
          </table:table-cell>
          <table:table-cell office:value-type="string" table:style-name="ce1">
            <text:p>Gutteridge, Haskins and Davey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End users are satisfied that assets/services have been delivered to contracted scope and quality. Score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Services Delivered to the specified service levels/quality. Scored out of 10.<text: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Supplier complies with the contracted budget management &amp; reporting requirements regarding resource use and transparency. Scored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TTWO0130 - Rail Station Accessibility Audit (National)</text:p>
          </table:table-cell>
          <table:table-cell office:value-type="string" table:style-name="ce1">
            <text:p>ATKIN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TTWO0130 - Rail Station Accessibility Audit (National)</text:p>
          </table:table-cell>
          <table:table-cell office:value-type="string" table:style-name="ce1">
            <text:p>ATKIN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TTWO0130 - Rail Station Accessibility Audit (National)</text:p>
          </table:table-cell>
          <table:table-cell office:value-type="string" table:style-name="ce1">
            <text:p>ATKIN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HS2 Project Representative <text:s/>(PPRO 04/101/054)</text:p>
          </table:table-cell>
          <table:table-cell office:value-type="string" table:style-name="ce1">
            <text:p>KPMG LLP</text:p>
          </table:table-cell>
          <table:table-cell office:value-type="string" table:style-name="ce1">
            <text:p>Services are delivered to the specified scope in the contract. Scored out of 10.<text: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HS2 Project Representative <text:s/>(PPRO 04/101/054)</text:p>
          </table:table-cell>
          <table:table-cell office:value-type="string" table:style-name="ce1">
            <text:p>KPMG LLP</text:p>
          </table:table-cell>
          <table:table-cell office:value-type="string" table:style-name="ce1">
            <text:p>Services Delivered to the specified service levels/quality. Scored out of 10.<text: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HS2 Project Representative <text:s/>(PPRO 04/101/054)</text:p>
          </table:table-cell>
          <table:table-cell office:value-type="string" table:style-name="ce1">
            <text:p>KPMG LLP</text:p>
          </table:table-cell>
          <table:table-cell office:value-type="string" table:style-name="ce1">
            <text:p>Supplier complies with the contracted budget management &amp; reporting requirements regarding resource use and transparency. Scored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DfT Creative Marketing Agency</text:p>
          </table:table-cell>
          <table:table-cell office:value-type="string" table:style-name="ce1">
            <text:p>Y&amp;R</text:p>
          </table:table-cell>
          <table:table-cell office:value-type="string" table:style-name="ce1">
            <text:p>Deliver against agreed time schedules and budget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DfT Creative Marketing Agency</text:p>
          </table:table-cell>
          <table:table-cell office:value-type="string" table:style-name="ce1">
            <text:p>Y&amp;R</text:p>
          </table:table-cell>
          <table:table-cell office:value-type="string" table:style-name="ce1">
            <text:p>Ideas to be bold yet rooted in insight with a flexible and agile approach to delivery</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DfT Creative Marketing Agency</text:p>
          </table:table-cell>
          <table:table-cell office:value-type="string" table:style-name="ce1">
            <text:p>Y&amp;R</text:p>
          </table:table-cell>
          <table:table-cell office:value-type="string" table:style-name="ce1">
            <text:p>Work collaboratively as part of a truly integrated agency group to set and deliver against campaign objectives and KPI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National Security Science and Research Programme</text:p>
          </table:table-cell>
          <table:table-cell office:value-type="string" table:style-name="ce1">
            <text:p>PA CONSULTING SERVICES LIMITED</text:p>
          </table:table-cell>
          <table:table-cell office:value-type="string" table:style-name="ce1">
            <text:p>The Supllier is expected to provide DfT with regular progress updates and attend regular briefing meetings</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National Security Science and Research Programme</text:p>
          </table:table-cell>
          <table:table-cell office:value-type="string" table:style-name="ce1">
            <text:p>PA CONSULTING SERVICES LIMITED</text:p>
          </table:table-cell>
          <table:table-cell office:value-type="string" table:style-name="ce1">
            <text:p>The Supplier is expected to Deliver against the indicative timetable outlined in Annex B of the call-off contract<text:s/></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National Security Science and Research Programme</text:p>
          </table:table-cell>
          <table:table-cell office:value-type="string" table:style-name="ce1">
            <text:p>PA CONSULTING SERVICES LIMITED</text:p>
          </table:table-cell>
          <table:table-cell office:value-type="string" table:style-name="ce1">
            <text:p>The timescales and purpose of this proogramme will require addequate resource and skills levels to be provided</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TROO0139- Extension OLR Financial Advisors</text:p>
          </table:table-cell>
          <table:table-cell office:value-type="string" table:style-name="ce1">
            <text:p>EY</text:p>
          </table:table-cell>
          <table:table-cell office:value-type="string" table:style-name="ce1">
            <text:p>How Satisfied is the client with the Consultant's staff appointed to the project competent and suitably qualified to perform the work required of them by the project? <text:s/>Do the staff communicate effectively, attend regular meetings/conference calls and follow-up accordingly, as required by the project? Are the staff's deliverables consistent with the required reporting/ evaluations expected by the Client team? <text:s/>Where SMEs are engaged, has the competency and performance of the staff from the SME met with the required expectation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TROO0139- Extension OLR Financial Advisors</text:p>
          </table:table-cell>
          <table:table-cell office:value-type="string" table:style-name="ce1">
            <text:p>EY</text:p>
          </table:table-cell>
          <table:table-cell office:value-type="string" table:style-name="ce1">
            <text:p>Team members active and volume of days/hours worked that week (8:00h working day); Narrative of tasks completed by team member; Day rate for that team member;Total cost for the week</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TROO0139- Extension OLR Financial Advisors</text:p>
          </table:table-cell>
          <table:table-cell office:value-type="string" table:style-name="ce1">
            <text:p>EY</text:p>
          </table:table-cell>
          <table:table-cell office:value-type="string" table:style-name="ce1">
            <text:p>The client is responsible for the internal reporting on project costs, which is supported by regular consultant updates on billing and forecasts. <text:s/>How satisfied is the client with the consultant's billing process and forecast updates? Is the client satisfied that it clears GRNs and the Department duly pays the approved invoic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Total Facilities Management Services</text:p>
          </table:table-cell>
          <table:table-cell office:value-type="string" table:style-name="ce1">
            <text:p>MITIE FM LIMITED</text:p>
          </table:table-cell>
          <table:table-cell office:value-type="string" table:style-name="ce1">
            <text:p>All areas of the routine and reactive Cleaning Service Requirements to be satisfied to the required standard as detailed within the SLR's and Service Standards and <text:s/>in accordance with contractual requirement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Total Facilities Management Services</text:p>
          </table:table-cell>
          <table:table-cell office:value-type="string" table:style-name="ce1">
            <text:p>MITIE FM LIMITED</text:p>
          </table:table-cell>
          <table:table-cell office:value-type="string" table:style-name="ce1">
            <text:p>Provide a fully functioning and always available Helpdesk/CAFM system and answer all phone calls within 6 ring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FTc</text:p>
          </table:table-cell>
          <table:table-cell office:value-type="string" table:style-name="ce1">
            <text:p>Total Facilities Management Services</text:p>
          </table:table-cell>
          <table:table-cell office:value-type="string" table:style-name="ce1">
            <text:p>MITIE FM LIMITED</text:p>
          </table:table-cell>
          <table:table-cell office:value-type="string" table:style-name="ce1">
            <text:p>Provide a planned maintenance service in line with local schedules, a reactive service providing first time fix and respond to reactive breakdowns and in accordance with contractual requirement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Accommodation Helpdesk - Helpdesk Performanc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CCTV- Service Response Tim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M&amp;E Long Stop Rectify Times</text:p>
          </table:table-cell>
          <table:table-cell office:value-type="string" table:style-name="ce1">
            <text:p>?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Accuracy of transaction information contained within batch files<text:s text:c="2"/></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Percentage of advertised hours during which the Contractor is able to process and complete Customer transactions across the agreed network</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Percentage of transactions or processes undertaken by the Contractor which do not contain Errors</text:p>
          </table:table-cell>
          <table:table-cell office:value-type="string" table:style-name="ce1">
            <text:p>?99.2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ovision of Debt Market Integrator Services</text:p>
          </table:table-cell>
          <table:table-cell office:value-type="string" table:style-name="ce1">
            <text:p>INTEGRATED DEBT SERVICES LTD</text:p>
          </table:table-cell>
          <table:table-cell office:value-type="string" table:style-name="ce1">
            <text:p>Accurate money transfers sent to the Customer in accordance with the Customer's payment schedule and payment instructions as set out in the Operations Manual with any inaccuracies corrected within 24 hours of notification from the Customer.<text:s/></text:p>
            <text:p>"Accurate", for the purpose of this KPI, means the money transfer is for the right amount, sent to the right Customer, at the right time.<text:s/></text:p>
            <text:p>This KPI is subject to the Customer requiring weekly remittance only.</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ovision of Debt Market Integrator Services</text:p>
          </table:table-cell>
          <table:table-cell office:value-type="string" table:style-name="ce1">
            <text:p>INTEGRATED DEBT SERVICES LTD</text:p>
          </table:table-cell>
          <table:table-cell office:value-type="string" table:style-name="ce1">
            <text:p>Debtor upheld complaints relating to Selected Services should not exceed 0.1% of the total volume of Accounts under management by the Supplier for the Customer.</text:p>
            <text:p>"Upheld complaints", for the purposes of this KPI, means any complaint by a Debtor which following application of the Complaints Process is upheld as a valid complaint provided that it shall not include: (i) any complaints related to credit bureau searches performed by the Supplier; or (ii) <text:s/>any complaints where the root cause is found to be the responsibility of the Customer.<text:s/></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ovision of Debt Market Integrator Services</text:p>
          </table:table-cell>
          <table:table-cell office:value-type="string" table:style-name="ce1">
            <text:p>INTEGRATED DEBT SERVICES LTD</text:p>
          </table:table-cell>
          <table:table-cell office:value-type="string" table:style-name="ce1">
            <text:p>The Supplier shall report a Breach of Security to the Customer Representative or such other person notified to the Supplier from time to time through the incident reporting process as set out in the DMI RMADS immediately and no later than 12 hours (24/7) after discovery.<text:s/></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Clean Enforcement Actions and Non-Compliant Vehicles issued with a Warning Notice (i.e. an immobilisation or instant removal or the issue of an enforcement notice (being a notice provided by the DVLA to the supplier which to be placed on the window of a vehicle) in respect of a vehicle which is required to have vehicle excise duty paid in respect of it).</text:p>
          </table:table-cell>
          <table:table-cell office:value-type="string" table:style-name="ce1">
            <text:p>?95%</text:p>
          </table:table-cell>
          <table:table-cell office:value-type="string" table:style-name="ce1">
            <text:p>Good</text:p>
          </table:table-cell>
          <table:table-cell office:value-type="string" table:style-name="ce1">
            <text:p>Performance for this period is 100% for Feb &amp; March and 131% for January. <text:s/>This is due to the fact that in January NSL were given approval to increase clamping activity in order to make up for a shortfall during December 2021 due to Supply Chain issues and Steel Production which were outside of the suppliers control and to ensure they did not miss the applicable KPI which would have invoked Service Credi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Failing to release an immobilised or impounded Category 1 Vehicle<text:s/></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Time taken to pay over any monies owed to the DVLA</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ovision of a Mainframe Service</text:p>
          </table:table-cell>
          <table:table-cell office:value-type="string" table:style-name="ce1">
            <text:p>IBM (UK) Limited</text:p>
          </table:table-cell>
          <table:table-cell office:value-type="string" table:style-name="ce1">
            <text:p>Mainframe Availability<text:s/></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ovision of a Mainframe Service</text:p>
          </table:table-cell>
          <table:table-cell office:value-type="string" table:style-name="ce1">
            <text:p>IBM (UK) Limited</text:p>
          </table:table-cell>
          <table:table-cell office:value-type="string" table:style-name="ce1">
            <text:p>Severity 1 Level 2</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ovision of a Mainframe Service</text:p>
          </table:table-cell>
          <table:table-cell office:value-type="string" table:style-name="ce1">
            <text:p>IBM (UK) Limited</text:p>
          </table:table-cell>
          <table:table-cell office:value-type="string" table:style-name="ce1">
            <text:p>Severity 2 Level 2</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ovision of Software Engineering Services</text:p>
          </table:table-cell>
          <table:table-cell office:value-type="string" table:style-name="ce1">
            <text:p>Made Tech Ltd</text:p>
          </table:table-cell>
          <table:table-cell office:value-type="string" table:style-name="ce1">
            <text:p>Partnering Behaviour and Added Valu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ovision of Software Engineering Services</text:p>
          </table:table-cell>
          <table:table-cell office:value-type="string" table:style-name="ce1">
            <text:p>Made Tech Ltd</text:p>
          </table:table-cell>
          <table:table-cell office:value-type="string" table:style-name="ce1">
            <text:p>People (Resourcing)</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FT</text:p>
          </table:table-cell>
          <table:table-cell office:value-type="string" table:style-name="ce1">
            <text:p>DVLA</text:p>
          </table:table-cell>
          <table:table-cell office:value-type="string" table:style-name="ce1">
            <text:p>Provision of Software Engineering Services</text:p>
          </table:table-cell>
          <table:table-cell office:value-type="string" table:style-name="ce1">
            <text:p>Made Tech Ltd</text:p>
          </table:table-cell>
          <table:table-cell office:value-type="string" table:style-name="ce1">
            <text:p>People in Place (Delivery)</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1 Ill Health Retirement Benefit/Allocations, Incapacitated Child and Widowers measured by % of these type of cases where the supplier has provided a decision within the required time perio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 2 Early Payment of Deferred Benefi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6 Quality measured by % of audited Decisions and/or Advice provided by supplier which are compliant with agreed quality plan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acilities Management</text:p>
          </table:table-cell>
          <table:table-cell office:value-type="string" table:style-name="ce1">
            <text:p>Kier</text:p>
          </table:table-cell>
          <table:table-cell office:value-type="string" table:style-name="ce1">
            <text:p>BM K1 Planned and Reactive Building Maintenance - including the number and percentage of works and repairs completed in the month within the agreed Service Delivery Response times.</text:p>
          </table:table-cell>
          <table:table-cell office:value-type="string" table:style-name="ce1">
            <text:p>95%-100%</text:p>
          </table:table-cell>
          <table:table-cell office:value-type="string" table:style-name="ce1">
            <text:p>Inadequate</text:p>
          </table:table-cell>
          <table:table-cell office:value-type="string" table:style-name="ce1">
            <text:p>KPI BM K1 has shown some improvement over the quarter. <text:s text:c="2"/>KPI cannot reach an acceptable standard due to lack of an accepted PPM Planner from the supplier's system. <text:s/>Contract exit 31/03/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acilities Management</text:p>
          </table:table-cell>
          <table:table-cell office:value-type="string" table:style-name="ce1">
            <text:p>Kier</text:p>
          </table:table-cell>
          <table:table-cell office:value-type="string" table:style-name="ce1">
            <text:p>CFM K1 Computer Aided Facilities Management/Helpdesk Service - including the percentage of calls, service requests, complaints raised and completed within the month against the agreed Service Delivery Response Times.</text:p>
          </table:table-cell>
          <table:table-cell office:value-type="string" table:style-name="ce1">
            <text:p>95%-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acilities Management</text:p>
          </table:table-cell>
          <table:table-cell office:value-type="string" table:style-name="ce1">
            <text:p>Kier</text:p>
          </table:table-cell>
          <table:table-cell office:value-type="string" table:style-name="ce1">
            <text:p>MAN K1 Management Enablers - including updates on spend against agreed budgets, tasks going beyond deadlines, staff availability at meetings and provision of accurate MI reports</text:p>
          </table:table-cell>
          <table:table-cell office:value-type="string" table:style-name="ce1">
            <text:p>90%-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acilities Management</text:p>
          </table:table-cell>
          <table:table-cell office:value-type="string" table:style-name="ce1">
            <text:p>Compass</text:p>
          </table:table-cell>
          <table:table-cell office:value-type="string" table:style-name="ce1">
            <text:p>CAT K1 Catering Service - including the provision of a Service Delivery Plan and the percentage of complaints received for each of the services provided.</text:p>
          </table:table-cell>
          <table:table-cell office:value-type="string" table:style-name="ce1">
            <text:p>95%-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acilities Management</text:p>
          </table:table-cell>
          <table:table-cell office:value-type="string" table:style-name="ce1">
            <text:p>Compass</text:p>
          </table:table-cell>
          <table:table-cell office:value-type="string" table:style-name="ce1">
            <text:p>CLG K1 Cleaning Services - including the provision of the service in line with the Service Requirements and the percentage of complaints received per service</text:p>
          </table:table-cell>
          <table:table-cell office:value-type="string" table:style-name="ce1">
            <text:p>95%-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acilities Management</text:p>
          </table:table-cell>
          <table:table-cell office:value-type="string" table:style-name="ce1">
            <text:p>Compass</text:p>
          </table:table-cell>
          <table:table-cell office:value-type="string" table:style-name="ce1">
            <text:p>SY K1 Security Services - including the percentage of occasions where the CCTV monitoring service and the required security guards were not provided and the time taken to attend emergencies against the agreed requirements and Service Delivery Response times.</text:p>
          </table:table-cell>
          <table:table-cell office:value-type="string" table:style-name="ce1">
            <text:p>95%-100%</text:p>
          </table:table-cell>
          <table:table-cell office:value-type="string" table:style-name="ce1">
            <text:p>Approaching Target</text:p>
          </table:table-cell>
          <table:table-cell office:value-type="string" table:style-name="ce1">
            <text:p>KPI SYK1 <text:s text:c="2"/>The Supplier has subsequently enhanced the guarding provision until the issues with the keyholding sub-contractor can be resolved which has demonstrated some improvement. <text:s/>Contract exit 31/03/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Client Satisfaction for management and approach to construction supervision</text:p>
          </table:table-cell>
          <table:table-cell office:value-type="string" table:style-name="ce1">
            <text:p>98%</text:p>
          </table:table-cell>
          <table:table-cell office:value-type="string" table:style-name="ce1">
            <text:p>Approaching Target</text:p>
          </table:table-cell>
          <table:table-cell office:value-type="string" table:style-name="ce1">
            <text:p>Everything went well in that quarter, clients business successfully transferred from Benton to Greenfinch way</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Number of defects at Client Handover upon completion of projects</text:p>
          </table:table-cell>
          <table:table-cell office:value-type="string" table:style-name="ce1">
            <text:p>0 defects</text:p>
          </table:table-cell>
          <table:table-cell office:value-type="string" table:style-name="ce1">
            <text:p>Approaching Target</text:p>
          </table:table-cell>
          <table:table-cell office:value-type="string" table:style-name="ce1">
            <text:p>Everything went well in that quarter, clients business successfully transferred from Benton to Greenfinch way</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Number of RIDDOR reportable accidents</text:p>
          </table:table-cell>
          <table:table-cell office:value-type="string" table:style-name="ce1">
            <text:p>0 incidents</text:p>
          </table:table-cell>
          <table:table-cell office:value-type="string" table:style-name="ce1">
            <text:p>Good</text:p>
          </table:table-cell>
          <table:table-cell office:value-type="string" table:style-name="ce1">
            <text:p>No RIDDOR incid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force Management</text:p>
          </table:table-cell>
          <table:table-cell office:value-type="string" table:style-name="ce1">
            <text:p>100.00%</text:p>
          </table:table-cell>
          <table:table-cell office:value-type="string" table:style-name="ce1">
            <text:p>Good</text:p>
          </table:table-cell>
          <table:table-cell office:value-type="string" table:style-name="ce1">
            <text:p>No com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Other</text:p>
          </table:table-cell>
          <table:table-cell office:value-type="string" table:style-name="ce1">
            <text:p>100.00%</text:p>
          </table:table-cell>
          <table:table-cell office:value-type="string" table:style-name="ce1">
            <text:p>Inadequate</text:p>
          </table:table-cell>
          <table:table-cell office:value-type="string" table:style-name="ce1">
            <text:p>Verint recognise the importance of the service to the NHS. <text:s/>A comprehensive root cause analysis investigation has been undertaken and preventative measures identified to avoid a re-occurrence. <text:s/>Verint is pleased to confirm that the preventative measures have been successfully implemented and service has been restored to expected level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Pensions</text:p>
          </table:table-cell>
          <table:table-cell office:value-type="string" table:style-name="ce1">
            <text:p>100.00%</text:p>
          </table:table-cell>
          <table:table-cell office:value-type="string" table:style-name="ce1">
            <text:p>Inadequate</text:p>
          </table:table-cell>
          <table:table-cell office:value-type="string" table:style-name="ce1">
            <text:p>Verint recognise the importance of the service to the NHS. <text:s/>A comprehensive root cause analysis investigation has been undertaken and preventative measures identified to avoid a re-occurrence. <text:s/>Verint is pleased to confirm that the preventative measures have been successfully implemented and service has been restored to expected level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National Institute for Health Research Support Services: The NIHR Dissemination Centre; and, The NIHR Co-ordination Centre for Patient and Public Involvement, Participation and Engagement in Research</text:p>
          </table:table-cell>
          <table:table-cell office:value-type="string" table:style-name="ce1">
            <text:p>LGC Ltd</text:p>
          </table:table-cell>
          <table:table-cell office:value-type="string" table:style-name="ce1">
            <text:p>Delivery of Thematic Summaries - overview of research topics or themes that have been highlighted as being of interest by members of the community: 3 per quarter</text:p>
          </table:table-cell>
          <table:table-cell office:value-type="string" table:style-name="ce1">
            <text:p>3 deliver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National Institute for Health Research Support Services: The NIHR Dissemination Centre; and, The NIHR Co-ordination Centre for Patient and Public Involvement, Participation and Engagement in Research</text:p>
          </table:table-cell>
          <table:table-cell office:value-type="string" table:style-name="ce1">
            <text:p>LGC Ltd</text:p>
          </table:table-cell>
          <table:table-cell office:value-type="string" table:style-name="ce1">
            <text:p>Delivery of ‘Alerts’ - summaries of the latest health research presented in plain English: 25 per quarter</text:p>
          </table:table-cell>
          <table:table-cell office:value-type="string" table:style-name="ce1">
            <text:p>≥2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National Institute for Health Research Support Services: The NIHR Dissemination Centre; and, The NIHR Co-ordination Centre for Patient and Public Involvement, Participation and Engagement in Research</text:p>
          </table:table-cell>
          <table:table-cell office:value-type="string" table:style-name="ce1">
            <text:p>LGC Ltd</text:p>
          </table:table-cell>
          <table:table-cell office:value-type="string" table:style-name="ce1">
            <text:p>Public Partnerships: Stakeholder engagement events (3 per quarter)</text:p>
          </table:table-cell>
          <table:table-cell office:value-type="string" table:style-name="ce1">
            <text:p>3 deliver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initial responses provided within the following:</text:p>
            <text:p>• PL1: 30 mins</text:p>
            <text:p>• PL2: 1 hour</text:p>
            <text:p>• PL3: 2 hours</text:p>
            <text:p>• PL4: 4 hour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PL4 issues resolved within 36 working hour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support tickets acknowledged within 2 hours, including a tracking number.</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The NIHR Evaluations, trials &amp; studies coordinating Centre (NETSCC)</text:p>
          </table:table-cell>
          <table:table-cell office:value-type="string" table:style-name="ce1">
            <text:p>University of Southampton</text:p>
          </table:table-cell>
          <table:table-cell office:value-type="string" table:style-name="ce1">
            <text:p>Process audit results - hard or electronic signed contracts. (Inspection of live contracts and associated variations based on DHSC-provided sample, and implementation of actions following audit).</text:p>
          </table:table-cell>
          <table:table-cell office:value-type="string" table:style-name="ce1">
            <text:p>a) Live contracts and associated variations made available for inspection within agreed timescales. (Q2 and Q4 only)</text:p>
            <text:p>b) Time taken to carry out recommended actions from audit &lt; 2 months (Q1 and Q3 on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The NIHR Evaluations, trials &amp; studies coordinating Centre (NETSCC)</text:p>
          </table:table-cell>
          <table:table-cell office:value-type="string" table:style-name="ce1">
            <text:p>University of Southampton</text:p>
          </table:table-cell>
          <table:table-cell office:value-type="string" table:style-name="ce1">
            <text:p>Scheme Spend. (Actual spend for period plus any reconciliation/accruals adjustments. Measured cumultatively throughout the financial year, e.g. Q3 reports on Q1-3).</text:p>
          </table:table-cell>
          <table:table-cell office:value-type="string" table:style-name="ce1">
            <text:p>Total programme and infrastructure outturn spend is within ± 1% of the annually agreed budget (taking into account DHSC requirements of reconciliation and accrua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The NIHR Evaluations, trials &amp; studies coordinating Centre (NETSCC)</text:p>
          </table:table-cell>
          <table:table-cell office:value-type="string" table:style-name="ce1">
            <text:p>University of Southampton</text:p>
          </table:table-cell>
          <table:table-cell office:value-type="string" table:style-name="ce1">
            <text:p>Time to funding recommendation. (Time between date of last Funding Committee to have reviewed the application and the date of submission to DHSC for ratification. Excluding applications deliberately held up by Programme Committee or Lead or at DHSC request).</text:p>
          </table:table-cell>
          <table:table-cell office:value-type="string" table:style-name="ce1">
            <text:p>Average &lt;1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Search Results - Within 20 Seconds 99.5% of the time</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Web Page - Within 10 Seconds 99.5% of the time</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NHS Jobs Availability - 24/7 Availability 99.9%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text:p>
          </table:table-cell>
          <table:table-cell office:value-type="string" table:style-name="ce1">
            <text:p>&gt;= 100% of correspond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Applications process within 2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Claims paid within 7 working day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Email enquiries completed within 5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Fast-Track Mental Health Social Work Graduate Programme</text:p>
          </table:table-cell>
          <table:table-cell office:value-type="string" table:style-name="ce1">
            <text:p>Think Ahead</text:p>
          </table:table-cell>
          <table:table-cell office:value-type="string" table:style-name="ce1">
            <text:p>TA participants to have regular contact with Practice Specialists made up of a variety of interactions i.e group case consultation meetings and individual placement learning agreemen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Fast-Track Mental Health Social Work Graduate Programme</text:p>
          </table:table-cell>
          <table:table-cell office:value-type="string" table:style-name="ce1">
            <text:p>Think Ahead</text:p>
          </table:table-cell>
          <table:table-cell office:value-type="string" table:style-name="ce1">
            <text:p>Think Ahead to ensure delivery of teaching within the financial year- a quarterly assurance to show scheduled teaching is on track to meet 100% during the financial yea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Fast-Track Mental Health Social Work Graduate Programme</text:p>
          </table:table-cell>
          <table:table-cell office:value-type="string" table:style-name="ce1">
            <text:p>Think Ahead</text:p>
          </table:table-cell>
          <table:table-cell office:value-type="string" table:style-name="ce1">
            <text:p>Think Ahead to maintain and provide financial reporting within three weeks of quarter end i.e January, April, July and October for the whole of the contractual perio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Reporting - Electronic reports</text:p>
          </table:table-cell>
          <table:table-cell office:value-type="string" table:style-name="ce1">
            <text:p>100% completed Month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Routine communications test</text:p>
          </table:table-cell>
          <table:table-cell office:value-type="string" table:style-name="ce1">
            <text:p>The provider will be expected to respond within 15 minutes</text:p>
          </table:table-cell>
          <table:table-cell office:value-type="string" table:style-name="ce1">
            <text:p>Other - Consider not returned</text:p>
          </table:table-cell>
          <table:table-cell office:value-type="string" table:style-name="ce1">
            <text:p>We are pending performance data for this contrac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The provider must operate a 24/7 on call rota</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Future Services Programme (FSP) Service Desk</text:p>
          </table:table-cell>
          <table:table-cell office:value-type="string" table:style-name="ce1">
            <text:p>Advanced 365 Limited</text:p>
          </table:table-cell>
          <table:table-cell office:value-type="string" table:style-name="ce1">
            <text:p>Average Wait Time - 100% of calls answered in less than or equal to thirty (30) seconds</text:p>
          </table:table-cell>
          <table:table-cell office:value-type="string" table:style-name="ce1">
            <text:p>less than 30 seconds</text:p>
          </table:table-cell>
          <table:table-cell office:value-type="string" table:style-name="ce1">
            <text:p>Other - Consider not returned</text:p>
          </table:table-cell>
          <table:table-cell office:value-type="string" table:style-name="ce1">
            <text:p>We are pending performance data for this contrac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Future Services Programme (FSP) Service Desk</text:p>
          </table:table-cell>
          <table:table-cell office:value-type="string" table:style-name="ce1">
            <text:p>Advanced 365 Limited</text:p>
          </table:table-cell>
          <table:table-cell office:value-type="string" table:style-name="ce1">
            <text:p>First Time Fix on first contact by phone call for NHS Improvement Users</text:p>
          </table:table-cell>
          <table:table-cell office:value-type="string" table:style-name="ce1">
            <text:p>80%</text:p>
          </table:table-cell>
          <table:table-cell office:value-type="string" table:style-name="ce1">
            <text:p>Other - Consider not returned</text:p>
          </table:table-cell>
          <table:table-cell office:value-type="string" table:style-name="ce1">
            <text:p>We are pending performance data for this contrac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Future Services Programme (FSP) Service Desk</text:p>
          </table:table-cell>
          <table:table-cell office:value-type="string" table:style-name="ce1">
            <text:p>Advanced 365 Limited</text:p>
          </table:table-cell>
          <table:table-cell office:value-type="string" table:style-name="ce1">
            <text:p>First Time Fix on first contact by phone call for Non NHS Improvement Users</text:p>
          </table:table-cell>
          <table:table-cell office:value-type="string" table:style-name="ce1">
            <text:p>55%</text:p>
          </table:table-cell>
          <table:table-cell office:value-type="string" table:style-name="ce1">
            <text:p>Other - Consider not returned</text:p>
          </table:table-cell>
          <table:table-cell office:value-type="string" table:style-name="ce1">
            <text:p>We are pending performance data for this contrac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Aged requirements - % of roles closed within 30 days from approved requirement in FG to offer mad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 - average time for completion of onboarding to be made within 10 days (or less) from work order approval</text:p>
          </table:table-cell>
          <table:table-cell office:value-type="string" table:style-name="ce1">
            <text:p>&lt;=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 - average time for offer made to be made within 12days (or less) from requirement approval</text:p>
          </table:table-cell>
          <table:table-cell office:value-type="string" table:style-name="ce1">
            <text:p>&lt;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Break Fix - The incident management performance (how long it takes to resolve an incident). Measured as the percentage of incidents resolved within that KPI</text:p>
          </table:table-cell>
          <table:table-cell office:value-type="string" table:style-name="ce1">
            <text:p>100% of Severity 0 = 1 hour <text:s/>Severity 1 = 2 hours <text:s/>Severity 2 = 4 hours <text:s/>Severity 3 = 24 hours <text:s/>Severity 4 = 48 hour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Service Availability <text:s/>- The up time of the system allowing calls to the 111 number to be delivered to the correct provider in the correct countr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All GP Payment Files sent on time at least 5 Working Days before the payment due dat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Registration Transactions are completed within 3 Working Days</text:p>
          </table:table-cell>
          <table:table-cell office:value-type="string" table:style-name="ce1">
            <text:p>9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The total number of Medical Records collected and delivered within 12 WDs of collection from a GP surg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VID-19: S&amp;I - CIS - Oxford</text:p>
          </table:table-cell>
          <table:table-cell office:value-type="string" table:style-name="ce1">
            <text:p>University of Oxford</text:p>
          </table:table-cell>
          <table:table-cell office:value-type="string" table:style-name="ce1">
            <text:p>Percentage of Samples returned in 1 Business Day ( N Protein )</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VID-19: S&amp;I - CIS - Oxford</text:p>
          </table:table-cell>
          <table:table-cell office:value-type="string" table:style-name="ce1">
            <text:p>University of Oxford</text:p>
          </table:table-cell>
          <table:table-cell office:value-type="string" table:style-name="ce1">
            <text:p>Percentage of Samples returned in 1 Business Day ( S Protein )</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VID-19: S&amp;I - CIS - Oxford</text:p>
          </table:table-cell>
          <table:table-cell office:value-type="string" table:style-name="ce1">
            <text:p>University of Oxford</text:p>
          </table:table-cell>
          <table:table-cell office:value-type="string" table:style-name="ce1">
            <text:p>Weekly MI Report Provided in Required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text:p>
          </table:table-cell>
          <table:table-cell office:value-type="string" table:style-name="ce1">
            <text:p>Hitachi Solutions Europe LTD</text:p>
          </table:table-cell>
          <table:table-cell office:value-type="string" table:style-name="ce1">
            <text:p>P3 - Incident Resolution within 3 days</text:p>
          </table:table-cell>
          <table:table-cell office:value-type="string" table:style-name="ce1">
            <text:p>90% Incident Resolution within 3 days (24 work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text:p>
          </table:table-cell>
          <table:table-cell office:value-type="string" table:style-name="ce1">
            <text:p>Hitachi Solutions Europe LTD</text:p>
          </table:table-cell>
          <table:table-cell office:value-type="string" table:style-name="ce1">
            <text:p>P3 - Incident Response within 4 hours</text:p>
          </table:table-cell>
          <table:table-cell office:value-type="string" table:style-name="ce1">
            <text:p>&gt;90% of cases responsed to withi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text:p>
          </table:table-cell>
          <table:table-cell office:value-type="string" table:style-name="ce1">
            <text:p>Hitachi Solutions Europe LTD</text:p>
          </table:table-cell>
          <table:table-cell office:value-type="string" table:style-name="ce1">
            <text:p>User Admin Requests</text:p>
          </table:table-cell>
          <table:table-cell office:value-type="string" table:style-name="ce1">
            <text:p>90% within 1 day (same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Contract for the Provison of Sea Freight Management Services</text:p>
          </table:table-cell>
          <table:table-cell office:value-type="string" table:style-name="ce1">
            <text:p>CEVA FREIGHT (UK) LIMITED</text:p>
          </table:table-cell>
          <table:table-cell office:value-type="string" table:style-name="ce1">
            <text:p>Delivery performance - delivery of goods on the day to the agreed booking slo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Contract for the Provison of Sea Freight Management Services</text:p>
          </table:table-cell>
          <table:table-cell office:value-type="string" table:style-name="ce1">
            <text:p>CEVA FREIGHT (UK) LIMITED</text:p>
          </table:table-cell>
          <table:table-cell office:value-type="string" table:style-name="ce1">
            <text:p>Origin departure performance - shipments missing booked departure due to late presentation of freight</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Contract for the Provison of Sea Freight Management Services</text:p>
          </table:table-cell>
          <table:table-cell office:value-type="string" table:style-name="ce1">
            <text:p>CEVA FREIGHT (UK) LIMITED</text:p>
          </table:table-cell>
          <table:table-cell office:value-type="string" table:style-name="ce1">
            <text:p>UK Customs clearance performance - shipments having cleared customs within 12 hours of arrival</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audit providers who integrate datasets based upon routinely / automated data sources rather than bespoke</text:p>
          </table:table-cell>
          <table:table-cell office:value-type="string" table:style-name="ce1">
            <text:p>7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providers who align work with NICE guidance</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providers with QI plans to stimulate local improvement</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OHID - PHE Corporate Communications Contact Centre Services</text:p>
          </table:table-cell>
          <table:table-cell office:value-type="string" table:style-name="ce1">
            <text:p>SERCO LIMITED</text:p>
          </table:table-cell>
          <table:table-cell office:value-type="string" table:style-name="ce1">
            <text:p>100% Emails cleared within 48 hrs</text:p>
          </table:table-cell>
          <table:table-cell office:value-type="string" table:style-name="ce1">
            <text:p>100%</text:p>
          </table:table-cell>
          <table:table-cell office:value-type="string" table:style-name="ce1">
            <text:p>Good</text:p>
          </table:table-cell>
          <table:table-cell office:value-type="string" table:style-name="ce1">
            <text:p>Discussed in QBR - no issu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OHID - PHE Corporate Communications Contact Centre Services</text:p>
          </table:table-cell>
          <table:table-cell office:value-type="string" table:style-name="ce1">
            <text:p>SERCO LIMITED</text:p>
          </table:table-cell>
          <table:table-cell office:value-type="string" table:style-name="ce1">
            <text:p>85% Voice and Webchats received answered within 10 seconds</text:p>
          </table:table-cell>
          <table:table-cell office:value-type="string" table:style-name="ce1">
            <text:p>85% and over</text:p>
          </table:table-cell>
          <table:table-cell office:value-type="string" table:style-name="ce1">
            <text:p>Approaching Target</text:p>
          </table:table-cell>
          <table:table-cell office:value-type="string" table:style-name="ce1">
            <text:p>Discussed in QBR - fluctuating call demands and ring fenced resour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OHID - PHE Corporate Communications Contact Centre Services</text:p>
          </table:table-cell>
          <table:table-cell office:value-type="string" table:style-name="ce1">
            <text:p>SERCO LIMITED</text:p>
          </table:table-cell>
          <table:table-cell office:value-type="string" table:style-name="ce1">
            <text:p>95% Emails cleared within 24 hrs</text:p>
          </table:table-cell>
          <table:table-cell office:value-type="string" table:style-name="ce1">
            <text:p>95% and over</text:p>
          </table:table-cell>
          <table:table-cell office:value-type="string" table:style-name="ce1">
            <text:p>Good</text:p>
          </table:table-cell>
          <table:table-cell office:value-type="string" table:style-name="ce1">
            <text:p>Discussed in QBR - no issu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Digital Capability</text:p>
          </table:table-cell>
          <table:table-cell office:value-type="string" table:style-name="ce1">
            <text:p>Mastek UK Ltd</text:p>
          </table:table-cell>
          <table:table-cell office:value-type="string" table:style-name="ce1">
            <text:p>KPI 1 - Achievement of Fixed Price or Capped Time &amp; Materials SOW within agreed time/cost.</text:p>
          </table:table-cell>
          <table:table-cell office:value-type="string" table:style-name="ce1">
            <text:p>90%</text:p>
          </table:table-cell>
          <table:table-cell office:value-type="string" table:style-name="ce1">
            <text:p>Other - Consider returned</text:p>
          </table:table-cell>
          <table:table-cell office:value-type="string" table:style-name="ce1">
            <text:p>Applied new KPI's commencing from next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Digital Capability</text:p>
          </table:table-cell>
          <table:table-cell office:value-type="string" table:style-name="ce1">
            <text:p>Mastek UK Ltd</text:p>
          </table:table-cell>
          <table:table-cell office:value-type="string" table:style-name="ce1">
            <text:p>KPI 3 - Achievement of NHSBSA quality and delivery standards.</text:p>
          </table:table-cell>
          <table:table-cell office:value-type="string" table:style-name="ce1">
            <text:p>95%</text:p>
          </table:table-cell>
          <table:table-cell office:value-type="string" table:style-name="ce1">
            <text:p>Other - Consider returned</text:p>
          </table:table-cell>
          <table:table-cell office:value-type="string" table:style-name="ce1">
            <text:p>Applied new KPI's commencing from next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Digital Capability</text:p>
          </table:table-cell>
          <table:table-cell office:value-type="string" table:style-name="ce1">
            <text:p>Mastek UK Ltd</text:p>
          </table:table-cell>
          <table:table-cell office:value-type="string" table:style-name="ce1">
            <text:p>KPI 4 - Sourcing &amp; placing individuals/team within 20 working days</text:p>
          </table:table-cell>
          <table:table-cell office:value-type="string" table:style-name="ce1">
            <text:p>90%</text:p>
          </table:table-cell>
          <table:table-cell office:value-type="string" table:style-name="ce1">
            <text:p>Other - Consider returned</text:p>
          </table:table-cell>
          <table:table-cell office:value-type="string" table:style-name="ce1">
            <text:p>Applied new KPI's commencing from next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 Digital Capability</text:p>
          </table:table-cell>
          <table:table-cell office:value-type="string" table:style-name="ce1">
            <text:p>Difrent Ltd</text:p>
          </table:table-cell>
          <table:table-cell office:value-type="string" table:style-name="ce1">
            <text:p>KPI 1 - Achievement of Fixed Price or Capped Time &amp; Materials SOW within agreed time/cost.</text:p>
          </table:table-cell>
          <table:table-cell office:value-type="string" table:style-name="ce1">
            <text:p>90%</text:p>
          </table:table-cell>
          <table:table-cell office:value-type="string" table:style-name="ce1">
            <text:p>Other - Consider returned</text:p>
          </table:table-cell>
          <table:table-cell office:value-type="string" table:style-name="ce1">
            <text:p>No Capped T&amp;M Statements of Work completed in the allocated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 Digital Capability</text:p>
          </table:table-cell>
          <table:table-cell office:value-type="string" table:style-name="ce1">
            <text:p>Difrent Ltd</text:p>
          </table:table-cell>
          <table:table-cell office:value-type="string" table:style-name="ce1">
            <text:p>KPI 2 - Achievement of Sprint Points agreed / recorded at start of each Sprint.</text:p>
          </table:table-cell>
          <table:table-cell office:value-type="string" table:style-name="ce1">
            <text:p>90%</text:p>
          </table:table-cell>
          <table:table-cell office:value-type="string" table:style-name="ce1">
            <text:p>Requires Improvement</text:p>
          </table:table-cell>
          <table:table-cell office:value-type="string" table:style-name="ce1">
            <text:p>New KPI being utilised - reciognition that Supplier does not fully control Sprint Points set. First period where Good not achieved. Cause = Transition of several roles occurred in the Quarter. Uplift has been evidenced in March/April and rectification planning in pla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 Digital Capability</text:p>
          </table:table-cell>
          <table:table-cell office:value-type="string" table:style-name="ce1">
            <text:p>Difrent Ltd</text:p>
          </table:table-cell>
          <table:table-cell office:value-type="string" table:style-name="ce1">
            <text:p>KPI 3 - Timely Onboarding of new starters on Contract/SOW.</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Availabil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Incidents</text:p>
          </table:table-cell>
          <table:table-cell office:value-type="string" table:style-name="ce1">
            <text:p>Under 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Documents received up to 15:00 on a working day would be expected to be processed within three (3) working days for mailings to be delivered by pos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emails would be expected to be processed within 2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SMS would be expected to be processed within 2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Wincanton Holdings Ltd</text:p>
          </table:table-cell>
          <table:table-cell office:value-type="string" table:style-name="ce1">
            <text:p>WINCANTON HOLDINGS LIMITED</text:p>
          </table:table-cell>
          <table:table-cell office:value-type="string" table:style-name="ce1">
            <text:p>On time deliver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Wincanton Holdings Ltd</text:p>
          </table:table-cell>
          <table:table-cell office:value-type="string" table:style-name="ce1">
            <text:p>WINCANTON HOLDINGS LIMITED</text:p>
          </table:table-cell>
          <table:table-cell office:value-type="string" table:style-name="ce1">
            <text:p>On time dispatch</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Wincanton Holdings Ltd</text:p>
          </table:table-cell>
          <table:table-cell office:value-type="string" table:style-name="ce1">
            <text:p>WINCANTON HOLDINGS LIMITED</text:p>
          </table:table-cell>
          <table:table-cell office:value-type="string" table:style-name="ce1">
            <text:p>Pick accuracy</text:p>
          </table:table-cell>
          <table:table-cell office:value-type="string" table:style-name="ce1">
            <text:p>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e-PCR Machines and Reagents</text:p>
          </table:table-cell>
          <table:table-cell office:value-type="string" table:style-name="ce1">
            <text:p>LGC GENOMICS LIMITED</text:p>
          </table:table-cell>
          <table:table-cell office:value-type="string" table:style-name="ce1">
            <text:p>100% Instrument Delivery to specified site by specified date</text:p>
          </table:table-cell>
          <table:table-cell office:value-type="string" table:style-name="ce1">
            <text:p>Within 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e-PCR Machines and Reagents</text:p>
          </table:table-cell>
          <table:table-cell office:value-type="string" table:style-name="ce1">
            <text:p>LGC GENOMICS LIMITED</text:p>
          </table:table-cell>
          <table:table-cell office:value-type="string" table:style-name="ce1">
            <text:p>Maintenance of Buffer Stock of Materials to 100% of agreed levels</text:p>
          </table:table-cell>
          <table:table-cell office:value-type="string" table:style-name="ce1">
            <text:p>Buffer as agre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e-PCR Machines and Reagents</text:p>
          </table:table-cell>
          <table:table-cell office:value-type="string" table:style-name="ce1">
            <text:p>LGC GENOMICS LIMITED</text:p>
          </table:table-cell>
          <table:table-cell office:value-type="string" table:style-name="ce1">
            <text:p>Maintenance of instrument and consumable levels to enable 100% completion of tes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bs - Provision of laboratory testing centre</text:p>
          </table:table-cell>
          <table:table-cell office:value-type="string" table:style-name="ce1">
            <text:p>University Of Glasgow Court</text:p>
          </table:table-cell>
          <table:table-cell office:value-type="string" table:style-name="ce1">
            <text:p>Lab Voids – i.e. <text:s/>resulting from the <text:s/>performance of the <text:s/>Services, not <text:s/>identified on Sample receipt and outside of <text:s/>the control of the <text:s/>laboratory</text:p>
          </table:table-cell>
          <table:table-cell office:value-type="string" table:style-name="ce1">
            <text:p>&lt;1.2%</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Development of a Hampshire &amp; Isle of Wight Covid-19 Testing Hub</text:p>
          </table:table-cell>
          <table:table-cell office:value-type="string" table:style-name="ce1">
            <text:p>University Hospital Southampton NHS Foundation Trust</text:p>
          </table:table-cell>
          <table:table-cell office:value-type="string" table:style-name="ce1">
            <text:p>Lab Voids - <text:s/>i.e. resulting from the <text:s/>performance of the <text:s/>services, not <text:s/>identified on sample<text:s/></text:p>
            <text:p>receipt.</text:p>
          </table:table-cell>
          <table:table-cell office:value-type="string" table:style-name="ce1">
            <text:p>&lt;1.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Development of a Hampshire &amp; Isle of Wight Covid-19 Testing Hub</text:p>
          </table:table-cell>
          <table:table-cell office:value-type="string" table:style-name="ce1">
            <text:p>University Hospital Southampton NHS Foundation Trust</text:p>
          </table:table-cell>
          <table:table-cell office:value-type="string" table:style-name="ce1">
            <text:p>Reporting of testing - uploading sample data onto the LIMS twice a day</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Development of a Hampshire &amp; Isle of Wight Covid-19 Testing Hub</text:p>
          </table:table-cell>
          <table:table-cell office:value-type="string" table:style-name="ce1">
            <text:p>University Hospital Southampton NHS Foundation Trust</text:p>
          </table:table-cell>
          <table:table-cell office:value-type="string" table:style-name="ce1">
            <text:p>Sample process speed within 48 hours<text: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easeplan 500 MTU vehicles</text:p>
          </table:table-cell>
          <table:table-cell office:value-type="string" table:style-name="ce1">
            <text:p>LEASEPLAN UK LIMITED</text:p>
          </table:table-cell>
          <table:table-cell office:value-type="string" table:style-name="ce1">
            <text:p>KPI Monthly Review - COMMERCIAL</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easeplan 500 MTU vehicles</text:p>
          </table:table-cell>
          <table:table-cell office:value-type="string" table:style-name="ce1">
            <text:p>LEASEPLAN UK LIMITED</text:p>
          </table:table-cell>
          <table:table-cell office:value-type="string" table:style-name="ce1">
            <text:p>KPI Monthly Review - <text:s/>Health and Safe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easeplan 500 MTU vehicles</text:p>
          </table:table-cell>
          <table:table-cell office:value-type="string" table:style-name="ce1">
            <text:p>LEASEPLAN UK LIMITED</text:p>
          </table:table-cell>
          <table:table-cell office:value-type="string" table:style-name="ce1">
            <text:p>KPI Monthly Review - <text:s/>OPERATIONAL PERFORMANCE<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Q1 Jan-March - LFT Manufacturing Contract</text:p>
          </table:table-cell>
          <table:table-cell office:value-type="string" table:style-name="ce1">
            <text:p>SURESCREEN DIAGNOSTICS LIMITED</text:p>
          </table:table-cell>
          <table:table-cell office:value-type="string" table:style-name="ce1">
            <text:p>Delivery by the Supplier in accordance with the delivery schedule</text:p>
          </table:table-cell>
          <table:table-cell office:value-type="string" table:style-name="ce1">
            <text:p>In accordance with the supplier Delivery Forecast</text:p>
          </table:table-cell>
          <table:table-cell office:value-type="string" table:style-name="ce1">
            <text:p>Inadequate</text:p>
          </table:table-cell>
          <table:table-cell office:value-type="string" table:style-name="ce1">
            <text:p>The high level explanation is that delays in the installation of automated packaging machinery and quality assurance process issues led to delivery schedule delay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Q1 Jan-March - LFT Manufacturing Contract</text:p>
          </table:table-cell>
          <table:table-cell office:value-type="string" table:style-name="ce1">
            <text:p>SURESCREEN DIAGNOSTICS LIMITED</text:p>
          </table:table-cell>
          <table:table-cell office:value-type="string" table:style-name="ce1">
            <text:p>Quality control of the Goods through sampling and batch testing</text:p>
          </table:table-cell>
          <table:table-cell office:value-type="string" table:style-name="ce1">
            <text:p>No more that 3.5% <text:s/>failure on Product Testing Validation</text:p>
            <text:p>(7 for every 70k tes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Q1 Jan-March - LFT Manufacturing Contract</text:p>
          </table:table-cell>
          <table:table-cell office:value-type="string" table:style-name="ce1">
            <text:p>SURESCREEN DIAGNOSTICS LIMITED</text:p>
          </table:table-cell>
          <table:table-cell office:value-type="string" table:style-name="ce1">
            <text:p>Satisfactory results of inspection reports on delivery;</text:p>
          </table:table-cell>
          <table:table-cell office:value-type="string" table:style-name="ce1">
            <text:p>No more than 2% failure on <text:s/>specification requirements</text:p>
            <text:p>(100 batch test per 1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Innovation - Samba COVID19 Testing equipment and consumables</text:p>
          </table:table-cell>
          <table:table-cell office:value-type="string" table:style-name="ce1">
            <text:p>DIAGNOSTICS FOR THE REAL WORLD (EUROPE) LTD</text:p>
          </table:table-cell>
          <table:table-cell office:value-type="string" table:style-name="ce1">
            <text:p>Delivery of Samba II SARS-CoV-2 tests including accessorie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Innovation - Samba COVID19 Testing equipment and consumables</text:p>
          </table:table-cell>
          <table:table-cell office:value-type="string" table:style-name="ce1">
            <text:p>DIAGNOSTICS FOR THE REAL WORLD (EUROPE) LTD</text:p>
          </table:table-cell>
          <table:table-cell office:value-type="string" table:style-name="ce1">
            <text:p>Quality Assurance - Sensitivity &amp; Specificity of reagen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Innovation - Samba COVID19 Testing equipment and consumables</text:p>
          </table:table-cell>
          <table:table-cell office:value-type="string" table:style-name="ce1">
            <text:p>DIAGNOSTICS FOR THE REAL WORLD (EUROPE) LTD</text:p>
          </table:table-cell>
          <table:table-cell office:value-type="string" table:style-name="ce1">
            <text:p>Quality Management - Customer Satisfaction Survey</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Modular Units</text:p>
          </table:table-cell>
          <table:table-cell office:value-type="string" table:style-name="ce1">
            <text:p>SUNBELT RENTALS LIMITED</text:p>
          </table:table-cell>
          <table:table-cell office:value-type="string" table:style-name="ce1">
            <text:p>KPI Monthly Review - COMMERCIAL</text:p>
          </table:table-cell>
          <table:table-cell office:value-type="string" table:style-name="ce1">
            <text:p>95%</text:p>
          </table:table-cell>
          <table:table-cell office:value-type="string" table:style-name="ce1">
            <text:p>Good</text:p>
          </table:table-cell>
          <table:table-cell office:value-type="string" table:style-name="ce1">
            <text:p>Target set at 95% due to volume with a run rate of circa £50m per month covering 85% of all infrastructur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Modular Units</text:p>
          </table:table-cell>
          <table:table-cell office:value-type="string" table:style-name="ce1">
            <text:p>SUNBELT RENTALS LIMITED</text:p>
          </table:table-cell>
          <table:table-cell office:value-type="string" table:style-name="ce1">
            <text:p>KPI Monthly Review - <text:s/>Health &amp; Safety<text:s/></text:p>
          </table:table-cell>
          <table:table-cell office:value-type="string" table:style-name="ce1">
            <text:p>95%</text:p>
          </table:table-cell>
          <table:table-cell office:value-type="string" table:style-name="ce1">
            <text:p>Good</text:p>
          </table:table-cell>
          <table:table-cell office:value-type="string" table:style-name="ce1">
            <text:p>Target set at 95% due to volume with a run rate of circa £50m per month covering 85% of all infrastructur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Modular Units</text:p>
          </table:table-cell>
          <table:table-cell office:value-type="string" table:style-name="ce1">
            <text:p>SUNBELT RENTALS LIMITED</text:p>
          </table:table-cell>
          <table:table-cell office:value-type="string" table:style-name="ce1">
            <text:p>KPI Monthly Review - <text:s/>OPERATIONAL PERFORMANCE<text:s/></text:p>
          </table:table-cell>
          <table:table-cell office:value-type="string" table:style-name="ce1">
            <text:p>95%</text:p>
          </table:table-cell>
          <table:table-cell office:value-type="string" table:style-name="ce1">
            <text:p>Good</text:p>
          </table:table-cell>
          <table:table-cell office:value-type="string" table:style-name="ce1">
            <text:p>Target set at 95% due to volume with a run rate of circa £50m per month covering 85% of all infrastructur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Ongoing" roles filled by Supplier within the agreed timeframes</text:p>
          </table:table-cell>
          <table:table-cell office:value-type="string" table:style-name="ce1">
            <text:p>95%</text:p>
          </table:table-cell>
          <table:table-cell office:value-type="string" table:style-name="ce1">
            <text:p>Good</text:p>
          </table:table-cell>
          <table:table-cell office:value-type="string" table:style-name="ce1">
            <text:p>Relates to Jan22 to Mar 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Workers start on start date as agreed in contract - Band 5 &amp; Below</text:p>
          </table:table-cell>
          <table:table-cell office:value-type="string" table:style-name="ce1">
            <text:p>90%</text:p>
          </table:table-cell>
          <table:table-cell office:value-type="string" table:style-name="ce1">
            <text:p>Inadequate</text:p>
          </table:table-cell>
          <table:table-cell office:value-type="string" table:style-name="ce1">
            <text:p>Relates to Jan22 to Mar 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Workers start on start date as agreed in contract - Band 6 &amp; Above</text:p>
          </table:table-cell>
          <table:table-cell office:value-type="string" table:style-name="ce1">
            <text:p>95%</text:p>
          </table:table-cell>
          <table:table-cell office:value-type="string" table:style-name="ce1">
            <text:p>Inadequate</text:p>
          </table:table-cell>
          <table:table-cell office:value-type="string" table:style-name="ce1">
            <text:p>Relates to Jan22 to Mar 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PCR testing services</text:p>
          </table:table-cell>
          <table:table-cell office:value-type="string" table:style-name="ce1">
            <text:p>Berkshire and Surrey Pathology Services</text:p>
          </table:table-cell>
          <table:table-cell office:value-type="string" table:style-name="ce1">
            <text:p>Lab Voids – i.e. <text:s/>resulting from the <text:s/>performance of the <text:s/>Services, not <text:s/>identified on Sample receipt and outside of <text:s/>the control of the <text:s/>laboratory</text:p>
          </table:table-cell>
          <table:table-cell office:value-type="string" table:style-name="ce1">
            <text:p>&lt;2%</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PCR testing services</text:p>
          </table:table-cell>
          <table:table-cell office:value-type="string" table:style-name="ce1">
            <text:p>Berkshire and Surrey Pathology Services</text:p>
          </table:table-cell>
          <table:table-cell office:value-type="string" table:style-name="ce1">
            <text:p>Physical test site TAT; <text:s/>Turnaround Time (TAT) within 12 hours: when <text:s/>operating at or below 80% of Contracted <text:s/>Capacity AND test site allocation below 40%.Based on the time from sample receipt at the laboratory to the time when the relevant result has been uploaded to the system.<text:s/></text:p>
          </table:table-cell>
          <table:table-cell office:value-type="string" table:style-name="ce1">
            <text:p>8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PCR testing services</text:p>
          </table:table-cell>
          <table:table-cell office:value-type="string" table:style-name="ce1">
            <text:p>Berkshire and Surrey Pathology Services</text:p>
          </table:table-cell>
          <table:table-cell office:value-type="string" table:style-name="ce1">
            <text:p>Satellite/home test site Turnaround Time (TAT) within 24 hours; <text:s/>when <text:s/>operating at or below 80% of Contracted <text:s/>Capacity. Based on the time from sample receipt at the laboratory to the time when the relevant result has been uploaded to the system.<text:s/></text:p>
            <text:p/>
          </table:table-cell>
          <table:table-cell office:value-type="string" table:style-name="ce1">
            <text:p>&gt;6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PCR Testing for Welsh tests in Newport Wales (IP5)</text:p>
          </table:table-cell>
          <table:table-cell office:value-type="string" table:style-name="ce1">
            <text:p>PERKINELMER LAS (UK) LIMITED</text:p>
          </table:table-cell>
          <table:table-cell office:value-type="string" table:style-name="ce1">
            <text:p>Physical test site Turnaround Time (TAT) within 12 hours; 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1">
            <text:p>8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PCR Testing for Welsh tests in Newport Wales (IP5)</text:p>
          </table:table-cell>
          <table:table-cell office:value-type="string" table:style-name="ce1">
            <text:p>PERKINELMER LAS (UK) LIMITED</text:p>
          </table:table-cell>
          <table:table-cell office:value-type="string" table:style-name="ce1">
            <text:p>Satellite/home test site Turnaround Time (TAT) within 24 hours ; when <text:s/>operating at or below 80% of Contracted <text:s/>Capacity. Based on the time from sample receipt at the laboratory to the time when the relevant result has been uploaded to the system.<text:s/></text:p>
          </table:table-cell>
          <table:table-cell office:value-type="string" table:style-name="ce1">
            <text:p>&gt;6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PCR Testing for Welsh tests in Newport Wales (IP5)</text:p>
          </table:table-cell>
          <table:table-cell office:value-type="string" table:style-name="ce1">
            <text:p>PERKINELMER LAS (UK) LIMITED</text:p>
          </table:table-cell>
          <table:table-cell office:value-type="string" table:style-name="ce1">
            <text:p>Supplier Voids - <text:s text:c="2"/>resulting from the <text:s/>performance of the <text:s/>Services, not <text:s/>identified on sample receipt and outside of <text:s/>the control of the <text:s/>laboratory</text:p>
            <text:p/>
          </table:table-cell>
          <table:table-cell office:value-type="string" table:style-name="ce1">
            <text:p>&lt;2%</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PCR testing services, services for an innovation lab and CRE.</text:p>
          </table:table-cell>
          <table:table-cell office:value-type="string" table:style-name="ce1">
            <text:p>THE NEWCASTLE UPON TYNE NHS FOUNDATION TRUST</text:p>
          </table:table-cell>
          <table:table-cell office:value-type="string" table:style-name="ce1">
            <text:p>Lab Voids – i.e. <text:s/>resulting from the <text:s/>performance of the <text:s/>Services, not <text:s/>identified on Sample <text:s/>receipt and outside of the control of the <text:s/>laboratory</text:p>
          </table:table-cell>
          <table:table-cell office:value-type="string" table:style-name="ce1">
            <text:p>&lt;1.2%</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PCR testing services, services for an innovation lab and CRE.</text:p>
          </table:table-cell>
          <table:table-cell office:value-type="string" table:style-name="ce1">
            <text:p>THE NEWCASTLE UPON TYNE NHS FOUNDATION TRUST</text:p>
          </table:table-cell>
          <table:table-cell office:value-type="string" table:style-name="ce1">
            <text:p>Physical site Process Speed; Target within 18 hours. Process Speed based on the time results on the NPEx system within 18 hours of the sample being received by the lab up to the maximum agreed volume</text:p>
          </table:table-cell>
          <table:table-cell office:value-type="string" table:style-name="ce1">
            <text:p>&gt;99%</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TANNER PHARMA UK LIMITED</text:p>
          </table:table-cell>
          <table:table-cell office:value-type="string" table:style-name="ce1">
            <text:p>Delivery by the Supplier in accordance with the delivery schedule</text:p>
          </table:table-cell>
          <table:table-cell office:value-type="string" table:style-name="ce1">
            <text:p>Within 3 weeks ( of order placed) @ 20m per wee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TANNER PHARMA UK LIMITED</text:p>
          </table:table-cell>
          <table:table-cell office:value-type="string" table:style-name="ce1">
            <text:p>Delivery of social value commitments and monitored on a quarterly basis.</text:p>
          </table:table-cell>
          <table:table-cell office:value-type="string" table:style-name="ce1">
            <text:p>Monthly Updat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TANNER PHARMA UK LIMITED</text:p>
          </table:table-cell>
          <table:table-cell office:value-type="string" table:style-name="ce1">
            <text:p>Quality control of the Goods through sampling and batch testing</text:p>
          </table:table-cell>
          <table:table-cell office:value-type="string" table:style-name="ce1">
            <text:p>No more that 3% <text:s/>failure on Product Testing Validation</text:p>
            <text:p>(7 for every 70k tes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TANNER PHARMA UK LIMITED</text:p>
          </table:table-cell>
          <table:table-cell office:value-type="string" table:style-name="ce1">
            <text:p>Supplier’s monitoring and reporting of any issues relating to new or emerging variants of the SARS-CoV-2 virus</text:p>
          </table:table-cell>
          <table:table-cell office:value-type="string" table:style-name="ce1">
            <text:p>Weekly Report on variants statu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vid-19 Home Testing Fulfilment Services</text:p>
          </table:table-cell>
          <table:table-cell office:value-type="string" table:style-name="ce1">
            <text:p>ROYAL MAIL PLC</text:p>
          </table:table-cell>
          <table:table-cell office:value-type="string" table:style-name="ce1">
            <text:p>Capacity - refers to the amount of stock i.e. test kits that the supplier hold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vid-19 Home Testing Fulfilment Services</text:p>
          </table:table-cell>
          <table:table-cell office:value-type="string" table:style-name="ce1">
            <text:p>ROYAL MAIL PLC</text:p>
          </table:table-cell>
          <table:table-cell office:value-type="string" table:style-name="ce1">
            <text:p>Quality of Service - Delivery</text:p>
          </table:table-cell>
          <table:table-cell office:value-type="string" table:style-name="ce1">
            <text:p>98.0%</text:p>
          </table:table-cell>
          <table:table-cell office:value-type="string" table:style-name="ce1">
            <text:p>Inadequate</text:p>
          </table:table-cell>
          <table:table-cell office:value-type="string" table:style-name="ce1">
            <text:p>This KPI was missed as the Supplier’s ability to deliver into laboratories within the contracted SLA was impacted by our taking the decision to remove the 2pm consolidation trunk for cost savings / VFM purposes. This meant that any collections undertaken within the 9am to 1pm collection window would not be transferred to laboratories until the PM collections had been undertaken.<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vid-19 Home Testing Fulfilment Services</text:p>
          </table:table-cell>
          <table:table-cell office:value-type="string" table:style-name="ce1">
            <text:p>ROYAL MAIL PLC</text:p>
          </table:table-cell>
          <table:table-cell office:value-type="string" table:style-name="ce1">
            <text:p>Stock Availabilit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DRW Samba Reagent</text:p>
          </table:table-cell>
          <table:table-cell office:value-type="string" table:style-name="ce1">
            <text:p>DIAGNOSTICS FOR THE REAL WORLD (EUROPE) LTD</text:p>
          </table:table-cell>
          <table:table-cell office:value-type="string" table:style-name="ce1">
            <text:p>Delivery on time and in full</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DRW Samba Reagent</text:p>
          </table:table-cell>
          <table:table-cell office:value-type="string" table:style-name="ce1">
            <text:p>DIAGNOSTICS FOR THE REAL WORLD (EUROPE) LTD</text:p>
          </table:table-cell>
          <table:table-cell office:value-type="string" table:style-name="ce1">
            <text:p>Invoicing Qual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DRW Samba Reagent</text:p>
          </table:table-cell>
          <table:table-cell office:value-type="string" table:style-name="ce1">
            <text:p>DIAGNOSTICS FOR THE REAL WORLD (EUROPE) LTD</text:p>
          </table:table-cell>
          <table:table-cell office:value-type="string" table:style-name="ce1">
            <text:p>Quality Management - Customer Satisfaction Survey</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End to End Home Antibody Testing Service</text:p>
          </table:table-cell>
          <table:table-cell office:value-type="string" table:style-name="ce1">
            <text:p>THRIVA LTD</text:p>
          </table:table-cell>
          <table:table-cell office:value-type="string" table:style-name="ce1">
            <text:p>Digital Platform Up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End to End Home Antibody Testing Service</text:p>
          </table:table-cell>
          <table:table-cell office:value-type="string" table:style-name="ce1">
            <text:p>THRIVA LTD</text:p>
          </table:table-cell>
          <table:table-cell office:value-type="string" table:style-name="ce1">
            <text:p>Fulfilment Turnaround Time within 24hrs</text:p>
          </table:table-cell>
          <table:table-cell office:value-type="string" table:style-name="ce1">
            <text:p>100%</text:p>
          </table:table-cell>
          <table:table-cell office:value-type="string" table:style-name="ce1">
            <text:p>Inadequate</text:p>
          </table:table-cell>
          <table:table-cell office:value-type="string" table:style-name="ce1">
            <text:p>NB 1st week was New Year &amp; bank holidays so only a 75.7% KPI, all other weeks 100%. Also the Study was notified of close down during this quarter so figures will be skewed by that as other factors came into play.</text:p>
            <text:p>Work has ceased so no remediation actions are appropriate though the KPI scores are being deployed as leverage during negotiations regarding payments for mop-up activities and Minimum Volume Commitmen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End to End Home Antibody Testing Service</text:p>
          </table:table-cell>
          <table:table-cell office:value-type="string" table:style-name="ce1">
            <text:p>THRIVA LTD</text:p>
          </table:table-cell>
          <table:table-cell office:value-type="string" table:style-name="ce1">
            <text:p>Order Fulfilment Accuracy</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odexo Lt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odexo Lt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odexo Lt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Services for test analysis to be provided from Apr 21 to Mar 22</text:p>
          </table:table-cell>
          <table:table-cell office:value-type="string" table:style-name="ce1">
            <text:p>RANDOX LABORATORIES LIMITED</text:p>
          </table:table-cell>
          <table:table-cell office:value-type="string" table:style-name="ce1">
            <text:p>Lab Voids – i.e. <text:s/>resulting from the <text:s/>performance of the <text:s/>Services, not <text:s/>identified on Sample receipt and outside of <text:s/>the control of the <text:s/>laboratory</text:p>
          </table:table-cell>
          <table:table-cell office:value-type="string" table:style-name="ce1">
            <text:p>&lt;2%</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Services for test analysis to be provided from Apr 21 to Mar 22</text:p>
          </table:table-cell>
          <table:table-cell office:value-type="string" table:style-name="ce1">
            <text:p>RANDOX LABORATORIES LIMITED</text:p>
          </table:table-cell>
          <table:table-cell office:value-type="string" table:style-name="ce1">
            <text:p>Physical test site Turnaround Time (TAT) within 12 hours: 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1">
            <text:p>8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Services for test analysis to be provided from Apr 21 to Mar 22</text:p>
          </table:table-cell>
          <table:table-cell office:value-type="string" table:style-name="ce1">
            <text:p>RANDOX LABORATORIES LIMITED</text:p>
          </table:table-cell>
          <table:table-cell office:value-type="string" table:style-name="ce1">
            <text:p>Satellite/home test site Turnaround Time (TAT) within 24 hours: when <text:s/>operating at or below 80% of Contracted <text:s/>Capacity. Based on the time from sample receipt at the laboratory to the time when the relevant result has been uploaded to the system.<text:s/></text:p>
          </table:table-cell>
          <table:table-cell office:value-type="string" table:style-name="ce1">
            <text:p>10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Services for test analysis to be provided to Mar 22</text:p>
          </table:table-cell>
          <table:table-cell office:value-type="string" table:style-name="ce1">
            <text:p>UK BIOCENTRE LTD</text:p>
          </table:table-cell>
          <table:table-cell office:value-type="string" table:style-name="ce1">
            <text:p>Cycle-Time - average time sample registered in LIMS to sample data upload.</text:p>
          </table:table-cell>
          <table:table-cell office:value-type="string" table:style-name="ce1">
            <text:p>&lt;10 hrs</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Services for test analysis to be provided to Mar 22</text:p>
          </table:table-cell>
          <table:table-cell office:value-type="string" table:style-name="ce1">
            <text:p>UK BIOCENTRE LTD</text:p>
          </table:table-cell>
          <table:table-cell office:value-type="string" table:style-name="ce1">
            <text:p>Lab Voids – i.e. <text:s/>resulting from the <text:s/>performance of the <text:s/>Services, not <text:s/>identified on Sample <text:s/>receipt and outside of the control of the <text:s/>laboratory</text:p>
          </table:table-cell>
          <table:table-cell office:value-type="string" table:style-name="ce1">
            <text:p>&lt;2%</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bs - Covid Testing</text:p>
          </table:table-cell>
          <table:table-cell office:value-type="string" table:style-name="ce1">
            <text:p>University Hospitals Plymouth</text:p>
          </table:table-cell>
          <table:table-cell office:value-type="string" table:style-name="ce1">
            <text:p>Lab Voids – i.e. resulting from the performance of the Services, not identified on sample receipt or outside of the control of the laboratory</text:p>
          </table:table-cell>
          <table:table-cell office:value-type="string" table:style-name="ce1">
            <text:p>&lt;2%</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bs - Covid Testing</text:p>
          </table:table-cell>
          <table:table-cell office:value-type="string" table:style-name="ce1">
            <text:p>University Hospitals Plymouth</text:p>
          </table:table-cell>
          <table:table-cell office:value-type="string" table:style-name="ce1">
            <text:p><text:s/>Physical test site Turnaround Time (TAT) within 12 hours; 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1">
            <text:p>8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bs - Covid Testing</text:p>
          </table:table-cell>
          <table:table-cell office:value-type="string" table:style-name="ce1">
            <text:p>University Hospitals Plymouth</text:p>
          </table:table-cell>
          <table:table-cell office:value-type="string" table:style-name="ce1">
            <text:p>Satellite/home test site Turnaround Time within 24 hours: when <text:s/>operating at or below 80% of Contracted <text:s/>Capacity. Based on the time from sample receipt at the laboratory to the time when the relevant result has been uploaded to the system.<text:s/></text:p>
          </table:table-cell>
          <table:table-cell office:value-type="string" table:style-name="ce1">
            <text:p>&gt;6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HSL Pathology Service agreement for services until March 2022 - PCR Testing</text:p>
          </table:table-cell>
          <table:table-cell office:value-type="string" table:style-name="ce1">
            <text:p>HEALTH SERVICES LABORATORIES LLP</text:p>
          </table:table-cell>
          <table:table-cell office:value-type="string" table:style-name="ce1">
            <text:p>Lab Voids – i.e. resulting from the performance of the Services, not identified on sample receipt or outside of the control of the laboratory.<text:s/></text:p>
          </table:table-cell>
          <table:table-cell office:value-type="string" table:style-name="ce1">
            <text:p>&lt;1.3%</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HSL Pathology Service agreement for services until March 2022 - PCR Testing</text:p>
          </table:table-cell>
          <table:table-cell office:value-type="string" table:style-name="ce1">
            <text:p>HEALTH SERVICES LABORATORIES LLP</text:p>
          </table:table-cell>
          <table:table-cell office:value-type="string" table:style-name="ce1">
            <text:p>Physical test site Turnaround Time (TAT) within 12 hours; <text:s/>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1">
            <text:p>&gt;8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HSL Pathology Service agreement for services until March 2022 - PCR Testing</text:p>
          </table:table-cell>
          <table:table-cell office:value-type="string" table:style-name="ce1">
            <text:p>HEALTH SERVICES LABORATORIES LLP</text:p>
          </table:table-cell>
          <table:table-cell office:value-type="string" table:style-name="ce1">
            <text:p>Satellite/home test site Turnaround Time (TAT) within 24 hours; <text:s text:c="2"/>when <text:s/>operating at or below 80% of Contracted <text:s/>Capacity. Based on the time from sample receipt at the laboratory to the time when the relevant result has been uploaded to the system.<text:s/></text:p>
          </table:table-cell>
          <table:table-cell office:value-type="string" table:style-name="ce1">
            <text:p>&gt;6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Drop Off Points, Collection and Delivery of Completed Tests</text:p>
          </table:table-cell>
          <table:table-cell office:value-type="string" table:style-name="ce1">
            <text:p>ROYAL MAIL GROUP LIMITED</text:p>
          </table:table-cell>
          <table:table-cell office:value-type="string" table:style-name="ce1">
            <text:p>Priority Post Box Returns <text:s/>- Delivery of samples to designated laboritori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llection, Transport and Delivery of Test Samples and supporting material</text:p>
          </table:table-cell>
          <table:table-cell office:value-type="string" table:style-name="ce1">
            <text:p>ROYAL MAIL GROUP LIMITED</text:p>
          </table:table-cell>
          <table:table-cell office:value-type="string" table:style-name="ce1">
            <text:p>On Time Collection from LTS</text:p>
          </table:table-cell>
          <table:table-cell office:value-type="string" table:style-name="ce1">
            <text:p>98%</text:p>
          </table:table-cell>
          <table:table-cell office:value-type="string" table:style-name="ce1">
            <text:p>Inadequate</text:p>
          </table:table-cell>
          <table:table-cell office:value-type="string" table:style-name="ce1">
            <text:p>The size of the undertaking for collections within this contract meant that no single same day courier operation within the UK was capable of individually servicing the demand. As the appointed supplier, Royal Mail, via its same-day operation, eCourier, was reliant on a number of partner operators. A bespoke solution was built for all collections to be electronically reported in order to manage this arrangement. The system put in place was totally reliant on manual inputs. Through the lifetime of the contract we did see significant volumes of human error. In the most part this was couriers completing the collection within the window but not reporting it correctly through the app in order to log the activity in relation to the KPI.</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llection, Transport and Delivery of Test Samples and supporting material</text:p>
          </table:table-cell>
          <table:table-cell office:value-type="string" table:style-name="ce1">
            <text:p>ROYAL MAIL GROUP LIMITED</text:p>
          </table:table-cell>
          <table:table-cell office:value-type="string" table:style-name="ce1">
            <text:p>On Time Collection from Satellites</text:p>
          </table:table-cell>
          <table:table-cell office:value-type="string" table:style-name="ce1">
            <text:p>98%</text:p>
          </table:table-cell>
          <table:table-cell office:value-type="string" table:style-name="ce1">
            <text:p>Inadequate</text:p>
          </table:table-cell>
          <table:table-cell office:value-type="string" table:style-name="ce1">
            <text:p>It should be noted that majeure measures were allowable within the contract where they arose (as they did) however due to the nature of the IT solution in place the impact of FM would still be reported as failures. In particular Q4 was affected by severe weather conditions in remote areas. We also saw a number of vehicle breakdowns (in line with industry standards) that potentially carried multiple satellite site collections. Emergency actions were always taken to recover and transfer samples however it has been noted by both sides that the SLA became unachievable in the manner that it had been fram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llection, Transport and Delivery of Test Samples and supporting material</text:p>
          </table:table-cell>
          <table:table-cell office:value-type="string" table:style-name="ce1">
            <text:p>ROYAL MAIL GROUP LIMITED</text:p>
          </table:table-cell>
          <table:table-cell office:value-type="string" table:style-name="ce1">
            <text:p>On Time Delivery (amalgamated)</text:p>
          </table:table-cell>
          <table:table-cell office:value-type="string" table:style-name="ce1">
            <text:p>99.5%</text:p>
          </table:table-cell>
          <table:table-cell office:value-type="string" table:style-name="ce1">
            <text:p>Inadequate</text:p>
          </table:table-cell>
          <table:table-cell office:value-type="string" table:style-name="ce1">
            <text:p>The model built for delivery into laboratories was based on regional collections being delivered into the local lab. However during periods of high Covid prevalence Royal Mail were instructed to divert live samples to different parts of the country. Due to the logistics involved it was accepted that it was physically impossible to deliver within the SLA. It was agreed by UKHSA that all diverts would be exempt from the SLA measure however from a reporting perspective diverts were still showing as failures. A good example was a regular requirement to deliver samples collected in the South East to the Glasgow lab.</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Security Limite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Security Limite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Security Limite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t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t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t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ntact Centre</text:p>
          </table:table-cell>
          <table:table-cell office:value-type="string" table:style-name="ce1">
            <text:p>TELEPERFORMANCE LTD</text:p>
          </table:table-cell>
          <table:table-cell office:value-type="string" table:style-name="ce1">
            <text:p>90% availability of agen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ntact Centre</text:p>
          </table:table-cell>
          <table:table-cell office:value-type="string" table:style-name="ce1">
            <text:p>TELEPERFORMANCE LTD</text:p>
          </table:table-cell>
          <table:table-cell office:value-type="string" table:style-name="ce1">
            <text:p>99% Availability of telephony platform</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0% availability of agen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0% Quality of Agents monitored (100% of calls Monitored)</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9% Availability of telephony platform</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ntact Tracing Call Centre-Providing 50% of the capacity for Tier 3 calls from CTAS</text:p>
          </table:table-cell>
          <table:table-cell office:value-type="string" table:style-name="ce1">
            <text:p>Sitel LTD</text:p>
          </table:table-cell>
          <table:table-cell office:value-type="string" table:style-name="ce1">
            <text:p>90% availability of agents</text:p>
          </table:table-cell>
          <table:table-cell office:value-type="string" table:style-name="ce1">
            <text:p>90%</text:p>
          </table:table-cell>
          <table:table-cell office:value-type="string" table:style-name="ce1">
            <text:p>Requires Improvement</text:p>
          </table:table-cell>
          <table:table-cell office:value-type="string" table:style-name="ce1">
            <text:p>The primary reason for the performance of KPI was the short recruitment timelines followed by ramp down and holiday period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ntact Tracing Call Centre-Providing 50% of the capacity for Tier 3 calls from CTAS</text:p>
          </table:table-cell>
          <table:table-cell office:value-type="string" table:style-name="ce1">
            <text:p>Sitel LTD</text:p>
          </table:table-cell>
          <table:table-cell office:value-type="string" table:style-name="ce1">
            <text:p>90% Quality of Agents monitored</text:p>
          </table:table-cell>
          <table:table-cell office:value-type="string" table:style-name="ce1">
            <text:p>90%</text:p>
          </table:table-cell>
          <table:table-cell office:value-type="string" table:style-name="ce1">
            <text:p>Good</text:p>
          </table:table-cell>
          <table:table-cell office:value-type="string" table:style-name="ce1">
            <text:p>More calls monitored hence % increas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Contact Tracing Call Centre-Providing 50% of the capacity for Tier 3 calls from CTAS</text:p>
          </table:table-cell>
          <table:table-cell office:value-type="string" table:style-name="ce1">
            <text:p>Sitel LTD</text:p>
          </table:table-cell>
          <table:table-cell office:value-type="string" table:style-name="ce1">
            <text:p>99% Availability of telephony platfrom</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 and Trace Minimum Viable Product (MVP) Build and MVP operational support</text:p>
          </table:table-cell>
          <table:table-cell office:value-type="string" table:style-name="ce1">
            <text:p>IBM UK Ltd</text:p>
          </table:table-cell>
          <table:table-cell office:value-type="string" table:style-name="ce1">
            <text:p>Resolution of Priority 2 Inciden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 and Trace Minimum Viable Product (MVP) Build and MVP operational support</text:p>
          </table:table-cell>
          <table:table-cell office:value-type="string" table:style-name="ce1">
            <text:p>IBM UK Ltd</text:p>
          </table:table-cell>
          <table:table-cell office:value-type="string" table:style-name="ce1">
            <text:p>Resolution of Priority 3 Incidents<text:s/></text:p>
          </table:table-cell>
          <table:table-cell office:value-type="string" table:style-name="ce1">
            <text:p>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Test and Trace Minimum Viable Product (MVP) Build and MVP operational support</text:p>
          </table:table-cell>
          <table:table-cell office:value-type="string" table:style-name="ce1">
            <text:p>IBM UK Ltd</text:p>
          </table:table-cell>
          <table:table-cell office:value-type="string" table:style-name="ce1">
            <text:p>Response to P2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GSK Supply Agreement for Pandemic Purposes</text:p>
          </table:table-cell>
          <table:table-cell office:value-type="string" table:style-name="ce1">
            <text:p>GSK</text:p>
          </table:table-cell>
          <table:table-cell office:value-type="string" table:style-name="ce1">
            <text:p>Each Party will use reasonable efforts to reply promptly to communications from the oth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GSK Supply Agreement for Pandemic Purposes</text:p>
          </table:table-cell>
          <table:table-cell office:value-type="string" table:style-name="ce1">
            <text:p>GSK</text:p>
          </table:table-cell>
          <table:table-cell office:value-type="string" table:style-name="ce1">
            <text:p>Number of Deliveries on time against the Delivery Schedu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GSK Supply Agreement for Pandemic Purposes</text:p>
          </table:table-cell>
          <table:table-cell office:value-type="string" table:style-name="ce1">
            <text:p>GSK</text:p>
          </table:table-cell>
          <table:table-cell office:value-type="string" table:style-name="ce1">
            <text:p>Number of rejections less than 10% from total of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MEDCO SOLUTIONS LTD</text:p>
          </table:table-cell>
          <table:table-cell office:value-type="string" table:style-name="ce1">
            <text:p>Delivery by the Supplier in accordance with the delivery schedule</text:p>
          </table:table-cell>
          <table:table-cell office:value-type="string" table:style-name="ce1">
            <text:p>Within 3 weeks ( of order placed) @ 20m per wee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MEDCO SOLUTIONS LTD</text:p>
          </table:table-cell>
          <table:table-cell office:value-type="string" table:style-name="ce1">
            <text:p>Delivery of social value commitments and monitored on a quarterly basis.</text:p>
          </table:table-cell>
          <table:table-cell office:value-type="string" table:style-name="ce1">
            <text:p>Monthly Updat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MEDCO SOLUTIONS LTD</text:p>
          </table:table-cell>
          <table:table-cell office:value-type="string" table:style-name="ce1">
            <text:p>Quality control of the Goods through sampling and batch testing</text:p>
          </table:table-cell>
          <table:table-cell office:value-type="string" table:style-name="ce1">
            <text:p>No more that 3% <text:s/>failure on Product Testing Validation</text:p>
            <text:p>(7 for every 70k tes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MEDCO SOLUTIONS LTD</text:p>
          </table:table-cell>
          <table:table-cell office:value-type="string" table:style-name="ce1">
            <text:p>Supplier’s monitoring and reporting of any issues relating to new or emerging variants of the SARS-CoV-2 virus</text:p>
          </table:table-cell>
          <table:table-cell office:value-type="string" table:style-name="ce1">
            <text:p>Weekly Report on variants statu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rge Scale Covid-19 Sequencing Research</text:p>
          </table:table-cell>
          <table:table-cell office:value-type="string" table:style-name="ce1">
            <text:p>GENOME RESEARCH LTD</text:p>
          </table:table-cell>
          <table:table-cell office:value-type="string" table:style-name="ce1">
            <text:p>Sequencing success rat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rge Scale Covid-19 Sequencing Research</text:p>
          </table:table-cell>
          <table:table-cell office:value-type="string" table:style-name="ce1">
            <text:p>GENOME RESEARCH LTD</text:p>
          </table:table-cell>
          <table:table-cell office:value-type="string" table:style-name="ce1">
            <text:p>Turnaround time (120 hour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Large Scale Covid-19 Sequencing Research</text:p>
          </table:table-cell>
          <table:table-cell office:value-type="string" table:style-name="ce1">
            <text:p>GENOME RESEARCH LTD</text:p>
          </table:table-cell>
          <table:table-cell office:value-type="string" table:style-name="ce1">
            <text:p>Turnaround time - repeats (288 hour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D (Warehousing Solutions)</text:p>
          </table:table-cell>
          <table:table-cell office:value-type="string" table:style-name="ce1">
            <text:p>KUEHNE + NAGEL LIMITED</text:p>
          </table:table-cell>
          <table:table-cell office:value-type="string" table:style-name="ce1">
            <text:p>Collection performance ex works - pre-booked collection failures on the day, where the vendor factory has reported a non-collec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D (Warehousing Solutions)</text:p>
          </table:table-cell>
          <table:table-cell office:value-type="string" table:style-name="ce1">
            <text:p>KUEHNE + NAGEL LIMITED</text:p>
          </table:table-cell>
          <table:table-cell office:value-type="string" table:style-name="ce1">
            <text:p>despatch performance - total stock presented ready for despatch across all order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D (Warehousing Solutions)</text:p>
          </table:table-cell>
          <table:table-cell office:value-type="string" table:style-name="ce1">
            <text:p>KUEHNE + NAGEL LIMITED</text:p>
          </table:table-cell>
          <table:table-cell office:value-type="string" table:style-name="ce1">
            <text:p>Stock loss - accuracy of stock at month end (SKU/Lot) compared to the net stock adjustments for the month</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B (Sea Freight)</text:p>
          </table:table-cell>
          <table:table-cell office:value-type="string" table:style-name="ce1">
            <text:p>CEVA FREIGHT (UK) LIMITED</text:p>
          </table:table-cell>
          <table:table-cell office:value-type="string" table:style-name="ce1">
            <text:p>Delivery performance - delivery of goods on the day to the agreed booking slo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B (Sea Freight)</text:p>
          </table:table-cell>
          <table:table-cell office:value-type="string" table:style-name="ce1">
            <text:p>CEVA FREIGHT (UK) LIMITED</text:p>
          </table:table-cell>
          <table:table-cell office:value-type="string" table:style-name="ce1">
            <text:p>Origin departure performance - shipments missing booked departure due to late presentation of freight</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B (Sea Freight)</text:p>
          </table:table-cell>
          <table:table-cell office:value-type="string" table:style-name="ce1">
            <text:p>CEVA FREIGHT (UK) LIMITED</text:p>
          </table:table-cell>
          <table:table-cell office:value-type="string" table:style-name="ce1">
            <text:p>UK Customs clearance performance - shipments having cleared customs within 12 hours of arrival</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Mailway - Provision of Outsourced Kitting Production</text:p>
          </table:table-cell>
          <table:table-cell office:value-type="string" table:style-name="ce1">
            <text:p>MAILWAY PACKAGING SOLUTIONS GROUP LIMITED</text:p>
          </table:table-cell>
          <table:table-cell office:value-type="string" table:style-name="ce1">
            <text:p>Change Manag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Mailway - Provision of Outsourced Kitting Production</text:p>
          </table:table-cell>
          <table:table-cell office:value-type="string" table:style-name="ce1">
            <text:p>MAILWAY PACKAGING SOLUTIONS GROUP LIMITED</text:p>
          </table:table-cell>
          <table:table-cell office:value-type="string" table:style-name="ce1">
            <text:p>Production versus pla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Mailway - Provision of Outsourced Kitting Production</text:p>
          </table:table-cell>
          <table:table-cell office:value-type="string" table:style-name="ce1">
            <text:p>MAILWAY PACKAGING SOLUTIONS GROUP LIMITED</text:p>
          </table:table-cell>
          <table:table-cell office:value-type="string" table:style-name="ce1">
            <text:p>QUALITY Output</text:p>
          </table:table-cell>
          <table:table-cell office:value-type="string" table:style-name="ce1">
            <text:p>&gt;0.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PF-07321332/Ritonavir</text:p>
          </table:table-cell>
          <table:table-cell office:value-type="string" table:style-name="ce1">
            <text:p>Pfizer</text:p>
          </table:table-cell>
          <table:table-cell office:value-type="string" table:style-name="ce1">
            <text:p>Number of deliveries on time against the agreed delivery schedu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PF-07321332/Ritonavir</text:p>
          </table:table-cell>
          <table:table-cell office:value-type="string" table:style-name="ce1">
            <text:p>Pfizer</text:p>
          </table:table-cell>
          <table:table-cell office:value-type="string" table:style-name="ce1">
            <text:p>Number of rejections from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PF-07321332/Ritonavir</text:p>
          </table:table-cell>
          <table:table-cell office:value-type="string" table:style-name="ce1">
            <text:p>Pfizer</text:p>
          </table:table-cell>
          <table:table-cell office:value-type="string" table:style-name="ce1">
            <text:p>Percentage of acknowledgement of critical comms within 24hrs and responses to critical comms within 48h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Molnupiravir Supply Agreement for Pandemic Purposes</text:p>
          </table:table-cell>
          <table:table-cell office:value-type="string" table:style-name="ce1">
            <text:p>MSD</text:p>
          </table:table-cell>
          <table:table-cell office:value-type="string" table:style-name="ce1">
            <text:p>Number of deliveries on time against the agreed delivery schedule (as submitted four weeks before delivery, finalised three days prio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Molnupiravir Supply Agreement for Pandemic Purposes</text:p>
          </table:table-cell>
          <table:table-cell office:value-type="string" table:style-name="ce1">
            <text:p>MSD</text:p>
          </table:table-cell>
          <table:table-cell office:value-type="string" table:style-name="ce1">
            <text:p>Number of rejections from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Molnupiravir Supply Agreement for Pandemic Purposes</text:p>
          </table:table-cell>
          <table:table-cell office:value-type="string" table:style-name="ce1">
            <text:p>MSD</text:p>
          </table:table-cell>
          <table:table-cell office:value-type="string" table:style-name="ce1">
            <text:p>Percentage of acknowledgement of critical comms within 24hrs and responses to critical comms within 48h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REGN-COV2 Supply Agreement for Pandemic Purposes</text:p>
          </table:table-cell>
          <table:table-cell office:value-type="string" table:style-name="ce1">
            <text:p>Roche</text:p>
          </table:table-cell>
          <table:table-cell office:value-type="string" table:style-name="ce1">
            <text:p>Each party will reply to critical communications within 1 Business Day, and will respond to non-critical communications within 2 Business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REGN-COV2 Supply Agreement for Pandemic Purposes</text:p>
          </table:table-cell>
          <table:table-cell office:value-type="string" table:style-name="ce1">
            <text:p>Roche</text:p>
          </table:table-cell>
          <table:table-cell office:value-type="string" table:style-name="ce1">
            <text:p>Number of deliveries on time against the delivery schedue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REGN-COV2 Supply Agreement for Pandemic Purposes</text:p>
          </table:table-cell>
          <table:table-cell office:value-type="string" table:style-name="ce1">
            <text:p>Roche</text:p>
          </table:table-cell>
          <table:table-cell office:value-type="string" table:style-name="ce1">
            <text:p>Number of rejections less than 10% from total of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Winter Surge Capacity (21/22)</text:p>
          </table:table-cell>
          <table:table-cell office:value-type="string" table:style-name="ce1">
            <text:p>MEDICINES DISCOVERY CATAPULT SERVICES LIMITED</text:p>
          </table:table-cell>
          <table:table-cell office:value-type="string" table:style-name="ce1">
            <text:p>Lab Voids – i.e. resulting from the performance of the Services, not identified on sample receipt or outside of the control of the laboratory.</text:p>
          </table:table-cell>
          <table:table-cell office:value-type="string" table:style-name="ce1">
            <text:p>&lt;2%</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Winter Surge Capacity (21/22)</text:p>
          </table:table-cell>
          <table:table-cell office:value-type="string" table:style-name="ce1">
            <text:p>MEDICINES DISCOVERY CATAPULT SERVICES LIMITED</text:p>
          </table:table-cell>
          <table:table-cell office:value-type="string" table:style-name="ce1">
            <text:p>Physical test site Turnaround Time (TAT) within 12 hours; 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1">
            <text:p>8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Winter Surge Capacity (21/22)</text:p>
          </table:table-cell>
          <table:table-cell office:value-type="string" table:style-name="ce1">
            <text:p>MEDICINES DISCOVERY CATAPULT SERVICES LIMITED</text:p>
          </table:table-cell>
          <table:table-cell office:value-type="string" table:style-name="ce1">
            <text:p>Satellite/home test site Turnaround Time (TAT) within 24 hours; when <text:s/>operating at or below 80% of Contracted <text:s/>Capacity. Based on the time from sample receipt at the laboratory to the time when the relevant result has been uploaded to the system.<text:s/></text:p>
          </table:table-cell>
          <table:table-cell office:value-type="string" table:style-name="ce1">
            <text:p>&gt;6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Winter <text:s/>Capacity (21/22)</text:p>
          </table:table-cell>
          <table:table-cell office:value-type="string" table:style-name="ce1">
            <text:p>MEDICINES DISCOVERY CATAPULT SERVICES LIMITED</text:p>
          </table:table-cell>
          <table:table-cell office:value-type="string" table:style-name="ce1">
            <text:p>Lab Voids – i.e. resulting from the performance of the Services, not identified on sample receipt or outside of the control of the laboratory</text:p>
          </table:table-cell>
          <table:table-cell office:value-type="string" table:style-name="ce1">
            <text:p>&lt;2%</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Winter Capacity (21/22)</text:p>
          </table:table-cell>
          <table:table-cell office:value-type="string" table:style-name="ce1">
            <text:p>MEDICINES DISCOVERY CATAPULT SERVICES LIMITED</text:p>
          </table:table-cell>
          <table:table-cell office:value-type="string" table:style-name="ce1">
            <text:p>Physical test site Turnaround Time (TAT) within 12 hours; when 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1">
            <text:p>8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UKHSA</text:p>
          </table:table-cell>
          <table:table-cell office:value-type="string" table:style-name="ce1">
            <text:p>Winter Capacity (21/22)</text:p>
          </table:table-cell>
          <table:table-cell office:value-type="string" table:style-name="ce1">
            <text:p>MEDICINES DISCOVERY CATAPULT SERVICES LIMITED</text:p>
          </table:table-cell>
          <table:table-cell office:value-type="string" table:style-name="ce1">
            <text:p>Satellite/home test site Turnaround Time (TAT) within 24 hours; when <text:s/>operating at or below 80% of Contracted <text:s/>Capacity. Based on the time from sample receipt at the laboratory to the time when the relevant result has been uploaded to the system.<text:s/></text:p>
          </table:table-cell>
          <table:table-cell office:value-type="string" table:style-name="ce1">
            <text:p>&gt;60%</text:p>
          </table:table-cell>
          <table:table-cell office:value-type="string" table:style-name="ce1">
            <text:p>Other - Consider returned</text:p>
          </table:table-cell>
          <table:table-cell office:value-type="string" table:style-name="ce1">
            <text:p>During the performance period, this KPI is not reportable due to a number of factors and reporting dependencies that distorted the performance fig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Additional Volume - PF07321332/Ritonavir</text:p>
          </table:table-cell>
          <table:table-cell office:value-type="string" table:style-name="ce1">
            <text:p>Pfizer</text:p>
          </table:table-cell>
          <table:table-cell office:value-type="string" table:style-name="ce1">
            <text:p>Number of deliveries on time against the agreed delivery schedu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Additional Volume - PF07321332/Ritonavir</text:p>
          </table:table-cell>
          <table:table-cell office:value-type="string" table:style-name="ce1">
            <text:p>Pfizer</text:p>
          </table:table-cell>
          <table:table-cell office:value-type="string" table:style-name="ce1">
            <text:p>Number of rejections from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Additional Volume - PF07321332/Ritonavir</text:p>
          </table:table-cell>
          <table:table-cell office:value-type="string" table:style-name="ce1">
            <text:p>Pfizer</text:p>
          </table:table-cell>
          <table:table-cell office:value-type="string" table:style-name="ce1">
            <text:p>Percentage of acknowledgement of critical comms within 24hrs and responses to critical comms within 48h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Additional Volume - Molnupiravir Supply Agreement</text:p>
          </table:table-cell>
          <table:table-cell office:value-type="string" table:style-name="ce1">
            <text:p>MSD</text:p>
          </table:table-cell>
          <table:table-cell office:value-type="string" table:style-name="ce1">
            <text:p>Number of deliveries on time against the agreed delivery schedule (as submitted four weeks before delivery, finalised three days prio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Additional Volume - Molnupiravir Supply Agreement</text:p>
          </table:table-cell>
          <table:table-cell office:value-type="string" table:style-name="ce1">
            <text:p>MSD</text:p>
          </table:table-cell>
          <table:table-cell office:value-type="string" table:style-name="ce1">
            <text:p>Number of rejections from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Additional Volume - Molnupiravir Supply Agreement</text:p>
          </table:table-cell>
          <table:table-cell office:value-type="string" table:style-name="ce1">
            <text:p>MSD</text:p>
          </table:table-cell>
          <table:table-cell office:value-type="string" table:style-name="ce1">
            <text:p>Percentage of acknowledgement of critical comms within 24hrs and responses to critical comms within 48h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Medical Assessments: Vaccine Damage Payment Scheme</text:p>
          </table:table-cell>
          <table:table-cell office:value-type="string" table:style-name="ce1">
            <text:p>Crawford &amp; Company</text:p>
          </table:table-cell>
          <table:table-cell office:value-type="string" table:style-name="ce1">
            <text:p>KPI 1 - NEW submissions (and re-submissions)<text:s/></text:p>
            <text:p>100% of Decisions should be answered in full and be provided within 10 working days of referral, within the reporting Service Period. A Minimum expectation of 95% is set.<text:s/></text:p>
            <text:p>Excluded from criterion would be those exempt as specified in Schedule 2 (paragraph 2.4-2.5) regarding Complex Cases and those requiring Further Medical Evidence</text:p>
          </table:table-cell>
          <table:table-cell office:value-type="string" table:style-name="ce1">
            <text:p>95%</text:p>
          </table:table-cell>
          <table:table-cell office:value-type="string" table:style-name="ce1">
            <text:p>Other - Consider returned</text:p>
          </table:table-cell>
          <table:table-cell office:value-type="string" table:style-name="ce1">
            <text:p>Delivery commencement not until 26/05/22. Performance to be included next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Medical Assessments: Vaccine Damage Payment Scheme</text:p>
          </table:table-cell>
          <table:table-cell office:value-type="string" table:style-name="ce1">
            <text:p>Crawford &amp; Company</text:p>
          </table:table-cell>
          <table:table-cell office:value-type="string" table:style-name="ce1">
            <text:p>KPI 2 - NEW submissions (and re-submissions)<text:s/></text:p>
            <text:p>100% of Decisions should be answered in full and be provided within 10 working days of referral, within the reporting Service Period.<text:s text:c="2"/></text:p>
            <text:p>Where this is not achieved a further Service Level standard of 15 days will be performance measured (this is 5 Working days after the initial deadline). A Minimum expectation of 98% is set.<text:s/></text:p>
            <text:p>Excluded from criterion would be those exempt as specified in Schedule 2 (paragraph 2.4-2.5) regarding Complex Cases and those requiring Further Medical Evidence.</text:p>
          </table:table-cell>
          <table:table-cell office:value-type="string" table:style-name="ce1">
            <text:p>98%</text:p>
          </table:table-cell>
          <table:table-cell office:value-type="string" table:style-name="ce1">
            <text:p>Other - Consider returned</text:p>
          </table:table-cell>
          <table:table-cell office:value-type="string" table:style-name="ce1">
            <text:p>Delivery commencement not until 26/05/22. Performance to be included next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Medical Assessments: Vaccine Damage Payment Scheme</text:p>
          </table:table-cell>
          <table:table-cell office:value-type="string" table:style-name="ce1">
            <text:p>Crawford &amp; Company</text:p>
          </table:table-cell>
          <table:table-cell office:value-type="string" table:style-name="ce1">
            <text:p>KPI 4 - 95% or more reports in each month of Year 1 deemed as acceptable or acceptable without significant learning points, rising to 98% in year 2 (Service Level Threshold will increase to 90%).</text:p>
          </table:table-cell>
          <table:table-cell office:value-type="string" table:style-name="ce1">
            <text:p>95%</text:p>
          </table:table-cell>
          <table:table-cell office:value-type="string" table:style-name="ce1">
            <text:p>Other - Consider returned</text:p>
          </table:table-cell>
          <table:table-cell office:value-type="string" table:style-name="ce1">
            <text:p>Delivery commencement not until 26/05/22. Performance to be included next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CAFM/Helpdesk Services - Provide a fully functioning and always available Helpdesk system in accordance with the contractual require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Maintenance Services - Develop, implement and maintain a Planned Maintenance Schedule in accordance with the contractual requirement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Security Services - Provide a CCTV Monitoring Service in accordance with the contract (and SLR requirements if applicab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H OPCO UK LTD (Dedalus)</text:p>
          </table:table-cell>
          <table:table-cell office:value-type="string" table:style-name="ce1">
            <text:p>Number of Contractor Response Time (CRT) Operating Service Level Multiplier Weighting Points that are accrued in each month</text:p>
          </table:table-cell>
          <table:table-cell office:value-type="string" table:style-name="ce1">
            <text:p>43-84</text:p>
          </table:table-cell>
          <table:table-cell office:value-type="string" table:style-name="ce1">
            <text:p>Good</text:p>
          </table:table-cell>
          <table:table-cell office:value-type="string" table:style-name="ce1">
            <text:p>Delay in reporting due to changes in commercial structure at DHSC</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H OPCO UK LTD (Dedalus)</text:p>
          </table:table-cell>
          <table:table-cell office:value-type="string" table:style-name="ce1">
            <text:p>Service Failure Management - time taken to fix failures defined as Severity Level 2</text:p>
          </table:table-cell>
          <table:table-cell office:value-type="string" table:style-name="ce1">
            <text:p>&lt;=4 hrs</text:p>
          </table:table-cell>
          <table:table-cell office:value-type="string" table:style-name="ce1">
            <text:p>Good</text:p>
          </table:table-cell>
          <table:table-cell office:value-type="string" table:style-name="ce1">
            <text:p>Delay in reporting due to changes in commercial structure at DHSC</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H OPCO UK LTD (Dedalus)</text:p>
          </table:table-cell>
          <table:table-cell office:value-type="string" table:style-name="ce1">
            <text:p>System Availability Percentage</text:p>
          </table:table-cell>
          <table:table-cell office:value-type="string" table:style-name="ce1">
            <text:p>&gt;=99.90%</text:p>
          </table:table-cell>
          <table:table-cell office:value-type="string" table:style-name="ce1">
            <text:p>Good</text:p>
          </table:table-cell>
          <table:table-cell office:value-type="string" table:style-name="ce1">
            <text:p>Delay in reporting due to changes in commercial structure at DHSC</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F - Incident Resolution P1</text:p>
            <text:p>within 4 Core Hou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G - Incident Resolution P2</text:p>
            <text:p>within 8 Core Hou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H - Incident Resolution P3</text:p>
            <text:p>within 24 Core Hour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lt;30secs - Average Speed of telephone answer</text:p>
          </table:table-cell>
          <table:table-cell office:value-type="string" table:style-name="ce1">
            <text:p>&lt; 30 seconds</text:p>
          </table:table-cell>
          <table:table-cell office:value-type="string" table:style-name="ce1">
            <text:p>Inadequate</text:p>
          </table:table-cell>
          <table:table-cell office:value-type="string" table:style-name="ce1">
            <text:p>There was a much higher volume of contacts across all channels during this transitional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100% of info requested responded to in 5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98% of Vouchers issued in 4 day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99.5% of BACS payments in respect of correct and compliant claims will be made to the verified bank account of a childcare setting or agent within 3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Calls handled in the first instance by an automated telephony system should be referred to an agent for handling within 5 minutes of pick up at least 95% of the time and within 10 minutes 100% of the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Customer service enquiries (including those arising from complex telephone queries and those arising directly from incoming emails) will receive a first response within 5 working days 97% of the time and within 10 working days 100% of the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CP3/4 COTS2</text:p>
          </table:table-cell>
          <table:table-cell office:value-type="string" table:style-name="ce1">
            <text:p>Insight Direct (UK) LTD</text:p>
          </table:table-cell>
          <table:table-cell office:value-type="string" table:style-name="ce1">
            <text:p>Timely &amp; accurate delivery and/or replacement of goods, equipment and software</text:p>
          </table:table-cell>
          <table:table-cell office:value-type="string" table:style-name="ce1">
            <text:p>100.00%</text:p>
          </table:table-cell>
          <table:table-cell office:value-type="string" table:style-name="ce1">
            <text:p>Requires Improvement</text:p>
          </table:table-cell>
          <table:table-cell office:value-type="string" table:style-name="ce1">
            <text:p>As part of the contract extension in Jan 22 the pre-existing KPI (KPI 1) was amended and two new KPIs have been added (KP2&amp;3) and are being tracked. General performance over the last quarter has improved, fixes implemented to sort issues arising from systems change within the vendor in Dec 21 are working well. Over the last quarter we have seen delivery performance impacted (KPI1) due to the global semi conductor shortage impacting lead times, this KPI has been relaxed as it is out of the vendor's control. The vendor is working with the Authority to provide regularly updated lead times by vendor and aid forward planning to mitigate delays due to impacted lead times where possibl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p>
          </table:table-cell>
          <table:table-cell office:value-type="string" table:style-name="ce1">
            <text:p>Fix Times subject to different severity levels</text:p>
          </table:table-cell>
          <table:table-cell office:value-type="string" table:style-name="ce1">
            <text:p>Severity 1, 2 - &gt;=100%; <text:s/>Severity 3, 4 <text:s/>&amp; all other change Categories - &lt;99.99% but =/&gt;95.99%</text:p>
          </table:table-cell>
          <table:table-cell office:value-type="string" table:style-name="ce1">
            <text:p>Inadequate</text:p>
          </table:table-cell>
          <table:table-cell office:value-type="string" table:style-name="ce1">
            <text:p>Did not meet KPI in January 2022 by only achieving 66.67%. <text:s/>This dragged down the average for February (96.97%) and March (98.88%) where Vysiion passed. <text:s/>Following the failure in January, a Continuous Service Improvement and Rectification Plan have been agreed to, which ARP and Vysiion are following</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p>
          </table:table-cell>
          <table:table-cell office:value-type="string" table:style-name="ce1">
            <text:p>Individual Service Recipient (e.g. Trust, ARP) Service Availability</text:p>
          </table:table-cell>
          <table:table-cell office:value-type="string" table:style-name="ce1">
            <text:p>&gt;=9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p>
          </table:table-cell>
          <table:table-cell office:value-type="string" table:style-name="ce1">
            <text:p>Network Service Availability of all Services</text:p>
          </table:table-cell>
          <table:table-cell office:value-type="string" table:style-name="ce1">
            <text:p>&gt;=9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1 Resolution to Data Centre incidents</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1 Response to Data Centres</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2 Response to Data Centres</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Customer Satisfaction - Service desk customer satisfaction score</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First Time Fix - Service desk first time fix (FTF) of resolvable call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Service Desk Availability - % availability of service desk</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1 Incidents that are Notified to the Customer within 30 minu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2 Incidents that are Notified to the Customer within 1 hou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3 Incidents that are Notified to the Customer within 4 hour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Fulfilment: Deployment of ExE to events requeste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Timeliness: Identification of a suitable ExE 5</text:p>
            <text:p>working days prior to event commencemen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Urgent events: Provide ExE for all Events requested 2 working days or more in advance of the first day of the Event</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Ambulance Radio Programme (ARP)</text:p>
          </table:table-cell>
          <table:table-cell office:value-type="string" table:style-name="ce1">
            <text:p>Ambulance Radio Services (ARP)</text:p>
          </table:table-cell>
          <table:table-cell office:value-type="string" table:style-name="ce1">
            <text:p>Airwave Solutions Ltd</text:p>
          </table:table-cell>
          <table:table-cell office:value-type="string" table:style-name="ce1">
            <text:p>Average ICCS (Integrated Communication Control System) Availability (Central Equipment)</text:p>
          </table:table-cell>
          <table:table-cell office:value-type="string" table:style-name="ce1">
            <text:p>&gt;=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Ambulance Radio Programme (ARP)</text:p>
          </table:table-cell>
          <table:table-cell office:value-type="string" table:style-name="ce1">
            <text:p>Ambulance Radio Services (ARP)</text:p>
          </table:table-cell>
          <table:table-cell office:value-type="string" table:style-name="ce1">
            <text:p>Airwave Solutions Ltd</text:p>
          </table:table-cell>
          <table:table-cell office:value-type="string" table:style-name="ce1">
            <text:p>Average Network Availability (Availability of Component Systems providing Voice Call Service for those calls involving direct access to the network )</text:p>
          </table:table-cell>
          <table:table-cell office:value-type="string" table:style-name="ce1">
            <text:p>&gt;=99.80%</text:p>
          </table:table-cell>
          <table:table-cell office:value-type="string" table:style-name="ce1">
            <text:p>Inadequate</text:p>
          </table:table-cell>
          <table:table-cell office:value-type="string" table:style-name="ce1">
            <text:p>February data impacted by Basestation availability issues related to Storm Eunice in South of the UK (18th Feb). <text:s/>All issues subsequently resolved and rectified, supported <text:s/>by fix time meas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delivery of official controls in line with legislation, guidance and contract specification. This includes following Manual for Official Controls instructions, completion of all required reporting, undertaking all inspection duties and following other policies and procedures</text:p>
          </table:table-cell>
          <table:table-cell office:value-type="string" table:style-name="ce1">
            <text:p>&gt;99%</text:p>
          </table:table-cell>
          <table:table-cell office:value-type="string" table:style-name="ce1">
            <text:p>Approaching Target</text:p>
          </table:table-cell>
          <table:table-cell office:value-type="string" table:style-name="ce1">
            <text:p>Performance levels are a result of EU Exit impact on veterinary resources in the UK.</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management systems to deliver required level of service such as current and accurate system to match staff competency vs plant complexity and effective information cascade process. This is an assessment of supplier corporate management activity at a local level</text:p>
          </table:table-cell>
          <table:table-cell office:value-type="string" table:style-name="ce1">
            <text:p>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performance at stage of resource requests including flexibility to change requests such as plant openings and religious festivals. To include all contracted services including unannounced inspections, dairy hygiene inspections and Food Business Operator Audits</text:p>
          </table:table-cell>
          <table:table-cell office:value-type="string" table:style-name="ce1">
            <text:p>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Availability of the Catalogue Solution, i.e. GP Foundation Clinical System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Overall Service Availability Percentage 24/7/365 minus any agreed down time for scheduled maintenance as required.</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Percentage of all Service Desk calls for Severity-3 incidents resolved within 16 hours</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Number of High Severity Service Incident's opened and closed in reporting period</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Overall Service Availability Percentage 24/7/365 minus any agreed down time for scheduled maintenance as required.</text:p>
          </table:table-cell>
          <table:table-cell office:value-type="string" table:style-name="ce1">
            <text:p>&gt;=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Percentage of all Service Desk calls answered in &lt;180s</text:p>
          </table:table-cell>
          <table:table-cell office:value-type="string" table:style-name="ce1">
            <text:p>&gt;=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p>
          </table:table-cell>
          <table:table-cell office:value-type="string" table:style-name="ce1">
            <text:p>12 Week Contingency Stock</text:p>
          </table:table-cell>
          <table:table-cell office:value-type="string" table:style-name="ce1">
            <text:p>12 week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p>
          </table:table-cell>
          <table:table-cell office:value-type="string" table:style-name="ce1">
            <text:p>On time delivery of stock</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p>
          </table:table-cell>
          <table:table-cell office:value-type="string" table:style-name="ce1">
            <text:p>Product Quality measured by provision of testing repor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p>
          </table:table-cell>
          <table:table-cell office:value-type="string" table:style-name="ce1">
            <text:p>12 Week Contingency Stock</text:p>
          </table:table-cell>
          <table:table-cell office:value-type="string" table:style-name="ce1">
            <text:p>12 week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p>
          </table:table-cell>
          <table:table-cell office:value-type="string" table:style-name="ce1">
            <text:p>On time delivery of stock</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p>
          </table:table-cell>
          <table:table-cell office:value-type="string" table:style-name="ce1">
            <text:p>Product Quality measured by provision of testing repor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Availability of the system</text:p>
          </table:table-cell>
          <table:table-cell office:value-type="string" table:style-name="ce1">
            <text:p>&gt;=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eBusiness Availability – Core Hours</text:p>
          </table:table-cell>
          <table:table-cell office:value-type="string" table:style-name="ce1">
            <text:p>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Portal Availability – Core Hours</text:p>
          </table:table-cell>
          <table:table-cell office:value-type="string" table:style-name="ce1">
            <text:p>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World Wide Web <text:s/>(W3) - the Internet facing side of the ESR Service) Availability – ALL</text:p>
          </table:table-cell>
          <table:table-cell office:value-type="string" table:style-name="ce1">
            <text:p>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Delivery Timescale Met - across all product lin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Online Ordering Portal Availability</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Product Acceptance - across all product line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1 Service Incidents (Maximum Resolution Time = 2 hours)</text:p>
          </table:table-cell>
          <table:table-cell office:value-type="string" table:style-name="ce1">
            <text:p>Zero Severity 1 Service Incidents not resolved in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2 Service Incidents (Maximum Resolution Time = 4 hours)</text:p>
          </table:table-cell>
          <table:table-cell office:value-type="string" table:style-name="ce1">
            <text:p>Zero Severity 2 Service Incidents not resolved in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Service Availability of Infrastructure that support Business Services</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Number of Incidents Resolved within Maximum Resolution Time (where 39 or less incidents raised in Service Period): - Severity 1 &amp; 2 Maximum Resolution Time = 6 hours - Severity 3 Maximum Resolution Time = End of next Working Day</text:p>
          </table:table-cell>
          <table:table-cell office:value-type="string" table:style-name="ce1">
            <text:p>No more than two Incidents are Resolved in excess of the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Number of Incidents Resolved within Maximum Resolution Time (where 39 or less incidents raised in Service Period): - Severity 1 &amp; 2 Maximum Resolution Time = 6 hours - Severity 3 Maximum Resolution Time = End of next Working Day</text:p>
          </table:table-cell>
          <table:table-cell office:value-type="string" table:style-name="ce1">
            <text:p>No more than two Incidents are Resolved in excess of the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Accurate electronic data files detailing individual payments sent to the Customer in accordance with the Customer's schedule</text:p>
          </table:table-cell>
          <table:table-cell office:value-type="string" table:style-name="ce1">
            <text:p>Zero Failures</text:p>
          </table:table-cell>
          <table:table-cell office:value-type="string" table:style-name="ce1">
            <text:p>Other - Consider returned</text:p>
          </table:table-cell>
          <table:table-cell office:value-type="string" table:style-name="ce1">
            <text:p>Collects to recommence in 2022/23 Q1 and performance to be included in Santiago retur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Supplier shall conduct a minimum of 10 Call Audits per DCA, per month, per Customer</text:p>
          </table:table-cell>
          <table:table-cell office:value-type="string" table:style-name="ce1">
            <text:p>95%</text:p>
          </table:table-cell>
          <table:table-cell office:value-type="string" table:style-name="ce1">
            <text:p>Other - Consider returned</text:p>
          </table:table-cell>
          <table:table-cell office:value-type="string" table:style-name="ce1">
            <text:p>Collects to recommence in 2022/23 Q1 and performance to be included in Santiago retur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The Supplier will provide Process Integrity metrics across all qualifying accounts monthly</text:p>
          </table:table-cell>
          <table:table-cell office:value-type="string" table:style-name="ce1">
            <text:p>Zero Failures</text:p>
          </table:table-cell>
          <table:table-cell office:value-type="string" table:style-name="ce1">
            <text:p>Other - Consider returned</text:p>
          </table:table-cell>
          <table:table-cell office:value-type="string" table:style-name="ce1">
            <text:p>Collects to recommence in 2022/23 Q1 and performance to be included in Santiago retur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Outage of power supply to single cabinet in Data Centre</text:p>
          </table:table-cell>
          <table:table-cell office:value-type="string" table:style-name="ce1">
            <text:p>Less than 3 outages simultaneously on both A and B supplies in Service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Uptime in Data Centre Achiev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Wide Area Network Uptime for Inter Data Centre Connection Achieved</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ostal Services</text:p>
          </table:table-cell>
          <table:table-cell office:value-type="string" table:style-name="ce1">
            <text:p>Royal Mail Group Ltd</text:p>
          </table:table-cell>
          <table:table-cell office:value-type="string" table:style-name="ce1">
            <text:p>Availability of online business management information</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ostal Services</text:p>
          </table:table-cell>
          <table:table-cell office:value-type="string" table:style-name="ce1">
            <text:p>Royal Mail Group Ltd</text:p>
          </table:table-cell>
          <table:table-cell office:value-type="string" table:style-name="ce1">
            <text:p>On time delivery of mailing materials and equipment</text:p>
          </table:table-cell>
          <table:table-cell office:value-type="string" table:style-name="ce1">
            <text:p>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Business Services Authority</text:p>
          </table:table-cell>
          <table:table-cell office:value-type="string" table:style-name="ce1">
            <text:p>Postal Services</text:p>
          </table:table-cell>
          <table:table-cell office:value-type="string" table:style-name="ce1">
            <text:p>Royal Mail Group Ltd</text:p>
          </table:table-cell>
          <table:table-cell office:value-type="string" table:style-name="ce1">
            <text:p>On time Mailing collection</text:p>
          </table:table-cell>
          <table:table-cell office:value-type="string" table:style-name="ce1">
            <text:p>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Ingeus UK Ltd</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Ingeus UK Ltd</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Ingeus UK Ltd</text:p>
          </table:table-cell>
          <table:table-cell office:value-type="string" table:style-name="ce1">
            <text:p>75% of completers who are overweight or obese at first intervention session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Living Well Taking Control LLP</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Living Well Taking Control LLP</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Living Well Taking Control LLP</text:p>
          </table:table-cell>
          <table:table-cell office:value-type="string" table:style-name="ce1">
            <text:p>75% of completers who are overweight or obese at first intervention session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Pulse Healthcare Limited t/a ICS</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Pulse Healthcare Limited t/a ICS</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Pulse Healthcare Limited t/a ICS</text:p>
          </table:table-cell>
          <table:table-cell office:value-type="string" table:style-name="ce1">
            <text:p>75% of completers who are overweight or obese at first intervention session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Reed Momenta</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Reed Momenta</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Reed Momenta</text:p>
          </table:table-cell>
          <table:table-cell office:value-type="string" table:style-name="ce1">
            <text:p>75% of completers who are overweight or obese at first intervention session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Weight Watchers (UK) Ltd</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Weight Watchers (UK) Ltd</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Weight Watchers (UK) Ltd</text:p>
          </table:table-cell>
          <table:table-cell office:value-type="string" table:style-name="ce1">
            <text:p>75% of completers who are overweight or obese at first intervention session (IV1) will have lost weight</text:p>
          </table:table-cell>
          <table:table-cell office:value-type="string" table:style-name="ce1">
            <text:p>75%</text:p>
          </table:table-cell>
          <table:table-cell office:value-type="string" table:style-name="ce1">
            <text:p>Other - Consider returned</text:p>
          </table:table-cell>
          <table:table-cell office:value-type="string" table:style-name="ce1">
            <text:p>link for the published data: https://care.diabetesjournals.org/content/diacare/43/1/152.full.pdf</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US Trade Legal Services</text:p>
          </table:table-cell>
          <table:table-cell office:value-type="string" table:style-name="ce1">
            <text:p>Linklaters LLP</text:p>
          </table:table-cell>
          <table:table-cell office:value-type="string" table:style-name="ce1">
            <text:p>Delivery and Support: 100% of legal advice received within agreed timescales.</text:p>
          </table:table-cell>
          <table:table-cell office:value-type="string" table:style-name="ce1">
            <text:p>100%</text:p>
          </table:table-cell>
          <table:table-cell office:value-type="string" table:style-name="ce1">
            <text:p>Other - Consider returned</text:p>
          </table:table-cell>
          <table:table-cell office:value-type="string" table:style-name="ce1">
            <text:p>No work carried out under the contract in this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US Trade Legal Services</text:p>
          </table:table-cell>
          <table:table-cell office:value-type="string" table:style-name="ce1">
            <text:p>Linklaters LLP</text:p>
          </table:table-cell>
          <table:table-cell office:value-type="string" table:style-name="ce1">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1">
            <text:p>100%</text:p>
          </table:table-cell>
          <table:table-cell office:value-type="string" table:style-name="ce1">
            <text:p>Other - Consider returned</text:p>
          </table:table-cell>
          <table:table-cell office:value-type="string" table:style-name="ce1">
            <text:p>No work carried out under the contract in this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US Trade Legal Services</text:p>
          </table:table-cell>
          <table:table-cell office:value-type="string" table:style-name="ce1">
            <text:p>Linklaters LLP</text:p>
          </table:table-cell>
          <table:table-cell office:value-type="string" table:style-name="ce1">
            <text:p>Variance in cost estimates and actual costs submitted lower than 10%.</text:p>
          </table:table-cell>
          <table:table-cell office:value-type="string" table:style-name="ce1">
            <text:p>100%</text:p>
          </table:table-cell>
          <table:table-cell office:value-type="string" table:style-name="ce1">
            <text:p>Other - Consider returned</text:p>
          </table:table-cell>
          <table:table-cell office:value-type="string" table:style-name="ce1">
            <text:p>No work carried out under the contract in this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issuing of offer letters within 2 working days of grant award approval</text:p>
          </table:table-cell>
          <table:table-cell office:value-type="string" table:style-name="ce1">
            <text:p>&gt;95%</text:p>
          </table:table-cell>
          <table:table-cell office:value-type="string" table:style-name="ce1">
            <text:p>Approaching Target</text:p>
          </table:table-cell>
          <table:table-cell office:value-type="string" table:style-name="ce1">
            <text:p>An issue with 3rd party software that issues Funding Agreements resulted in Funding Agreements not being sent out. This was rectified as soon as the issue was identified but lead to a KPI failur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Applications - following receipt of a completed application confirmation of decision to be received within 3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 Approval or Error notifications sent to SME Applicants within five (5)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 of projects delivered to agreed final budgets and agreed final schedul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Brief Response - Full Proposal delivered to the client within 5 working days, unless otherwise agreed by the client</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Payment to Subcontractors of any undisputed invoices within 30 day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Delivery and Support: 100% of legal advice received within agreed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Variance in cost estimates and actual costs submitted lower than 1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xport Support Service (ESS) Contact Centre</text:p>
          </table:table-cell>
          <table:table-cell office:value-type="string" table:style-name="ce1">
            <text:p>HGS UK</text:p>
          </table:table-cell>
          <table:table-cell office:value-type="string" table:style-name="ce1">
            <text:p>The percentage of calls answered by the helpline within 30 seconds (after users selects to speak to an agent).<text:s/></text:p>
          </table:table-cell>
          <table:table-cell office:value-type="string" table:style-name="ce1">
            <text:p/>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xport Support Service (ESS) Contact Centre</text:p>
          </table:table-cell>
          <table:table-cell office:value-type="string" table:style-name="ce1">
            <text:p>HGS UK</text:p>
          </table:table-cell>
          <table:table-cell office:value-type="string" table:style-name="ce1">
            <text:p>The percentage of calls that are offered which are answered by the helpline on a monthly basi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xport Support Service (ESS) Contact Centre</text:p>
          </table:table-cell>
          <table:table-cell office:value-type="string" table:style-name="ce1">
            <text:p>HGS UK</text:p>
          </table:table-cell>
          <table:table-cell office:value-type="string" table:style-name="ce1">
            <text:p>The percentage of customers which responded positively to a customer satisfaction survey following an interaction with the helpline.</text:p>
          </table:table-cell>
          <table:table-cell office:value-type="string" table:style-name="ce1">
            <text:p>=&gt;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Clear and accurate linking of monthly and quarterly invoices and associated repor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Events delivered within 5% of agreed final event charg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Stakeholder Event Quality Rating encompassing 3 measures – meeting project milestones, all documentation complete within timeframe, fit for purpose design of in-event DIT stan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Events delivered within 5% of agreed final event charge</text:p>
          </table:table-cell>
          <table:table-cell office:value-type="string" table:style-name="ce1">
            <text:p>&gt;95%</text:p>
          </table:table-cell>
          <table:table-cell office:value-type="string" table:style-name="ce1">
            <text:p>Other - Consider returned</text:p>
          </table:table-cell>
          <table:table-cell office:value-type="string" table:style-name="ce1">
            <text:p>not applicable, no events conpleted in the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Recruitment against Targets</text:p>
          </table:table-cell>
          <table:table-cell office:value-type="string" table:style-name="ce1">
            <text:p>&gt;95%</text:p>
          </table:table-cell>
          <table:table-cell office:value-type="string" table:style-name="ce1">
            <text:p>Other - Consider returned</text:p>
          </table:table-cell>
          <table:table-cell office:value-type="string" table:style-name="ce1">
            <text:p>not applicable, no events conpleted in the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table:style-name="ce1"/>
          <table:table-cell office:value-type="string" table:style-name="ce1">
            <text:p>Specialist Live Events</text:p>
          </table:table-cell>
          <table:table-cell office:value-type="string" table:style-name="ce1">
            <text:p>Bray Leino</text:p>
          </table:table-cell>
          <table:table-cell office:value-type="string" table:style-name="ce1">
            <text:p>Stakeholder Event Quality Rating encompassing 3 measures – meeting project milestones, all documentation complete within timeframe, fit for purpose design of in-event DIT stand.</text:p>
          </table:table-cell>
          <table:table-cell office:value-type="string" table:style-name="ce1">
            <text:p>&gt;95%</text:p>
          </table:table-cell>
          <table:table-cell office:value-type="string" table:style-name="ce1">
            <text:p>Other - Consider returned</text:p>
          </table:table-cell>
          <table:table-cell office:value-type="string" table:style-name="ce1">
            <text:p>not applicable, no events conpleted in the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xpo 2020 Dubai UK Pavilion Build, Fit-Out, Maintain, Takedown &amp; Legacy (known as Construction)</text:p>
          </table:table-cell>
          <table:table-cell office:value-type="string" table:style-name="ce1">
            <text:p>PICO</text:p>
          </table:table-cell>
          <table:table-cell office:value-type="string" table:style-name="ce1">
            <text:p>Facilities Management phase - Emergency Failures &amp; Faults made safe within 10 mins, rectified within two hour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xpo 2020 Dubai UK Pavilion Build, Fit-Out, Maintain, Takedown &amp; Legacy (known as Construction)</text:p>
          </table:table-cell>
          <table:table-cell office:value-type="string" table:style-name="ce1">
            <text:p>PICO</text:p>
          </table:table-cell>
          <table:table-cell office:value-type="string" table:style-name="ce1">
            <text:p>Facilities Management phase - Routine Failures &amp; Faults made safe within 1 hour, rectified overnight</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xpo 2020 Dubai UK Pavilion Build, Fit-Out, Maintain, Takedown &amp; Legacy (known as Construction)</text:p>
          </table:table-cell>
          <table:table-cell office:value-type="string" table:style-name="ce1">
            <text:p>PICO</text:p>
          </table:table-cell>
          <table:table-cell office:value-type="string" table:style-name="ce1">
            <text:p>Facilities Management phase - Urgent Failures &amp; Faults made safe within 30 mins, rectified within four hour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Adherence to Standard Operating Procedures this KPI reflects the % of escalations for non-adherence with SOPs in the reporting perio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Supply staff for the UK Pavilion as per the Specification of Requirements,  including maintaining shift staffing levels, qualified  shift management, cover for holidays/sickness/special leave and any overtime requirements to ensure continuity of contracted hour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Worker Welfare. Percentage of issues closed within the agreed response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DIT Media Buying 2019</text:p>
          </table:table-cell>
          <table:table-cell office:value-type="string" table:style-name="ce1">
            <text:p>Manning Gottlieb OMD</text:p>
          </table:table-cell>
          <table:table-cell office:value-type="string" table:style-name="ce1">
            <text:p>The Agency must ensure accurate financial information reporting (including invoicing and billing)</text:p>
          </table:table-cell>
          <table:table-cell office:value-type="string" table:style-name="ce1">
            <text:p>&gt;85%</text:p>
          </table:table-cell>
          <table:table-cell office:value-type="string" table:style-name="ce1">
            <text:p>Requires Improvement</text:p>
          </table:table-cell>
          <table:table-cell office:value-type="string" table:style-name="ce1">
            <text:p>International: While there was a significant improvement from the beginning of the quarter to the end, finance was a particular issue with misbilling and misassignment of POs and campaigns that only became known at the end of the FY. However, steps are being made on both sides to improve this going forward. Domestic: It took until the last couple of weeks of the FY for invoices to finally start coming through to the marketing inbox, which made the process of receipting more convoluted than it needed to be. There were several issues with invoices being issued incorrectly against the wrong POs (Where we were upweighting) and invoices being sent out ahead of reconciliation with incorrect figures, as well as some invoices taking us over PO value. The domestic team are working closely with OMD to put in place a clear finance process for 22/23 which will mitigate any error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DIT Media Buying 2019</text:p>
          </table:table-cell>
          <table:table-cell office:value-type="string" table:style-name="ce1">
            <text:p>Manning Gottlieb OMD</text:p>
          </table:table-cell>
          <table:table-cell office:value-type="string" table:style-name="ce1">
            <text:p>The Agency must provide in-campaign analysis, inclusive of weekly status reports on agreed 2 week schedule, and post campaign analysis including budget vs. actual spend, buying strategy, target vs. actual coverage, and post-campaign learning within the agreed 6 week period.</text:p>
          </table:table-cell>
          <table:table-cell office:value-type="string" table:style-name="ce1">
            <text:p>&gt;85%</text:p>
          </table:table-cell>
          <table:table-cell office:value-type="string" table:style-name="ce1">
            <text:p>Requires Improvement</text:p>
          </table:table-cell>
          <table:table-cell office:value-type="string" table:style-name="ce1">
            <text:p>International: Some campaign reports were felt to be clear and consistent. However, some reports were not as well received, for example reports had errors that had to be flagged around impressions served vs. planned, while the Economist insights were lacking - no sense that OMD had checked to ensure the reporting was of interest. When it comes to PCA (Percentage of Calls Answered) reporting, the international team feel that this is not always proactively done, and we must chase to be able to confirm dates for PCA's. One thing that needs improving is the regional insight on the PCA's for our international network. We are working with OMD on how to best do this. Domestic: All fortnightly digital reports shared ahead of the reporting call. Work is being carried out to make sure reports are received more than half an hour before the call-in future to allow time to review and note down questions, which would make the call a lot more productiv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DIT Media Buying 2019</text:p>
          </table:table-cell>
          <table:table-cell office:value-type="string" table:style-name="ce1">
            <text:p>Manning Gottlieb OMD</text:p>
          </table:table-cell>
          <table:table-cell office:value-type="string" table:style-name="ce1">
            <text:p>The Agency will work to agreed timescales set at the campaign planning stage, and will notify the Authority of any potential disruption to those timelines within the agreed 2 week timeframe.</text:p>
          </table:table-cell>
          <table:table-cell office:value-type="string" table:style-name="ce1">
            <text:p>&gt;85%</text:p>
          </table:table-cell>
          <table:table-cell office:value-type="string" table:style-name="ce1">
            <text:p>Approaching Target</text:p>
          </table:table-cell>
          <table:table-cell office:value-type="string" table:style-name="ce1">
            <text:p>International: Overall OMD worked to agreed timescales set and in Q4 there were a lot of individual activity bursts to set up, such as a large-scale search restructure that was completed in a timely manner. There were disappointments on occasion - such as when asked the evening before the live date for a list of markets for a specific piece of activation and a typo on an activation which caused delays. Domestic: A significant improvement on social set ups this time, although there were still a couple of errors, which meant the team felt the need to manually check the click through for every social set up, which was very time consuming.</text:p>
          </table:table-cell>
          <table:table-cell table:number-columns-repeated="16375" table:style-name="ce1"/>
        </table:table-row>
        <table:table-row table:number-rows-repeated="3"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N/A</text:p>
          </table:table-cell>
          <table:table-cell office:value-type="string" table:style-name="ce1">
            <text:p>Other - Consider returned</text:p>
          </table:table-cell>
          <table:table-cell office:value-type="string" table:style-name="ce1">
            <text:p>Official Statistics on inward investment programmes is published on an annual basis <text:s/>- https://www.gov.uk/government/collections/dit-inward-investment-resul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Budget compliance – event costs must not exceed total agreed budget, with any additional costs to be agreed in writing before they are incurred.<text:s/></text:p>
          </table:table-cell>
          <table:table-cell office:value-type="string" table:style-name="ce1">
            <text:p>=&gt;95%</text:p>
          </table:table-cell>
          <table:table-cell office:value-type="string" table:style-name="ce1">
            <text:p>Good</text:p>
          </table:table-cell>
          <table:table-cell office:value-type="string" table:style-name="ce1">
            <text:p>Final quarter to review as end of contract term with contracto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Stand build quality – stand delivered on time, to agreed specifications, including management and delivery of further event-time stand requirements.</text:p>
          </table:table-cell>
          <table:table-cell office:value-type="string" table:style-name="ce1">
            <text:p>=&gt;95%</text:p>
          </table:table-cell>
          <table:table-cell office:value-type="string" table:style-name="ce1">
            <text:p>Good</text:p>
          </table:table-cell>
          <table:table-cell office:value-type="string" table:style-name="ce1">
            <text:p>Final quarter to review as end of contract term with contracto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The percentage ratings for stand design encompassing both the level of delivery against needs required at specific events, and the level of reflection of brand guidelines</text:p>
          </table:table-cell>
          <table:table-cell office:value-type="string" table:style-name="ce1">
            <text:p>=&gt;95%</text:p>
          </table:table-cell>
          <table:table-cell office:value-type="string" table:style-name="ce1">
            <text:p>Good</text:p>
          </table:table-cell>
          <table:table-cell office:value-type="string" table:style-name="ce1">
            <text:p>Final quarter to review as end of contract term with contracto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Consult Limited</text:p>
          </table:table-cell>
          <table:table-cell office:value-type="string" table:style-name="ce1">
            <text:p>Delivery of right first time cost and management information data in line with Contract Management Framework and Specification of Requirements<text:s/></text:p>
          </table:table-cell>
          <table:table-cell office:value-type="string" table:style-name="ce1">
            <text:p>&gt;95%</text:p>
          </table:table-cell>
          <table:table-cell office:value-type="string" table:style-name="ce1">
            <text:p>Other - Consider returned</text:p>
          </table:table-cell>
          <table:table-cell office:value-type="string" table:style-name="ce1">
            <text:p>Mace KPIs are no longer applicable as the project has moved out of construction phase. Though Mace have been retained on the project, they are on a "call-off" basis so are no longer fully engaged.<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Consult Limited</text:p>
          </table:table-cell>
          <table:table-cell office:value-type="string" table:style-name="ce1">
            <text:p>Delivery to Programme - Delivery of the Build project at a time consistent with the pre-agreed schedule.</text:p>
          </table:table-cell>
          <table:table-cell office:value-type="string" table:style-name="ce1">
            <text:p>&gt;95%</text:p>
          </table:table-cell>
          <table:table-cell office:value-type="string" table:style-name="ce1">
            <text:p>Other - Consider returned</text:p>
          </table:table-cell>
          <table:table-cell office:value-type="string" table:style-name="ce1">
            <text:p>Mace KPIs are no longer applicable as the project has moved out of construction phase. Though Mace have been retained on the project, they are on a "call-off" basis so are no longer fully engaged.<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Consult Limited</text:p>
          </table:table-cell>
          <table:table-cell office:value-type="string" table:style-name="ce1">
            <text:p><text:s/>Delivery to Programme - Delivery of the Design project at a time consistent with the pre-agreed schedule.</text:p>
          </table:table-cell>
          <table:table-cell office:value-type="string" table:style-name="ce1">
            <text:p>&gt;95%</text:p>
          </table:table-cell>
          <table:table-cell office:value-type="string" table:style-name="ce1">
            <text:p>Other - Consider returned</text:p>
          </table:table-cell>
          <table:table-cell office:value-type="string" table:style-name="ce1">
            <text:p>Mace KPIs are no longer applicable as the project has moved out of construction phase. Though Mace have been retained on the project, they are on a "call-off" basis so are no longer fully engaged.<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Percentage of recruitments where CV to job offer is a ratio of 5:1 (i.e. 5 CVs to every one job offer)</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generalist shortlist of two suitable CVs per role within five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specialist shortlist of two suitable CVs per role within fifteen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Jan-Mar 2022 has been reviewed and agreed to meet DITs quarterly transparency obliga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Resolution of disputes by Alternative Dispute resolution (ADR) measured by day adjudicator receives papers (Target within 28 calendar days)</text:p>
          </table:table-cell>
          <table:table-cell office:value-type="string" table:style-name="ce1">
            <text:p>&lt;28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 of Grant applications processed within 15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Customer Queries responded to within 2 working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Technical Support assessment decisions made, in conjunction with MHCLG, and communicated to the Customer within 35 (thirty five) working days from receipt of a completed application</text:p>
          </table:table-cell>
          <table:table-cell office:value-type="string" table:style-name="ce1">
            <text:p>8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Datamart issue resolution against Service Levels: The supplier shall resolve any identified issues within specified times dependent on the severity of the issue. Critical issues &lt;2 hours, High Priority issues &lt;4 hours, Moderate priority issues &lt;8 hours and Low priority issues &lt;16 hours</text:p>
          </table:table-cell>
          <table:table-cell office:value-type="string" table:style-name="ce1">
            <text:p>95% of all issues resolved within service level</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Key customer service satisfaction: The supplier will undertake customer satisfaction surveys for work undertaken, achieving a rating of Good or higher</text:p>
          </table:table-cell>
          <table:table-cell office:value-type="string" table:style-name="ce1">
            <text:p>80% of surveys rate supplier performance as Good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Provide quote to new requirements within 10 days (responsive and accurate with estimate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VoIP Telephony &amp; Video Service (DCLG &amp; PINS)</text:p>
          </table:table-cell>
          <table:table-cell office:value-type="string" table:style-name="ce1">
            <text:p>DAISY CORPORATE SERVICES TRADING LT</text:p>
          </table:table-cell>
          <table:table-cell office:value-type="string" table:style-name="ce1">
            <text:p>Management and the resolution of security breaches and prevention of their occurrence - 99% of security breaches reported or discovered will be investigated by the Service Provider and an interim report delivered to the DLUHC security manager within the timescales of a P2 incident.</text:p>
          </table:table-cell>
          <table:table-cell office:value-type="string" table:style-name="ce1">
            <text:p>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VoIP Telephony &amp; Video Service (DCLG &amp; PINS)</text:p>
          </table:table-cell>
          <table:table-cell office:value-type="string" table:style-name="ce1">
            <text:p>DAISY CORPORATE SERVICES TRADING LT</text:p>
          </table:table-cell>
          <table:table-cell office:value-type="string" table:style-name="ce1">
            <text:p>Service desk availability (This measures the availability of Service Providers service desk) - 95% of offered calls answered within 20 seconds and no more than 1% of offered calls abandoned (&gt;10 secs) Incidents or information requests logged through the Service Portal should be receipted within 15 minutes of being received.</text:p>
          </table:table-cell>
          <table:table-cell office:value-type="string" table:style-name="ce1">
            <text:p>95%</text:p>
          </table:table-cell>
          <table:table-cell office:value-type="string" table:style-name="ce1">
            <text:p>Approaching Target</text:p>
          </table:table-cell>
          <table:table-cell office:value-type="string" table:style-name="ce1">
            <text:p>Daisy have employed new staff who are still getting up to spe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VoIP Telephony &amp; Video Service (DCLG &amp; PINS)</text:p>
          </table:table-cell>
          <table:table-cell office:value-type="string" table:style-name="ce1">
            <text:p>DAISY CORPORATE SERVICES TRADING LT</text:p>
          </table:table-cell>
          <table:table-cell office:value-type="string" table:style-name="ce1">
            <text:p>Telephone orders are fulfilled by the Service Provider within the timescales specified in the service catalogue - 95% of orders to be fulfilled</text:p>
          </table:table-cell>
          <table:table-cell office:value-type="string" table:style-name="ce1">
            <text:p>95%</text:p>
          </table:table-cell>
          <table:table-cell office:value-type="string" table:style-name="ce1">
            <text:p>Approaching Target</text:p>
          </table:table-cell>
          <table:table-cell office:value-type="string" table:style-name="ce1">
            <text:p>Daisy have employed new staff who are still getting up to spe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Building Remediation &amp; Grenfell</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Health &amp; Safety and Environment - Meet the five measures of compliance including zero safety incidents occurring each month. This measures are:1 The Supplier achieves 1 critical or 3 non-critical non-compliance observations or less for each independent safety inspection.</text:p>
            <text:p>2 The Supplier achieves 3 non-compliances observations or less from each independent environmental review including the monthly environmental site report.<text:s/></text:p>
            <text:p>3 All non- compliances rectified within 3 working days of notification<text:s/></text:p>
            <text:p>4 The Supplier achieve zero accidents or incidents in the month<text:s/></text:p>
            <text:p>5 The Supplier complete weekly Health, Safety and Wellbeing inspections and provide report to client</text:p>
          </table:table-cell>
          <table:table-cell office:value-type="string" table:style-name="ce1">
            <text:p>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Building Remediation &amp; Grenfell</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Maintenance and Safety Works - Meet the five measures of site perimeter, hoardings and scaffolding inspection and maintenance. These are:1 All hoardings, paths and signage surrounding site to be kept clean and tidy at all times<text:s/></text:p>
            <text:p>2 Security patrols to maintain secure site with zero incidents in month<text:s/></text:p>
            <text:p>3 Scaffold inspections to be carried out minimum weekly and reporting shared with client team<text:s/></text:p>
            <text:p>4 The Supplier to complete at least two senior management safety and perimeter inspection tours per month<text:s/></text:p>
            <text:p>5 The Supplier to have completed at least one on-site training session which is also open to the community</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Building Remediation &amp; Grenfell</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Quality Assurance of Structural Works - Meet the five measures of inspection, defect identification and resolution. These are:1 Quality Assurance procedure maintained updated and available for audit weekly<text:s/></text:p>
            <text:p>2 The Supplier to carryout engineers inspection of works, sign-off each month and share the report with MHCLG</text:p>
            <text:p>3 Zero new defects identified within period.</text:p>
            <text:p>4 All critical defects to be resolved within 24 hours and all non-critical defects corrected in 10 days from point of identification.<text:s/></text:p>
            <text:p>5 All props throughout the tower to be checked twice weekly</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Building Remediation &amp; Grenfell</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Social Value Commitments - Meet the five measures of community engagement including providing apprenticeships and community skills training. These are: 1 The Supplier to have held one open-door community walk-in event in month<text:s/></text:p>
            <text:p>2 The Supplier to have provided content for community newsletter bi-monthly</text:p>
            <text:p>3 The Supplier to have provided 2 local street clean sessions per month<text:s/></text:p>
            <text:p>4 The Supplier to have provided 2 community spaces for skills training per month and to work proactively with the DLUHC Communications &amp; Engagement team to help ensure the places are filled<text:s/></text:p>
            <text:p>5 The Supplier to have provided an apprenticeship place every two months</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Average number of interview surveys achieved in the previous two quarters. This KPI is based on the number rather than percentage achieved because it is important that the contractor delivers the number of interviews we need. The English Housing Survey aims to achieve 13,300 interview surveys a year. Data collection takes place over eight fieldwork waves so the average number of interviews achieved will be calculated using four fieldwork waves.</text:p>
          </table:table-cell>
          <table:table-cell office:value-type="string" table:style-name="ce1">
            <text:p>3325 or more</text:p>
          </table:table-cell>
          <table:table-cell office:value-type="string" table:style-name="ce1">
            <text:p>Other - Consider returned</text:p>
          </table:table-cell>
          <table:table-cell office:value-type="string" table:style-name="ce1">
            <text:p>Paused – KPI not measured because face-to-face data collection was suspended due to the COVID-19 lockdow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LUHC</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misses the scheduled or, where applicable, the revised delivery dat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roll accuracy - Errors</text:p>
          </table:table-cell>
          <table:table-cell office:value-type="string" table:style-name="ce1">
            <text:p>99.5%<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roll accuracy - rectification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everity 1 - Incident Fix resolution time</text:p>
          </table:table-cell>
          <table:table-cell office:value-type="string" table:style-name="ce1">
            <text:p>Less tha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availability (24/7)</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Usability (transaction response time)</text:p>
          </table:table-cell>
          <table:table-cell office:value-type="string" table:style-name="ce1">
            <text:p>Within 2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Compliant and timely billing of Customer.</text:p>
          </table:table-cell>
          <table:table-cell office:value-type="string" table:style-name="ce1">
            <text:p>100%</text:p>
          </table:table-cell>
          <table:table-cell office:value-type="string" table:style-name="ce1">
            <text:p>Inadequate</text:p>
          </table:table-cell>
          <table:table-cell office:value-type="string" table:style-name="ce1">
            <text:p>MI Pack issued in error to HMRC rather than DWP by Key Account Manager. MI Pack contained incorrect costings. Issues raised with Key Account Director, and now resolv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On time and accurate mailing collection</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On time mailing delivery: Suppliers offering DSA services shall deliver to the Royal Mail Access Point (IMC) within sorted and unsorted delivery window.</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Claimant satisfaction rate</text:p>
          </table:table-cell>
          <table:table-cell office:value-type="string" table:style-name="ce1">
            <text:p>92%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Work Capability Assessment reports for each rolling 3 month period</text:p>
          </table:table-cell>
          <table:table-cell office:value-type="string" table:style-name="ce1">
            <text:p>95%</text:p>
          </table:table-cell>
          <table:table-cell office:value-type="string" table:style-name="ce1">
            <text:p>Other - Consider not returned</text:p>
          </table:table-cell>
          <table:table-cell office:value-type="string" table:style-name="ce1">
            <text:p>Service provision not available during Q4 period.<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Telephony Services PSN</text:p>
          </table:table-cell>
          <table:table-cell office:value-type="string" table:style-name="ce1">
            <text:p>Vodaphone Ltd</text:p>
          </table:table-cell>
          <table:table-cell office:value-type="string" table:style-name="ce1">
            <text:p>Availability of public access telephony service - The Availability of the Public Telephony Access Services within a Service Measurement Period (SMP).</text:p>
          </table:table-cell>
          <table:table-cell office:value-type="string" table:style-name="ce1">
            <text:p>99.99% -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Telephony Services PSN</text:p>
          </table:table-cell>
          <table:table-cell office:value-type="string" table:style-name="ce1">
            <text:p>Vodaphone Ltd</text:p>
          </table:table-cell>
          <table:table-cell office:value-type="string" table:style-name="ce1">
            <text:p>Availability of the Voice Service - A measure of the percentage Availability of the Voice Service within a Service Measurement Period (SMP).</text:p>
          </table:table-cell>
          <table:table-cell office:value-type="string" table:style-name="ce1">
            <text:p>99.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Telephony Services PSN</text:p>
          </table:table-cell>
          <table:table-cell office:value-type="string" table:style-name="ce1">
            <text:p>Vodaphone Ltd</text:p>
          </table:table-cell>
          <table:table-cell office:value-type="string" table:style-name="ce1">
            <text:p>Service Requests Implemented - A measure of the percentage of Service Requests for Telephony Services implemented in accordance with the Request Categorisation And Lead Time Matrix in Appendix 1 of Schedule 6.11 (Service Requests, Projects and Consultancy) within a Service Measurement Period (SMP).vice Request Implemented -</text:p>
          </table:table-cell>
          <table:table-cell office:value-type="string" table:style-name="ce1">
            <text:p>95%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Availability of Business Critical Application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Priority Incidents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Urgent System Repair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Availability of Business Critical Applications</text:p>
          </table:table-cell>
          <table:table-cell office:value-type="string" table:style-name="ce1">
            <text:p>99%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Priority Incident Resolution</text:p>
          </table:table-cell>
          <table:table-cell office:value-type="string" table:style-name="ce1">
            <text:p>95%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Urgent Systems Repair</text:p>
          </table:table-cell>
          <table:table-cell office:value-type="string" table:style-name="ce1">
            <text:p>95%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ransactional Print Services</text:p>
          </table:table-cell>
          <table:table-cell office:value-type="string" table:style-name="ce1">
            <text:p>Williams Lea Limited</text:p>
          </table:table-cell>
          <table:table-cell office:value-type="string" table:style-name="ce1">
            <text:p>Delivery of Agreed Changes - Provide sufficient resource, equipment, etc. to deliver agreed changes to the service and deliver these within agreed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ransactional Print Services</text:p>
          </table:table-cell>
          <table:table-cell office:value-type="string" table:style-name="ce1">
            <text:p>Williams Lea Limited</text:p>
          </table:table-cell>
          <table:table-cell office:value-type="string" table:style-name="ce1">
            <text:p>Royal Mail 1st Class - Percentage of total items actually printed and handed over to Royal Mail for 1st Class delivery compared to what has been scheduled for print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ransactional Print Services</text:p>
          </table:table-cell>
          <table:table-cell office:value-type="string" table:style-name="ce1">
            <text:p>Williams Lea Limited</text:p>
          </table:table-cell>
          <table:table-cell office:value-type="string" table:style-name="ce1">
            <text:p>Royal Mail 2nd Class - Percentage of total items actually printed and handed over to DWPs postal service provider for 2nd Class delivery compared to what has been scheduled for print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BACS Processing - BACS processed enabling customers payments to be available in their accou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The general Helpline shall be available to Account Holders to enable them to make enquiries/requests 100% between 08.15 and 18.00 (UK time) Monday to Friday and between 08.30 and 19.15 (UK time) on Saturday.</text:p>
          </table:table-cell>
          <table:table-cell office:value-type="string" table:style-name="ce1">
            <text:p>80%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Unapplied credits - Unapplied credits from processing the BACS data file are returned to the departments sponsor bank without deduc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Calls answered within 3 rings between 08.00 hours to 18.00 hours Monday to Friday</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Electronic Banking System available between 06.30 and 18.00 hours on working days</text:p>
          </table:table-cell>
          <table:table-cell office:value-type="string" table:style-name="ce1">
            <text:p>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End of day data provided to customer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re service availability of voice agent (Service shall be measured 07:00 - 21:00 Monday - Friday (excluding Bank Holidays), 07:00 - 17:15 Saturdays, Sundays and Bank Holi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re Service Availability - Outbound Agents (Service shall be measured 07:00 - 21:00 Monday - Friday (excluding Bank Holidays), 07:00 - 17:15 Saturdays, Sundays and Bank Holidays)</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ustomer Interaction Service Availability</text:p>
          </table:table-cell>
          <table:table-cell office:value-type="string" table:style-name="ce1">
            <text:p>99.99% availabi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Accurate Financial Processing - Money transfers from the Supplier to DWP are processed at the right time and for the correct amount.</text:p>
          </table:table-cell>
          <table:table-cell office:value-type="string" table:style-name="ce1">
            <text:p>Zero failure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Media or Parliamentary Interest - Case reports provided by the Supplier within 24 hours of DWP request (or longer if specified by DWP). KPI subject to 10 requests for a case report per service period.</text:p>
          </table:table-cell>
          <table:table-cell office:value-type="string" table:style-name="ce1">
            <text:p>Zero failur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Urgent Cases - Percentage of urgent cases, over a 12 month rolling period, where recovery action is ceased by the Supplier by the end of the following Working Day after 3pm receipt of <text:s text:c="2"/>DWP notification to stop/suspend reco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Holistic Assessments</text:p>
          </table:table-cell>
          <table:table-cell office:value-type="string" table:style-name="ce1">
            <text:p>Royal British Legion Industries</text:p>
          </table:table-cell>
          <table:table-cell office:value-type="string" table:style-name="ce1">
            <text:p>Initial contact made - 96% of initial contact and appointment made within two (2) Working Days of referral by DWP and is recorded on PRaP within two (2) Working Days of the initial referral</text:p>
          </table:table-cell>
          <table:table-cell office:value-type="string" table:style-name="ce1">
            <text:p>9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Holistic Assessments</text:p>
          </table:table-cell>
          <table:table-cell office:value-type="string" table:style-name="ce1">
            <text:p>Royal British Legion Industries</text:p>
          </table:table-cell>
          <table:table-cell office:value-type="string" table:style-name="ce1">
            <text:p>Return of Needs Assessment Report to Required Quality - 90% of Needs Assessment reports to be with the specified AtW Adviser within eight (8) Working Days of initial referral by the Authority to the required quality.</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Holistic Assessments</text:p>
          </table:table-cell>
          <table:table-cell office:value-type="string" table:style-name="ce1">
            <text:p>Royal British Legion Industries</text:p>
          </table:table-cell>
          <table:table-cell office:value-type="string" table:style-name="ce1">
            <text:p>Return of Needs Assessment Report with 8 Days - 90% of Needs Assessment reports to be sent and received by the specified AtW Adviser within eight (8) Working Days of referral by the Authority and recorded on PRaP within 15 Working Days.</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Holistic Assessments</text:p>
          </table:table-cell>
          <table:table-cell office:value-type="string" table:style-name="ce1">
            <text:p>People Plus Group</text:p>
          </table:table-cell>
          <table:table-cell office:value-type="string" table:style-name="ce1">
            <text:p>Initial contact made - 96% of initial contact and appointment made within two (2) Working Days of referral by DWP and is recorded on PRaP within two (2) Working Days of the initial referral</text:p>
          </table:table-cell>
          <table:table-cell office:value-type="string" table:style-name="ce1">
            <text:p>96% and above</text:p>
          </table:table-cell>
          <table:table-cell office:value-type="string" table:style-name="ce1">
            <text:p>Inadequate</text:p>
          </table:table-cell>
          <table:table-cell office:value-type="string" table:style-name="ce1">
            <text:p>The performance of this contract KPI is measured on a rolling 12 month basis. The KPI performance figures achieved during the period Oct - Dec are skewed because a performance waiver was in place with the supplier for the previous months of April, June and July. Since July performance has been and continues to be 'Go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Holistic Assessments</text:p>
          </table:table-cell>
          <table:table-cell office:value-type="string" table:style-name="ce1">
            <text:p>People Plus Group</text:p>
          </table:table-cell>
          <table:table-cell office:value-type="string" table:style-name="ce1">
            <text:p>Return of Needs Assessment Report to Required Quality</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Holistic Assessments</text:p>
          </table:table-cell>
          <table:table-cell office:value-type="string" table:style-name="ce1">
            <text:p>People Plus Group</text:p>
          </table:table-cell>
          <table:table-cell office:value-type="string" table:style-name="ce1">
            <text:p>Return of Needs Assessment Report within 8 Days</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text:p>
          </table:table-cell>
          <table:table-cell office:value-type="string" table:style-name="ce1">
            <text:p><text:s/>Management of Statutory Testing <text:s/>- ensuring the Authority Supply Chain undertakes all required statutory testing is undertaken within the agreed timeframe.</text:p>
          </table:table-cell>
          <table:table-cell office:value-type="string" table:style-name="ce1">
            <text:p>95% and above compl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text:p>
          </table:table-cell>
          <table:table-cell office:value-type="string" table:style-name="ce1">
            <text:p>Management of the Asset Register - Register Accurac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text:p>
          </table:table-cell>
          <table:table-cell office:value-type="string" table:style-name="ce1">
            <text:p>Management of the Authority Supply Chain Member responsible for Facilities Management - provision of services in line with the suppliers Performance Management System targets</text:p>
          </table:table-cell>
          <table:table-cell office:value-type="string" table:style-name="ce1">
            <text:p>98.10%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Accurately index all scanned documents with the National Insurance Number or other relevant referenc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Bankable documents processed on the day of receipt for banking and are ready for collection by the Authority's nominated carri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Scanned and indexed images shall be issued to the Authority's appropriate systems</text:p>
          </table:table-cell>
          <table:table-cell office:value-type="string" table:style-name="ce1">
            <text:p>100% of the agreed daily flow <text:s/>and 100% of the resulting scanned and indexed images shall be issued to the Authority's appropriate systems by 17:00 dai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Planned Preventative Maintenance tasks delivered to scheduled dates (Plan agreed with DWP)</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active response and completion times for cleaning and pest control</text:p>
          </table:table-cell>
          <table:table-cell office:value-type="string" table:style-name="ce1">
            <text:p>93.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sponse and completion times for reactive calls responded to within timescales</text:p>
          </table:table-cell>
          <table:table-cell office:value-type="string" table:style-name="ce1">
            <text:p>93.00%</text:p>
          </table:table-cell>
          <table:table-cell office:value-type="string" table:style-name="ce1">
            <text:p>Requires Improvement</text:p>
          </table:table-cell>
          <table:table-cell office:value-type="string" table:style-name="ce1">
            <text:p>Issues highlighted are being considered causal factors and form the basis of the ongoing improvement plan with resource gaps impacting the operating model – ‘Engineering and back of house resource’, Internal process deviation - churn of resource’, ‘Moving to new Mitie office from Ingenuity House - IT connectivity, system outages issues impacting 360 etc’, ‘Seasonal impacts’, ‘Challenges attributed to LSS’, ‘ mobilisation/stabilisation’, ‘Increased work orders – alongside pressure to clear legacy work orders’, ‘ Isolated COVID outbreaks’. DWP continue to monitor performance and progress of their improvement plan closely in regular governance and reporting.</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Compared to set target, number of Normal Rules clearances per month<text:s/></text:p>
          </table:table-cell>
          <table:table-cell office:value-type="string" table:style-name="ce1">
            <text:p>Above 99.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Compared to set target, number of Normal Rules clearances per month</text:p>
          </table:table-cell>
          <table:table-cell office:value-type="string" table:style-name="ce1">
            <text:p>Above 99.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DWP Estates Lease and Landlord Management (LLM)</text:p>
          </table:table-cell>
          <table:table-cell office:value-type="string" table:style-name="ce1">
            <text:p>Cushman and Wakefield</text:p>
          </table:table-cell>
          <table:table-cell office:value-type="string" table:style-name="ce1">
            <text:p>Provision of accurate annual financial forecast - The provision of accurate annual financial forecast for the Departments Commercial Estate for those costs managed and within the control of the Supplier.</text:p>
          </table:table-cell>
          <table:table-cell office:value-type="string" table:style-name="ce1">
            <text:p>Less than 0.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DWP Estates Lease and Landlord Management (LLM)</text:p>
          </table:table-cell>
          <table:table-cell office:value-type="string" table:style-name="ce1">
            <text:p>Cushman and Wakefield</text:p>
          </table:table-cell>
          <table:table-cell office:value-type="string" table:style-name="ce1">
            <text:p>Provision of accurate monthly Critical Events Diary - Provision of accurate monthly "Critical Events Diary" detailing rent reviews, lease expiries, break options (landlord, tenant or mutual) or any other significant date where it is listed in the lease documentation.</text:p>
          </table:table-cell>
          <table:table-cell office:value-type="string" table:style-name="ce1">
            <text:p>No failure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DWP Estates Lease and Landlord Management (LLM)</text:p>
          </table:table-cell>
          <table:table-cell office:value-type="string" table:style-name="ce1">
            <text:p>Cushman and Wakefield</text:p>
          </table:table-cell>
          <table:table-cell office:value-type="string" table:style-name="ce1">
            <text:p>Provision of accurate planned funding request - The provision of accurate planned funding request to be issued to the Integrator, in line with the agreed funding request schedules. For the avoidance of doubt this measure does not apply to ad-hoc unscheduled funding requests.</text:p>
          </table:table-cell>
          <table:table-cell office:value-type="string" table:style-name="ce1">
            <text:p>No error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articipant Start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articipant Start Customer Service Standard - Work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6</text:p>
          </table:table-cell>
          <table:table-cell office:value-type="string" table:style-name="ce1">
            <text:p>Maximus UK Services Limited</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6</text:p>
          </table:table-cell>
          <table:table-cell office:value-type="string" table:style-name="ce1">
            <text:p>Maximus UK Services Limited</text:p>
          </table:table-cell>
          <table:table-cell office:value-type="string" table:style-name="ce1">
            <text:p>Participant Start Customer Service Standard - Work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ontract Package Area 6</text:p>
          </table:table-cell>
          <table:table-cell office:value-type="string" table:style-name="ce1">
            <text:p>Maximus UK Services Limite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In line with the relevant security plan and statement of requirements, all Critical Security Systems failures to be rectified within 16 hours.</text:p>
            <text:p/>
            <text:p/>
          </table:table-cell>
          <table:table-cell office:value-type="string" table:style-name="ce1">
            <text:p>16 hour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Notification to the Authority via the Supply Chain Integrator's Helpdesk of any Serious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Security Officer Posts delivered in accordance with the relevant Security Plan</text:p>
          </table:table-cell>
          <table:table-cell office:value-type="string" table:style-name="ce1">
            <text:p>99.79% - 100%</text:p>
          </table:table-cell>
          <table:table-cell office:value-type="string" table:style-name="ce1">
            <text:p>Inadequate</text:p>
          </table:table-cell>
          <table:table-cell office:value-type="string" table:style-name="ce1">
            <text:p>Inadequate performance caused by a number of factors including. COVID, BREXIT, low pay and recruitment challenges. CMs continue to work with the supplier to understand how current issues can be addressed, and in the long-term be rectifi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ranscription and Equipment Maintenance Service<text:s text:c="3"/></text:p>
          </table:table-cell>
          <table:table-cell office:value-type="string" table:style-name="ce1">
            <text:p>Engie Services Limited</text:p>
          </table:table-cell>
          <table:table-cell office:value-type="string" table:style-name="ce1">
            <text:p>Management Information (MI) Supply - The Contractor must supply all MI as required by the Customer within seven (7) working days of the end of the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ranscription and Equipment Maintenance Service<text:s text:c="3"/></text:p>
          </table:table-cell>
          <table:table-cell office:value-type="string" table:style-name="ce1">
            <text:p>Engie Services Limited</text:p>
          </table:table-cell>
          <table:table-cell office:value-type="string" table:style-name="ce1">
            <text:p>Priority Case Transcription Activity - The Contractor must complete 100% of transcription activity, for Priority cases, with-in three (3) working days of receip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ranscription and Equipment Maintenance Service<text:s text:c="3"/></text:p>
          </table:table-cell>
          <table:table-cell office:value-type="string" table:style-name="ce1">
            <text:p>Engie Services Limited</text:p>
          </table:table-cell>
          <table:table-cell office:value-type="string" table:style-name="ce1">
            <text:p>Standard Case Transcription Activity - The Contractor must complete 100% of transcription activity, for Priority cases, with-in three (3) working days of receip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Candidates at or below the rate set out on the rate card. The Public Sector Resourcing rate card is owned by Crown Commercial Service and details the Maximum rates for each of the 700 roles contained within.<text:s/></text:p>
          </table:table-cell>
          <table:table-cell office:value-type="string" table:style-name="ce1">
            <text:p>85%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The average time for a job offer made to a worker from requirement approval.</text:p>
          </table:table-cell>
          <table:table-cell office:value-type="string" table:style-name="ce1">
            <text:p>0 - 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The average time from job offer extended to the completion of verification checks (issue of verification record)</text:p>
          </table:table-cell>
          <table:table-cell office:value-type="string" table:style-name="ce1">
            <text:p>0 - 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A<text:s text:c="20"/></text:p>
          </table:table-cell>
          <table:table-cell office:value-type="string" table:style-name="ce1">
            <text:p>G4S</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A<text:s text:c="21"/></text:p>
          </table:table-cell>
          <table:table-cell office:value-type="string" table:style-name="ce1">
            <text:p>G4S</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A<text:s text:c="17"/></text:p>
          </table:table-cell>
          <table:table-cell office:value-type="string" table:style-name="ce1">
            <text:p>G4S</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B<text:s text:c="16"/></text:p>
          </table:table-cell>
          <table:table-cell office:value-type="string" table:style-name="ce1">
            <text:p>Serco Limited</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B<text:s text:c="15"/></text:p>
          </table:table-cell>
          <table:table-cell office:value-type="string" table:style-name="ce1">
            <text:p>Serco Limited</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Package B<text:s text:c="16"/></text:p>
          </table:table-cell>
          <table:table-cell office:value-type="string" table:style-name="ce1">
            <text:p>Serco Limited</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Consolidated Invoices - Monthly Consolidated Invoice is provided on time with full data support. Within 10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Monthly MI Reports - Agreed Monthly reports provided on time, accurate and distributed correctly. Within 10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Weekly MI Reports - Agreed Weekly reports provided on time, accurate and distributed correctly. Within 2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Mental Health Support Services</text:p>
          </table:table-cell>
          <table:table-cell office:value-type="string" table:style-name="ce1">
            <text:p>Ingeus UK Ltd</text:p>
          </table:table-cell>
          <table:table-cell office:value-type="string" table:style-name="ce1">
            <text:p>Submission of MHSS 6 Month Report - 90% of reports to be returned to the designated AtW Adviser within 10 working days of the end of the 6 month support period to the required quality standar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Mental Health Support Services</text:p>
          </table:table-cell>
          <table:table-cell office:value-type="string" table:style-name="ce1">
            <text:p>Ingeus UK Ltd</text:p>
          </table:table-cell>
          <table:table-cell office:value-type="string" table:style-name="ce1">
            <text:p>Submission of MHSS Exit Report - 90% of reports to be returned to the designated AtW Adviser within 10 working days of the end of the 3 month sustainment perio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Mental Health Support Services</text:p>
          </table:table-cell>
          <table:table-cell office:value-type="string" table:style-name="ce1">
            <text:p>Ingeus UK Ltd</text:p>
          </table:table-cell>
          <table:table-cell office:value-type="string" table:style-name="ce1">
            <text:p>Submission of MHSS Support Plan - 90% of reports to be returned within 1 calendar month of referral by the Authority to the designated AtW Adviser to the required quality standard the required standard.</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Mental Health Support Services</text:p>
          </table:table-cell>
          <table:table-cell office:value-type="string" table:style-name="ce1">
            <text:p>Maximus UK Services Limited</text:p>
          </table:table-cell>
          <table:table-cell office:value-type="string" table:style-name="ce1">
            <text:p>Submission of MHSS 6 Month Report - 90% of reports to be returned to the designated AtW Adviser within 10 working days of the end of the 6 month support period to the required quality standar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Mental Health Support Services</text:p>
          </table:table-cell>
          <table:table-cell office:value-type="string" table:style-name="ce1">
            <text:p>Maximus UK Services Limited</text:p>
          </table:table-cell>
          <table:table-cell office:value-type="string" table:style-name="ce1">
            <text:p>Submission of MHSS Exit Report - 90% of reports to be returned to the designated AtW Adviser within 10 working days of the end of the 3 month sustainment perio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Access to Work Mental Health Support Services</text:p>
          </table:table-cell>
          <table:table-cell office:value-type="string" table:style-name="ce1">
            <text:p>Maximus UK Services Limited</text:p>
          </table:table-cell>
          <table:table-cell office:value-type="string" table:style-name="ce1">
            <text:p>Submission of MHSS Support Plan - 90% of reports to be returned within 1 calendar month of referral by the Authority to the designated AtW Adviser to the required quality standard the required standard.</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Prioritised incidents (SEV1/2/3/4) resolved within contractual timescales (severity ratings are scored independentl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completed and dispatched within 24 hours / 72 hours <text:s/>from receipt of job by the Contractor (2 KPIs combined for Reprographics)</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to meet quality standard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Media Buying Call Off 2018 -2021</text:p>
          </table:table-cell>
          <table:table-cell office:value-type="string" table:style-name="ce1">
            <text:p>Manning Gottlieb OMD</text:p>
          </table:table-cell>
          <table:table-cell office:value-type="string" table:style-name="ce1">
            <text:p>Costings for media briefings - Supplier provides detailed costings for each Media Brief prior to commencement and in-line with the SLA</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Media Buying Call Off 2018 -2021</text:p>
          </table:table-cell>
          <table:table-cell office:value-type="string" table:style-name="ce1">
            <text:p>Manning Gottlieb OMD</text:p>
          </table:table-cell>
          <table:table-cell office:value-type="string" table:style-name="ce1">
            <text:p>Staffing Changes - The supplier will provide updates on any staffing changes that affect the DWP contract as soon possible or 5 working days after chang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Media Buying Call Off 2018 -2021</text:p>
          </table:table-cell>
          <table:table-cell office:value-type="string" table:style-name="ce1">
            <text:p>Manning Gottlieb OMD</text:p>
          </table:table-cell>
          <table:table-cell office:value-type="string" table:style-name="ce1">
            <text:p>Supplier will provide end of campaign/activity evaluation report within 10 working days of the end of each piece of activity.<text:s/></text:p>
          </table:table-cell>
          <table:table-cell office:value-type="string" table:style-name="ce1">
            <text:p>10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Incident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Service availability (excluding service desk)</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Service Desk Availabilit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WP Courier Services</text:p>
          </table:table-cell>
          <table:table-cell office:value-type="string" table:style-name="ce1">
            <text:p>Royal Mail Group</text:p>
          </table:table-cell>
          <table:table-cell office:value-type="string" table:style-name="ce1">
            <text:p>Ad Hoc - on-time Visit for the collection/deli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WP Courier Services</text:p>
          </table:table-cell>
          <table:table-cell office:value-type="string" table:style-name="ce1">
            <text:p>Royal Mail Group</text:p>
          </table:table-cell>
          <table:table-cell office:value-type="string" table:style-name="ce1">
            <text:p>On-time Visit for collection and/or deli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WP Courier Services</text:p>
          </table:table-cell>
          <table:table-cell office:value-type="string" table:style-name="ce1">
            <text:p>Royal Mail Group</text:p>
          </table:table-cell>
          <table:table-cell office:value-type="string" table:style-name="ce1">
            <text:p>Supplier IT On-Line Portal uptim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Accommodation MI - Supplier shall make available the Accommodation MI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Executive summary report - Supplier shall make available the Executive summary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Rail, Coach, Air and Ferry MI - Supplier shall make available all Rail, coach, Air &amp; Ferry MI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achieved sample is at desired target - Measures the number of interviews achieved, versus target. From October 2021, ONS are ramping the issued sample up, to a level from April 2022 which will see 45,000 UK households in the achieved sample. Good: This is the target as agreed between DWP and ONS. The target is monitored monthly, in terms of interviews achieve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data deliveries are on schedule - Measures the timeliness of data processing. Good: Data deliveries are being made on the scheduled date, or within 2 working days of that date, as agreed between ONS and DWP primary contac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interview timings remain within the allowed corridor - Measures the length of FRS interviews. Good: Mean interview timings should remain inside the 55-65 minute window. This is monitored on a monthly basis.</text:p>
          </table:table-cell>
          <table:table-cell office:value-type="string" table:style-name="ce1">
            <text:p>9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Inadequate</text:p>
          </table:table-cell>
          <table:table-cell office:value-type="string" table:style-name="ce1">
            <text:p>Performance issues encountered during the Q4 period were caused by a combination of Shaw Trust feeling the pinch from January’s poor FE performance combined with a number of Nov/Dec outcomes being seasonal and subsequently ending. <text:s/>Shaw trust were confident of turning a corner as a positive upward trend was being seen for April and they already had a significant number in the pipeline for May and Jun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Reed in Partnership</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Reed in Partnership</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Reed in Partnership</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The Growth Company Limited</text:p>
          </table:table-cell>
          <table:table-cell office:value-type="string" table:style-name="ce1">
            <text:p>Number of Higher Threshold Outcomes Against Profile -<text:s/></text:p>
            <text:p>"A higher threshold Outcome Payment will be</text:p>
            <text:p>achieved when the Participant’s earnings reach an earnings threshold 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The Growth Company Limited</text:p>
          </table:table-cell>
          <table:table-cell office:value-type="string" table:style-name="ce1">
            <text:p>Number of Lower Threshold Outcomes Against Profile -<text:s/></text:p>
            <text:p>"For those in employment, a lower threshold Outcome Payment will be achieved 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The Growth Company Limited</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Fedcap Employment Limited</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Fedcap Employment Limited</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Inadequate</text:p>
          </table:table-cell>
          <table:table-cell office:value-type="string" table:style-name="ce1">
            <text:p>Fedcap were on PMIR Level 2 last year for poor outcome performance and have continued to be monitored closely. During the period of Dec 21 to Feb 22 there was a persistent dip in LTO performance, followed by a subsequent dip in HTO. <text:s/>PMIR action was considered for the Jan to March period, but early HMRC ping data indicated an upturn in monthly performance for the end of March. LTO R3 is now in full recovery 111% and is also recovering the all contract position. HTO is also in recovery. R3 performance is currently 94%, only 2 outcomes short of target. HTO all contract is 10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Fedcap Employment Limited</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Approaching Target</text:p>
          </table:table-cell>
          <table:table-cell office:value-type="string" table:style-name="ce1">
            <text:p>An initial concern why strong First Jobs pipeline was not feeding through to LTO. On investigation it was found Fedcap had a high number of participants in work, but the work would not achieve an outcome prior to programme exit due to either low hours or low pay.</text:p>
            <text:p/>
            <text:p>Fedcap were tasked to review their jobs strategy with a view to promoting higher paid work or increased hours. Fedcap have since been using their Occupational Inclusion Specialist (OIS) role to drive up increased employment capacity. In some instances hours have been increased, more than one job taken up or higher paid work sought. An improved conversion and stronger LTO/HTO pipeline is now starting to be seen.</text:p>
            <text:p/>
            <text:p>Fedcap have reported the high number of cases never to reach an outcome have now reduced dramatically.<text:s/></text:p>
            <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Cloud Services - Two Data Centres online 24/7</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Exchange Online - Users able to send and receive emails utilising Outlook Web Access 24/7.<text: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Office 365 Business - Users able to access and utilise Office 365 applications 24/7.<text: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Availability - Monthly uptime availability for Customers use of Virtual Machines in an Availability Set, or same Dedicated Host Group</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Single Instance Monthly uptime availability for Customer use of Single-Instance Virtual Machin</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Uptime - Monthly uptime availability for Customers use of Virtual Machines, deployed across two or more Availability Zones in the same region:</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AWS CO OGVA Hyperscale Cloud Call-Off</text:p>
            <text:p/>
          </table:table-cell>
          <table:table-cell office:value-type="string" table:style-name="ce1">
            <text:p>Amazon Web Services, Inc</text:p>
          </table:table-cell>
          <table:table-cell office:value-type="string" table:style-name="ce1">
            <text:p>Service Availability</text:p>
          </table:table-cell>
          <table:table-cell office:value-type="string" table:style-name="ce1">
            <text:p>Above 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Minimum Performance Levels - this is the headline job outcome performance target; a Contract Package Area (CPA) -level % conversion rate taken from the tender offers, set at 20% of profiled starts. Performance will be measured and managed on a cohort and cohort profile basis.</text:p>
          </table:table-cell>
          <table:table-cell office:value-type="string" table:style-name="ce1">
            <text:p>100% or mor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Participant Start - The initial appointment will take place within 15 (fifteen) Working Days of the Provider receiving the Referral.</text:p>
          </table:table-cell>
          <table:table-cell office:value-type="string" table:style-name="ce1">
            <text:p>99%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mployment</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9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New Payment Exception Services NPES - Provision of a New Payment Exception Service NPES for DWP -</text:p>
          </table:table-cell>
          <table:table-cell office:value-type="string" table:style-name="ce1">
            <text:p>i-movo</text:p>
          </table:table-cell>
          <table:table-cell office:value-type="string" table:style-name="ce1">
            <text:p>High Priority Systems Failure - inability to issue or redeem</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New Payment Exception Services NPES - Provision of a New Payment Exception Service NPES for DWP -</text:p>
          </table:table-cell>
          <table:table-cell office:value-type="string" table:style-name="ce1">
            <text:p>i-movo</text:p>
          </table:table-cell>
          <table:table-cell office:value-type="string" table:style-name="ce1">
            <text:p>Payment via BACS- availability to authorised custom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New Payment Exception Services NPES - Provision of a New Payment Exception Service NPES for DWP -</text:p>
          </table:table-cell>
          <table:table-cell office:value-type="string" table:style-name="ce1">
            <text:p>i-movo</text:p>
          </table:table-cell>
          <table:table-cell office:value-type="string" table:style-name="ce1">
            <text:p>Payment via the Fast Payment Service FPS - availability to authorised custom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Life System Services 2</text:p>
          </table:table-cell>
          <table:table-cell office:value-type="string" table:style-name="ce1">
            <text:p>Mitie Ltd</text:p>
          </table:table-cell>
          <table:table-cell office:value-type="string" table:style-name="ce1">
            <text:p>Complete Planned Preventative Maintenance (PPM) as per the PPM Plan - 98% of PPM tasks completed as per the PPM schedule either on the due date or up to [14 days] prior</text:p>
          </table:table-cell>
          <table:table-cell office:value-type="string" table:style-name="ce1">
            <text:p>100% - 98%</text:p>
          </table:table-cell>
          <table:table-cell office:value-type="string" table:style-name="ce1">
            <text:p>Inadequate</text:p>
          </table:table-cell>
          <table:table-cell office:value-type="string" table:style-name="ce1">
            <text:p>The performance level is attracting a service credit deduction of 6% of the invoice value each month. Authority and Supplier teams are working collaboratively together to identify causes of poor performance and steps to address including realignment of several maintenance task due dat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Life System Services 2</text:p>
          </table:table-cell>
          <table:table-cell office:value-type="string" table:style-name="ce1">
            <text:p>Mitie Ltd</text:p>
          </table:table-cell>
          <table:table-cell office:value-type="string" table:style-name="ce1">
            <text:p>Documentation Uploaded - 100% Upload all Relevant Documentation to the Computer Aided Facilities Management system within the required time period of one calendar month of each completed Planned Preventative Maintenance Task.</text:p>
          </table:table-cell>
          <table:table-cell office:value-type="string" table:style-name="ce1">
            <text:p>100%</text:p>
          </table:table-cell>
          <table:table-cell office:value-type="string" table:style-name="ce1">
            <text:p>Inadequate</text:p>
          </table:table-cell>
          <table:table-cell office:value-type="string" table:style-name="ce1">
            <text:p>The performance level is attracting a service credit deduction of 6% of the invoice value each month. Authority and Supplier teams are working collaboratively together to identify causes of poor performance and steps to address including realignment of several maintenance task due dat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Estates</text:p>
          </table:table-cell>
          <table:table-cell office:value-type="string" table:style-name="ce1">
            <text:p>Life System Services 2</text:p>
          </table:table-cell>
          <table:table-cell office:value-type="string" table:style-name="ce1">
            <text:p>Mitie Ltd</text:p>
          </table:table-cell>
          <table:table-cell office:value-type="string" table:style-name="ce1">
            <text:p>Remedial Work Completion - 95% of Remedial Works tasks that have achieved Completion in accordance with the Remedial Work Programme</text:p>
          </table:table-cell>
          <table:table-cell office:value-type="string" table:style-name="ce1">
            <text:p>100% - 95%</text:p>
          </table:table-cell>
          <table:table-cell office:value-type="string" table:style-name="ce1">
            <text:p>Inadequate</text:p>
          </table:table-cell>
          <table:table-cell office:value-type="string" table:style-name="ce1">
            <text:p>The performance level is attracting a service credit deduction of 6% of the invoice value each month. Authority and Supplier teams are working collaboratively together to identify causes of poor performance and steps to address including realignment of several maintenance task due dat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Destruction - The Supplier shall ensure all Items are prepared for Destruction within 30 calendar days of the scheduled Destruction date or as agreed by both parti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Item Intake - Indexed &amp; Non-Indexed (includes Returns) - The Supplier shall ensure that all Items received into File Store are individually Receipted (within 6hrs), Indexed where required, Put Away in a Unique Location and entered into the RM System within 24hrs of Receipt by the Suppli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Corporate Services</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Item Retrieval - The Supplier shall Retrieve Items from the File Store upon request of a User. The Supplier shall ensure each requested Item(s) will be made available for collection by the Courier on the day after the request was made. The Supplier shall ensure that the RM System is updated in Real Time to reflect the movement of the File during the Retrieval proces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Network Access Service (NAS)</text:p>
          </table:table-cell>
          <table:table-cell office:value-type="string" table:style-name="ce1">
            <text:p>BT plc</text:p>
          </table:table-cell>
          <table:table-cell office:value-type="string" table:style-name="ce1">
            <text:p>Network Access Service - Availabilit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Network Access Service (NAS)</text:p>
          </table:table-cell>
          <table:table-cell office:value-type="string" table:style-name="ce1">
            <text:p>BT plc</text:p>
          </table:table-cell>
          <table:table-cell office:value-type="string" table:style-name="ce1">
            <text:p>Network Access Service - Jitter - The Jitter Test measurement shall comprise of a series of readings that shall be collated, as a single representative value, every 15 minutes during the Agreed Service Measurement Time.</text:p>
          </table:table-cell>
          <table:table-cell office:value-type="string" table:style-name="ce1">
            <text:p>95% less than or equal to 10m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Network Access Service (NAS)</text:p>
          </table:table-cell>
          <table:table-cell office:value-type="string" table:style-name="ce1">
            <text:p>BT plc</text:p>
          </table:table-cell>
          <table:table-cell office:value-type="string" table:style-name="ce1">
            <text:p>Severity Level 2 Incidents Assigned to the Supplier for resolution within eight (8) hour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Managed LAN and On-site Support Services (MLOSS)</text:p>
          </table:table-cell>
          <table:table-cell office:value-type="string" table:style-name="ce1">
            <text:p>BT PLC</text:p>
          </table:table-cell>
          <table:table-cell office:value-type="string" table:style-name="ce1">
            <text:p>Local Area Network Service - Availability - A measure of the percentage Availability of the Local Area Network Services within an SMP for each Site receiving the Local Area Network Service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Managed LAN and On-site Support Services (MLOSS)</text:p>
          </table:table-cell>
          <table:table-cell office:value-type="string" table:style-name="ce1">
            <text:p>BT PLC</text:p>
          </table:table-cell>
          <table:table-cell office:value-type="string" table:style-name="ce1">
            <text:p>Managed Incident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DWP</text:p>
          </table:table-cell>
          <table:table-cell office:value-type="string" table:style-name="ce1">
            <text:p>Digital</text:p>
          </table:table-cell>
          <table:table-cell office:value-type="string" table:style-name="ce1">
            <text:p>Managed LAN and On-site Support Services (MLOSS)</text:p>
          </table:table-cell>
          <table:table-cell office:value-type="string" table:style-name="ce1">
            <text:p>BT PLC</text:p>
          </table:table-cell>
          <table:table-cell office:value-type="string" table:style-name="ce1">
            <text:p>On Site Incident Resolution - On Site Incidents assigned to the Supplier that are Resolved within eight (8) hours after being Assigne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NCCSP 2,Climate Fund Management &amp; Climate Finance Capacity Building</text:p>
          </table:table-cell>
          <table:table-cell office:value-type="string" table:style-name="ce1">
            <text:p>Chemonic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COH-NI21482-TNIUKAM15HIB/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017: Skills for Prosperity - Lot 1: Global Education and Skills Hub (GBESH)</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665/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013: Skills for Prosperity - Lot 2: Delivery Partner Mexico</text:p>
          </table:table-cell>
          <table:table-cell office:value-type="string" table:style-name="ce1">
            <text:p>DAI Global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FUND--GCRF-AH_T008253_1/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ing Pastoralism &amp; Agriculture in Recurrent &amp; Protracted Crises (SPARC)</text:p>
          </table:table-cell>
          <table:table-cell office:value-type="string" table:style-name="ce1">
            <text:p>Cowatersogema International Inc</text:p>
          </table:table-cell>
          <table:table-cell office:value-type="string" table:style-name="ce1">
            <text:p>2 SPARC-led evaluations commissioned, on innovative approaches and solutions, focused on what works and in which context</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075/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011 Independent evaluation contract for the Girls’ Education Challenge Fund Phase II (GEC II)</text:p>
          </table:table-cell>
          <table:table-cell office:value-type="string" table:style-name="ce1">
            <text:p>Tetra Tech International Development</text:p>
          </table:table-cell>
          <table:table-cell office:value-type="string" table:style-name="ce1">
            <text:p>Extent to which supplier is responsive and flexible to FCDO and other stakeholder needs.</text:p>
            <text:p><text:s text:c="3"/>Percentage of KPI is measured by taking in consideration supplier’s achievement in quarterly scoring system done by FCDO:<text:s/></text:p>
            <text:p><text:s text:c="3"/>• <text:s text:c="11"/>6 = 100% Outstanding delivery with innovation and outstanding execution, well exceeding contractual requirements.</text:p>
            <text:p><text:s text:c="3"/>• <text:s text:c="11"/>5 = 83% Proactive supplier delivering efficiently and effectively above contractual expectations.</text:p>
            <text:p><text:s text:c="3"/>• <text:s text:c="11"/>4 = 66% Supplier delivering efficiently and effectively. Very few or no improvements needed.</text:p>
            <text:p><text:s text:c="3"/>• <text:s text:c="11"/>3 = 50% Most responsibilities are delivered efficiently and effectively. Some improvements should be made.</text:p>
            <text:p><text:s text:c="3"/>• <text:s text:c="11"/>2 = 33% Some criteria met but significant improvements needed.</text:p>
            <text:p><text:s text:c="3"/>• <text:s text:c="11"/>1 = 16% Serious under performance. Not meeting requirements. Immediate and major changes needed</text:p>
            <text:p><text:s text:c="3"/>– KPI description is a summarised version of a more detailed indicator embedded in the contract</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011 Independent evaluation contract for the Girls’ Education Challenge Fund Phase II (GEC II)</text:p>
          </table:table-cell>
          <table:table-cell office:value-type="string" table:style-name="ce1">
            <text:p>Tetra Tech International Development</text:p>
          </table:table-cell>
          <table:table-cell office:value-type="string" table:style-name="ce1">
            <text:p>Provider actively captures and shares lessons learned on own performance and has sought to improve on the last reporting period's performance.</text:p>
            <text:p><text:s text:c="3"/>Percentage of KPI is measured by taking in consideration supplier’s achievement in quarterly scoring system done by FCDO:<text:s/></text:p>
            <text:p><text:s text:c="3"/>• 6 = 100% Outstanding delivery with innovation and outstanding execution, well exceeding contractual requirements.</text:p>
            <text:p><text:s text:c="3"/>• 5 = 83% Proactive supplier delivering efficiently and effectively above contractual expectations.</text:p>
            <text:p><text:s text:c="3"/>• 4 = 66% Supplier delivering efficiently and effectively. Very few or no improvements needed.</text:p>
            <text:p><text:s text:c="3"/>• 3 = 50% Most responsibilities are delivered efficiently and effectively. Some improvements should be made.</text:p>
            <text:p><text:s text:c="3"/>• 2 = 33% Some criteria met but significant improvements needed.</text:p>
            <text:p><text:s text:c="3"/>1 = 16% Serious under performance. Not meeting requirements. Immediate and major changes needed</text:p>
            <text:p><text:s text:c="3"/>– KPI description is a summarised version of a more detailed indicator embedded in the contract</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011 Independent evaluation contract for the Girls’ Education Challenge Fund Phase II (GEC II)</text:p>
          </table:table-cell>
          <table:table-cell office:value-type="string" table:style-name="ce1">
            <text:p>Tetra Tech International Development</text:p>
          </table:table-cell>
          <table:table-cell office:value-type="string" table:style-name="ce1">
            <text:p>Quality of programme deliverables and activities, and alignment of project outputs to target stakeholders’ learning and evidence needs. Percentage of KPI is measured by taking in consideration supplier’s achievement in quarterly scoring system done by FCDO:<text:s/></text:p>
            <text:p><text:s text:c="3"/>• 6 = 100% Outstanding delivery with innovation and outstanding execution, well exceeding contractual requirements.</text:p>
            <text:p><text:s text:c="3"/>• 5 = 83% Proactive supplier delivering efficiently and effectively above contractual expectations.</text:p>
            <text:p><text:s text:c="3"/>• 4 = 66% Supplier delivering efficiently and effectively. Very few or no improvements needed.</text:p>
            <text:p><text:s text:c="3"/>• 3 = 50% Most responsibilities are delivered efficiently and effectively. Some improvements should be made.</text:p>
            <text:p><text:s text:c="3"/>• 2 = 33% Some criteria met but significant improvements needed.</text:p>
            <text:p><text:s text:c="3"/>• 1 = 16% Serious under performance. Not meeting requirements. Immediate and major changes needed</text:p>
            <text:p><text:s text:c="3"/>– KPI description is a summarised version of a more detailed indicator embedded in the contract</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009 Yemen Peacebuilding</text:p>
          </table:table-cell>
          <table:table-cell office:value-type="string" table:style-name="ce1">
            <text:p>Chemonics</text:p>
          </table:table-cell>
          <table:table-cell office:value-type="string" table:style-name="ce1">
            <text:p>Outcome Indicator 2.1 - # Josoor-supported mediations through local conflict resolution mechanisms that are successful. (this serves as the core objective of the programme.)</text:p>
          </table:table-cell>
          <table:table-cell office:value-type="string" table:style-name="ce1">
            <text:p>1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009 Yemen Peacebuilding</text:p>
          </table:table-cell>
          <table:table-cell office:value-type="string" table:style-name="ce1">
            <text:p>Chemonics</text:p>
          </table:table-cell>
          <table:table-cell office:value-type="string" table:style-name="ce1">
            <text:p>Outcome Indicator 3.2 - % of Josoor-supported peacebuilding initiatives responsive to needs/ demands of women, and marginalised groups participating in Josoor's community-authority initiatives. (This is our measure on how responsive Josoor is to Gender Equality and Social Inclusion. Which also applies to Social Value consideration.)</text:p>
          </table:table-cell>
          <table:table-cell office:value-type="string" table:style-name="ce1">
            <text:p>3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009 Yemen Peacebuilding</text:p>
          </table:table-cell>
          <table:table-cell office:value-type="string" table:style-name="ce1">
            <text:p>Chemonics</text:p>
          </table:table-cell>
          <table:table-cell office:value-type="string" table:style-name="ce1">
            <text:p>Outcome Indicator 4.1 - # Josoor project initiatives that successfully leverage wider support from private sector, local authorities, or other donors. (This is our measure on how Josoor delivers VfM)</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rengthening the teaching of primary school mathematics in Malawi</text:p>
          </table:table-cell>
          <table:table-cell office:value-type="string" table:style-name="ce1">
            <text:p>Mott Macdonald Ltd</text:p>
          </table:table-cell>
          <table:table-cell office:value-type="string" table:style-name="ce1">
            <text:p>KPI1</text:p>
            <text:p><text:s text:c="3"/>100% of the agreed contractual quarterly milestones have been submitted within the timeline of one week before end of quarter and have been approved by the SRO.<text:s text:c="2"/></text:p>
            <text:p><text:s text:c="3"/>•<text:tab/>Milestones are submitted to FCDO at least one week before end of the quarter and subsequently approved by FCDO within one week of receipt.</text:p>
            <text:p><text:s text:c="3"/>•<text:tab/>When any milestone is not met, quarterly reporting includes clear and concise narrative on areas on- and off-track; reasons for delays (within and outside project team control) and assessment of effects on project outputs and outcomes.<text:s/></text:p>
            <text:p><text:s text:c="3"/>•<text:tab/>Where milestones are not achieved due to reasons outside project team control, CE will communicate/ provide justification within two weeks of the start of the quarter, and subject to FCDO SRO sign-off will not be included as part of bullet point 1.</text:p>
            <text:p><text:s text:c="3"/>•<text:tab/>Milestones will be reviewed, and feedback shared by FCDO SRO within one week following receipt, and will allow for a one-week response time from CE following which a final scoring will be provided.</text:p>
            <text:p><text:s text:c="3"/>Good: all milestones submitted on time and approved</text:p>
            <text:p><text:s text:c="3"/>Approaching target: one milestone is not submitted or approved <text:s/>within the deadline.</text:p>
            <text:p><text:s text:c="3"/>Requires improvement: two Milestones are not submitted or approved within the deadline.</text:p>
            <text:p><text:s text:c="3"/>Inadequate: more than two milestones are not submitted or approved within the deadline.</text:p>
          </table:table-cell>
          <table:table-cell office:value-type="string" table:style-name="ce1">
            <text:p>All milestones are submitted on time and approved by SRO within the deadlin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rengthening the teaching of primary school mathematics in Malawi</text:p>
          </table:table-cell>
          <table:table-cell office:value-type="string" table:style-name="ce1">
            <text:p>Mott Macdonald Ltd</text:p>
          </table:table-cell>
          <table:table-cell office:value-type="string" table:style-name="ce1">
            <text:p>KPI2</text:p>
            <text:p><text:s text:c="3"/>Set of <text:s/>submitted quarterly milestones are of good quality as gauged by the Education Adviser (Technical criterion, weight at 50%) and by the Ministry of Education Director of Quality Assurance (government embedding and sustainability criterion, weight at 50%)</text:p>
            <text:p><text:s text:c="3"/>The milestones are of good quality- i.e., technically strong and well embedded into government systems, facilitating government take-up and sustainability”</text:p>
            <text:p><text:s text:c="3"/>1. Technical criterion- The Education Adviser will gauge the quality of submitted milestones as a whole (the set of milestones as a proxy for progress in implementation, not one by one) based on national and international evidence and given analysis of constraints and opportunities; it will also consider Value for Money and innovation. The Adviser will write a short memo accompanying the score (good/approaching target/requires improvement/inadequate).<text:s text:c="2"/></text:p>
            <text:p><text:s text:c="4"/>2. Government embedding and sustainability criterion: the Director of Quality Assurance, who is the government coordinator for the programme, will have a quarterly meeting with FCDO which will be minuted, and score whether the set of milestones are embedding the programme in government systems and are considering sustainability (good/approaching target/requires improvement/inadequate).<text:s text:c="2"/></text:p>
            <text:p><text:s text:c="3"/>Good: both technical and government embedding scores are good or one is good and one is approaching target</text:p>
            <text:p><text:s text:c="3"/>Approaching target: both scores are approaching target or one is approaching target and one requires improvement.</text:p>
            <text:p><text:s text:c="3"/>Requires improvement: both scores require improvement or one is requiring improvement and one is inadequate<text:s text:c="2"/></text:p>
            <text:p><text:s text:c="3"/>Inadequate: Both scores are inadequate</text:p>
          </table:table-cell>
          <table:table-cell office:value-type="string" table:style-name="ce1">
            <text:p>Both technical and government embedding scores are good or one is good and one is approaching targe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rengthening the teaching of primary school mathematics in Malawi</text:p>
          </table:table-cell>
          <table:table-cell office:value-type="string" table:style-name="ce1">
            <text:p>Mott Macdonald Ltd</text:p>
          </table:table-cell>
          <table:table-cell office:value-type="string" table:style-name="ce1">
            <text:p>KPI3</text:p>
            <text:p><text:s text:c="4"/>Financial management- Accuracy of timely forecasting and invoice Dec-Feb 2022:</text:p>
            <text:p><text:s text:c="3"/>•<text:tab/>Accurate and timely submission of forecasting and reporting of monthly spend within 10% variance to FCDO by 26th of each month with justification for variances above 10%.<text:s/></text:p>
            <text:p><text:s text:c="3"/>•<text:tab/>Supplier provides timely (within 72 hours) initial response to any FCDO questions concerning the financial deliverables including invoices.<text:s/></text:p>
            <text:p><text:s text:c="3"/>•<text:tab/>Ensure supplier invoice includes all the required information accurately and is submitted together with the quarterly narrative report two weeks after end of quarter.</text:p>
            <text:p><text:s text:c="3"/>Good: Variance &lt;10%<text:s/></text:p>
            <text:p><text:s text:c="3"/>Approaching target: Variance &lt;15%</text:p>
            <text:p><text:s text:c="3"/>Requires improvement: Variance &gt;15%</text:p>
            <text:p><text:s text:c="3"/>Inadequate: Variance &gt;20%</text:p>
          </table:table-cell>
          <table:table-cell office:value-type="string" table:style-name="ce1">
            <text:p>Variance &lt;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Accelerated COViD 19 Economic Support (ACES)</text:p>
          </table:table-cell>
          <table:table-cell office:value-type="string" table:style-name="ce1">
            <text:p>The Boston Consulting Group UK LLP</text:p>
          </table:table-cell>
          <table:table-cell office:value-type="string" table:style-name="ce1">
            <text:p>Number of detailed memos and presentations and / or targeted analysis and evidence developed for, presented to and accepted by Governments / regional institutions to support C-19 response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1188/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irls Education Challenge Fund Manager</text:p>
          </table:table-cell>
          <table:table-cell office:value-type="string" table:style-name="ce1">
            <text:p>Pricewaterhousecoopers</text:p>
          </table:table-cell>
          <table:table-cell office:value-type="string" table:style-name="ce1">
            <text:p>FM performance Satisfaction rating</text:p>
          </table:table-cell>
          <table:table-cell office:value-type="string" table:style-name="ce1">
            <text:p>83.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irls Education Challenge Fund Manager</text:p>
          </table:table-cell>
          <table:table-cell office:value-type="string" table:style-name="ce1">
            <text:p>Pricewaterhousecoopers</text:p>
          </table:table-cell>
          <table:table-cell office:value-type="string" table:style-name="ce1">
            <text:p>Fund financial management satisfaction rating</text:p>
          </table:table-cell>
          <table:table-cell office:value-type="string" table:style-name="ce1">
            <text:p>83.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irls Education Challenge Fund Manager</text:p>
          </table:table-cell>
          <table:table-cell office:value-type="string" table:style-name="ce1">
            <text:p>Pricewaterhousecoopers</text:p>
          </table:table-cell>
          <table:table-cell office:value-type="string" table:style-name="ce1">
            <text:p>Project risk management Satisfaction rating</text:p>
          </table:table-cell>
          <table:table-cell office:value-type="string" table:style-name="ce1">
            <text:p>83.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Adherence to Schedule: Degree to which deliverables are completed within agreed schedule</text:p>
          </table:table-cell>
          <table:table-cell office:value-type="string" table:style-name="ce1">
            <text:p>5 and above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Deliverable quality: Agreed and defined deliverables are completed with a high level of quality, professionalism, and attention to detail</text:p>
          </table:table-cell>
          <table:table-cell office:value-type="string" table:style-name="ce1">
            <text:p>5 and above (out of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Responsiveness: Degree to which the supply partner's management team quickly responds and adopts to changing contexts or results</text:p>
          </table:table-cell>
          <table:table-cell office:value-type="string" table:style-name="ce1">
            <text:p>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reen Growth Equity Fund (GGEF)</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18/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028: Better Assistance in Crises (BASIC) Research</text:p>
          </table:table-cell>
          <table:table-cell office:value-type="string" table:style-name="ce1">
            <text:p>The Institute Of Development Studi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67/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O10054 - Improving Trade Facilitation and Customs in the Occupied Palestinian Territories</text:p>
          </table:table-cell>
          <table:table-cell office:value-type="string" table:style-name="ce1">
            <text:p>Cowatersogema International Inc</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76/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ransparency and Accountability for Inclusive Development (TAcID) in Mozambique</text:p>
          </table:table-cell>
          <table:table-cell office:value-type="string" table:style-name="ce1">
            <text:p>Chemonics</text:p>
          </table:table-cell>
          <table:table-cell office:value-type="string" table:style-name="ce1">
            <text:p>Quality of deliverables. All deliverables meet contractual requirements and utilise evidence to demonstrate progress against work plans and logframes and capture lessons learned. Quarterly and annual reports include updates on activities and work plan targets, logframe results and other monitoring frameworks, and financial reporting. Percentage of KPI is measured by taking in consideration supplier’s achievement in quarterly scoring system done by FCDO:<text:s/></text:p>
            <text:p><text:s text:c="3"/>5: Outstanding Performance. Consistently to a higher than required standard. No fee deduction;<text:s/></text:p>
            <text:p><text:s text:c="3"/>4: Exceeding Performance. Consistently to the required standard but above this at least once. No fee deduction;</text:p>
            <text:p><text:s text:c="3"/>3: Satisfactory Performance. Consistently to the required standard. No fee deduction;</text:p>
            <text:p><text:s text:c="3"/>2: Less than Satisfactory Performance. Generally to the required standard, but below what is expected at least once. Deduction of 50% of fees;</text:p>
            <text:p><text:s text:c="3"/>1: Serious Underperformance. Consistently below the expected standard. Deduction of 100% of fees.</text:p>
          </table:table-cell>
          <table:table-cell office:value-type="string" table:style-name="ce1">
            <text:p>Scores 3/4: The supplier meets all contractual requirements, and, for a score of 4, provides some evidence of exceeding FCDO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ransparency and Accountability for Inclusive Development (TAcID) in Mozambique</text:p>
          </table:table-cell>
          <table:table-cell office:value-type="string" table:style-name="ce1">
            <text:p>Chemonics</text:p>
          </table:table-cell>
          <table:table-cell office:value-type="string" table:style-name="ce1">
            <text:p>Quality of pro-accountability initiatives (PAI) design and implementation. PAIs are identified, designed, implemented and adapted in a timely and inclusive manner based on evidence generated through research, monitoring and learning mechanisms. Quality is defined as: (i) a variety of actors engaged in solving the issue; (ii) inclusion of marginalised voices; (iii) ownership by PAI actors; (iv) PAIs adapted through learning events/activities. Percentage of KPI is measured by taking in consideration supplier’s achievement in quarterly scoring system done by FCDO:<text:s/></text:p>
            <text:p><text:s text:c="3"/>5: Outstanding Performance. Consistently to a higher than required standard. No fee deduction;<text:s/></text:p>
            <text:p><text:s text:c="3"/>4: Exceeding Performance. Consistently to the required standard but above this at least once. No fee deduction;</text:p>
            <text:p><text:s text:c="3"/>3: Satisfactory Performance. Consistently to the required standard. No fee deduction;</text:p>
            <text:p><text:s text:c="3"/>2: Less than Satisfactory Performance. Generally to the required standard, but below what is expected at least once. Deduction of 50% of fees;</text:p>
            <text:p><text:s text:c="3"/>1: Serious Underperformance. Consistently below the expected standard. Deduction of 100% of fees.</text:p>
          </table:table-cell>
          <table:table-cell office:value-type="string" table:style-name="ce1">
            <text:p>Scores 3/4: The supplier meets all contractual requirements, and, for a score of 4, provides some evidence of exceeding FCDO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ransparency and Accountability for Inclusive Development (TAcID) in Mozambique</text:p>
          </table:table-cell>
          <table:table-cell office:value-type="string" table:style-name="ce1">
            <text:p>Chemonics</text:p>
          </table:table-cell>
          <table:table-cell office:value-type="string" table:style-name="ce1">
            <text:p>Value for Money. VfM reported as part of quarterly and annual narrative reporting, with evidence of how VfM considerations have informed decisions relating to resource allocation and improving efficiency. Percentage of KPI is measured by taking in consideration supplier’s achievement in quarterly scoring system done by FCDO:<text:s/></text:p>
            <text:p><text:s text:c="3"/>5: Outstanding Performance. Consistently to a higher than required standard. No fee deduction;<text:s/></text:p>
            <text:p><text:s text:c="3"/>4: Exceeding Performance. Consistently to the required standard but above this at least once. No fee deduction;</text:p>
            <text:p><text:s text:c="3"/>3: Satisfactory Performance. Consistently to the required standard. No fee deduction;</text:p>
            <text:p><text:s text:c="3"/>2: Less than Satisfactory Performance. Generally to the required standard, but below what is expected at least once. Deduction of 50% of fees;</text:p>
            <text:p><text:s text:c="3"/>1: Serious Underperformance. Consistently below the expected standard. Deduction of 100% of fees.</text:p>
          </table:table-cell>
          <table:table-cell office:value-type="string" table:style-name="ce1">
            <text:p>Scores 3/4: The supplier meets all contractual requirements, and, for a score of 4, provides some evidence of exceeding FCDO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 10147: TA Facility to strengthen Rwanda's Social Protection Sector:EPR Programme</text:p>
          </table:table-cell>
          <table:table-cell office:value-type="string" table:style-name="ce1">
            <text:p>Cowatersogema International Inc</text:p>
          </table:table-cell>
          <table:table-cell office:value-type="string" table:style-name="ce1">
            <text:p>The supplier achieves “good performance” i.e. a score of 50-64 against the contract management KPIs and achieves the deliverables as per the agreed workplan and timetable.</text:p>
          </table:table-cell>
          <table:table-cell office:value-type="string" table:style-name="ce1">
            <text:p>100% achievement against quarterly deliverab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 10147: TA Facility to strengthen Rwanda's Social Protection Sector:EPR Programme</text:p>
          </table:table-cell>
          <table:table-cell office:value-type="string" table:style-name="ce1">
            <text:p>Cowatersogema International Inc</text:p>
          </table:table-cell>
          <table:table-cell office:value-type="string" table:style-name="ce1">
            <text:p>The supplier demonstrates that they are delivering innovation in SP delivery through new ideas, solutions, policy papers, SP tools in their delivery</text:p>
          </table:table-cell>
          <table:table-cell office:value-type="string" table:style-name="ce1">
            <text:p>100% achievement against quarterly deliverab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 10147: TA Facility to strengthen Rwanda's Social Protection Sector:EPR Programme</text:p>
          </table:table-cell>
          <table:table-cell office:value-type="string" table:style-name="ce1">
            <text:p>Cowatersogema International Inc</text:p>
          </table:table-cell>
          <table:table-cell office:value-type="string" table:style-name="ce1">
            <text:p>The supplier demonstrates that they have provided sustainable capacity building initiatives and effective risk management practices for the SP financial aid by identifying appropriate risks, mitigation measures and management processes</text:p>
          </table:table-cell>
          <table:table-cell office:value-type="string" table:style-name="ce1">
            <text:p>100% achievement against quarterly deliverable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168 MOBILIST Product Platform</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921/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entre for Disaster Protection</text:p>
          </table:table-cell>
          <table:table-cell office:value-type="string" table:style-name="ce1">
            <text:p>DAI Global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31/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he Growth Gateway</text:p>
          </table:table-cell>
          <table:table-cell office:value-type="string" table:style-name="ce1">
            <text:p>The Boston Consulting Group UK LLP</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812/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artnership for Learning for All in Nigeria (PLANE)</text:p>
          </table:table-cell>
          <table:table-cell office:value-type="string" table:style-name="ce1">
            <text:p>DAI</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416/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J10132 TA for Strengthening Climate Resilient Systems for Sustainable Delivery of SCRS-WASH</text:p>
          </table:table-cell>
          <table:table-cell office:value-type="string" table:style-name="ce1">
            <text:p>LTS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COH-NI21482-TNIUKAM16KEN/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mproving Water Security for Poor People – Research (IWSP)</text:p>
          </table:table-cell>
          <table:table-cell office:value-type="string" table:style-name="ce1">
            <text:p>Oxford University</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1880/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1.Quality of deliverables and alignment of project outputs to project need.<text:s/></text:p>
            <text:p><text:s text:c="3"/></text:p>
            <text:p><text:s text:c="3"/>Scoring: In the last 6 months, supplier has completed deliverables to a high standard and aligned with project need?</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2. Timeliness of milestone deliverables of the RISE Directorate<text:s/></text:p>
            <text:p><text:s text:c="3"/></text:p>
            <text:p><text:s text:c="3"/>Scoring: In the last 6 months has the supplier achieved the agreed deliverables to the agreed timescale? (Wording from FCDO Supplier Scorecard)<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3. Supplier proactively promotes innovation in programme</text:p>
            <text:p><text:s text:c="3"/></text:p>
            <text:p><text:s text:c="3"/>Scoring: Over the performance period, has the supply partner demonstrated that they are providing value (through efficiency and effectiveness) and innovation (by presenting new ideas or solutions to existing problems) in their delivery? (Wording from FCDO Supplier Scorecard)<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ender and adolescence global evidence programme</text:p>
          </table:table-cell>
          <table:table-cell office:value-type="string" table:style-name="ce1">
            <text:p>ODI</text:p>
          </table:table-cell>
          <table:table-cell office:value-type="string" table:style-name="ce1">
            <text:p>2 knowledge products co-written by southern research partners, one of which is led or co-led by a southern research partner</text:p>
          </table:table-cell>
          <table:table-cell office:value-type="string" table:style-name="ce1">
            <text:p>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ender and adolescence global evidence programme</text:p>
          </table:table-cell>
          <table:table-cell office:value-type="string" table:style-name="ce1">
            <text:p>ODI</text:p>
          </table:table-cell>
          <table:table-cell office:value-type="string" table:style-name="ce1">
            <text:p>3 citations of peer-reviewed journal articles per quarter</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ender and adolescence global evidence programme</text:p>
          </table:table-cell>
          <table:table-cell office:value-type="string" table:style-name="ce1">
            <text:p>ODI</text:p>
          </table:table-cell>
          <table:table-cell office:value-type="string" table:style-name="ce1">
            <text:p>5 events or speaking engagements attended to share policy relevant findings with government and UN partners per quarter</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1.Quarterly progress on institutional strengthening of IBN<text:s/></text:p>
            <text:p><text:s text:c="3"/>Scoring: In the last 3 months, supplier has completed deliverables to a high standard and aligned with project need?</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office:value-type="string" table:style-name="ce1">
            <text:p>APPIIC made good progress in its institutional strengthening activities over Y6Q4, including:<text:s/></text:p>
            <text:p>- IBN Financial Sustainability: On the 15th of March 2022, APPIIC held a meeting in the presence of the Minister of Finance, Secretary MoF and Secretary for Law &amp; Justice to discuss the IBN Investment Fund. The Minister demonstrated his commitment to finalise the Fund Mechanism as soon as possible. The first draft Cash Flow Structure of the Fund was produced and shared with IBN management for comment.</text:p>
            <text:p>- Improved Project screening practices: Series 1 Development of the Project Bank was deemed completed at the start of Y6Q4, including the design of Gate 3. The second series is now under development.<text:s text:c="2"/></text:p>
            <text:p>- Improved Project Development practices: Four projects were taken forward to call for Request For Proposals (RFPs); and an additional Expression of Interest (EOI) was completed (bringing the total to 5 EOIs called in Y6). Terms of Reference (TORs) are in development for an additional five projects.</text:p>
            <text:p>- Internal guidelines: During the reporting period, a concept note regarding Design, Build, Finance and Operations Maintenance (DBFOM) was produced. This was presented to the Finance Minister in the workshop on 14th March 2022. The Finance Minister has approved the concept note for further development. The Project Development Unit team will now move forward to develop directives for it</text:p>
            <text:p>- Standard Operating Procedures (SOP): Following a review of the first SOP draft document in Y6Q3, Y6Q4. OIBN management requested a more simplified check-list type document to be produced. A new legal expert started during Y6Q4 and over the quarter, has reworked a first chapter of the SOP to the required specification. <text:s/>This has been submitted to OIBN Management for feedback and development of further chapters.<text:s text:c="2"/></text:p>
            <text:p>- One-Stop Service Centre (OSS) &amp; Project Based Management Information System (PBMIS): In Q4, the OSS and PBMIS digital initiatives completed stage one testing and amendments are in progress.<text:s text:c="2"/></text:p>
            <text:p>- Social Safeguarding: While ‘in principle’ approval for the Social Safeguarding TOR had been received from FCDO in Y6Q3, the methodology had not yet been finalised In Y6Q4, following the engagement of a new GESI/Social Safeguarding Manager in January 2022 and an FCDO field trip to Arun 3, it was agreed to revise the methodology and scope of the approved TOR away from Hydro sector specific guidelines to broad cross-sector guidelines and away from a predominantly study-based exercise (of Arun 3) to a predominantly desk research exercise of a cross-section of sectors. In Y7Q1, APPIIC will re-submit the TOR for FCDO approval and engage a consultant to complete the study. It is anticipated this study will be completed by Y7Q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2. Quarterly milestones submitted/delivered within agreed timeframe and quality standard<text:s/></text:p>
            <text:p><text:s text:c="3"/>Scoring: In the last 3 months has the supplier achieved the agreed deliverables to the agreed timescale?<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office:value-type="string" table:style-name="ce1">
            <text:p>APPIIC has achieved this KPI. Of 30 critical pathway deliverables we committed to achieving during Y6Q4, 20 commitments achieved "green" status and 10 achieved "amber" status meaning factors outside of APPIICs control prevented them from being realised. Of these 10, two are forecast to be delivered in Y7Q1 whilst eight will be suspended and reassessed later in Y7. Owing to the nature of APPIIC operations being dependent on government priorities and approvals, it was not possible to achieve "green" status across all of the deliverables. Project progression is highly sensitive and APPIIC is designed to offer flexible and adaptive support based on the contex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3. Monthly Submission of accurate invoicing and forecast variance within 10%<text:s/></text:p>
            <text:p><text:s text:c="3"/>Scoring: In the last 3 months has the supplier achieved the agreed deliverables to the agreed timescale?<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office:value-type="string" table:style-name="ce1">
            <text:p>During the period, APPIIC submitted accurate invoices with no errors. All queries on invoices have been responded to with full satisfaction to-date and no pending issues on the invoices. The forecast variance is consistently delivered within the 10% variance, usually closer to 2/3%.</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Annual Report submitted and approved by FCDO. Average good rate: 85% of activities related to this KPI are completed on tim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Pilot launching study report submitted and approved by FCDO.</text:p>
            <text:p><text:s text:c="4"/>95% of all activities and milestones related to the KPI have been completed on tim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Quarterly Report submitted and approved by FCDO</text:p>
            <text:p><text:s text:c="3"/>95% of all milestones related to this KPI have been completed on time. The Report is submitted and approved by FCDO within the agreed tim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vestments in Forests and Sustainable Land Use <text:s/>("Partnerships for Forests")</text:p>
          </table:table-cell>
          <table:table-cell office:value-type="string" table:style-name="ce1">
            <text:p>Palladium</text:p>
          </table:table-cell>
          <table:table-cell office:value-type="string" table:style-name="ce1">
            <text:p>Area of land under improved (sustainable land use) management (measured through reporting against programme logframe outcome-level KPI)</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vestments in Forests and Sustainable Land Use <text:s/>("Partnerships for Forests")</text:p>
          </table:table-cell>
          <table:table-cell office:value-type="string" table:style-name="ce1">
            <text:p>Palladium</text:p>
          </table:table-cell>
          <table:table-cell office:value-type="string" table:style-name="ce1">
            <text:p>Level of private investment mobilised (measured through reporting against programme logframe outcome-level KPI).</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vestments in Forests and Sustainable Land Use <text:s/>("Partnerships for Forests")</text:p>
          </table:table-cell>
          <table:table-cell office:value-type="string" table:style-name="ce1">
            <text:p>Palladium</text:p>
          </table:table-cell>
          <table:table-cell office:value-type="string" table:style-name="ce1">
            <text:p>Results being achieved against project logframe indicators (measured by Annual Review performance and scoring).</text:p>
          </table:table-cell>
          <table:table-cell office:value-type="string" table:style-name="ce1">
            <text:p>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ublic Sector Accountability and Governance Programme-</text:p>
          </table:table-cell>
          <table:table-cell office:value-type="string" table:style-name="ce1">
            <text:p>DAI</text:p>
          </table:table-cell>
          <table:table-cell office:value-type="string" table:style-name="ce1">
            <text:p>Achievement against target set of 3 partner states to use scientific tools to improve linkage between policy planning documents and annual budge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ublic Sector Accountability and Governance Programme-</text:p>
          </table:table-cell>
          <table:table-cell office:value-type="string" table:style-name="ce1">
            <text:p>DAI</text:p>
          </table:table-cell>
          <table:table-cell office:value-type="string" table:style-name="ce1">
            <text:p>Achievement against target set of at least two partner states carrying out public financial management assessments to support achievement of SFTAS disbursement criteria linked indicato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ublic Sector Accountability and Governance Programme-</text:p>
          </table:table-cell>
          <table:table-cell office:value-type="string" table:style-name="ce1">
            <text:p>DAI</text:p>
          </table:table-cell>
          <table:table-cell office:value-type="string" table:style-name="ce1">
            <text:p>Achievement against target set of strategic plans in at least 2 states are developed and linked to multi-year budget and coordination framework for health and education sectors develop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Khyber Pakhtunkhwa Education Sector Programme (KESP) 2</text:p>
          </table:table-cell>
          <table:table-cell office:value-type="string" table:style-name="ce1">
            <text:p>Adam Smith International Ltd</text:p>
          </table:table-cell>
          <table:table-cell office:value-type="string" table:style-name="ce1">
            <text:p>• KPI 1: &gt;95% of outputs specified in the Policy Group for “Teaching and Learning” due by the relevant quarter are delivered on time, complying with provisions and quality standards set by FCDO.</text:p>
          </table:table-cell>
          <table:table-cell office:value-type="string" table:style-name="ce1">
            <text:p>&gt;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Khyber Pakhtunkhwa Education Sector Programme (KESP) 2</text:p>
          </table:table-cell>
          <table:table-cell office:value-type="string" table:style-name="ce1">
            <text:p>Adam Smith International Ltd</text:p>
          </table:table-cell>
          <table:table-cell office:value-type="string" table:style-name="ce1">
            <text:p>• KPI 2: &gt;95% of outputs in specified in the Policy Group for “Communications” due by the relevant quarter are delivered on time, complying with provisions and quality standards set by FCDO.</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Khyber Pakhtunkhwa Education Sector Programme (KESP) 2</text:p>
          </table:table-cell>
          <table:table-cell office:value-type="string" table:style-name="ce1">
            <text:p>Adam Smith International Ltd</text:p>
          </table:table-cell>
          <table:table-cell office:value-type="string" table:style-name="ce1">
            <text:p>• KPI 3: &gt;95% of outputs in specified in the Policy Group for “Governance and Management” and “Communications” due by the relevant quarter are delivered on time, complying with specifications and quality standards set by FCDO.</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KPI 1</text:p>
            <text:p><text:s text:c="3"/>Policy analysis products</text:p>
            <text:p><text:s text:c="3"/>Progress towards no. of products as per logframe milestones (1=good, 2=approaching target, 3=requires improvement, inadequ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KPI 2</text:p>
            <text:p>Improved understanding in relevant stakeholders</text:p>
            <text:p>Progress towards no. of advocacy events etc. as per logframe milestones (1=good, 2=approaching target, 3=requires improvement, inadequ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KPI 3</text:p>
            <text:p><text:s text:c="3"/>Strategies developed by MDAs and other stakeholders</text:p>
            <text:p><text:s text:c="3"/>Progress towards no. of strategies committed to as per logframe milestones (1=good, 2=approaching target, 3=requires improvement, inadequ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capacity development and learning across the fund: 80% of grant holder participants agree or strongly agree that learning and capacity build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Grant Performance to Deliver Results: 70% of grants are demonstrating effective progress towards their outcomes by being assessed as ‘on track’/’A’ or above in quarterly/annual reporting</text:p>
          </table:table-cell>
          <table:table-cell office:value-type="string" table:style-name="ce1">
            <text:p>&gt;=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inancial Sector Stability Programme - Nepal</text:p>
          </table:table-cell>
          <table:table-cell office:value-type="string" table:style-name="ce1">
            <text:p>PricewaterhouseCoopers Private Limited</text:p>
          </table:table-cell>
          <table:table-cell office:value-type="string" table:style-name="ce1">
            <text:p>1.Appropriately challenging set of workstreams delivered to financial sector stakeholders to reduce vulnerabilities and enhance stability in the financial sector</text:p>
            <text:p><text:s text:c="3"/></text:p>
            <text:p><text:s text:c="3"/>Scoring: In the last 3 months, supplier has completed deliverables to a high standard to stakeholder expectation and aligned with project ne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inancial Sector Stability Programme - Nepal</text:p>
          </table:table-cell>
          <table:table-cell office:value-type="string" table:style-name="ce1">
            <text:p>PricewaterhouseCoopers Private Limited</text:p>
          </table:table-cell>
          <table:table-cell office:value-type="string" table:style-name="ce1">
            <text:p>2. Monthly/Quarterly milestones submitted/delivered within agreed timeframe and quality standard<text:s/></text:p>
            <text:p><text:s text:c="3"/></text:p>
            <text:p><text:s text:c="3"/>Scoring: In the last 3 months has the supplier achieved the agreed deliverables to the agreed timescal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inancial Sector Stability Programme - Nepal</text:p>
          </table:table-cell>
          <table:table-cell office:value-type="string" table:style-name="ce1">
            <text:p>PricewaterhouseCoopers Private Limited</text:p>
          </table:table-cell>
          <table:table-cell office:value-type="string" table:style-name="ce1">
            <text:p>3. Monthly Submission of accurate invoicing and forecast variance within 10%<text:s/></text:p>
            <text:p><text:s text:c="3"/>Scoring: In the last 3 months has the supplier achieved the agreed deliverables to the agreed timescal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overnance in Action</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613/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conomic Policy Incubator in Nepal</text:p>
          </table:table-cell>
          <table:table-cell office:value-type="string" table:style-name="ce1">
            <text:p>Palladium International Limited</text:p>
          </table:table-cell>
          <table:table-cell office:value-type="string" table:style-name="ce1">
            <text:p>1.Appropriately challenging set of workstreams aligned with the overall programme outcomes delivered to improve overall investment climate, and economic management in subnational governments</text:p>
            <text:p><text:s text:c="3"/></text:p>
            <text:p><text:s text:c="3"/>Scoring: In the last 3 months, supplier has completed deliverables to a high standard to stakeholder expectation and aligned with project ne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conomic Policy Incubator in Nepal</text:p>
          </table:table-cell>
          <table:table-cell office:value-type="string" table:style-name="ce1">
            <text:p>Palladium International Limited</text:p>
          </table:table-cell>
          <table:table-cell office:value-type="string" table:style-name="ce1">
            <text:p>2. Quarterly milestones submitted/delivered within agreed timeframe and quality standard<text:s/></text:p>
            <text:p><text:s text:c="3"/></text:p>
            <text:p><text:s text:c="3"/>Scoring: In the last 3 months has the supplier achieved the agreed deliverables to the agreed timescal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conomic Policy Incubator in Nepal</text:p>
          </table:table-cell>
          <table:table-cell office:value-type="string" table:style-name="ce1">
            <text:p>Palladium International Limited</text:p>
          </table:table-cell>
          <table:table-cell office:value-type="string" table:style-name="ce1">
            <text:p>3. Monthly Submission of accurate invoicing and forecast variance within 10%<text:s/></text:p>
            <text:p><text:s text:c="3"/>Scoring: In the last 3 months has the supplier achieved the agreed deliverables to the agreed timescal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he Establishment of Public financial Management system in the Emerging Federal Member States</text:p>
          </table:table-cell>
          <table:table-cell office:value-type="string" table:style-name="ce1">
            <text:p>Adam Smith International Ltd</text:p>
          </table:table-cell>
          <table:table-cell office:value-type="string" table:style-name="ce1">
            <text:p>Enhanced nationally led training: Counterparts from each FMS lead workshop or training event. Provide one example of FMS-led and delivered training across each of the following workstreams: Financial Management, External Audit and Civil Service</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he Establishment of Public financial Management system in the Emerging Federal Member States</text:p>
          </table:table-cell>
          <table:table-cell office:value-type="string" table:style-name="ce1">
            <text:p>Adam Smith International Ltd</text:p>
          </table:table-cell>
          <table:table-cell office:value-type="string" table:style-name="ce1">
            <text:p>Learning briefs: <text:s/>At least three learning briefs produced, including one on gender issues in the public sector, one on inter-governmental fiscal transfers, revenue and budget capture, and/or one related to learning from PREMIS’ experience of funding SPGs/Use of Country System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he Establishment of Public financial Management system in the Emerging Federal Member States</text:p>
          </table:table-cell>
          <table:table-cell office:value-type="string" table:style-name="ce1">
            <text:p>Adam Smith International Ltd</text:p>
          </table:table-cell>
          <table:table-cell office:value-type="string" table:style-name="ce1">
            <text:p>Policy making and budgeting: Coaching, mentoring and technical capacity building is given to improve inter-departmental collaboration between FMS macro, revenue and budget functions during FY22</text:p>
            <text:p><text:s text:c="3"/>Yes if supplier delivers the coaching, mentoring and technical capacity building within the set timeline which results to improved inter-departmental collaboration between FMS macro, revenue and budget functions in the 22FY</text:p>
            <text:p><text:s text:c="3"/>No if milestone delivery is delayed impacting business, collaboration is not improved and did not remain within allocated budget or submitted in a format not agreed on and is of poor quality</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FID DRC Decision Support Unit</text:p>
          </table:table-cell>
          <table:table-cell office:value-type="string" table:style-name="ce1">
            <text:p>Oxford Policy Management</text:p>
          </table:table-cell>
          <table:table-cell office:value-type="string" table:style-name="ce1">
            <text:p>Accurate and timely submission of financial forecasting. Percentage is calculated by the variance in actual expenditure compared to forecast,<text:s/></text:p>
            <text:p><text:s text:c="3"/>&gt;20% variance = Inadequate</text:p>
            <text:p><text:s text:c="3"/>&lt;20% variance <text:s/>=Good.</text:p>
          </table:table-cell>
          <table:table-cell office:value-type="string" table:style-name="ce1">
            <text:p>Less than 2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FID DRC Decision Support Unit</text:p>
          </table:table-cell>
          <table:table-cell office:value-type="string" table:style-name="ce1">
            <text:p>Oxford Policy Management</text:p>
          </table:table-cell>
          <table:table-cell office:value-type="string" table:style-name="ce1">
            <text:p>Results being achieved against project logframe indicators (measured by Annual Review performance and scoring).<text:s/></text:p>
            <text:p><text:s text:c="3"/>A- For results achieved &gt;95% of targets expected up to quality/standards set it contract<text:s/></text:p>
            <text:p><text:s text:c="3"/>B- Results achieved 85% of targets, with opportunity areas in quality or standards<text:s/></text:p>
            <text:p><text:s text:c="3"/>C- Results achieved &lt;85% of targets, with serious concerns over quality or standards</text:p>
          </table:table-cell>
          <table:table-cell office:value-type="string" table:style-name="ce1">
            <text:p>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FID DRC Decision Support Unit</text:p>
          </table:table-cell>
          <table:table-cell office:value-type="string" table:style-name="ce1">
            <text:p>Oxford Policy Management</text:p>
          </table:table-cell>
          <table:table-cell office:value-type="string" table:style-name="ce1">
            <text:p>The supplier achieved the agreed deliverables to the agreed timescale.<text:s/></text:p>
            <text:p><text:s text:c="3"/>Eligible outputs/deliverables were completed and accepted by FCDO within ten working days of agreed due date, allowing projects to continue within the planned project plan.</text:p>
          </table:table-cell>
          <table:table-cell office:value-type="string" table:style-name="ce1">
            <text:p>100% products submitted within agreed timefra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Achievement against target of CSO partners engaging with and influencing sector policies on Girls Education and Basic health care in at least 3 state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Achievement against target set of 15 states to pass/implement the autonomy of States Houses of Assembly commissions</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Achievement against target set of citizens participating in the planning, preparation and scrutiny of budget in 3 of our partner state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gramme Management Unit for an Applied Research Programme in High Volume Transport</text:p>
          </table:table-cell>
          <table:table-cell office:value-type="string" table:style-name="ce1">
            <text:p>IMC Worldwide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844/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ierra Leone Secondary Education Improvement Programme (SSEIP)</text:p>
          </table:table-cell>
          <table:table-cell office:value-type="string" table:style-name="ce1">
            <text:p>Mott Macdonald Ltd</text:p>
          </table:table-cell>
          <table:table-cell office:value-type="string" table:style-name="ce1">
            <text:p>Achievement of 3 disbursement linked Milestones</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ierra Leone Secondary Education Improvement Programme (SSEIP)</text:p>
          </table:table-cell>
          <table:table-cell office:value-type="string" table:style-name="ce1">
            <text:p>Mott Macdonald Ltd</text:p>
          </table:table-cell>
          <table:table-cell office:value-type="string" table:style-name="ce1">
            <text:p>Number of girls, boys and children with disabilities enrolled in secondary school. Targets: 400,000 (Girls) 8,000 (Boys with disabilities) 8,000 (Girls with disabilities)</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ierra Leone Secondary Education Improvement Programme (SSEIP)</text:p>
          </table:table-cell>
          <table:table-cell office:value-type="string" table:style-name="ce1">
            <text:p>Mott Macdonald Ltd</text:p>
          </table:table-cell>
          <table:table-cell office:value-type="string" table:style-name="ce1">
            <text:p>Percentage variance in actual expenditure compared to forecast</text:p>
          </table:table-cell>
          <table:table-cell office:value-type="string" table:style-name="ce1">
            <text:p>&lt;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rengthening Education Systems for Improved Learning (SESIL)</text:p>
          </table:table-cell>
          <table:table-cell office:value-type="string" table:style-name="ce1">
            <text:p>Mott Macdonald Ltd</text:p>
          </table:table-cell>
          <table:table-cell office:value-type="string" table:style-name="ce1">
            <text:p>75% of Community Learning Facilitators in cohort 1 of the Community Led Learning intervention have reached to at least lesson 16 in literacy and numeracy.</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rengthening Education Systems for Improved Learning (SESIL)</text:p>
          </table:table-cell>
          <table:table-cell office:value-type="string" table:style-name="ce1">
            <text:p>Mott Macdonald Ltd</text:p>
          </table:table-cell>
          <table:table-cell office:value-type="string" table:style-name="ce1">
            <text:p>External baseline assessment of cohort 1 conducted and finalised in time.</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rengthening Education Systems for Improved Learning (SESIL)</text:p>
          </table:table-cell>
          <table:table-cell office:value-type="string" table:style-name="ce1">
            <text:p>Mott Macdonald Ltd</text:p>
          </table:table-cell>
          <table:table-cell office:value-type="string" table:style-name="ce1">
            <text:p>Sensitisation and mobilisation activities for Community Led Learning start-up complete by Local Governments <text:s/>in 80% of target communities in cohort 2.</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rade and Investment Advocacy Fund - TAF2 Plus</text:p>
          </table:table-cell>
          <table:table-cell office:value-type="string" table:style-name="ce1">
            <text:p>Cowater UK</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715/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RAP3 Mugu-Humla Link Road Project, Nepal</text:p>
          </table:table-cell>
          <table:table-cell office:value-type="string" table:style-name="ce1">
            <text:p>IMC Worldwide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186/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echnical Assistance for Implementation of DFID Nepal's National Health Sector Programme 3</text:p>
          </table:table-cell>
          <table:table-cell office:value-type="string" table:style-name="ce1">
            <text:p>Options Consultancy Services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45/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ing UK Support to Post Earthquake Reconstruction in Nepal</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38/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Reducing high fertility rates and Improving Sexual reproductive health outcomes in Uganda (RISE)</text:p>
          </table:table-cell>
          <table:table-cell office:value-type="string" table:style-name="ce1">
            <text:p>MSI Reproductive Choices (MSI)</text:p>
          </table:table-cell>
          <table:table-cell office:value-type="string" table:style-name="ce1">
            <text:p>Couple Years of Protection</text:p>
          </table:table-cell>
          <table:table-cell office:value-type="string" table:style-name="ce1">
            <text:p>93112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Reducing high fertility rates and Improving Sexual reproductive health outcomes in Uganda (RISE)</text:p>
          </table:table-cell>
          <table:table-cell office:value-type="string" table:style-name="ce1">
            <text:p>MSI Reproductive Choices (MSI)</text:p>
          </table:table-cell>
          <table:table-cell office:value-type="string" table:style-name="ce1">
            <text:p>Number of family planning services provided in public facilities benefitting from RISE capacity enhancement</text:p>
          </table:table-cell>
          <table:table-cell office:value-type="string" table:style-name="ce1">
            <text:p>271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Reducing high fertility rates and Improving Sexual reproductive health outcomes in Uganda (RISE)</text:p>
          </table:table-cell>
          <table:table-cell office:value-type="string" table:style-name="ce1">
            <text:p>MSI Reproductive Choices (MSI)</text:p>
          </table:table-cell>
          <table:table-cell office:value-type="string" table:style-name="ce1">
            <text:p>Number of unwanted pregnancies averted to-date</text:p>
          </table:table-cell>
          <table:table-cell office:value-type="string" table:style-name="ce1">
            <text:p>13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y - Fund Manager</text:p>
          </table:table-cell>
          <table:table-cell office:value-type="string" table:style-name="ce1">
            <text:p>Mott Macdonald Ltd</text:p>
          </table:table-cell>
          <table:table-cell office:value-type="string" table:style-name="ce1">
            <text:p>1.Programme leadership and delivery <text:s text:c="141"/>• Flexibility in responding to and adapting to changing operational contexts. <text:s text:c="246"/>• <text:s/>Quality of deliverables. <text:s text:c="277"/>• Personnel <text:s text:c="341"/>• Financial management</text:p>
          </table:table-cell>
          <table:table-cell office:value-type="string" table:style-name="ce1">
            <text:p>5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y - Fund Manager</text:p>
          </table:table-cell>
          <table:table-cell office:value-type="string" table:style-name="ce1">
            <text:p>Mott Macdonald Ltd</text:p>
          </table:table-cell>
          <table:table-cell office:value-type="string" table:style-name="ce1">
            <text:p>2.Compliance and risk management:</text:p>
            <text:p><text:s text:c="3"/></text:p>
            <text:p><text:s text:c="3"/>• Risk Management (including appropriate escalation of issues and risks) <text:s text:c="246"/>• Compliance with FCDO terms and conditions, including fraud reporting, safeguarding, audit and information security requirements etc.</text:p>
          </table:table-cell>
          <table:table-cell office:value-type="string" table:style-name="ce1">
            <text:p>5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y - Fund Manager</text:p>
          </table:table-cell>
          <table:table-cell office:value-type="string" table:style-name="ce1">
            <text:p>Mott Macdonald Ltd</text:p>
          </table:table-cell>
          <table:table-cell office:value-type="string" table:style-name="ce1">
            <text:p>3. Results delivery</text:p>
            <text:p><text:s text:c="3"/></text:p>
            <text:p><text:s text:c="3"/>• Implementation of planned activities on track. <text:s text:c="193"/>• Establishment of coherent approaches that support long-term operation and maintenance of programme initiatives. <text:s text:c="242"/>• Identification and proactive implementation of community engagement activities aimed at fostering greater acceptance and participation by SDF2 stakeholders including local communities.</text:p>
          </table:table-cell>
          <table:table-cell office:value-type="string" table:style-name="ce1">
            <text:p>5 to 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P for implementing GEGP for Papua Provinces in Indonesia</text:p>
          </table:table-cell>
          <table:table-cell office:value-type="string" table:style-name="ce1">
            <text:p>LTS International Ltd</text:p>
          </table:table-cell>
          <table:table-cell office:value-type="string" table:style-name="ce1">
            <text:p>Number of individuals in programme sites that have received training to increase productivity for agribusiness</text:p>
          </table:table-cell>
          <table:table-cell office:value-type="string" table:style-name="ce1">
            <text:p>6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P for implementing GEGP for Papua Provinces in Indonesia</text:p>
          </table:table-cell>
          <table:table-cell office:value-type="string" table:style-name="ce1">
            <text:p>LTS International Ltd</text:p>
          </table:table-cell>
          <table:table-cell office:value-type="string" table:style-name="ce1">
            <text:p>Private Funds Leveraged to Support Targeted Value Chains</text:p>
          </table:table-cell>
          <table:table-cell office:value-type="string" table:style-name="ce1">
            <text:p>IDR 1,157,225,0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P for implementing GEGP for Papua Provinces in Indonesia</text:p>
          </table:table-cell>
          <table:table-cell office:value-type="string" table:style-name="ce1">
            <text:p>LTS International Ltd</text:p>
          </table:table-cell>
          <table:table-cell office:value-type="string" table:style-name="ce1">
            <text:p>Public Funds Leveraged <text:s/>to Support Targeted Value Chains</text:p>
          </table:table-cell>
          <table:table-cell office:value-type="string" table:style-name="ce1">
            <text:p>IDR 5,965,820,0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Non Malaria Fevers Research Study</text:p>
          </table:table-cell>
          <table:table-cell office:value-type="string" table:style-name="ce1">
            <text:p>London School Of Hygiene And Tropical Medicin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42/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Work and Opportunities for Women(WOW)</text:p>
          </table:table-cell>
          <table:table-cell office:value-type="string" table:style-name="ce1">
            <text:p>Pricewaterhousecoopers</text:p>
          </table:table-cell>
          <table:table-cell office:value-type="string" table:style-name="ce1">
            <text:p>% of quarterly budget forecast <text:s/>met</text:p>
          </table:table-cell>
          <table:table-cell office:value-type="string" table:style-name="ce1">
            <text:p>9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Work and Opportunities for Women(WOW)</text:p>
          </table:table-cell>
          <table:table-cell office:value-type="string" table:style-name="ce1">
            <text:p>Pricewaterhousecoopers</text:p>
          </table:table-cell>
          <table:table-cell office:value-type="string" table:style-name="ce1">
            <text:p>% of WOW products or partnerships delivered receiving positive feedback from the support recipient (regarding satisfaction, responsiveness and timeliness). The target is 80% of queries score 4 or and above. Where 5 is very satisfied and 1 is very unsatisfied. Reported on annually.</text:p>
          </table:table-cell>
          <table:table-cell office:value-type="string" table:style-name="ce1">
            <text:p>0.8</text:p>
          </table:table-cell>
          <table:table-cell office:value-type="string" table:style-name="ce1">
            <text:p>Other - Consider returned</text:p>
          </table:table-cell>
          <table:table-cell office:value-type="string" table:style-name="ce1">
            <text:p>This KPI is measured annually</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Work and Opportunities for Women(WOW)</text:p>
          </table:table-cell>
          <table:table-cell office:value-type="string" table:style-name="ce1">
            <text:p>Pricewaterhousecoopers</text:p>
          </table:table-cell>
          <table:table-cell office:value-type="string" table:style-name="ce1">
            <text:p>Quarterly reports delivered in a timely fashion, demonstrating that progress is on track, that regular risk reviews are taking place and that they are feeding back into strategic decisions (Pass/Fail)</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Adherence to schedule:</text:p>
            <text:p><text:s text:c="3"/>i) CHASE: Provision of capability to deploy right resources and expertise within agreed timeframe to Country Offices.</text:p>
            <text:p><text:s text:c="3"/>ii) Stabilisation Unit: Efficiency of Deployments. Measured as number of deployments delayed by factors within Palladium control.</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Deliverable quality: Agreed and defined deliverables are completed with a high level of quality, professionalism, and attention to detail</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Responsiveness: Degree to which the supply partner's management team quickly responds and adapts to changing contexts or requests</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stainable Urban Economic Development Programme</text:p>
          </table:table-cell>
          <table:table-cell office:value-type="string" table:style-name="ce1">
            <text:p>Tetratech</text:p>
          </table:table-cell>
          <table:table-cell office:value-type="string" table:style-name="ce1">
            <text:p>Number of Investment Attraction deliverables (including Project Selection reports, workshop reports, Pre-Feasibility Studies, Due Diligence Reports, Investor Packs)</text:p>
          </table:table-cell>
          <table:table-cell office:value-type="string" table:style-name="ce1">
            <text:p>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stainable Urban Economic Development Programme</text:p>
          </table:table-cell>
          <table:table-cell office:value-type="string" table:style-name="ce1">
            <text:p>Tetratech</text:p>
          </table:table-cell>
          <table:table-cell office:value-type="string" table:style-name="ce1">
            <text:p>Number of knowledge products developed and disseminated to stakeholders (defined as Success Stories, Best Practice Documents, Lesson Learned Pieces, Blogs, Thought-Pieces, Case Study, Conferences)</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stainable Urban Economic Development Programme</text:p>
          </table:table-cell>
          <table:table-cell office:value-type="string" table:style-name="ce1">
            <text:p>Tetratech</text:p>
          </table:table-cell>
          <table:table-cell office:value-type="string" table:style-name="ce1">
            <text:p>Timely delivery of Urban Economic Plan (UEP) Deliverables</text:p>
          </table:table-cell>
          <table:table-cell office:value-type="string" table:style-name="ce1">
            <text:p>On or before deadlin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Burma Humanitarian And Resilience Programme (HARP) - Facility Manager</text:p>
          </table:table-cell>
          <table:table-cell office:value-type="string" table:style-name="ce1">
            <text:p>Crown Agents Ltd</text:p>
          </table:table-cell>
          <table:table-cell office:value-type="string" table:style-name="ce1">
            <text:p>Immediate humanitarian needs are met through the delivery of aid for food assistance, WASH and nutrition suppor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Burma Humanitarian And Resilience Programme (HARP) - Facility Manager</text:p>
          </table:table-cell>
          <table:table-cell office:value-type="string" table:style-name="ce1">
            <text:p>Crown Agents Ltd</text:p>
          </table:table-cell>
          <table:table-cell office:value-type="string" table:style-name="ce1">
            <text:p>Knowledge sharing around programmatic evidence based and innovations is enhanced</text:p>
          </table:table-cell>
          <table:table-cell office:value-type="string" table:style-name="ce1">
            <text:p>8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Burma Humanitarian And Resilience Programme (HARP) - Facility Manager</text:p>
          </table:table-cell>
          <table:table-cell office:value-type="string" table:style-name="ce1">
            <text:p>Crown Agents Ltd</text:p>
          </table:table-cell>
          <table:table-cell office:value-type="string" table:style-name="ce1">
            <text:p>Local humanitarian organizations/CSO have improved operational and organizational systems</text:p>
          </table:table-cell>
          <table:table-cell office:value-type="string" table:style-name="ce1">
            <text:p>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Pool Fund 3</text:p>
          </table:table-cell>
          <table:table-cell office:value-type="string" table:style-name="ce1">
            <text:p>Crown Agents Bank Limited</text:p>
          </table:table-cell>
          <table:table-cell office:value-type="string" table:style-name="ce1">
            <text:p>1. Number of new users of modern family planning methods</text:p>
            <text:p><text:s text:c="3"/></text:p>
            <text:p><text:s text:c="3"/>Scoring: In the last 6 months, supplier has completed deliverables to a high standard and aligned with project need?</text:p>
          </table:table-cell>
          <table:table-cell office:value-type="string" table:style-name="ce1">
            <text:p>20531</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Pool Fund 3</text:p>
          </table:table-cell>
          <table:table-cell office:value-type="string" table:style-name="ce1">
            <text:p>Crown Agents Bank Limited</text:p>
          </table:table-cell>
          <table:table-cell office:value-type="string" table:style-name="ce1">
            <text:p>2. Percentage of health facilities receiving commodities within a defined time period</text:p>
            <text:p><text:s text:c="3"/></text:p>
            <text:p><text:s text:c="3"/>Scoring: In the last 6 months has the supplier achieved the agreed deliverables to the agreed timescale? (Wording from FCDO Supplier Scorecard)</text:p>
          </table:table-cell>
          <table:table-cell office:value-type="string" table:style-name="ce1">
            <text:p>&gt;=8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Pool Fund 3</text:p>
          </table:table-cell>
          <table:table-cell office:value-type="string" table:style-name="ce1">
            <text:p>Crown Agents Bank Limited</text:p>
          </table:table-cell>
          <table:table-cell office:value-type="string" table:style-name="ce1">
            <text:p>3. Number of children vaccinated with 3 doses of pentavalent vaccine</text:p>
            <text:p><text:s text:c="3"/></text:p>
            <text:p><text:s text:c="3"/>Scoring: Over the performance period, has the supply partner demonstrated that they are providing value (through efficiency and effectiveness) and innovation (by presenting new ideas or solutions to existing problems) in their delivery? (Wording from FCDO Supplier Scorecard)</text:p>
          </table:table-cell>
          <table:table-cell office:value-type="string" table:style-name="ce1">
            <text:p>8005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Accurate and timely submission of partner financial and narrative reporting</text:p>
          </table:table-cell>
          <table:table-cell office:value-type="string" table:style-name="ce1">
            <text:p>&lt;2% unexpected financial variance (excl variances previously flagged to FCDO); reporting meets deadline; report is well structured and narrative is easy to rea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Number of couple years' of protection (CYPs) generated by WISH family planning services</text:p>
          </table:table-cell>
          <table:table-cell office:value-type="string" table:style-name="ce1">
            <text:p>95-100% of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Number of WISH countries that have improved the enabling environment for SRH/FP through the achievement of the sustainability annual indicator in: <text:s/>Lot 1 – at least 2 pathways in countries which have more than one enabling environment pathway</text:p>
          </table:table-cell>
          <table:table-cell office:value-type="string" table:style-name="ce1">
            <text:p>2 pathw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ities and Infrastructure for Growth (CIG) - Uganda</text:p>
          </table:table-cell>
          <table:table-cell office:value-type="string" table:style-name="ce1">
            <text:p>Cardno Emerging Markets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22/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ities and Infrastructure for Growth (CIG) - Zambia</text:p>
          </table:table-cell>
          <table:table-cell office:value-type="string" table:style-name="ce1">
            <text:p>Cowater UK</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22/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onitoring Evaluation &amp; Learning unit (MEL) Nepal</text:p>
          </table:table-cell>
          <table:table-cell office:value-type="string" table:style-name="ce1">
            <text:p>IOD PARC</text:p>
          </table:table-cell>
          <table:table-cell office:value-type="string" table:style-name="ce1">
            <text:p>1.1<text:tab/>Number of deliverables submitted and accepted in time and according to budget.<text:s text:c="2"/></text:p>
            <text:p><text:s text:c="3"/>1.2<text:tab/>Responded effectively to on-demand requests from the Climate Resilience and Inclusion portfolio team. Clear plan to manage closure exists with agreed deliverables and timelines<text:s/></text:p>
            <text:p><text:s text:c="3"/></text:p>
            <text:p><text:s text:c="3"/>Percentage is measured in relationship to the number of deliverables and demands made by the team versus the number of deliverables submitted, accepted or responded effectively.</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onitoring Evaluation &amp; Learning unit (MEL) Nepal</text:p>
          </table:table-cell>
          <table:table-cell office:value-type="string" table:style-name="ce1">
            <text:p>IOD PARC</text:p>
          </table:table-cell>
          <table:table-cell office:value-type="string" table:style-name="ce1">
            <text:p>1.3<text:tab/>Steps to ensure a responsible project closure are coordinated with the Climate Resilience and Inclusion portfolio team and delivered in time.</text:p>
            <text:p><text:s text:c="3"/>1.4<text:tab/>Invoices are submitted on time, are accurate, and in the correct format.</text:p>
            <text:p><text:s text:c="3"/></text:p>
            <text:p><text:s text:c="3"/>Supplier delivers effectively and efficiently to all the on-demands requests from the team and performed above contractual expectations.</text:p>
            <text:p><text:s text:c="3"/>Percentage is measured by calculating the number of invoices meet FCDO standard quality and criteria, and &gt;90% of project closure plan activities for Climate resilience due by the relevant quarter are delivered on time, complying with provisions and quality standards set by FCDO.</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onitoring Evaluation &amp; Learning unit (MEL) Nepal</text:p>
          </table:table-cell>
          <table:table-cell office:value-type="string" table:style-name="ce1">
            <text:p>IOD PARC</text:p>
          </table:table-cell>
          <table:table-cell office:value-type="string" table:style-name="ce1">
            <text:p>1.5<text:tab/>Forecasts are submitted on time, are accurate, and in the correct format.<text:s/></text:p>
            <text:p><text:s text:c="3"/>Percentage is measured by calculating the variance between forecast and invoicing totals.</text:p>
          </table:table-cell>
          <table:table-cell office:value-type="string" table:style-name="ce1">
            <text:p>&lt;2%</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FID Nepal Skills for Employment Programme (SEP)</text:p>
          </table:table-cell>
          <table:table-cell office:value-type="string" table:style-name="ce1">
            <text:p>WSP USA Solutions Inc.</text:p>
          </table:table-cell>
          <table:table-cell office:value-type="string" table:style-name="ce1">
            <text:p>Deliverables submitted/delivered within the agreed timeframe and to the required standard</text:p>
            <text:p><text:s text:c="3"/>Scoring: In the last 3 months has the supplier achieved the agreed deliverables to the agreed timescale?</text:p>
          </table:table-cell>
          <table:table-cell office:value-type="string" table:style-name="ce1">
            <text:p>Scores of 3-5 inclusive will incur a 'good' rat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FID Nepal Skills for Employment Programme (SEP)</text:p>
          </table:table-cell>
          <table:table-cell office:value-type="string" table:style-name="ce1">
            <text:p>WSP USA Solutions Inc.</text:p>
          </table:table-cell>
          <table:table-cell office:value-type="string" table:style-name="ce1">
            <text:p>Monthly Submission of invoicing and forecast variance which is accurate and within 10%<text:s/></text:p>
            <text:p><text:s text:c="3"/>Scoring: In the last 3 months has the supplier achieved the agreed the required invoicing and forecasting to the agreed timescale?</text:p>
          </table:table-cell>
          <table:table-cell office:value-type="string" table:style-name="ce1">
            <text:p>Scores of 3-5 inclusive will incur a 'good' rat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FID Nepal Skills for Employment Programme (SEP)</text:p>
          </table:table-cell>
          <table:table-cell office:value-type="string" table:style-name="ce1">
            <text:p>WSP USA Solutions Inc.</text:p>
          </table:table-cell>
          <table:table-cell office:value-type="string" table:style-name="ce1">
            <text:p>Quarterly progress on beneficiary outreach related to employment creation and migration support<text:s/></text:p>
            <text:p><text:s text:c="3"/>Scoring: In the last 3 months, supplier has completed activity to a high standard and aligned with project need?</text:p>
          </table:table-cell>
          <table:table-cell office:value-type="string" table:style-name="ce1">
            <text:p>Scores of 3-5 inclusive will incur a 'good' rat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ransparency and Accountability to Improve Economic Development and Service Delivery (Traction) — Ma</text:p>
          </table:table-cell>
          <table:table-cell office:value-type="string" table:style-name="ce1">
            <text:p>Palladium International Ltd</text:p>
          </table:table-cell>
          <table:table-cell office:value-type="string" table:style-name="ce1">
            <text:p>Delivery of milestones aligns to the project outputs and in accordance with agreed workplan. At least 100% of these milestones delivered on or before the due date. Where a milestone is expected to miss a deadline, there should be a clear explanation of the reasons for any such delays and how Palladium intends to remedy for such delays.<text:s/></text:p>
            <text:p><text:s text:c="3"/>≤90% of milestones delivered on or before the due date. Explanation on reasons for milestones missing the due date sent not sent in advance with no explanation on remedies<text:tab/></text:p>
            <text:p><text:s text:c="3"/>&gt;90% of milestones delivered on or before the due date. Explanation on reasons for milestones missing the due date sent not sent in advance with no explanation on remedies.<text:tab/></text:p>
            <text:p><text:s text:c="3"/>&gt;95% of milestones delivered on or before the due date. Explanation on reasons for milestones missing the due date provided in advance with a clear action plan. Some remedial work required on milestones.<text:tab/></text:p>
            <text:p><text:s text:c="3"/>100% of milestones delivered on or before the due date. Explanation on reasons for milestones missing the due date provided in advance with a clear action plan. <text:s/>Annual indicative Milestones ratified and fully defined 3 months before delivery.</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ransparency and Accountability to Improve Economic Development and Service Delivery (Traction) — Ma</text:p>
          </table:table-cell>
          <table:table-cell office:value-type="string" table:style-name="ce1">
            <text:p>Palladium International Ltd</text:p>
          </table:table-cell>
          <table:table-cell office:value-type="string" table:style-name="ce1">
            <text:p>Monthly spend within 5% of forecast. Accurate invoices submitted by the 15th day of every month. Annual forecast submitted by the due date. Forecaster updated submitted by the 15th day of every month covering a period of 3 months (and revised/updated by 28th of each month). 90% of annual budget spent by December billing covering up to November spend (ODA target) not accounting for accruals.</text:p>
            <text:p><text:s text:c="3"/>Cumulative quarterly variance &gt; ±15% <text:s/>with accurate invoices submitted after the 15th day of each month. Forecast for the next 3 months submitted on monthly basis.<text:tab/></text:p>
            <text:p><text:s text:c="3"/>Cumulative quarterly variance &gt; ±10% of forecast with accurate invoices submitted by the 15th day of each month. Forecast for the next 3 months submitted on monthly basis.<text:tab/><text:s/></text:p>
            <text:p><text:s text:c="3"/>Cumulative quarterly variance between ±5% of forecast with accurate invoices submitted by the 15th day of each month. Forecast for the next 3 months submitted on monthly basis.<text:tab/></text:p>
            <text:p><text:s text:c="3"/>Cumulative quarterly variance ≤ ±5% of forecast with accurate invoices submitted by the 15th day of each month. Forecast for the next 3 months submitted on monthly basis.</text:p>
          </table:table-cell>
          <table:table-cell office:value-type="string" table:style-name="ce1">
            <text:p>≤ ±5%</text:p>
          </table:table-cell>
          <table:table-cell office:value-type="string" table:style-name="ce1">
            <text:p>Requires Improvement</text:p>
          </table:table-cell>
          <table:table-cell office:value-type="string" table:style-name="ce1">
            <text:p>Accurately forecast in March but not in April caused by moving <text:s/>a subcontractor on to different payment terms. <text:s/>The results this quarter shows deficiencies in forecasting which must be addressed. However, invoices were <text:s/>accurate and submitted on time (on or before the 15th of each month).</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ransparency and Accountability to Improve Economic Development and Service Delivery (Traction) — Ma</text:p>
          </table:table-cell>
          <table:table-cell office:value-type="string" table:style-name="ce1">
            <text:p>Palladium International Ltd</text:p>
          </table:table-cell>
          <table:table-cell office:value-type="string" table:style-name="ce1">
            <text:p>Palladium responds to 100% of FCDO priorities demonstrated through the quarterly progress report which is submitted not later than 15 days after the end of each quarter. Regular communication on progress of activities through 100% bi-weekly catch-up meetings and other forums. Team changes are communicated with FCDO before they are made and any change in key personnel is not implemented before agreeing with FCDO. This will also include Palladium's responsiveness to FCDO's request to change personnel demonstrated through quarterly progress reports which are submitted not later than the 15th of the following month of the reporting period.</text:p>
            <text:p><text:s text:c="3"/>&gt;2 weeks/ No meetings: Does not research or provide feedback to any FCDO priorities within 2 weeks of receiving the request. <text:s/>Some actions or requests falling through cracks. No system in place to track FCDO requests and priorities. Meetings being cancelled or not attended.<text:tab/><text:s/></text:p>
            <text:p><text:s text:c="3"/>&gt;2 weeks/ Delays: Takes more than 2 weeks to research and provide feedback to FCDO requests with several follow ups. Quality of responses not up to standard. No system in place to track FCDO requests. Meetings scheduled but delayed and most of them not attended by responsible officers<text:tab/></text:p>
            <text:p><text:s text:c="3"/>Within 2 weeks/ Needed remedial actions: Research and feedback provided within 2 weeks of receiving the request. Remedial actions needed on the responses or communication products. A robust system is in place to track FCDO requests. Meetings scheduled in time with full attendance.<text:tab/></text:p>
            <text:p><text:s text:c="3"/>Within 2 weeks / no remedial actions: Research and feedback provided within 2 weeks of receiving the request. Responses/communication product submitted with high quality with no remedial actions. A good system is in place to track FCDO requests. Meetings scheduled in time with full attendance of responsible officers.</text:p>
          </table:table-cell>
          <table:table-cell office:value-type="string" table:style-name="ce1">
            <text:p>Within 2 weeks / no remedial ac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SRP- Support to the Palestinian Authority to Build Stability,Deliver Services,Promote Reform in OPT</text:p>
          </table:table-cell>
          <table:table-cell office:value-type="string" table:style-name="ce1">
            <text:p>Tetra Tech International Development</text:p>
          </table:table-cell>
          <table:table-cell office:value-type="string" table:style-name="ce1">
            <text:p>Capturing knowledge, learning and adapting: If at least 2 actionable lessons are captured during the quarter under review the KPI scores 6. If at least one actionable lesson is captured during the quarter under review, the KPI scores 3. if no lessons are captured, the KPI scores 0. All actionable lessons should be captured with evidence of how these have been applied to the programme to date and how they will inform implementation in the next quarter.</text:p>
          </table:table-cell>
          <table:table-cell office:value-type="string" table:style-name="ce1">
            <text:p>at least 2 actionable lessons captur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SRP- Support to the Palestinian Authority to Build Stability,Deliver Services,Promote Reform in OPT</text:p>
          </table:table-cell>
          <table:table-cell office:value-type="string" table:style-name="ce1">
            <text:p>Tetra Tech International Development</text:p>
          </table:table-cell>
          <table:table-cell office:value-type="string" table:style-name="ce1">
            <text:p>Effective Risk management: Risks proactively identified, treated and managed during the quarter under review. Programme risk register is updated and submitted to the programme team on a quarterly basis. Scoring is done as follows: if at least 90% of the programme risk are managed with effective mitigation, the KPI is scored 6, if at least 60% and less than 90% (non inclusive) of programme risks are managed with effective mitigation the KPI scores 3. If less that 60% of risks are managed with effective mitigation, the KPI scores 0</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SRP- Support to the Palestinian Authority to Build Stability,Deliver Services,Promote Reform in OPT</text:p>
          </table:table-cell>
          <table:table-cell office:value-type="string" table:style-name="ce1">
            <text:p>Tetra Tech International Development</text:p>
          </table:table-cell>
          <table:table-cell office:value-type="string" table:style-name="ce1">
            <text:p>Maximising value for money: an updated value for money assessment should be submitted with the supplier quarterly reports to indicate that the supplier has proactively sought out and (where possible) implemented opportunities to deliver the project more efficiently, effectively or economically in the quarter under review. Scoring is evaluated as follows: if the quarterly VfM assessment evidences the identification of at least 3 new opportunities for the year of which at least 3 new opportunities are being implemented then the KPI scores 6. If the quarterly VfM assessment evidences identification of at least 2 new opportunities for the year of which 1 is being implemented then the KPI scores 3. If no new opportunities are identified, the KPI scores 0.</text:p>
          </table:table-cell>
          <table:table-cell office:value-type="string" table:style-name="ce1">
            <text:p>3 annual VfM opportunities identified, out of which at least 2 are being implement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mplementation of the Multi-stakeholder Forestry Programme Phase 4 (MFP4)</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1724/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85% of final outputs, including quarterly reports, receive an 'A' grading from FCDO country and central advisers.</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Effectiveness - A+ performance attributed to the consortium as part of the FCDO annual review.</text:p>
          </table:table-cell>
          <table:table-cell office:value-type="string" table:style-name="ce1">
            <text:p>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Efficiency - 75% of investment deals submitted to the Support Approval Committee are approved.</text:p>
          </table:table-cell>
          <table:table-cell office:value-type="string" table:style-name="ce1">
            <text:p>&gt;=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Number of deals supported which qualify as "highly economically transformative"</text:p>
          </table:table-cell>
          <table:table-cell office:value-type="string" table:style-name="ce1">
            <text:p>4.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MSI Reproductive Choices</text:p>
          </table:table-cell>
          <table:table-cell office:value-type="string" table:style-name="ce1">
            <text:p>Accurate and timely submission of financial forecasting</text:p>
          </table:table-cell>
          <table:table-cell office:value-type="string" table:style-name="ce1">
            <text:p>Less than 1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MSI Reproductive Choices</text:p>
          </table:table-cell>
          <table:table-cell office:value-type="string" table:style-name="ce1">
            <text:p>Quarterly updates on how the programme has successfully reach the most marginalised with SRHR services including young people before having children, refugees and the poorest</text:p>
          </table:table-cell>
          <table:table-cell office:value-type="string" table:style-name="ce1">
            <text:p>Quarterly report including progress on reaching the most marginali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MSI Reproductive Choices</text:p>
          </table:table-cell>
          <table:table-cell office:value-type="string" table:style-name="ce1">
            <text:p>Total number of Couple years of protection (CYPs) delivered by the programme outreach activities</text:p>
          </table:table-cell>
          <table:table-cell office:value-type="string" table:style-name="ce1">
            <text:p>&gt;=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Business Case, Design and Implement Accountability in Tanzania (AcT2) Programme</text:p>
          </table:table-cell>
          <table:table-cell office:value-type="string" table:style-name="ce1">
            <text:p>KPMG Advisory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TZ-BRLA-36057-AcT2Programme/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nterprise and Innovation Programme (EIP) Kyrgyzstan and Tajikistan</text:p>
          </table:table-cell>
          <table:table-cell office:value-type="string" table:style-name="ce1">
            <text:p>DAI Global UK Ltd</text:p>
          </table:table-cell>
          <table:table-cell office:value-type="string" table:style-name="ce1">
            <text:p>Cumulative number of mentors providing services through BIC programmes to start-ups and MSMEs on a pro-bono basis for the quarter. Percentage calculation is based on Quarterly achievements to the expected targets according to the logframe objective for the term being measured</text:p>
          </table:table-cell>
          <table:table-cell office:value-type="string" table:style-name="ce1">
            <text:p>7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nterprise and Innovation Programme (EIP) Kyrgyzstan and Tajikistan</text:p>
          </table:table-cell>
          <table:table-cell office:value-type="string" table:style-name="ce1">
            <text:p>DAI Global UK Ltd</text:p>
          </table:table-cell>
          <table:table-cell office:value-type="string" table:style-name="ce1">
            <text:p>Percentage of incubated start-ups and MSMEs demonstrating an increase in knowledge in areas relevant to EIP for the quarter. Percentage calculation is based on Quarterly achievements to the expected targets according to the logframe objective for the term being measure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nterprise and Innovation Programme (EIP) Kyrgyzstan and Tajikistan</text:p>
          </table:table-cell>
          <table:table-cell office:value-type="string" table:style-name="ce1">
            <text:p>DAI Global UK Ltd</text:p>
          </table:table-cell>
          <table:table-cell office:value-type="string" table:style-name="ce1">
            <text:p>Percentage of start-ups and MSMEs successfully graduated BIC business support programmes within the quarter. Percentage calculation is based on Quarterly achievements to the expected targets according to the logframe objective for the term being measure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BRILHO - Energy Africa Mozambique</text:p>
          </table:table-cell>
          <table:table-cell office:value-type="string" table:style-name="ce1">
            <text:p>SNV Netherlands Development Organisation</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837/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isability Inclusive Development Programme (DID)</text:p>
          </table:table-cell>
          <table:table-cell office:value-type="string" table:style-name="ce1">
            <text:p>Sightsav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97/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ommercial Agriculture for Smallholders and Agriculture (CASA) Lot 1</text:p>
          </table:table-cell>
          <table:table-cell office:value-type="string" table:style-name="ce1">
            <text:p>NIRAS A/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18/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Effective sharing of lessons across the fund: 80% of grant holder participants agree or strongly agree that learn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Grant Performance to Deliver Results: 60% of grants are demonstrating effective progress towards their outcomes by being assessed as ‘on track’/’A’ or above in quarterly/annual/final reporting</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Reducing Insecurity and Violent extremism in Northern and Coastal regions of Kenya (RE-INVENT) Prog</text:p>
          </table:table-cell>
          <table:table-cell office:value-type="string" table:style-name="ce1">
            <text:p>Tetra Tech International Development</text:p>
          </table:table-cell>
          <table:table-cell office:value-type="string" table:style-name="ce1">
            <text:p>Quality of reporting, deliverables and personnel Satisfaction Rating - Determine by review of a number of measures which assess the timeliness and quality of reporting<text:s text:c="305"/></text:p>
            <text:p><text:s text:c="3"/>Scoring System<text:s/></text:p>
            <text:p><text:s text:c="3"/>7 Outstanding Performance: Consistently exceeds requirements</text:p>
            <text:p><text:s text:c="3"/>6 Exceeding Performance: Meets and often exceeds requirements</text:p>
            <text:p><text:s text:c="3"/>5 Good Performance: Meets and sometimes exceeds requirements</text:p>
            <text:p><text:s text:c="3"/>4 Satisfactory Performance: Meets requirements<text:s text:c="2"/></text:p>
            <text:p><text:s text:c="3"/>3 Less than Satisfactory: Sometimes performs below requirements</text:p>
            <text:p><text:s text:c="3"/>2 Underperformance: Often below requirements</text:p>
            <text:p><text:s text:c="3"/>1 Serious Underperformance: Consistently below requirements</text:p>
          </table:table-cell>
          <table:table-cell office:value-type="string" table:style-name="ce1">
            <text:p>&gt;=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Reducing Insecurity and Violent extremism in Northern and Coastal regions of Kenya (RE-INVENT) Prog</text:p>
          </table:table-cell>
          <table:table-cell office:value-type="string" table:style-name="ce1">
            <text:p>Tetra Tech International Development</text:p>
          </table:table-cell>
          <table:table-cell office:value-type="string" table:style-name="ce1">
            <text:p>Responsiveness Satisfaction Rating - Determined by review of a number of measures which assess the supplier's ability to respond quickly and adapt to change<text:s/></text:p>
            <text:p><text:s text:c="3"/>Scoring System<text:s/></text:p>
            <text:p><text:s text:c="3"/>7 Outstanding Performance: Consistently exceeds requirements</text:p>
            <text:p><text:s text:c="3"/>6 Exceeding Performance: Meets and often exceeds requirements</text:p>
            <text:p><text:s text:c="3"/>5 Good Performance: Meets and sometimes exceeds requirements</text:p>
            <text:p><text:s text:c="3"/>4 Satisfactory Performance: Meets requirements<text:s text:c="2"/></text:p>
            <text:p><text:s text:c="3"/>3 Less than Satisfactory: Sometimes performs below requirements</text:p>
            <text:p><text:s text:c="3"/>2 Underperformance: Often below requirements</text:p>
            <text:p><text:s text:c="3"/>1 Serious Underperformance: Consistently below requirements</text:p>
          </table:table-cell>
          <table:table-cell office:value-type="string" table:style-name="ce1">
            <text:p>&gt;=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Reducing Insecurity and Violent extremism in Northern and Coastal regions of Kenya (RE-INVENT) Prog</text:p>
          </table:table-cell>
          <table:table-cell office:value-type="string" table:style-name="ce1">
            <text:p>Tetra Tech International Development</text:p>
          </table:table-cell>
          <table:table-cell office:value-type="string" table:style-name="ce1">
            <text:p>Risk management Satisfaction Rating - Determined by review of a number of measures which assess the supplier's management of risk and appropriate escalation</text:p>
            <text:p><text:s text:c="3"/>Scoring System<text:s/></text:p>
            <text:p><text:s text:c="3"/>7 Outstanding Performance: Consistently exceeds requirements</text:p>
            <text:p><text:s text:c="3"/>6 Exceeding Performance: Meets and often exceeds requirements</text:p>
            <text:p><text:s text:c="3"/>5 Good Performance: Meets and sometimes exceeds requirements</text:p>
            <text:p><text:s text:c="3"/>4 Satisfactory Performance: Meets requirements<text:s text:c="2"/></text:p>
            <text:p><text:s text:c="3"/>3 Less than Satisfactory: Sometimes performs below requirements</text:p>
            <text:p><text:s text:c="3"/>2 Underperformance: Often below requirements</text:p>
            <text:p><text:s text:c="3"/>1 Serious Underperformance: Consistently below requirements</text:p>
          </table:table-cell>
          <table:table-cell office:value-type="string" table:style-name="ce1">
            <text:p>&gt;=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AAWAZ II Pakistan - Inclusion, Accountability and</text:p>
          </table:table-cell>
          <table:table-cell office:value-type="string" table:style-name="ce1">
            <text:p>British Council (UK)</text:p>
          </table:table-cell>
          <table:table-cell office:value-type="string" table:style-name="ce1">
            <text:p>95% of milestones set delivered to the required standard within each Quarter</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AAWAZ II Pakistan - Inclusion, Accountability and</text:p>
          </table:table-cell>
          <table:table-cell office:value-type="string" table:style-name="ce1">
            <text:p>British Council (UK)</text:p>
          </table:table-cell>
          <table:table-cell office:value-type="string" table:style-name="ce1">
            <text:p>Improve the number of risks identified, effective management of the identified and unidentified risks and its implications for the programme during the quarterly reporting period.</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AAWAZ II Pakistan - Inclusion, Accountability and</text:p>
          </table:table-cell>
          <table:table-cell office:value-type="string" table:style-name="ce1">
            <text:p>British Council (UK)</text:p>
          </table:table-cell>
          <table:table-cell office:value-type="string" table:style-name="ce1">
            <text:p>Quarterly submission of accurate invoicing and forecast variance within 10% of budget</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rengthening Host and Refugee Populations in Ethiopia (SHARPE)</text:p>
          </table:table-cell>
          <table:table-cell office:value-type="string" table:style-name="ce1">
            <text:p>DAI Global UK Ltd</text:p>
          </table:table-cell>
          <table:table-cell office:value-type="string" table:style-name="ce1">
            <text:p>VfM maximised over the life of a contract by: confirmation of annual profit level fluctuations since tender submittal; timely identification and resolution of issues; ensuring lessons learned are shared</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43/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ackling Deadly Diseases in Africa Programme (TDDAP)</text:p>
          </table:table-cell>
          <table:table-cell office:value-type="string" table:style-name="ce1">
            <text:p>DAI Global UK Ltd</text:p>
          </table:table-cell>
          <table:table-cell office:value-type="string" table:style-name="ce1">
            <text:p>90% of VFM indicators with targets met or exceeded. <text:s/>(DFID to take into consideration changes to external factors.)</text:p>
          </table:table-cell>
          <table:table-cell office:value-type="string" table:style-name="ce1">
            <text:p>4 to 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ackling Deadly Diseases in Africa Programme (TDDAP)</text:p>
          </table:table-cell>
          <table:table-cell office:value-type="string" table:style-name="ce1">
            <text:p>DAI Global UK Ltd</text:p>
          </table:table-cell>
          <table:table-cell office:value-type="string" table:style-name="ce1">
            <text:p>Quality of narrative reporting</text:p>
            <text:p><text:s text:c="3"/></text:p>
            <text:p><text:s text:c="3"/>This indicator assesses the quality of the quarterly narrative programme report to DFID, based on the specified criteria:</text:p>
            <text:p><text:s text:c="3"/>1. <text:s/>Reports are submitted by the agreed deadline and in the correct template<text:s text:c="127"/></text:p>
            <text:p><text:s text:c="3"/>2. Reports are well-structured in a logical and coherent order, written in "one voice", with effective use of headings and sub-headings no longer than 40 pages for main body of report<text:s text:c="97"/></text:p>
            <text:p><text:s text:c="3"/>3. Conclusions are supported by data, high-level analysis and evidence as can be expected in a concise report<text:s text:c="301"/></text:p>
            <text:p><text:s text:c="3"/>4. Use of plain English with very few spelling and grammatical errors, avoidance of jargon and no use of acronyms without written in full when first used<text:s text:c="121"/></text:p>
            <text:p><text:s text:c="3"/>5. Report answers the key 'exam questions' without superfluous or duplicative content</text:p>
            <text:p><text:s text:c="3"/>6. Effective use of diagrams, graphs and tables to illustrate</text:p>
          </table:table-cell>
          <table:table-cell office:value-type="string" table:style-name="ce1">
            <text:p>4 to 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ackling Deadly Diseases in Africa Programme (TDDAP)</text:p>
          </table:table-cell>
          <table:table-cell office:value-type="string" table:style-name="ce1">
            <text:p>DAI Global UK Ltd</text:p>
          </table:table-cell>
          <table:table-cell office:value-type="string" table:style-name="ce1">
            <text:p>Variance in actual spend for each quarter against quarterly forecast spend is within 5%</text:p>
          </table:table-cell>
          <table:table-cell office:value-type="string" table:style-name="ce1">
            <text:p>4 to 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anagement Agent for Building Resilience in Ethiopia (BRE)</text:p>
          </table:table-cell>
          <table:table-cell office:value-type="string" table:style-name="ce1">
            <text:p>Oxford Policy Management</text:p>
          </table:table-cell>
          <table:table-cell office:value-type="string" table:style-name="ce1">
            <text:p>KPI1: management, strategy and financial. Strong VFM performance as per FCDO economy, efficiency, effectiveness and quality.</text:p>
            <text:p>Satisfaction Ratings is scored from 1 to 6<text:s/></text:p>
          </table:table-cell>
          <table:table-cell office:value-type="string" table:style-name="ce1">
            <text:p>4 meets requir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anagement Agent for Building Resilience in Ethiopia (BRE)</text:p>
          </table:table-cell>
          <table:table-cell office:value-type="string" table:style-name="ce1">
            <text:p>Oxford Policy Management</text:p>
          </table:table-cell>
          <table:table-cell office:value-type="string" table:style-name="ce1">
            <text:p>KPI2: Customer relationship: Good relationship management with the Government of Ethiopia</text:p>
            <text:p>Satisfaction Ratings is scored from 1 to 6<text:s/></text:p>
          </table:table-cell>
          <table:table-cell office:value-type="string" table:style-name="ce1">
            <text:p>4 meets requirem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anagement Agent for Building Resilience in Ethiopia (BRE)</text:p>
          </table:table-cell>
          <table:table-cell office:value-type="string" table:style-name="ce1">
            <text:p>Oxford Policy Management</text:p>
          </table:table-cell>
          <table:table-cell office:value-type="string" table:style-name="ce1">
            <text:p>KPI3: Personnel: Demonstrated strong level of quality assurance</text:p>
            <text:p>Satisfaction Ratings is scored from 1 to 6<text:s/></text:p>
          </table:table-cell>
          <table:table-cell office:value-type="string" table:style-name="ce1">
            <text:p>4 meets requirem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onitoring and Evaluation <text:s/>for the Somalia Humanitarian, Health and Resilience Programmes</text:p>
          </table:table-cell>
          <table:table-cell office:value-type="string" table:style-name="ce1">
            <text:p>Cowater International S.A. formerly Transtec</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28/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ax Systems Transformation Programme</text:p>
          </table:table-cell>
          <table:table-cell office:value-type="string" table:style-name="ce1">
            <text:p>Cowatersogema International Inc</text:p>
          </table:table-cell>
          <table:table-cell office:value-type="string" table:style-name="ce1">
            <text:p>KPI1 Quality timeliness of reporting, including financial reporting<text:s/></text:p>
            <text:p><text:s text:c="3"/>Pass - Reports provided to FCDO (including financial reports) are timely, concise, and receive broadly positive feedback.<text:s/></text:p>
            <text:p><text:s text:c="3"/>Fail - Reports provided to the FCDO (including financial reports) are not timely, concise, and receive broadly negative feedback.</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ax Systems Transformation Programme</text:p>
          </table:table-cell>
          <table:table-cell office:value-type="string" table:style-name="ce1">
            <text:p>Cowatersogema International Inc</text:p>
          </table:table-cell>
          <table:table-cell office:value-type="string" table:style-name="ce1">
            <text:p>KPI2 Accurate and timely forecasting and invoicing</text:p>
            <text:p><text:s text:c="3"/>Pass - Quarterly reported spend is within 5% variance of forecast for next quarter submitted by the last day of the previous quarter, reviewed monthly by FCDO. Invoices submitted in line with agreed invoicing calendar.<text:s/></text:p>
            <text:p><text:s text:c="3"/>Quarterly reported spend is outside 5% variance of forecast. Quarterly forecast for next quarter not submitted by the last day of the previous quarter, and therefore not reviewed monthly by FCDO. Invoices not submitted in line with agreed invoicing calendar.</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ax Systems Transformation Programme</text:p>
          </table:table-cell>
          <table:table-cell office:value-type="string" table:style-name="ce1">
            <text:p>Cowatersogema International Inc</text:p>
          </table:table-cell>
          <table:table-cell office:value-type="string" table:style-name="ce1">
            <text:p>KPI3 Overall progress of agreed workplan activities<text:s/></text:p>
            <text:p><text:s text:c="3"/>Pass - The trajectory of overall progress of the workplan is stable in the least, and positive in the best case. Quarterly reporting includes clear and concise narrative on areas on and off-track; reasons for delays (within and outside project team control) and assessment of effects on project outputs and outcomes.<text:s/></text:p>
            <text:p><text:s text:c="3"/>Fail - The trajectory of overall progress of the workplan is not stable and not progressing. Quarterly reporting does not include clear and concise narrative on areas on and off-track; reasons for delays (within and outside project team control) and assessment of effects on project outputs and outcomes.</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ing Accelerated Family Planning in Pakistan - Behaviour Change Communication</text:p>
          </table:table-cell>
          <table:table-cell office:value-type="string" table:style-name="ce1">
            <text:p>M&amp;C Saatchi World Services</text:p>
          </table:table-cell>
          <table:table-cell office:value-type="string" table:style-name="ce1">
            <text:p>Budgets expended as planned and quarterly variances from forecasts kept to 3%(+,-) or below.</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ing Accelerated Family Planning in Pakistan - Behaviour Change Communication</text:p>
          </table:table-cell>
          <table:table-cell office:value-type="string" table:style-name="ce1">
            <text:p>M&amp;C Saatchi World Services</text:p>
          </table:table-cell>
          <table:table-cell office:value-type="string" table:style-name="ce1">
            <text:p>Comprehensive <text:s/>quarterly progress report submitted <text:s/>45 days after the end of each quarter. Target +/- 2 days</text:p>
          </table:table-cell>
          <table:table-cell office:value-type="string" table:style-name="ce1">
            <text:p>1-2 days’ delay from target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ing Accelerated Family Planning in Pakistan - Behaviour Change Communication</text:p>
          </table:table-cell>
          <table:table-cell office:value-type="string" table:style-name="ce1">
            <text:p>M&amp;C Saatchi World Services</text:p>
          </table:table-cell>
          <table:table-cell office:value-type="string" table:style-name="ce1">
            <text:p>Detailed financials along with updated risk and asset registers submitted within 45 days following the end of each quarter.</text:p>
          </table:table-cell>
          <table:table-cell office:value-type="string" table:style-name="ce1">
            <text:p>1-2 days’ delay from target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ing Accelerated Family Planning in Pakistan Public Sector Service Delivery</text:p>
          </table:table-cell>
          <table:table-cell office:value-type="string" table:style-name="ce1">
            <text:p>Palladium International Ltd</text:p>
          </table:table-cell>
          <table:table-cell office:value-type="string" table:style-name="ce1">
            <text:p>Budgets expended as planned and quarterly variances from forecasts kept to 3%(+,-) or below.</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ing Accelerated Family Planning in Pakistan Public Sector Service Delivery</text:p>
          </table:table-cell>
          <table:table-cell office:value-type="string" table:style-name="ce1">
            <text:p>Palladium International Ltd</text:p>
          </table:table-cell>
          <table:table-cell office:value-type="string" table:style-name="ce1">
            <text:p>Comprehensive <text:s/>quarterly progress report submitted <text:s/>45 days after the end of each quarter.</text:p>
          </table:table-cell>
          <table:table-cell office:value-type="string" table:style-name="ce1">
            <text:p>1-2 days’ delay from target date.</text:p>
          </table:table-cell>
          <table:table-cell office:value-type="string" table:style-name="ce1">
            <text:p>Inadequate</text:p>
          </table:table-cell>
          <table:table-cell office:value-type="string" table:style-name="ce1">
            <text:p>There were delays in finalising inputs due to supplier team members travelling. Action has been taken to ensure that travel schedules are accommodated when scheduling deadlin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elivering Accelerated Family Planning in Pakistan Public Sector Service Delivery</text:p>
          </table:table-cell>
          <table:table-cell office:value-type="string" table:style-name="ce1">
            <text:p>Palladium International Ltd</text:p>
          </table:table-cell>
          <table:table-cell office:value-type="string" table:style-name="ce1">
            <text:p>Detailed financials along with updated risk and asset registers submitted within 45 days following the end of each quarter.</text:p>
          </table:table-cell>
          <table:table-cell office:value-type="string" table:style-name="ce1">
            <text:p>1-2 days’ delay from target date.</text:p>
          </table:table-cell>
          <table:table-cell office:value-type="string" table:style-name="ce1">
            <text:p>Inadequate</text:p>
          </table:table-cell>
          <table:table-cell office:value-type="string" table:style-name="ce1">
            <text:p>There were delays in finalising inputs due to supplier team members travelling. Action has been taken to ensure that travel schedules are accommodated when scheduling deadlin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6 firms to be provided investment facilitation support. Percentage based on number of firms that received investment facilitation suppor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delivering 3 advisory / capacity building events provided to Investment Promotion Agencies (IPAs) - Percentage based on number of events provided to IPA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delivering 3 awareness raising/market sensitization/knowledge products on climate smart agriculture work. Percentage based on total number of produc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Accurate and timely submission of partner financial and narrative reporting</text:p>
          </table:table-cell>
          <table:table-cell office:value-type="string" table:style-name="ce1">
            <text:p>&lt;2% unexpected financial variance (excl variances previously flagged to FCDO); reporting meets deadline; report is well structured and narrative is easy to rea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Number of couple years' of protection (CYPs) generated by WISH family planning services</text:p>
          </table:table-cell>
          <table:table-cell office:value-type="string" table:style-name="ce1">
            <text:p>95-100% of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Number of WISH2ACTION countries that have improved the enabling environment for SRH/FP through the achievement of the sustainability annual indicator in: <text:s/>Lot 2 - at least 2 of the 4 enabling environment path-ways to change</text:p>
          </table:table-cell>
          <table:table-cell office:value-type="string" table:style-name="ce1">
            <text:p>2 pathw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irectorate for a Research and Innovation Hub on Technology for Education</text:p>
          </table:table-cell>
          <table:table-cell office:value-type="string" table:style-name="ce1">
            <text:p>Results for Development Institute</text:p>
          </table:table-cell>
          <table:table-cell office:value-type="string" table:style-name="ce1">
            <text:p>Average views of EdTech Hub knowledge products on their website Evidence Library</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irectorate for a Research and Innovation Hub on Technology for Education</text:p>
          </table:table-cell>
          <table:table-cell office:value-type="string" table:style-name="ce1">
            <text:p>Results for Development Institute</text:p>
          </table:table-cell>
          <table:table-cell office:value-type="string" table:style-name="ce1">
            <text:p>Percentage of knowledge products produced jointly with partne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Directorate for a Research and Innovation Hub on Technology for Education</text:p>
          </table:table-cell>
          <table:table-cell office:value-type="string" table:style-name="ce1">
            <text:p>Results for Development Institute</text:p>
          </table:table-cell>
          <table:table-cell office:value-type="string" table:style-name="ce1">
            <text:p>Percentage of variance from the forecasted financial values</text:p>
          </table:table-cell>
          <table:table-cell office:value-type="string" table:style-name="ce1">
            <text:p>&lt;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b-National Governance Programme II (SNG II)</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607/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Better Aid in Conflict Programme, South Sudan</text:p>
          </table:table-cell>
          <table:table-cell office:value-type="string" table:style-name="ce1">
            <text:p>Saferworl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587/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he facilitation of forest governance reforms in Guyana, Liberia, Ghana, Republic of Cong</text:p>
          </table:table-cell>
          <table:table-cell office:value-type="string" table:style-name="ce1">
            <text:p>Palladium International Limited</text:p>
          </table:table-cell>
          <table:table-cell office:value-type="string" table:style-name="ce1">
            <text:p>Effectiveness in delivery of the facilitation support (10% of Fee) <text:s text:c="2"/>-<text:s/></text:p>
            <text:p><text:s text:c="3"/>Timely and effective support provided to all 5 countries fostering dynamic stakeholder processes.</text:p>
            <text:p><text:s text:c="3"/></text:p>
            <text:p><text:s text:c="3"/>The country-specific workplans have targets for key tasks relative to the baselines, confirmed during Inception period. The quarterly reports will report progress to these targets and present evidence that activities are contributing to (i) active dialogue between VPA stakeholders; (ii) functioning of stakeholder structures, (iii) an understanding of VPA progress. This progress will be verified periodically through monitoring visits of the PMST and independent review.</text:p>
          </table:table-cell>
          <table:table-cell office:value-type="string" table:style-name="ce1">
            <text:p>100%</text:p>
            <text:p><text:s text:c="3"/>Support services enabling multi-stakeholder engagement in all 5 countries are meeting the expectations set out in country-specific workpla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he facilitation of forest governance reforms in Guyana, Liberia, Ghana, Republic of Cong</text:p>
          </table:table-cell>
          <table:table-cell office:value-type="string" table:style-name="ce1">
            <text:p>Palladium International Limited</text:p>
          </table:table-cell>
          <table:table-cell office:value-type="string" table:style-name="ce1">
            <text:p>Management Financial (5% of Fee)</text:p>
            <text:p><text:s text:c="3"/>Strong financial management of the facilitation services, demonstrated through: accurate and timely invoicing; accurate forecasting, and ; optimisation of value for money</text:p>
          </table:table-cell>
          <table:table-cell office:value-type="string" table:style-name="ce1">
            <text:p>100%</text:p>
            <text:p><text:s text:c="3"/>Support services enabling multi-stakeholder engagement in all 5 countries are meeting the expectations set out in country-specific workpla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he facilitation of forest governance reforms in Guyana, Liberia, Ghana, Republic of Cong</text:p>
          </table:table-cell>
          <table:table-cell office:value-type="string" table:style-name="ce1">
            <text:p>Palladium International Limited</text:p>
          </table:table-cell>
          <table:table-cell office:value-type="string" table:style-name="ce1">
            <text:p>Management Quality (10% of Fee)</text:p>
            <text:p><text:s text:c="3"/>Draft quarterly and other project reports are clear, concise and timely.</text:p>
          </table:table-cell>
          <table:table-cell office:value-type="string" table:style-name="ce1">
            <text:p>100%</text:p>
            <text:p><text:s text:c="3"/>Support services enabling multi-stakeholder engagement in all 5 countries are meeting the expectations set out in country-specific workpla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Technical Assistance to Reinforce GEQIP-E Ethiopia</text:p>
          </table:table-cell>
          <table:table-cell office:value-type="string" table:style-name="ce1">
            <text:p>Education Development Trus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236/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ructural Change and Economic Growth (STEG)</text:p>
          </table:table-cell>
          <table:table-cell office:value-type="string" table:style-name="ce1">
            <text:p>CENTRE FOR ECONOMIC POLICY RESEARCH</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656/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 of impact cases achieved relative to annually agreed target, where impact case refers to instances of policy influenced by IGC research and analysi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 of quarterly budget forecast spent on delivering programme objective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Quarterly reports delivered in a timely fashion that demonstrate progress is on track and that regular risk reviews are taking place and feeding back into strategic decisions</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Completeness and timeliness of quarterly narrative reporting from Fund Manager</text:p>
            <text:p><text:s text:c="3"/></text:p>
            <text:p><text:s text:c="3"/>Scoring: In the last 6 months, supplier has completed the deliverables to a high standard and aligned with project need</text:p>
            <text:p><text:s text:c="3"/>Scoring is determined on the basis of supplier performance in FCDO's KPI agreed assessment and as a percentage of meeting the logframe goals for the 1st KPI</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Management of the Quarterly Steering Committee meetings<text:s/></text:p>
            <text:p><text:s text:c="3"/>Scoring is determined on the basis of supplier performance in FCDO's KPI agreed assessment and as a percentage of meeting the logframe goals for the 1st KPI</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Number of girls reached with cash transfers<text:s/></text:p>
            <text:p><text:s text:c="3"/>Scoring is determined on the basis of supplier performance in FCDO's KPI agreed assessment and as a percentage of meeting the logframe goals for the 1st KPI</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vestment Mobilisation for Prosperity and Catalytic Transformation (IMPACT)</text:p>
          </table:table-cell>
          <table:table-cell office:value-type="string" table:style-name="ce1">
            <text:p>Palladium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2939/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Delivery Satisfaction Rating - Timeliness of Milestone delivery over the previous 6 month period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Quality Satisfaction rating - Quality of deliverables and alignment of project outputs to project need scored 1-5</text:p>
          </table:table-cell>
          <table:table-cell office:value-type="string" table:style-name="ce1">
            <text:p>3</text:p>
          </table:table-cell>
          <table:table-cell office:value-type="string" table:style-name="ce1">
            <text:p>Requires Improvement</text:p>
          </table:table-cell>
          <table:table-cell office:value-type="string" table:style-name="ce1">
            <text:p>The quality of work of the supplier is generally to a good standard. within the contract there are specific issues on a small number of infrastructure finance deliverables which are being addressed. Broader changes are being made including on staffing which are expected to mitigate against future quality issu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Value and Innovation Satisfaction Rating - Over the previous 6 month period how well has the supplier demonstrate that they are providing value (through efficiency and effectiveness) and innovation (by presenting new ideas or solutions to existing problems) in their delivery.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rengthening Public Financial Management in Tanzania</text:p>
          </table:table-cell>
          <table:table-cell office:value-type="string" table:style-name="ce1">
            <text:p>Ecorys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79/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P for CSD&amp;UR for Nepal, Lot 2 – NREP</text:p>
          </table:table-cell>
          <table:table-cell office:value-type="string" table:style-name="ce1">
            <text:p>DAI Global UK Ltd</text:p>
          </table:table-cell>
          <table:table-cell office:value-type="string" table:style-name="ce1">
            <text:p>Quarterly milestones submitted/delivered with quality standards within agreed timeframe</text:p>
          </table:table-cell>
          <table:table-cell office:value-type="string" table:style-name="ce1">
            <text:p>&gt;=8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P for CSD&amp;UR for Nepal, Lot 2 – NREP</text:p>
          </table:table-cell>
          <table:table-cell office:value-type="string" table:style-name="ce1">
            <text:p>DAI Global UK Ltd</text:p>
          </table:table-cell>
          <table:table-cell office:value-type="string" table:style-name="ce1">
            <text:p>Quarterly project management committee meeting, strategic meeting between NREP management, FCDO and Government of Nepal (Alternative Energy Promotion Centre, Ministry of Energy, Water Resources and Irrigation, Nepal Electricity Authority)</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P for CSD&amp;UR for Nepal, Lot 2 – NREP</text:p>
          </table:table-cell>
          <table:table-cell office:value-type="string" table:style-name="ce1">
            <text:p>DAI Global UK Ltd</text:p>
          </table:table-cell>
          <table:table-cell office:value-type="string" table:style-name="ce1">
            <text:p>Timely submission of Quarterly Progress Report, financial forecasts for next quarter, accurate invoicing and forecast variance within 10% and other deliverables in agreed template on time</text:p>
          </table:table-cell>
          <table:table-cell office:value-type="string" table:style-name="ce1">
            <text:p>&gt;=8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rogramme addressing unsafe irregular migration</text:p>
          </table:table-cell>
          <table:table-cell office:value-type="string" table:style-name="ce1">
            <text:p>DANISH REFUGEE COUNCIL</text:p>
          </table:table-cell>
          <table:table-cell office:value-type="string" table:style-name="ce1">
            <text:p>Extent to which decisions have been made based on VfM consideration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43/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vest Salone</text:p>
          </table:table-cell>
          <table:table-cell office:value-type="string" table:style-name="ce1">
            <text:p>Nathan Associates</text:p>
          </table:table-cell>
          <table:table-cell office:value-type="string" table:style-name="ce1">
            <text:p>Firms receiving support to either become export and/or investment ready, or achieve accelerated growth (percentage against agreed logframe numbe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vest Salone</text:p>
          </table:table-cell>
          <table:table-cell office:value-type="string" table:style-name="ce1">
            <text:p>Nathan Associates</text:p>
          </table:table-cell>
          <table:table-cell office:value-type="string" table:style-name="ce1">
            <text:p>Reform-oriented products developed and used to inform investment climate activity <text:s/>such as policy recommendations, public-private dialogue, media engagement, accountability strengthening, etc. (percentage against agreed logframe numbers)</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nvest Salone</text:p>
          </table:table-cell>
          <table:table-cell office:value-type="string" table:style-name="ce1">
            <text:p>Nathan Associates</text:p>
          </table:table-cell>
          <table:table-cell office:value-type="string" table:style-name="ce1">
            <text:p>Substantive working relationships generated between ISL and international or domestic buyers or investors (percentage against agreed logframe numbers)</text:p>
          </table:table-cell>
          <table:table-cell office:value-type="string" table:style-name="ce1">
            <text:p>100.00%</text:p>
          </table:table-cell>
          <table:table-cell office:value-type="string" table:style-name="ce1">
            <text:p>Requires Improvement</text:p>
          </table:table-cell>
          <table:table-cell office:value-type="string" table:style-name="ce1">
            <text:p>Actions in place to improve performance and progress is being see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ommercial Agriculture for Smallholders and Agribusiness Lot 2 (CASA)</text:p>
          </table:table-cell>
          <table:table-cell office:value-type="string" table:style-name="ce1">
            <text:p>TechnoServe Incorpora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18/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ross Border Conflict Research Programme <text:s/>- Lot 1</text:p>
          </table:table-cell>
          <table:table-cell office:value-type="string" table:style-name="ce1">
            <text:p>Chemonic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100/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ross Border Conflict Research Programme Lot 2</text:p>
          </table:table-cell>
          <table:table-cell office:value-type="string" table:style-name="ce1">
            <text:p>Chemonic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100/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xtreme Poverty - Building Evidence for Effective Action</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836/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Number of children under 1 year of age that have received the measles vaccine</text:p>
            <text:p><text:s text:c="3"/>Percentages are based on achievement demonstrated against agreed logframe numbe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Number of couple years of protection (CYPs) achieved through the provision of family planning services<text:s/></text:p>
            <text:p><text:s text:c="3"/>Percentages are based on achievement demonstrated against agreed logframe numbe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Number of pregnant women who received three doses of IPT while attending antenatal care</text:p>
            <text:p><text:s text:c="3"/>Percentages are based on achievement demonstrated against agreed logframe numbe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African Cities Research</text:p>
          </table:table-cell>
          <table:table-cell office:value-type="string" table:style-name="ce1">
            <text:p>University of Manchester Research</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180/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Improved Provincial Economic and Urban Development Planning in KPK (Pakistan) (SEED)</text:p>
          </table:table-cell>
          <table:table-cell office:value-type="string" table:style-name="ce1">
            <text:p>Adam Smith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141/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topping Abuse and Female Exploitation (SAFE) Programme: Zimbabwe</text:p>
          </table:table-cell>
          <table:table-cell office:value-type="string" table:style-name="ce1">
            <text:p>Ecorys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024/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1. Establishment and Functionality of the RMNCAH coordination committee at State level</text:p>
            <text:p><text:s text:c="3"/></text:p>
            <text:p><text:s text:c="3"/>Scoring: Based on average scores of 5 States. Lafiya is investing technical and financial resources in close collaboration with the National Family Health Department to put in place and ensure RMNCAH+N coordination committees in all LGAs and the 5 focus States.</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1">
            <text:p>&gt;=8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2. Proportion of States with Functional Logistics Management Coordinating Units (LMCU)<text:s/></text:p>
            <text:p><text:s text:c="3"/></text:p>
            <text:p><text:s text:c="3"/>Scoring: LMCUs are considered to be operational if they are regularly performing their roles and responsibilities as outlined in the National Health Product Supply Chain Strategic Development and Implementation Plan (2021-2025). At the state level, LMCUs are expected to develop and implement an integrated health commodity forecasting and distribution plan and to cascade the LMCU structures at LGA level.</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3. Proportion of States with adequately trained PHC master trainers for Community Health Influencers Promoters and Services (CHIPS).<text:s/></text:p>
            <text:p><text:s text:c="3"/></text:p>
            <text:p><text:s text:c="3"/></text:p>
            <text:p><text:s text:c="3"/>Scoring: A community health influencer and provider is considered active within a period if they produce and submit to the LGA health authority, a verified and approved report on mobilization and health prevention actions or activities they have conducted in their catchment area</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Jobs and Economic Transformation Programme Ghana (JET)</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058/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ood Governance Fund (GGF) Programme Management Unit (PMU)</text:p>
          </table:table-cell>
          <table:table-cell office:value-type="string" table:style-name="ce1">
            <text:p>Alinea International Ltd.</text:p>
          </table:table-cell>
          <table:table-cell office:value-type="string" table:style-name="ce1">
            <text:p>Project Approvals Achieved: A pipeline of project concept notes and Terms of References (ToRS) which respond to identified beneficiary needs and to British Embassy priorities is developed; ToRs are further developed into high-quality proposals by Technical Assistance Facility for Eastern Partnership on a timely basis. At least 80% of costed proposals approv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ood Governance Fund (GGF) Programme Management Unit (PMU)</text:p>
          </table:table-cell>
          <table:table-cell office:value-type="string" table:style-name="ce1">
            <text:p>Alinea International Ltd.</text:p>
          </table:table-cell>
          <table:table-cell office:value-type="string" table:style-name="ce1">
            <text:p>Project Milestones/Outputs Achieved: 80% milestones/outputs from approved projects are delivered successfully by the Technical Assistance Facility for Eastern Partnership with minor changes or risks addressed by Portfolio Management <text:s/>Unit (PMU).</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ood Governance Fund (GGF) Programme Management Unit (PMU)</text:p>
          </table:table-cell>
          <table:table-cell office:value-type="string" table:style-name="ce1">
            <text:p>Alinea International Ltd.</text:p>
          </table:table-cell>
          <table:table-cell office:value-type="string" table:style-name="ce1">
            <text:p>Reporting: Consolidated, high-quality 3 x quarterly reports and 1 annual report, covering both programme and country levels are received by the agreed deadline without major revisions being made and without omissions; FCDO assesses that these reflect in full the elements as per agreed reporting structur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stainable Manufacturing and Environmental Pollution (SMEP) Programme – Programme Manager Component</text:p>
          </table:table-cell>
          <table:table-cell office:value-type="string" table:style-name="ce1">
            <text:p>Pegasys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124/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ulti-stakeholder Forest Governance and Accountability Project (MFGAP), Liberia</text:p>
          </table:table-cell>
          <table:table-cell office:value-type="string" table:style-name="ce1">
            <text:p>Palladium International Limited</text:p>
          </table:table-cell>
          <table:table-cell office:value-type="string" table:style-name="ce1">
            <text:p>Civil society and community organisations participate in VPA governance structures using evidence provided by Independent Forest Monitors (3% of fee)</text:p>
            <text:p><text:s text:c="3"/></text:p>
            <text:p><text:s text:c="3"/>Indicator:</text:p>
            <text:p><text:s text:c="3"/>Actions taken by civil society and community organisations based on information generated through CS-IFM (meeting minutes, advocacy actions e.g. letters citing briefing, etc.)</text:p>
          </table:table-cell>
          <table:table-cell office:value-type="string" table:style-name="ce1">
            <text:p>100%</text:p>
            <text:p><text:s text:c="3"/>Strong evidence of participation, drawing from up-to date- evidence in the review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ulti-stakeholder Forest Governance and Accountability Project (MFGAP), Liberia</text:p>
          </table:table-cell>
          <table:table-cell office:value-type="string" table:style-name="ce1">
            <text:p>Palladium International Limited</text:p>
          </table:table-cell>
          <table:table-cell office:value-type="string" table:style-name="ce1">
            <text:p>Demonstrable increase in the capacity of LRA, MoJ and at least one other government agency involved in TLAS, relative to the baselines described in the Forward Planner and Lessons Learned report. (5% of fee)</text:p>
            <text:p/>
            <text:p>Indicator:</text:p>
            <text:p>•<text:tab/>LRA: Staff members increased capacity for scaling and pricing/grading<text:s text:c="2"/></text:p>
            <text:p>•<text:tab/>MIA: conflict resolution (ADR) at local level; linkage between MIA local leadership structures and whistleblowing mechanisms to LVD auditors</text:p>
            <text:p>•<text:tab/>MoJ: increase in compliance and enforcement activities from MoJ (e.g. investigations, litigation and regulatory procedures put in place)</text:p>
          </table:table-cell>
          <table:table-cell office:value-type="string" table:style-name="ce1">
            <text:p>100%</text:p>
            <text:p><text:s text:c="3"/>Support services for achieving this indicator are on track, relative to agreed work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Multi-stakeholder Forest Governance and Accountability Project (MFGAP), Liberia</text:p>
          </table:table-cell>
          <table:table-cell office:value-type="string" table:style-name="ce1">
            <text:p>Palladium International Limited</text:p>
          </table:table-cell>
          <table:table-cell office:value-type="string" table:style-name="ce1">
            <text:p>Timber and timber products from Authorized Community Forests (ACFs) meet the legal standards set out in the definition of "legal timber", and AFCs are complying with commitments set out in FDA approved CUCs. (3% of fee)</text:p>
            <text:p><text:s text:c="3"/></text:p>
            <text:p><text:s text:c="3"/>Indicators/verification:</text:p>
            <text:p><text:s text:c="3"/>1.<text:tab/>Presence in Libertrace of</text:p>
            <text:p><text:s text:c="3"/>-<text:tab/># of FDA approved CFMA<text:s/></text:p>
            <text:p><text:s text:c="3"/>-<text:tab/># of FDA approved CUC<text:s/></text:p>
            <text:p><text:s text:c="3"/>2.<text:tab/>Demonstrable increase in AFC compliance <text:s/>over time. Verified during checks by MFGAP on AFCs including:</text:p>
            <text:p><text:s text:c="3"/>-<text:tab/>Rights and responsibilities of companies and communities</text:p>
            <text:p><text:s text:c="3"/>-<text:tab/>Payment of financial benefits (cubic meter, land rental) and existing payment schedules</text:p>
            <text:p><text:s text:c="3"/>-<text:tab/>Implementation of dispute resolution mechanism</text:p>
            <text:p><text:s text:c="3"/>-<text:tab/>Compliance with the CFHP</text:p>
          </table:table-cell>
          <table:table-cell office:value-type="string" table:style-name="ce1">
            <text:p>100%</text:p>
            <text:p><text:s text:c="3"/></text:p>
            <text:p><text:s text:c="3"/>Delivery on track, relative to agreed work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XPANDING SOCIAL PROTECTION PHASE II</text:p>
          </table:table-cell>
          <table:table-cell office:value-type="string" table:style-name="ce1">
            <text:p>DAI Global UK Ltd</text:p>
          </table:table-cell>
          <table:table-cell office:value-type="string" table:style-name="ce1">
            <text:p>Correct salaries are paid to Programme Management Unit and on time</text:p>
          </table:table-cell>
          <table:table-cell office:value-type="string" table:style-name="ce1">
            <text:p>On tr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XPANDING SOCIAL PROTECTION PHASE II</text:p>
          </table:table-cell>
          <table:table-cell office:value-type="string" table:style-name="ce1">
            <text:p>DAI Global UK Ltd</text:p>
          </table:table-cell>
          <table:table-cell office:value-type="string" table:style-name="ce1">
            <text:p>Correct Social Citizens Grant (SCG) are made 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XPANDING SOCIAL PROTECTION PHASE II</text:p>
          </table:table-cell>
          <table:table-cell office:value-type="string" table:style-name="ce1">
            <text:p>DAI Global UK Ltd</text:p>
          </table:table-cell>
          <table:table-cell office:value-type="string" table:style-name="ce1">
            <text:p>Specific agreed milestones <text:s/>- Quarterly reports, Beneficiaries report and Renovation work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Effective risk management: risk register is held and reviewed every quarter, mitigations are present for each risk and risks are escalated where applicable.</text:p>
          </table:table-cell>
          <table:table-cell office:value-type="string" table:style-name="ce1">
            <text:p>100% of risks are being managed effectively (mitigations in place, reviewed regularly, and escalat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Proportion of log frame indicator targets met</text:p>
          </table:table-cell>
          <table:table-cell office:value-type="string" table:style-name="ce1">
            <text:p>90% of log frame indicator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Quality and proportion of payment deliverables delivered on agreed schedule and budget</text:p>
          </table:table-cell>
          <table:table-cell office:value-type="string" table:style-name="ce1">
            <text:p>90% of payment milestones are delivered on time and of good qua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85/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ax reform in Mozambique under the tax and economic governance programme (TEG)</text:p>
          </table:table-cell>
          <table:table-cell office:value-type="string" table:style-name="ce1">
            <text:p>Cowatersogema International Inc</text:p>
          </table:table-cell>
          <table:table-cell office:value-type="string" table:style-name="ce1">
            <text:p>Accuracy of timely forecasting and invoice: Quarterly reported spend is within 5% variance of forecast and monthly deviations do not exceed 10% - both based on the monthly forecast review submitted by the 25th every month. Invoices are submitted in line with agreed invoicing calendar.</text:p>
          </table:table-cell>
          <table:table-cell office:value-type="string" table:style-name="ce1">
            <text:p>&lt;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ax reform in Mozambique under the tax and economic governance programme (TEG)</text:p>
          </table:table-cell>
          <table:table-cell office:value-type="string" table:style-name="ce1">
            <text:p>Cowatersogema International Inc</text:p>
          </table:table-cell>
          <table:table-cell office:value-type="string" table:style-name="ce1">
            <text:p>Implementation of the work-plan October-December 2021: <text:s/>The overall progress of the work plan meets or exceeds at least 90% of its milestones for the period. When any milestone is not met, quarterly reporting includes clear and concise narrative on areas on- and off-track; reasons for delays (within and outside project team control) and assessment of effects on project outputs and outcomes.</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Support to tax reform in Mozambique under the tax and economic governance programme (TEG)</text:p>
          </table:table-cell>
          <table:table-cell office:value-type="string" table:style-name="ce1">
            <text:p>Cowatersogema International Inc</text:p>
          </table:table-cell>
          <table:table-cell office:value-type="string" table:style-name="ce1">
            <text:p>Timeliness of Reporting: Quarterly progress and financial reports to be submitted by the end-of the 3rd week after the reporting quarter; annual progress report to be submitted by the 2nd week of July and annual financial report by the 25th of July. Monthly updates to financial information and forecast to be submitted by the 25th of the next month. The progress reports can be revised once and should be resubmitted within 5 working days from receiving FCDO comments</text:p>
          </table:table-cell>
          <table:table-cell office:value-type="string" table:style-name="ce1">
            <text:p>All reporting submitted within 2 working days of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Accurate and timely submission of financial forecasting</text:p>
          </table:table-cell>
          <table:table-cell office:value-type="string" table:style-name="ce1">
            <text:p>Less than 1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Quarterly updates on how the programme has successfully reached the most marginalised with SRHR services including young people before having children, refugees and the poorest</text:p>
          </table:table-cell>
          <table:table-cell office:value-type="string" table:style-name="ce1">
            <text:p>Quarterly report including progress on reaching the most marginali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Total number of Couple years of protection (CYPs) delivered by the programme outreach activities</text:p>
          </table:table-cell>
          <table:table-cell office:value-type="string" table:style-name="ce1">
            <text:p>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RPC Lot 1 - Health Systems</text:p>
          </table:table-cell>
          <table:table-cell office:value-type="string" table:style-name="ce1">
            <text:p>Liverpool School of Tropical Medicin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1133/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London School Of Hygiene And Tropical Medicin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1134/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The Population Council</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1136/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International Rescue Committee Inc</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1134/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RPC Lot 3 - Infectious Diseases</text:p>
          </table:table-cell>
          <table:table-cell office:value-type="string" table:style-name="ce1">
            <text:p>Liverpool School of Tropical Medicin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1138/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RPC Lot 3 - Infectious Diseases</text:p>
          </table:table-cell>
          <table:table-cell office:value-type="string" table:style-name="ce1">
            <text:p>London School Of Hygiene And Tropical Medicin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1139/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Health RPC Lot 1 Leeds Uni</text:p>
          </table:table-cell>
          <table:table-cell office:value-type="string" table:style-name="ce1">
            <text:p>University Of Leed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1132/documen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ood Governance Fund (GGF) Technical Assistance Facility (TAF): Eastern Partnership</text:p>
          </table:table-cell>
          <table:table-cell office:value-type="string" table:style-name="ce1">
            <text:p>Abt Britain Ltd</text:p>
          </table:table-cell>
          <table:table-cell office:value-type="string" table:style-name="ce1">
            <text:p>Project Approvals Achieved: A pipeline of project concept notes and ToRs which respond to identified beneficiary needs and to British Embassy priorities is developed; Terms of References are further developed into high-quality proposals by Technical Assistance Facility for Eastern Partnership on a timely basis. At least 80% of costed proposals approv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ood Governance Fund (GGF) Technical Assistance Facility (TAF): Eastern Partnership</text:p>
          </table:table-cell>
          <table:table-cell office:value-type="string" table:style-name="ce1">
            <text:p>Abt Britain Ltd</text:p>
          </table:table-cell>
          <table:table-cell office:value-type="string" table:style-name="ce1">
            <text:p>Project Milestones/Outputs Achieved: 80% milestones/outputs from approved projects are delivered successfully by the Technical Assistance Facility for Eastern Partnership with minor changes or risks addressed by Portfolio Management <text:s/>Unit (PMU).</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Good Governance Fund (GGF) Technical Assistance Facility (TAF): Eastern Partnership</text:p>
          </table:table-cell>
          <table:table-cell office:value-type="string" table:style-name="ce1">
            <text:p>Abt Britain Ltd</text:p>
          </table:table-cell>
          <table:table-cell office:value-type="string" table:style-name="ce1">
            <text:p>Reporting: Consolidated, high-quality 3 x quarterly reports and 1 annual report annually covering both programme and country levels are received by the agreed deadline without major revisions being made and without omissions; FCDO assesses that these reflect in full the elements as per agreed reporting structur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omplaints Process (% of complaints handled in accordance with agreed process and timing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ritical Care &amp; Complex Casework (critical cases notified to relevant PAG within 24 hours, onward referrals actioned within 72 working hours, users receiving regular updates on referral progress as per agreed timelin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Medical Intelligence - % of reviews are carried out and reports issued in accordance with the programme that has been agreed between the Contractor and the Authority, Contractor maintaining a Database of provider information, <text:s/>Requests from the Authority or Users for information on approved medical providers will be responded to within 10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SSF:Global Monitoring, Evaluation and Learning</text:p>
          </table:table-cell>
          <table:table-cell office:value-type="string" table:style-name="ce1">
            <text:p>Integrity Research And Consultancy</text:p>
          </table:table-cell>
          <table:table-cell office:value-type="string" table:style-name="ce1">
            <text:p>% applicable GMEL interventions achieving expected target for delivery of MEL standards or standardised approaches that are being used by the network. <text:s text:c="2"/>KPI % is measured by assessing planned and completed deliverables and resultant network uptake, using intervention delivery scorecar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SSF:Global Monitoring, Evaluation and Learning</text:p>
          </table:table-cell>
          <table:table-cell office:value-type="string" table:style-name="ce1">
            <text:p>Integrity Research And Consultancy</text:p>
          </table:table-cell>
          <table:table-cell office:value-type="string" table:style-name="ce1">
            <text:p>% GMEL interventions achieving target engagement level with the CSSF network. KPI % is measured by assessing planned and delivered engagement activities, including results, <text:s/>using intervention engagement scorecard.</text:p>
          </table:table-cell>
          <table:table-cell office:value-type="string" table:style-name="ce1">
            <text:p>7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SSF:Global Monitoring, Evaluation and Learning</text:p>
          </table:table-cell>
          <table:table-cell office:value-type="string" table:style-name="ce1">
            <text:p>Integrity Research And Consultancy</text:p>
          </table:table-cell>
          <table:table-cell office:value-type="string" table:style-name="ce1">
            <text:p>% programme expenditure on technical delivery compared to programme management to maximise efficiency in GMEL delivery.</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 Brazil - Global Health Programme</text:p>
          </table:table-cell>
          <table:table-cell office:value-type="string" table:style-name="ce1">
            <text:p>McKinsey &amp; Company</text:p>
          </table:table-cell>
          <table:table-cell office:value-type="string" table:style-name="ce1">
            <text:p>100% of reports to be submitted within the timescales agre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 Brazil - Global Health Programme</text:p>
          </table:table-cell>
          <table:table-cell office:value-type="string" table:style-name="ce1">
            <text:p>McKinsey &amp; Company</text:p>
          </table:table-cell>
          <table:table-cell office:value-type="string" table:style-name="ce1">
            <text:p>Annual forecasting versus actual spend: 2% target variance or less - <text:s/>All costs not to exceed +2% of the staff fee budget in the costed annual workplan budget for any given year</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 Brazil - Global Health Programme</text:p>
          </table:table-cell>
          <table:table-cell office:value-type="string" table:style-name="ce1">
            <text:p>McKinsey &amp; Company</text:p>
          </table:table-cell>
          <table:table-cell office:value-type="string" table:style-name="ce1">
            <text:p>Monthly forecasting versus actual spend: 10% target variance or less - All costs not to exceed +10% of the monthly staff fee budget in the costed annual workplan budget for given month</text:p>
          </table:table-cell>
          <table:table-cell office:value-type="string" table:style-name="ce1">
            <text:p>&l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 <text:s/>South East Asia - Global Health Programme</text:p>
          </table:table-cell>
          <table:table-cell office:value-type="string" table:style-name="ce1">
            <text:p>PricewaterhouseCoopers LLP</text:p>
          </table:table-cell>
          <table:table-cell office:value-type="string" table:style-name="ce1">
            <text:p>Annual forecasting versus actual spend: 2% target variance or less - <text:s/>All costs not to exceed +2% of the staff fee budget in the costed annual workplan budget for any given year</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 <text:s/>South East Asia - Global Health Programme</text:p>
          </table:table-cell>
          <table:table-cell office:value-type="string" table:style-name="ce1">
            <text:p>PricewaterhouseCoopers LLP</text:p>
          </table:table-cell>
          <table:table-cell office:value-type="string" table:style-name="ce1">
            <text:p>Monthly forecasting versus actual spend: 10% target variance or less - All costs not to exceed +10% of the monthly staff fee budget in the costed annual workplan budget for given month</text:p>
          </table:table-cell>
          <table:table-cell office:value-type="string" table:style-name="ce1">
            <text:p>&l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 <text:s/>South East Asia - Global Health Programme</text:p>
          </table:table-cell>
          <table:table-cell office:value-type="string" table:style-name="ce1">
            <text:p>PricewaterhouseCoopers LLP</text:p>
          </table:table-cell>
          <table:table-cell office:value-type="string" table:style-name="ce1">
            <text:p>The supplier and its supply chain shall ensure 80% or more Milestones are completed by agreed due dates within the assessment quarter</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 Brazil - Trade (bilateral)</text:p>
          </table:table-cell>
          <table:table-cell office:value-type="string" table:style-name="ce1">
            <text:p>Palladium International Ltd</text:p>
          </table:table-cell>
          <table:table-cell office:value-type="string" table:style-name="ce1">
            <text:p>Number of Brazilian MSMEs directly engaged with the programme adopting new or improved export-related business practices. Annual Target = 335</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 Brazil - Trade (bilateral)</text:p>
          </table:table-cell>
          <table:table-cell office:value-type="string" table:style-name="ce1">
            <text:p>Palladium International Ltd</text:p>
          </table:table-cell>
          <table:table-cell office:value-type="string" table:style-name="ce1">
            <text:p>Number of Brazilian MSMEs directly engaged with the programme reporting overcoming a critical constraint to exporting. Annual Target = 201</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 Brazil - Trade (bilateral)</text:p>
          </table:table-cell>
          <table:table-cell office:value-type="string" table:style-name="ce1">
            <text:p>Palladium International Ltd</text:p>
          </table:table-cell>
          <table:table-cell office:value-type="string" table:style-name="ce1">
            <text:p>Number of women, men and companies helped to export through the Prosperity Fund. Annual Target = 101</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10 ISF officers or NCOs trained/mentored per quarter on new processes for public order</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2 trainings, seminars or workshops per month with the HRD on accepting feedback from the public, allegations of human rights violations and/or tracking human rights recommend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3 analytical reports per quarter produced by the analysis units in CCCs allowing ISF to respond to community security need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Brazil - Energy Programme</text:p>
          </table:table-cell>
          <table:table-cell office:value-type="string" table:style-name="ce1">
            <text:p>Adam Smith International</text:p>
          </table:table-cell>
          <table:table-cell office:value-type="string" table:style-name="ce1">
            <text:p>BEP-funded white and strategy papers taken forward for consultation and/or adopted by regulatory bodies and public agencies.</text:p>
          </table:table-cell>
          <table:table-cell office:value-type="string" table:style-name="ce1">
            <text:p>delivery of more than 90% agreed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Brazil - Energy Programme</text:p>
          </table:table-cell>
          <table:table-cell office:value-type="string" table:style-name="ce1">
            <text:p>Adam Smith International</text:p>
          </table:table-cell>
          <table:table-cell office:value-type="string" table:style-name="ce1">
            <text:p>Number of public agencies actively involved in supporting the development of innovative renewable technologies fostered by BEP (including waste to energy, biofuels, hydrogen, solar, smart grids and storage, OSW, energy innovation)</text:p>
          </table:table-cell>
          <table:table-cell office:value-type="string" table:style-name="ce1">
            <text:p>delivery of 100% agreed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PF Brazil - Energy Programme</text:p>
          </table:table-cell>
          <table:table-cell office:value-type="string" table:style-name="ce1">
            <text:p>Adam Smith International</text:p>
          </table:table-cell>
          <table:table-cell office:value-type="string" table:style-name="ce1">
            <text:p>Status of the adoption of regulatory framework for offshore wind</text:p>
            <text:p><text:s text:c="3"/>Note: Although this indicator is also related to KPI 1, it is particularly important since OSW is the only energy subsector of the five considered in BEP that is still totally absent in the Brazilian energy matrix.</text:p>
          </table:table-cell>
          <table:table-cell office:value-type="string" table:style-name="ce1">
            <text:p>100% of the delivery target for the Q</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BM K1 Maintenance Service: Planned Hard FM services; comprising accurate &amp; updated PM schedule, availability of Business Critical Assets (1 error results in 80% score 2 in 50% and &gt;2 in 0%), completion of Planned Maintenance (PPM) services, completion of overdue PPMs within 72 hrs (sliding scale scores): Reactive Hard FM Services; comprising response &amp; rectification of priority A &amp; B work (98% target &amp; 95% threshold) and response &amp; rectification of priority C &amp; below work (95% target &amp; 90% threshold). <text:s/>The 8 MIs are then weighted to provide a Planned and Reactive PI score and an overall KPI score.</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SRCS K1 Staff Residential &amp; Central Service: comprising 4 MIs to monitor staff residential property (SRP) services: provision of suitable safe property in timescales, response and rectification of reactive work (target 95%, threshold 90%) and Customer satisfaction (CSAT) with SRP service (target 90%, threshold 85%); and 7 MIs to monitor centrally delivered services; <text:s/>receipt of reports and accuracy of Application for Payment (target 98%, threshold 95%) , compliance with NEC (target 100%, threshold 80%), staff turnover-Management (target 8%, threshold 20%), Staff turnover-cleaning &amp; catering staff (target 20%, threshold 28%), training delivered (target 90%, threshold 85%), Third Party Contractor payments (sliding scale score). <text:s/>All 11 MIs are weighted to provide a PI for SRPs and a PI for Central Services as well as the overall KPI score.</text:p>
          </table:table-cell>
          <table:table-cell office:value-type="string" table:style-name="ce1">
            <text:p>95%</text:p>
          </table:table-cell>
          <table:table-cell office:value-type="string" table:style-name="ce1">
            <text:p>Requires Improvement</text:p>
          </table:table-cell>
          <table:table-cell office:value-type="string" table:style-name="ce1">
            <text:p>A full contract Deep Dive is currently underway with various areas of the contract under intense scrutiny by FCDO and Cabinet Office officials. <text:s/>SRCS K1 includes MI for Staff Residential Properties in Europe and the Centrally sourced data (training, turnover, invoice payment, management reporting etc.). <text:s/>The key area of failure this quarter continues to be the Central Services PI, with failures in reporting, payment of invoices to TPC and NEC3 complianc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SUS K1 <text:s/>Sustainability: <text:s/>Delivery of accurate monthly environmental data, compliance with statutory/EMS/EPC requirements &amp; energy directive, compliance with Govt. sustainable procurement policy. <text:s/>Target 100%, threshold zero. <text:s/>The 3 MIs are weighted to provide the KPI score</text:p>
          </table:table-cell>
          <table:table-cell office:value-type="string" table:style-name="ce1">
            <text:p>98%</text:p>
          </table:table-cell>
          <table:table-cell office:value-type="string" table:style-name="ce1">
            <text:p>Inadequate</text:p>
          </table:table-cell>
          <table:table-cell office:value-type="string" table:style-name="ce1">
            <text:p>A full contract Deep Dive is currently underway with various areas of the contract under intense scrutiny by FCDO and Cabinet Office officials. <text:s/>The <text:s/>Building Maintenance MIs are a key area for scrutiny as we look to validate the scores. <text:s/>Some failures on Statutory EMS compliance caused a fail score for Sustainability. <text:s/>This is a particularly stretching KPI with just 2 errors resulting in <text:s/>a fail for 40% of the KPI.</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Management: comprising 12 Mis to monitor centrally delivered services; <text:s/>receipt of reports (target 98%, threshold 95%), requests for information, self audits completed (target 95%, threshold 90%) Rectification of audits (target 98%, threshold 94%), key staff positions filled (target 100%, threshold 84%), reactive work logged by Service Provider (target 20%, threshold 10%), timeliness of estimates (target 80%, threshold 60%), accuracy of Application for Payment (target 98%, threshold 95%), Third Party Contractor <text:s/>payments, Property expenditure paid on time, accuracy of quotes (target 98%, threshold 94%), Jobs on Application for Payment within 30 days of completion (target 98%, threshold 90%)</text:p>
            <text:p>All MIs are weighted to contribute to the KPI, at a Post and contract level</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Operational Performance: all planned and reactive FM services comprising; completion of Planned Maintenance (PPM) services, completion of overdue PPMs within 72 hrs, delivery of Security guarding (target 99%, threshold 95%), availability of Business Critical Assets (target 99.97, threshold 99.8%), new works completed to requirements, cleaning standards met, overdue tasks completed within 72 hrs (target 98%, threshold 92%), reactive hard services response &amp; rectification, reactive soft services response &amp; rectification (target 97%, threshold 92%). <text:s/>All MIs are weighted to contribute to the KPI, at a Post and contract level</text:p>
          </table:table-cell>
          <table:table-cell office:value-type="string" table:style-name="ce1">
            <text:p>96.50%</text:p>
          </table:table-cell>
          <table:table-cell office:value-type="string" table:style-name="ce1">
            <text:p>Inadequate</text:p>
          </table:table-cell>
          <table:table-cell office:value-type="string" table:style-name="ce1">
            <text:p>This is the fourth set of scores from a new FM contract in Asia Pacific with JLL. <text:s/>Performance continues to improve as does confidence in the integrity of the data provided. <text:s/>During the 6 month transition period (April 21 to Oct 21) we worked with JLL to validate the KPI scoring logic; calculation method; establish business rules and processes for each KPI to ensure accurate reporting and the integrity of the data. <text:s/>We continue work on this and there are some <text:s/>IT glitches in this highly IT based solution. We have identified a technical issue which is adversely affecting the score, the solution for this is now in hand but is NOT reflected in the scores for this quarter. <text:s/>The key area of failure within the Operational KPI is the timely delivery of reactive tasks within the office environment and these are being reviewed weekly.</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Sustainability: <text:s/>Delivery of accurate monthly environmental data, compliance with statutory/EMS/EPC requirements &amp; energy directive, compliance with Govt. sustainable procurement policy. <text:s/>Target 100%, threshold zero. <text:s/>The 3 MIs are weighted to provide the KPI score</text:p>
          </table:table-cell>
          <table:table-cell office:value-type="string" table:style-name="ce1">
            <text:p>98%</text:p>
          </table:table-cell>
          <table:table-cell office:value-type="string" table:style-name="ce1">
            <text:p>Requires Improvement</text:p>
          </table:table-cell>
          <table:table-cell office:value-type="string" table:style-name="ce1">
            <text:p>This is the fourth set of scores from a new FM contract in Asia Pacific with JLL. <text:s/>Performance continues to improve as does confidence in the integrity of the data provided. <text:s/>During the 6 month transition period (April 21 to Oct 21) we worked with JLL to validate the KPI scoring logic; calculation method; establish business rules and processes for each KPI to ensure accurate reporting and the integrity of the data. <text:s/>We continue work on this and there are some <text:s/>IT glitches in this highly IT based solution. We have identified a technical issue which is adversely affecting the score, the solution for this is now in hand but is NOT reflected in the scores for this quarter. <text:s/>The Sustainability KPI is improving as we are in a position to validate available data in the regio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User Experience: <text:s/>comprising MI to monitor; availability of helpdesk (target 99.95%, threshold 99.5%), provision of suitable safe property in timescales, achievement of Helpdesk response times, Staff Residential Property (SRP) response &amp; SRP rectification of reactive work, Customer Satisfaction, (target 95%, threshold 90%), <text:s/>SRP Customer Satisfaction (target 90%, threshold 85%), Complaints (target 2%, threshold 4%), <text:s/>All MIs are weighted to contribute to the KPI, at a Post and contract level</text:p>
          </table:table-cell>
          <table:table-cell office:value-type="string" table:style-name="ce1">
            <text:p>95%</text:p>
          </table:table-cell>
          <table:table-cell office:value-type="string" table:style-name="ce1">
            <text:p>Requires Improvement</text:p>
          </table:table-cell>
          <table:table-cell office:value-type="string" table:style-name="ce1">
            <text:p>This is the fourth set of scores from a new FM contract in Asia Pacific with JLL. <text:s/>Performance continues to improve as does confidence in the integrity of the data provided. <text:s/>During the 6 month transition period (April 21 to Oct 21) we worked with JLL to validate the KPI scoring logic; calculation method; establish business rules and processes for each KPI to ensure accurate reporting and the integrity of the data. <text:s/>We continue work on this and there are some <text:s/>IT glitches in this highly IT based solution. We have identified a technical issue which is adversely affecting the score, the solution for this is now in hand but is NOT reflected in the scores for this quarter. . <text:s/>The User Experience score has been affected by delivery of reactive services to Staff Residential Properties, although the underlying performance is improving. <text:s/>The root cause for this remains under investigatio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Networks 2 Direct Award RFI</text:p>
          </table:table-cell>
          <table:table-cell office:value-type="string" table:style-name="ce1">
            <text:p>Mitel Networks Limited</text:p>
          </table:table-cell>
          <table:table-cell office:value-type="string" table:style-name="ce1">
            <text:p>Completion of service requests within SLA</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Networks 2 Direct Award RFI</text:p>
          </table:table-cell>
          <table:table-cell office:value-type="string" table:style-name="ce1">
            <text:p>Mitel Networks Limited</text:p>
          </table:table-cell>
          <table:table-cell office:value-type="string" table:style-name="ce1">
            <text:p>Resolution on incidents within SLA</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Networks 2 Direct Award RFI</text:p>
          </table:table-cell>
          <table:table-cell office:value-type="string" table:style-name="ce1">
            <text:p>Mitel Networks Limited</text:p>
          </table:table-cell>
          <table:table-cell office:value-type="string" table:style-name="ce1">
            <text:p>Successful completion of changes without causing impact</text:p>
          </table:table-cell>
          <table:table-cell office:value-type="string" table:style-name="ce1">
            <text:p>100% of changes implemented successful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8.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0 001 Problem Resolution :</text:p>
            <text:p><text:s text:c="3"/>% of Problem investigations complete within 91 Days (All suppliers)) Equals R/P x 100% where<text:s/></text:p>
            <text:p><text:s text:c="3"/>P = Number of Problem records resolved or diagnosed in the Service Period.<text:s/></text:p>
            <text:p><text:s text:c="3"/>R = Number of Problem records resolved or diagnosed within 91 days in the Service Perio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 001 Service Desk<text:s/></text:p>
            <text:p><text:s text:c="3"/>call handling % of Service Desk calls answered within 30 seconds Equals B/C x 100% where B = Number of Calls answered within 30 seconds in the Service Period C = Number of Calls answered in the Service Period</text:p>
          </table:table-cell>
          <table:table-cell office:value-type="string" table:style-name="ce1">
            <text:p>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016 Incident Sev 1 supplier management (Aggregate of Managed Suppliers view):<text:s/></text:p>
            <text:p>% of Sev 1 Incident tasks assigned to Managed Suppliers with SLAs that were resolved in the relevant Managed Supplier target time (If Managed Supplier targets or clock roles are mis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Catalogue item completion (%) within agreed timeframes - A/B x 100</text:p>
            <text:p><text:s text:c="3"/>A = Number of Catalogue Items completed within timeframe</text:p>
            <text:p><text:s text:c="3"/>B = Number of Catalogue Items scheduled to be completed within timeframe</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Count of accurate financial processing - no. of money transfers from the supplier to HMRC not processed at the right time and for the correct amount.</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Count of Breach's of Security -<text:s/></text:p>
            <text:p><text:s text:c="3"/>Report a Breach of Security to the Customer Representative through the incident reporting process, no later than 12 hours (24/7) after discovery.</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Percentage of Upheld Complaints - number of valid debtor complaints over a rolling 12 month period</text:p>
          </table:table-cell>
          <table:table-cell office:value-type="string" table:style-name="ce1">
            <text:p>0.0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1 - For each device type, boot up time within agreed number of seconds (Desktop=55s, Laptop=30s, Tablet=10s)</text:p>
          </table:table-cell>
          <table:table-cell office:value-type="string" table:style-name="ce1">
            <text:p>=&gt;95.00%</text:p>
          </table:table-cell>
          <table:table-cell office:value-type="string" table:style-name="ce1">
            <text:p>No Data Recorded</text:p>
          </table:table-cell>
          <table:table-cell office:value-type="string" table:style-name="ce1">
            <text:p>A Microsoft update impacted the boot up time across all devices. As a result performance has not been monitor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2 - For each device type, Log-In time within agreed number of seconds (Desktop=55s, Laptop=30s, Tablet=20s)</text:p>
          </table:table-cell>
          <table:table-cell office:value-type="string" table:style-name="ce1">
            <text:p><text:s/>=&gt;95.00%</text:p>
          </table:table-cell>
          <table:table-cell office:value-type="string" table:style-name="ce1">
            <text:p>No Data Recorded</text:p>
          </table:table-cell>
          <table:table-cell office:value-type="string" table:style-name="ce1">
            <text:p>A Microsoft update impacted the boot up time across all devices. As a result performance has not been monitor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9 - 904a<text:s/></text:p>
            <text:p>%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1">
            <text:p><text:s/>=&gt;96.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OE</text:p>
          </table:table-cell>
          <table:table-cell office:value-type="string" table:style-name="ce1">
            <text:p>Help to Save</text:p>
          </table:table-cell>
          <table:table-cell office:value-type="string" table:style-name="ce1">
            <text:p>NS&amp;I</text:p>
          </table:table-cell>
          <table:table-cell office:value-type="string" table:style-name="ce1">
            <text:p>80% of calls answered within 300 seconds of a call becoming answerable</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OE</text:p>
          </table:table-cell>
          <table:table-cell office:value-type="string" table:style-name="ce1">
            <text:p>Help to Save</text:p>
          </table:table-cell>
          <table:table-cell office:value-type="string" table:style-name="ce1">
            <text:p>NS&amp;I</text:p>
          </table:table-cell>
          <table:table-cell office:value-type="string" table:style-name="ce1">
            <text:p>Core Banking Service Availability</text:p>
            <text:p>% of the time core banking service is available and functioning within the remit of NS&amp;I control and within core hours</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OE</text:p>
          </table:table-cell>
          <table:table-cell office:value-type="string" table:style-name="ce1">
            <text:p>Help to Save</text:p>
          </table:table-cell>
          <table:table-cell office:value-type="string" table:style-name="ce1">
            <text:p>NS&amp;I</text:p>
          </table:table-cell>
          <table:table-cell office:value-type="string" table:style-name="ce1">
            <text:p>Payment processing outbound via BACS</text:p>
            <text:p>% of BACS payments, file payments to customers (ad hoc &amp; maturity) payments accurately transmitted to BACS on the same working day for onward processing<text: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areas to satisfy the Cleaning Service requirements prior to the commencement of each Business day</text:p>
          </table:table-cell>
          <table:table-cell office:value-type="string" table:style-name="ce1">
            <text:p>100.00%</text:p>
          </table:table-cell>
          <table:table-cell office:value-type="string" table:style-name="ce1">
            <text:p>Requires Improvement</text:p>
          </table:table-cell>
          <table:table-cell office:value-type="string" table:style-name="ce1">
            <text:p>Improvements attained through performance management and 100% score achieved in April 20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requests will be responded to within the required timeframe and required standard as detailed within the Service Level Agreemen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Compliance with all relevant Statutory and Legislative Waste Regulation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Hiring Manager satisfaction based on a percentage of responses received - Target is 85%</text:p>
          </table:table-cell>
          <table:table-cell office:value-type="string" table:style-name="ce1">
            <text:p>8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for all roles closed within quarter Target is an average of 10 days. KPI measured in % of offers made within target</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 Number of days between approved requirement to offer made - Target is an average of 12 days. KPI measured in % of offers made within target</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Evidential Scanning</text:p>
            <text:p>Material received from day 1 has to be successfully scanned and delivered to HMRC by the agreed operational business day.</text:p>
          </table:table-cell>
          <table:table-cell office:value-type="string" table:style-name="ce1">
            <text:p><text:s/>99.90% of material received by the supplier from day 1 has to be successfully scanned and delivered to the Authority by the agreed Operational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Non Structured Mail Scanning</text:p>
            <text:p>Correspondence received by 2pm is successfully scanned and delivered to HMRC by 2am the following operational business day</text:p>
          </table:table-cell>
          <table:table-cell office:value-type="string" table:style-name="ce1">
            <text:p>99.90% of successfully scanned images are delivered on the operational business day immediately following the Relevant Operational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Structured Mail Scanning</text:p>
            <text:p>Correspondence received by 2pm is successfully scanned and delivered to HMRC by 2am the following operational business day</text:p>
          </table:table-cell>
          <table:table-cell office:value-type="string" table:style-name="ce1">
            <text:p>99.90% of successfully scanned images are delivered on the operational business day immediately following the Relevant Operational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Cheque Performance: From the point of collection, on time delivery of scheduled cheque movements in accordance</text:p>
            <text:p>with Appendix 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Next Working Day Delivery Timeliness: From the point of collection, secure, on time delivery of undamaged items, by the next working day</text:p>
            <text:p>For B2C (i.e. Royal Mail Special Delivery) this does not apply as under Royal Mail standard terms which offer a refund of the postage if the item was not delivered on time.</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Non-Cheque Performance: Collection and delivery punctuality excluding cheque run;</text:p>
            <text:p>i) Business Critical</text:p>
            <text:p>ii) Business Flexibl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All goods, that are ready for collection at ports, are collected from port and delivered within contractual timeframes</text:p>
          </table:table-cell>
          <table:table-cell office:value-type="string" table:style-name="ce1">
            <text:p>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All post inspection goods are collected and delivered within contractual timeframes</text:p>
          </table:table-cell>
          <table:table-cell office:value-type="string" table:style-name="ce1">
            <text:p>99%</text:p>
          </table:table-cell>
          <table:table-cell office:value-type="string" table:style-name="ce1">
            <text:p>Requires Improvement</text:p>
          </table:table-cell>
          <table:table-cell office:value-type="string" table:style-name="ce1">
            <text:p>Remedial actions with timescales have been agreed and are currently being implement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Following inspection, all goods, by volume of pallets, are re-packed in to containers, with any exceptions agreed by the Authority.<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Inadequate</text:p>
          </table:table-cell>
          <table:table-cell office:value-type="string" table:style-name="ce1">
            <text:p>One month failed due to late attendance by a subcontractor to undertake a single statutory maintenance task. Issues addressed with corrective action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Inadequate</text:p>
          </table:table-cell>
          <table:table-cell office:value-type="string" table:style-name="ce1">
            <text:p><text:s text:c="2"/>One month of failure due to inadequate cleaning at a Regional Centre as a result of personnel shortages. Issues addressed with corrective actions in place.</text:p>
            <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Inadequate</text:p>
          </table:table-cell>
          <table:table-cell office:value-type="string" table:style-name="ce1">
            <text:p>One month failed due to site-specific complaint relating to localised non-availability of hygiene supplies. Issues addressed with corrective actions in place.</text:p>
            <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All statutory requirements, timescales and assurance associated with delivery of Security Services including assets are achieved and audi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In collaboration with HMRC Estates Security team, develop, implement and maintain Security Services Operational Protocols, Service Delivery Plans and Physical Security Risks Assessments at HMRC loc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Respond to and rectify all security incidents in accordance with the maximum permitted response and completion times within contractual require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availability % at all sites 24/7</text:p>
          </table:table-cell>
          <table:table-cell office:value-type="string" table:style-name="ce1">
            <text:p>&gt;=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fault clearances for all sites within 8 hou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 Availability of HMRC IT Systems (Single Applications)</text:p>
          </table:table-cell>
          <table:table-cell office:value-type="string" table:style-name="ce1">
            <text:p>[Target Service Level]</text:p>
            <text:p>Gold</text:p>
            <text:p>All applications in Delivery Group meet or exceed Availability Target of 99.9% within Working Hours and 99.6% within the Service Hours<text:s/></text:p>
            <text:p/>
            <text:p>Silver</text:p>
            <text:p>All applications in Delivery Group meet or exceed Availability Target of 99% within Working Hours and 98.7% within the Service Hours<text:s/></text:p>
            <text:p/>
            <text:p>Bronze</text:p>
            <text:p>All applications in Delivery Group meet or exceed Availability Target of 98% within Working Hours and 97.7% within the Service Hours</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2] Timely and effective response to identified security vulnerabilities as outlined in the contract</text:p>
          </table:table-cell>
          <table:table-cell office:value-type="string" table:style-name="ce1">
            <text:p>[Target Service Level]</text:p>
            <text:p>(i) No more than two (2) mitigation plan actions not complete by target date; and</text:p>
            <text:p>(ii) No live services/applications without current accreditation or wai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3] Incident Resolution Times Priority 1 and 2 Incidents</text:p>
            <text:p/>
            <text:p>Priority 1 Incident definition:<text:s/></text:p>
            <text:p>50% + users unable to access a national service; or incorrect output likely to mislead the public.</text:p>
            <text:p/>
            <text:p>Priority 2 Incident definition:<text:s/></text:p>
            <text:p>10 to 50% of users unable to access a national service, business critical function unavailable or working incorrectly, overnight processing fails to update non business critical data or failure of printed output to the public.</text:p>
          </table:table-cell>
          <table:table-cell office:value-type="string" table:style-name="ce1">
            <text:p>[Target Service Level]</text:p>
            <text:p/>
            <text:p>Priority 1</text:p>
            <text:p>All Incidents but one (1) are Resolved within the baseline target Resolution Time of four (4) Service Hours</text:p>
            <text:p>No Incident takes longer than the extended target Resolution Time of eight (8) Service Hours</text:p>
            <text:p/>
            <text:p>Priority 2</text:p>
            <text:p>All Incidents but two (2) are Resolved within the baseline target Resolution Time of (8) Service Hours</text:p>
            <text:p>No Incident takes longer than the extended target Resolution Time of twelve (12) Service Hours to Resolve</text:p>
          </table:table-cell>
          <table:table-cell office:value-type="string" table:style-name="ce1">
            <text:p>Other - Consider returned</text:p>
          </table:table-cell>
          <table:table-cell office:value-type="string" table:style-name="ce1">
            <text:p>0 P1 &amp; P2 incident within the reporting period. <text:s/>Nothing to measure for the reporting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date specific print outputs are passed to the postal service provider in accordance with the Dispatch Profile.</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files received before 6am printed and output to postal service provider on operational business day. All remaining files to be printed and handed to postal service provider following operational business da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Category 2 (time critical letters) printed out put passed to the postal service provider on or before Operational Business Day 3</text:p>
          </table:table-cell>
          <table:table-cell office:value-type="string" table:style-name="ce1">
            <text:p>&gt;99.99% delivered to the postal service on the 3rd Operational Business Day following receipt by the suppli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Trader Support services</text:p>
          </table:table-cell>
          <table:table-cell office:value-type="string" table:style-name="ce1">
            <text:p>Fujitsu</text:p>
          </table:table-cell>
          <table:table-cell office:value-type="string" table:style-name="ce1">
            <text:p>Contact Centre Availability The Contact Centre is capable of accepting telephone calls from and making calls to Users during the Operating Hours. (07:30 - 22:30 x 365)</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Trader Support services</text:p>
          </table:table-cell>
          <table:table-cell office:value-type="string" table:style-name="ce1">
            <text:p>Fujitsu</text:p>
          </table:table-cell>
          <table:table-cell office:value-type="string" table:style-name="ce1">
            <text:p>ServiceNow Now Platform being capable of access and to be able to receive and process data for User registrations of the Service and Declaration processing on a continuous, uninterrupted basis 24 hours a day, 7 days a week.</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Trader Support services</text:p>
          </table:table-cell>
          <table:table-cell office:value-type="string" table:style-name="ce1">
            <text:p>Fujitsu</text:p>
          </table:table-cell>
          <table:table-cell office:value-type="string" table:style-name="ce1">
            <text:p>Trader Support Service Availability – NICTA Portal</text:p>
            <text:p>Availability is defined as the NICTA Portal being capable of accessed on a continuous, uninterrupted basis 24 hours a day, 7 days a week.</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ll Planned Maintenance tasks completed within contractual timeframes.</text:p>
          </table:table-cell>
          <table:table-cell office:value-type="string" table:style-name="ce1">
            <text:p>9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vailability Regime: 100% availability of Office accommodation for Business use by Building occupa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Response to all reactive Maintenance requests achieved within contractual timeframes.</text:p>
          </table:table-cell>
          <table:table-cell office:value-type="string" table:style-name="ce1">
            <text:p>96.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Core Business Platforms: Availability - Portfolio (ID 1)</text:p>
            <text:p/>
            <text:p>To meet this Service Level, the Supplier must achieve the requirements set out in (i) and (ii) and (iii) below:</text:p>
            <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able:table-cell>
          <table:table-cell office:value-type="string" table:style-name="ce1">
            <text:p>Target Service Level:</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Data Analytics: Availability - Portfolio (ID 28)</text:p>
            <text:p/>
            <text:p>To meet this Service Level, the Supplier must achieve the requirements set out in (i) and <text:s/>(ii) and (iii) below:</text:p>
            <text:p>(i)<text:tab/>the agreed percentage of the applications in the Delivery Group meet or exceed the Availability Target for the Target Service Level, as set by the Service Level Category;<text:s/></text:p>
            <text:p>(ii)<text:tab/>the average Availability of all applications within each Service Level Category meets or exceeds the Average Availability Target for the Target Service Level, as set by the Service Level Category; and</text:p>
            <text:p>(iii)<text:tab/>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SAP: Availability - Single Applications (ID13)</text:p>
            <text:p/>
            <text:p>To meet this Service Level, the Supplier must achieve the requirements set out below:</text:p>
            <text:p>(i)<text:tab/>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All applications in Delivery Group meet or exceed Availability Target of 99.9%</text:p>
            <text:p/>
            <text:p>Silver Service Level Category</text:p>
            <text:p>All applications in Delivery Group meet or exceed Availability Target of 99%</text:p>
            <text:p/>
            <text:p>Bronze Service Level Category</text:p>
            <text:p>All applications in Delivery Group meet or exceed Availability Target of 98%</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Storage 24/7 - measuring the connectivity to the virtual storage devices.</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Virtual Machines 24/7 - measuring the availability of the virtual servers processing the data stor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Relational database service availability 24/7</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CCR 447 Replacement of Existing DDC DOS 2 Contracts</text:p>
          </table:table-cell>
          <table:table-cell office:value-type="string" table:style-name="ce1">
            <text:p>ATOS IT Services UK Limited</text:p>
          </table:table-cell>
          <table:table-cell office:value-type="string" table:style-name="ce1">
            <text:p>30% of the resources will be provided by SME's</text:p>
          </table:table-cell>
          <table:table-cell office:value-type="string" table:style-name="ce1">
            <text:p>3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CCR 447 Replacement of Existing DDC DOS 2 Contracts</text:p>
          </table:table-cell>
          <table:table-cell office:value-type="string" table:style-name="ce1">
            <text:p>ATOS IT Services UK Limited</text:p>
          </table:table-cell>
          <table:table-cell office:value-type="string" table:style-name="ce1">
            <text:p>Provide required resources within 20 business days of reques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DDC lot 2 Run</text:p>
          </table:table-cell>
          <table:table-cell office:value-type="string" table:style-name="ce1">
            <text:p>CAPGEMINI UK PLC</text:p>
          </table:table-cell>
          <table:table-cell office:value-type="string" table:style-name="ce1">
            <text:p>30% of the resources will be provided by SME's</text:p>
          </table:table-cell>
          <table:table-cell office:value-type="string" table:style-name="ce1">
            <text:p>30%</text:p>
          </table:table-cell>
          <table:table-cell office:value-type="string" table:style-name="ce1">
            <text:p>Inadequate</text:p>
          </table:table-cell>
          <table:table-cell office:value-type="string" table:style-name="ce1">
            <text:p>Supplier transitioning resources from existing HMRC contracts, due date Q1 20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orporate Services</text:p>
          </table:table-cell>
          <table:table-cell office:value-type="string" table:style-name="ce1">
            <text:p>DDC lot 2 Run</text:p>
          </table:table-cell>
          <table:table-cell office:value-type="string" table:style-name="ce1">
            <text:p>CAPGEMINI UK PLC</text:p>
          </table:table-cell>
          <table:table-cell office:value-type="string" table:style-name="ce1">
            <text:p>Provide required resources within 20 business days of reques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DB virtual environment - a measure of availability of the virtual database environment.</text:p>
          </table:table-cell>
          <table:table-cell office:value-type="string" table:style-name="ce1">
            <text:p>&gt;=9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P virtual environment (private cloud environment that provides virtual computer power).</text:p>
          </table:table-cell>
          <table:table-cell office:value-type="string" table:style-name="ce1">
            <text:p>&gt;=9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the Schedule 2 S04 physical infrastructure - Measure of availability for a physical compute environment (servers on which data and applications are hosted)</text:p>
          </table:table-cell>
          <table:table-cell office:value-type="string" table:style-name="ce1">
            <text:p>&gt;=99.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OE</text:p>
          </table:table-cell>
          <table:table-cell office:value-type="string" table:style-name="ce1">
            <text:p>Childcare Service</text:p>
          </table:table-cell>
          <table:table-cell office:value-type="string" table:style-name="ce1">
            <text:p>NS&amp;I</text:p>
          </table:table-cell>
          <table:table-cell office:value-type="string" table:style-name="ce1">
            <text:p>% of calls answered within 300 seconds of a call becoming answerable</text:p>
          </table:table-cell>
          <table:table-cell office:value-type="string" table:style-name="ce1">
            <text:p>80.00%</text:p>
          </table:table-cell>
          <table:table-cell office:value-type="string" table:style-name="ce1">
            <text:p>Inadequate</text:p>
          </table:table-cell>
          <table:table-cell office:value-type="string" table:style-name="ce1">
            <text:p>The Customer Interaction Centre experienced higher volumes of calls than expected throughout the month of January which was compounded by high levels of Covid sickness absence and labour shortages. Increased sick absences and labour shortages continued to affect performance during March, this was further exacerbated by significant increases in both attrition and average handling times.Recruitment exercise completed and sufficient resources in place to meet demand going forwar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OE</text:p>
          </table:table-cell>
          <table:table-cell office:value-type="string" table:style-name="ce1">
            <text:p>Childcare Service</text:p>
          </table:table-cell>
          <table:table-cell office:value-type="string" table:style-name="ce1">
            <text:p>NS&amp;I</text:p>
          </table:table-cell>
          <table:table-cell office:value-type="string" table:style-name="ce1">
            <text:p>Payment to Parents</text:p>
            <text:p>% of deposits made into relevant childcare account are visible on the day of deposit</text:p>
          </table:table-cell>
          <table:table-cell office:value-type="string" table:style-name="ce1">
            <text:p>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OE</text:p>
          </table:table-cell>
          <table:table-cell office:value-type="string" table:style-name="ce1">
            <text:p>Childcare Service</text:p>
          </table:table-cell>
          <table:table-cell office:value-type="string" table:style-name="ce1">
            <text:p>NS&amp;I</text:p>
          </table:table-cell>
          <table:table-cell office:value-type="string" table:style-name="ce1">
            <text:p>Website Availability<text:s/></text:p>
            <text:p>% of time the Childcare Service website is available 24/7</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 for Category B sites - HMRC Offices operating Mon - Fri 0800 – 1800</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C sites - HMRC offices operating 24/7</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 for Category D sites - HMRC Regional Centres and Core Network provision operating 24/7</text:p>
          </table:table-cell>
          <table:table-cell office:value-type="string" table:style-name="ce1">
            <text:p>9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Application availability / uptime (during business hours only: between 08:00 and 18:00 (UK time) Monday to Friday excluding Public Holidays (Englan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1 incidents not resolved within target resolution time (2 hour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2 incidents not resolved within target resolution time (8 hour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End to end availability of the Critical Servic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Incident management service - Priority Level 1 and Priority Level 2 resolution within target times. </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User accounts and accounts management service - Account creation and closure times and certain access right changes meet agreed target ti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Fieldglass requirement portal availability (working hours): System available 09:00 - 17:00 onl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Hiring manager satisfaction</text:p>
          </table:table-cell>
          <table:table-cell office:value-type="string" table:style-name="ce1">
            <text:p>85%</text:p>
          </table:table-cell>
          <table:table-cell office:value-type="string" table:style-name="ce1">
            <text:p>Other - Consider returned</text:p>
          </table:table-cell>
          <table:table-cell office:value-type="string" table:style-name="ce1">
            <text:p>No Hiring Manager surveys completed during reporting perio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requirement being approved in supplier portal to Offer being made</text:p>
          </table:table-cell>
          <table:table-cell office:value-type="string" table:style-name="ce1">
            <text:p>12 days</text:p>
          </table:table-cell>
          <table:table-cell office:value-type="string" table:style-name="ce1">
            <text:p>Inadequate</text:p>
          </table:table-cell>
          <table:table-cell office:value-type="string" table:style-name="ce1">
            <text:p>A non-standard requirement fulfilled by an agency saw a delay in the provision of the candidate's details. A rectification plan is in place to prevent a repea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Forecast demand for new circulating coin from cash industry vs actual demand</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Management of UK coin account in line with agreed targets set out in the service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Service level agreement breach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number-rows-repeated="3"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Travel Services for Immigration Purposes</text:p>
          </table:table-cell>
          <table:table-cell office:value-type="string" table:style-name="ce1">
            <text:p>CWT UK GROUP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Uniforms - BF/IE, UKVI/HMPO, MoE clothing/equipment.</text:p>
          </table:table-cell>
          <table:table-cell office:value-type="string" table:style-name="ce1">
            <text:p>DHL INTERNATIONAL (UK) LTD T/A DHL EXPRESS</text:p>
          </table:table-cell>
          <table:table-cell office:value-type="string" table:style-name="ce1">
            <text:p>Dynamic Ordering Platform, System availability: <text:s/>percentage of a 24/7 time period that the system is availabl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Uniforms - BF/IE, UKVI/HMPO, MoE clothing/equipment.</text:p>
          </table:table-cell>
          <table:table-cell office:value-type="string" table:style-name="ce1">
            <text:p>DHL INTERNATIONAL (UK) LTD T/A DHL EXPRESS</text:p>
          </table:table-cell>
          <table:table-cell office:value-type="string" table:style-name="ce1">
            <text:p>Service Delivery, Product Quality: <text:s/>percentage of total products delivered with reported issues</text:p>
          </table:table-cell>
          <table:table-cell office:value-type="string" table:style-name="ce1">
            <text:p>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Uniforms - BF/IE, UKVI/HMPO, MoE clothing/equipment.</text:p>
          </table:table-cell>
          <table:table-cell office:value-type="string" table:style-name="ce1">
            <text:p>DHL INTERNATIONAL (UK) LTD T/A DHL EXPRESS</text:p>
          </table:table-cell>
          <table:table-cell office:value-type="string" table:style-name="ce1">
            <text:p>Service delivery: <text:s/>On-time delivery</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Security Guarding</text:p>
          </table:table-cell>
          <table:table-cell office:value-type="string" table:style-name="ce1">
            <text:p>Mitie Limited</text:p>
          </table:table-cell>
          <table:table-cell office:value-type="string" table:style-name="ce1">
            <text:p>Contract Management - MI Reports - All agreed Management Information is submitted on time, in the correct format without any material errors or omiss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Security Guarding</text:p>
          </table:table-cell>
          <table:table-cell office:value-type="string" table:style-name="ce1">
            <text:p>Mitie Limited</text:p>
          </table:table-cell>
          <table:table-cell office:value-type="string" table:style-name="ce1">
            <text:p>Operational Delivery - Assignment, Instructions &amp; Standards - Assignment Instructions and Equipment Inventory records are present and up to date.</text:p>
            <text:p>1. Full adherence to agreed Assignment Instructions, Standing Instructions and Operational Standards (e.g. appropriately controlling and monitoring all visitor access in accordance with the stated processes).<text:s/></text:p>
            <text:p>2. All issues of non-compliance reported to the Authority immediately.</text:p>
            <text:p>3. No valid complaints received from staff/contractor's/visito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Security Guarding</text:p>
          </table:table-cell>
          <table:table-cell office:value-type="string" table:style-name="ce1">
            <text:p>Mitie Limited</text:p>
          </table:table-cell>
          <table:table-cell office:value-type="string" table:style-name="ce1">
            <text:p>Staffing &amp; Resources - Recruitment &amp; Induction</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s/></text:p>
          </table:table-cell>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Packaged Passports issued in accordance with the specified criteria, over a monthly period</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s/></text:p>
          </table:table-cell>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requested 24 hour Passports which were personalised and issued Ready for Collection by Secure Delivery provider within 24 hours, over a monthly period</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s/></text:p>
          </table:table-cell>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requested 48 hour Passports which were personalised and issued Ready for Collection by Secure delivery provider within 48 hours, over a monthly period.<text:s/></text:p>
          </table:table-cell>
          <table:table-cell office:value-type="string" table:style-name="ce1">
            <text:p>99.9%</text:p>
          </table:table-cell>
          <table:table-cell office:value-type="string" table:style-name="ce1">
            <text:p>Inadequate</text:p>
          </table:table-cell>
          <table:table-cell office:value-type="string" table:style-name="ce1">
            <text:p>Performance on the 48 hour turnaround target in March 2022 was impacted by factors outside of Thales DIS Ltd.’s control. The performance level does not reflect the fact performance only dipped for 2 weeks within the this quarter period. Causes of the failure were identified and mitigation agreed</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IRE - Advice Issue Reporting and Elligibility</text:p>
          </table:table-cell>
          <table:table-cell office:value-type="string" table:style-name="ce1">
            <text:p>Migrant Help T/A Migrant Help</text:p>
          </table:table-cell>
          <table:table-cell office:value-type="string" table:style-name="ce1">
            <text:p>Call waiting times - percentage answered within accepted timeframes</text:p>
          </table:table-cell>
          <table:table-cell office:value-type="string" table:style-name="ce1">
            <text:p>90.00%</text:p>
          </table:table-cell>
          <table:table-cell office:value-type="string" table:style-name="ce1">
            <text:p>Inadequate</text:p>
          </table:table-cell>
          <table:table-cell office:value-type="string" table:style-name="ce1">
            <text:p>All organisation supporting asylum seekers have been significantly impacted by the unprecedented asylum intake. It is acknowledged that the performance is outside the KPI, however this is being addressed through a structured remedial pla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IRE - Advice Issue Reporting and Elligibility</text:p>
          </table:table-cell>
          <table:table-cell office:value-type="string" table:style-name="ce1">
            <text:p>Migrant Help T/A Migrant Help</text:p>
          </table:table-cell>
          <table:table-cell office:value-type="string" table:style-name="ce1">
            <text:p>Complaints resolution - percentage clos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IRE - Advice Issue Reporting and Elligibility</text:p>
          </table:table-cell>
          <table:table-cell office:value-type="string" table:style-name="ce1">
            <text:p>Migrant Help T/A Migrant Help</text:p>
          </table:table-cell>
          <table:table-cell office:value-type="string" table:style-name="ce1">
            <text:p>Completion and Submission of S95 Eligibility Documentation</text:p>
          </table:table-cell>
          <table:table-cell office:value-type="string" table:style-name="ce1">
            <text:p>5 days</text:p>
          </table:table-cell>
          <table:table-cell office:value-type="string" table:style-name="ce1">
            <text:p>Inadequate</text:p>
          </table:table-cell>
          <table:table-cell office:value-type="string" table:style-name="ce1">
            <text:p>All organisation supporting asylum seekers have been significantly impacted by unprecedented asylum intake. It is acknowledged that the performance is outside the KPI, however this is being addressed through a structured remedial pla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EYH</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EYH</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EYH</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I</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I</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I</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cotland</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cotland</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cotland</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W</text:p>
          </table:table-cell>
          <table:table-cell office:value-type="string" table:style-name="ce1">
            <text:p>SERCO LT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W</text:p>
          </table:table-cell>
          <table:table-cell office:value-type="string" table:style-name="ce1">
            <text:p>SERCO LT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W</text:p>
          </table:table-cell>
          <table:table-cell office:value-type="string" table:style-name="ce1">
            <text:p>SERCO LT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Disposal, Destruction and Recycling of Waste (Seized Goods)</text:p>
          </table:table-cell>
          <table:table-cell office:value-type="string" table:style-name="ce1">
            <text:p>BIFFA WASTE SERVICES LIMITED</text:p>
          </table:table-cell>
          <table:table-cell office:value-type="string" table:style-name="ce1">
            <text:p>Disposal of Risk Category A Waste - The Supplier to commence disposal of a Risk Category A Waste Loads immediately following receipt of the Load at the Licensed Disposal Si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Disposal, Destruction and Recycling of Waste (Seized Goods)</text:p>
          </table:table-cell>
          <table:table-cell office:value-type="string" table:style-name="ce1">
            <text:p>BIFFA WASTE SERVICES LIMITED</text:p>
          </table:table-cell>
          <table:table-cell office:value-type="string" table:style-name="ce1">
            <text:p>Disposal of Risk Category B Waste - The Supplier to complete disposal of a Risk Category B Waste Load within 8 Working Hours following receipt of the Load at the Licensed Disposal Si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Disposal, Destruction and Recycling of Waste (Seized Goods)</text:p>
          </table:table-cell>
          <table:table-cell office:value-type="string" table:style-name="ce1">
            <text:p>BIFFA WASTE SERVICES LIMITED</text:p>
          </table:table-cell>
          <table:table-cell office:value-type="string" table:style-name="ce1">
            <text:p>Disposal of Risk Category C Waste - The Supplier to complete disposal of a Risk Category C Waste Load within 16 Working Hours following receipt of the Load at the Licensed Disposal Si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number-rows-repeated="3"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Dungavel House IRC[AutoRenew]</text:p>
          </table:table-cell>
          <table:table-cell office:value-type="string" table:style-name="ce1">
            <text:p>MITIE CARE &amp; CUSTODY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etworks Capability Supplier</text:p>
          </table:table-cell>
          <table:table-cell office:value-type="string" table:style-name="ce1">
            <text:p>SPECIALIST COMPUTER CENTRES PLC</text:p>
          </table:table-cell>
          <table:table-cell office:value-type="string" table:style-name="ce1">
            <text:p>During the design of a transition plan a series of milestones will be identified, agreed and suitable dates assigned to them. The metric will record the percentage of key dates met within the agreed service level.<text:s/></text:p>
          </table:table-cell>
          <table:table-cell office:value-type="string" table:style-name="ce1">
            <text:p>&lt;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etworks Capability Supplier</text:p>
          </table:table-cell>
          <table:table-cell office:value-type="string" table:style-name="ce1">
            <text:p>SPECIALIST COMPUTER CENTRES PLC</text:p>
          </table:table-cell>
          <table:table-cell office:value-type="string" table:style-name="ce1">
            <text:p>Forecasting accuracy and the reliability of cost estimates</text:p>
          </table:table-cell>
          <table:table-cell office:value-type="string" table:style-name="ce1">
            <text:p>&l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etworks Capability Supplier</text:p>
          </table:table-cell>
          <table:table-cell office:value-type="string" table:style-name="ce1">
            <text:p>SPECIALIST COMPUTER CENTRES PLC</text:p>
          </table:table-cell>
          <table:table-cell office:value-type="string" table:style-name="ce1">
            <text:p>SCC will agree to produce a statement of work within 15 days of a request providing there is adequate access to stakeholders and other dependencies.</text:p>
          </table:table-cell>
          <table:table-cell office:value-type="string" table:style-name="ce1">
            <text:p>&gt; =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roc560 - Framework Engineering</text:p>
          </table:table-cell>
          <table:table-cell office:value-type="string" table:style-name="ce1">
            <text:p>MASTEK (UK) LTD</text:p>
          </table:table-cell>
          <table:table-cell office:value-type="string" table:style-name="ce1">
            <text:p>Code Coverage</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roc560 - Framework Engineering</text:p>
          </table:table-cell>
          <table:table-cell office:value-type="string" table:style-name="ce1">
            <text:p>MASTEK (UK) LTD</text:p>
          </table:table-cell>
          <table:table-cell office:value-type="string" table:style-name="ce1">
            <text:p>Deployments to AUTOSIT Per Sprint</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roc560 - Framework Engineering</text:p>
          </table:table-cell>
          <table:table-cell office:value-type="string" table:style-name="ce1">
            <text:p>MASTEK (UK) LTD</text:p>
          </table:table-cell>
          <table:table-cell office:value-type="string" table:style-name="ce1">
            <text:p>PRP1/PRP4 - <text:s/>Test failures per Sprint</text:p>
          </table:table-cell>
          <table:table-cell office:value-type="string" table:style-name="ce1">
            <text:p>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AS Services Agreement</text:p>
          </table:table-cell>
          <table:table-cell office:value-type="string" table:style-name="ce1">
            <text:p>Leonardo MW Ltd</text:p>
          </table:table-cell>
          <table:table-cell office:value-type="string" table:style-name="ce1">
            <text:p>Availability in the Production Environment: <text:s/>The percentage of time over a monthly period that the Services, as defined within Schedule 2, are Availab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AS Services Agreement</text:p>
          </table:table-cell>
          <table:table-cell office:value-type="string" table:style-name="ce1">
            <text:p>Leonardo MW Ltd</text:p>
          </table:table-cell>
          <table:table-cell office:value-type="string" table:style-name="ce1">
            <text:p>Priority 1 Incident Resolution for Production &amp; Reference environments. The percentage of priority 1 incidents reported to the Supplier over a monthly period that are resolved within 4 hours during Core Hours and 6 hours during Extended Hours, as measured within the Authority’s IT Service Management Toolse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AS Services Agreement</text:p>
          </table:table-cell>
          <table:table-cell office:value-type="string" table:style-name="ce1">
            <text:p>Leonardo MW Ltd</text:p>
          </table:table-cell>
          <table:table-cell office:value-type="string" table:style-name="ce1">
            <text:p>Priority 1 Incident Response for Production &amp; Reference environments. The percentage of priority 1 incidents reported to the Supplier over a monthly period that are responded to within 30 minutes for Production &amp; Reference environments, as measured within the Authority’s IT Service Management Toolse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olice National Database (PND) 2[AutoRenew]</text:p>
          </table:table-cell>
          <table:table-cell office:value-type="string" table:style-name="ce1">
            <text:p>CGI UK IT</text:p>
          </table:table-cell>
          <table:table-cell office:value-type="string" table:style-name="ce1">
            <text:p>A1 PND Critical Service Availability (Live Environment) - % availability of Critical Services affected by Severity Level 1 or 2 Incidents</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olice National Database (PND) 2[AutoRenew]</text:p>
          </table:table-cell>
          <table:table-cell office:value-type="string" table:style-name="ce1">
            <text:p>CGI UK IT</text:p>
          </table:table-cell>
          <table:table-cell office:value-type="string" table:style-name="ce1">
            <text:p>A4 PND Service Availability (Training Environment) % availability of Services affected by Severity Level 1 or 2 Incidents</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olice National Database (PND) 2[AutoRenew]</text:p>
          </table:table-cell>
          <table:table-cell office:value-type="string" table:style-name="ce1">
            <text:p>CGI UK IT</text:p>
          </table:table-cell>
          <table:table-cell office:value-type="string" table:style-name="ce1">
            <text:p>P1 PND Search Performance - Timeliness of Search Service Response Category: Unique Search; Simple Search; and Complex Searc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101 Single Non Emergency Helpline</text:p>
          </table:table-cell>
          <table:table-cell office:value-type="string" table:style-name="ce1">
            <text:p>VODAFONE LTD</text:p>
          </table:table-cell>
          <table:table-cell office:value-type="string" table:style-name="ce1">
            <text:p>Call directed to police system</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101 Single Non Emergency Helpline</text:p>
          </table:table-cell>
          <table:table-cell office:value-type="string" table:style-name="ce1">
            <text:p>VODAFONE LTD</text:p>
          </table:table-cell>
          <table:table-cell office:value-type="string" table:style-name="ce1">
            <text:p>Incident Resolution within service level agreement</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101 Single Non Emergency Helpline</text:p>
          </table:table-cell>
          <table:table-cell office:value-type="string" table:style-name="ce1">
            <text:p>VODAFONE LTD</text:p>
          </table:table-cell>
          <table:table-cell office:value-type="string" table:style-name="ce1">
            <text:p>Platform availability (24/7/365)</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VF Worldwide Holdings Ltd</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VF Worldwide Holdings Ltd</text:p>
          </table:table-cell>
          <table:table-cell office:value-type="string" table:style-name="ce1">
            <text:p>Appointment Turnaround time : average time in minutes for customers to be serviced/processed</text:p>
          </table:table-cell>
          <table:table-cell office:value-type="string" table:style-name="ce1">
            <text:p>&lt;=45 mi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VF Worldwide Holdings Ltd</text:p>
          </table:table-cell>
          <table:table-cell office:value-type="string" table:style-name="ce1">
            <text:p>Complaints Management : percentage of complaints reviewed, declared and acknowledged within 10 working day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Teleperformance Ltd</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Teleperformance Ltd</text:p>
          </table:table-cell>
          <table:table-cell office:value-type="string" table:style-name="ce1">
            <text:p>Appointment Turnaround time : average time in minutes for customers to be serviced/processed</text:p>
          </table:table-cell>
          <table:table-cell office:value-type="string" table:style-name="ce1">
            <text:p>&lt;=45 mi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Teleperformance Ltd</text:p>
          </table:table-cell>
          <table:table-cell office:value-type="string" table:style-name="ce1">
            <text:p>Complaints Management : percentage of complaints reviewed, declared and acknowledged within 10 working day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MEE</text:p>
          </table:table-cell>
          <table:table-cell office:value-type="string" table:style-name="ce1">
            <text:p>SERCO LT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MEE</text:p>
          </table:table-cell>
          <table:table-cell office:value-type="string" table:style-name="ce1">
            <text:p>SERCO LT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MEE</text:p>
          </table:table-cell>
          <table:table-cell office:value-type="string" table:style-name="ce1">
            <text:p>SERCO LT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Front End Services UK</text:p>
          </table:table-cell>
          <table:table-cell office:value-type="string" table:style-name="ce1">
            <text:p>SOPRA STERIA LTD</text:p>
          </table:table-cell>
          <table:table-cell office:value-type="string" table:style-name="ce1">
            <text:p>Biometric Capture Process - Percentage of data from the Biometric Capture Event transferred to the Authority by 23:59 on the day the appointment took place (or within 1 hour of appointment conclusion for Priority Services)</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Front End Services UK</text:p>
          </table:table-cell>
          <table:table-cell office:value-type="string" table:style-name="ce1">
            <text:p>SOPRA STERIA LTD</text:p>
          </table:table-cell>
          <table:table-cell office:value-type="string" table:style-name="ce1">
            <text:p>Complaints process - Number of Substantiated Complaints still to be resolved after twenty (20) working days of the Customer complaint.</text:p>
          </table:table-cell>
          <table:table-cell office:value-type="string" table:style-name="ce1">
            <text:p>1 in 70 = 1.4%</text:p>
            <text:p>1 in 45 = 2.22%</text:p>
            <text:p>1 in 22 = 4.5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Haulage and Storage (H&amp;S)</text:p>
          </table:table-cell>
          <table:table-cell office:value-type="string" table:style-name="ce1">
            <text:p>GXO Logistics UK Limited</text:p>
          </table:table-cell>
          <table:table-cell office:value-type="string" table:style-name="ce1">
            <text:p>Planned Service - Attend at the relevant pick up point to collect and deliver all types of Seized Goods within 15 minutes of the agreed time for the planned service.</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Haulage and Storage (H&amp;S)</text:p>
          </table:table-cell>
          <table:table-cell office:value-type="string" table:style-name="ce1">
            <text:p>GXO Logistics UK Limited</text:p>
          </table:table-cell>
          <table:table-cell office:value-type="string" table:style-name="ce1">
            <text:p>Rapid Response Service - respond to the SR and be on site ready to deliver the relevant rapid response service within 5 hours regardless of location within UK / NI.</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Haulage and Storage (H&amp;S)</text:p>
          </table:table-cell>
          <table:table-cell office:value-type="string" table:style-name="ce1">
            <text:p>GXO Logistics UK Limited</text:p>
          </table:table-cell>
          <table:table-cell office:value-type="string" table:style-name="ce1">
            <text:p>Stand-by Service - Position stand-by vehicles so they can reach the point of seizure within one hour of being notified to attend.</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Police 2023/26</text:p>
          </table:table-cell>
          <table:table-cell office:value-type="string" table:style-name="ce1">
            <text:p>AIRWAVE SOLUTIONS LTD</text:p>
          </table:table-cell>
          <table:table-cell office:value-type="string" table:style-name="ce1">
            <text:p>GBNR Service Availability - A percentage measure of the availability of specific parts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Police 2023/26</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Police 2023/26</text:p>
          </table:table-cell>
          <table:table-cell office:value-type="string" table:style-name="ce1">
            <text:p>AIRWAVE SOLUTIONS LTD</text:p>
          </table:table-cell>
          <table:table-cell office:value-type="string" table:style-name="ce1">
            <text:p>Supplier Network Management Centre Help Desk - Call answering within 15 seconds</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Firelink 2006/26</text:p>
          </table:table-cell>
          <table:table-cell office:value-type="string" table:style-name="ce1">
            <text:p>AIRWAVE SOLUTIONS LTD</text:p>
          </table:table-cell>
          <table:table-cell office:value-type="string" table:style-name="ce1">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Firelink 2006/26</text:p>
          </table:table-cell>
          <table:table-cell office:value-type="string" table:style-name="ce1">
            <text:p>AIRWAVE SOLUTIONS LTD</text:p>
          </table:table-cell>
          <table:table-cell office:value-type="string" table:style-name="ce1">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Firelink 2006/26</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style-name="ce1"/>
        </table:table-row>
        <table:table-row table:number-rows-repeated="3"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Heathrow</text:p>
          </table:table-cell>
          <table:table-cell office:value-type="string" table:style-name="ce1">
            <text:p>MITIE CARE &amp; CUSTODY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style-name="ce1"/>
        </table:table-row>
        <table:table-row table:number-rows-repeated="3"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Yarl's Wood</text:p>
          </table:table-cell>
          <table:table-cell office:value-type="string" table:style-name="ce1">
            <text:p>SERCO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style-name="ce1"/>
        </table:table-row>
        <table:table-row table:number-rows-repeated="3"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Escorting Services</text:p>
          </table:table-cell>
          <table:table-cell office:value-type="string" table:style-name="ce1">
            <text:p>MITIE CARE &amp; CUSTODY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International (DHL)</text:p>
          </table:table-cell>
          <table:table-cell office:value-type="string" table:style-name="ce1">
            <text:p>DHL GLOBAL FORWARDING UK LTD</text:p>
          </table:table-cell>
          <table:table-cell office:value-type="string" table:style-name="ce1">
            <text:p>KPI relating to Damage. The Supplier will pay the Organisation £100 per Item, where the SL has not been me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International (DHL)</text:p>
          </table:table-cell>
          <table:table-cell office:value-type="string" table:style-name="ce1">
            <text:p>DHL GLOBAL FORWARDING UK LTD</text:p>
          </table:table-cell>
          <table:table-cell office:value-type="string" table:style-name="ce1">
            <text:p>KPI relating to Loss and Theft.  The Supplier will pay the Organisation £250 per Item, where the SL has not been me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International (DHL)</text:p>
          </table:table-cell>
          <table:table-cell office:value-type="string" table:style-name="ce1">
            <text:p>DHL GLOBAL FORWARDING UK LTD</text:p>
          </table:table-cell>
          <table:table-cell office:value-type="string" table:style-name="ce1">
            <text:p>This KPI measures delivery &amp; redelivery (both inbound &amp; outbound) of all packages within 7 working days with a 99.75% target. The Supplier will pay the Organisation a Service Credit equating to the amount of the cost of the delivery service, for each item where the SLA is not met.</text:p>
          </table:table-cell>
          <table:table-cell office:value-type="string" table:style-name="ce1">
            <text:p>99.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GRO 48 hour deli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HMPO 24 hour delivery</text:p>
          </table:table-cell>
          <table:table-cell office:value-type="string" table:style-name="ce1">
            <text:p>99.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HMPO 48 hour delivery</text:p>
          </table:table-cell>
          <table:table-cell office:value-type="string" table:style-name="ce1">
            <text:p>99.75%</text:p>
          </table:table-cell>
          <table:table-cell office:value-type="string" table:style-name="ce1">
            <text:p>Inadequate</text:p>
          </table:table-cell>
          <table:table-cell office:value-type="string" table:style-name="ce1">
            <text:p>The 48 hour Q4 service level was achieved in January and February however March performance fell slightly below SLA as a result of 1. FedEx accepting a higher number of items above network capacity to assist HMPO and 2. a single non-FedEx IT outag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UKVI 48 hour deli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Developing Command Post Exercises (CPXs) for Surrogate Warfare : Proj HANNIBAL</text:p>
          </table:table-cell>
          <table:table-cell office:value-type="string" table:style-name="ce1">
            <text:p>BABCOCK LAND LIMITED</text:p>
          </table:table-cell>
          <table:table-cell office:value-type="string" table:style-name="ce1">
            <text:p>KPI1 - Delivery of Management Services</text:p>
          </table:table-cell>
          <table:table-cell office:value-type="string" table:style-name="ce1">
            <text:p>At all times the Supplier provides updated plans and reports, point of contact service, a sufficient and suitably qualified Contract Management Team, SME support for Event Planning and Technical Writers for Event Planning, in accordance with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Developing Command Post Exercises (CPXs) for Surrogate Warfare : Proj HANNIBAL</text:p>
          </table:table-cell>
          <table:table-cell office:value-type="string" table:style-name="ce1">
            <text:p>BABCOCK LAND LIMITED</text:p>
          </table:table-cell>
          <table:table-cell office:value-type="string" table:style-name="ce1">
            <text:p>KPI 2 - Delivery of Events in accordance with the agreed plan<text:s/></text:p>
          </table:table-cell>
          <table:table-cell office:value-type="string" table:style-name="ce1">
            <text:p>The Supplier provides Management Support, Training Support, and delivery of all Events (except for provision of numbers (4.5.1) and/or provision of transport (4.5.2), where this has no impact on other seria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AESAS - 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Aircraft Engineering Service Delivery;</text:p>
          </table:table-cell>
          <table:table-cell office:value-type="string" table:style-name="ce1">
            <text:p>100 percent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AESAS - 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Safety</text:p>
          </table:table-cell>
          <table:table-cell office:value-type="string" table:style-name="ce1">
            <text:p>100 percent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AESAS - 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Training Delivery</text:p>
          </table:table-cell>
          <table:table-cell office:value-type="string" table:style-name="ce1">
            <text:p>100 percent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PMAP/0097 - Aviation Support to British Forces Cyprus</text:p>
          </table:table-cell>
          <table:table-cell office:value-type="string" table:style-name="ce1">
            <text:p>F B HELISERVICES LTD</text:p>
          </table:table-cell>
          <table:table-cell office:value-type="string" table:style-name="ce1">
            <text:p>KPI 1 refers to provision of the task line(s) in Cyprus. The intention of KPI 1 is to focus the Contractor’s behaviour on effectively managing and maintaining the fleet to ensure aircraft availability, in the correct configuration, pursuant to the Statement of Requirement</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DSOM Implementation</text:p>
          </table:table-cell>
          <table:table-cell office:value-type="string" table:style-name="ce1">
            <text:p>KPMG LLP</text:p>
          </table:table-cell>
          <table:table-cell office:value-type="string" table:style-name="ce1">
            <text:p>Key Milestones and deliverables:</text:p>
            <text:p>The Contractor shall submit for approval relevant deliverables set out in the Task Authorisation Form (TAF) within a timeframe agreed with the nominated Project Lead<text:s/></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DSOM Implementation</text:p>
          </table:table-cell>
          <table:table-cell office:value-type="string" table:style-name="ce1">
            <text:p>KPMG LLP</text:p>
          </table:table-cell>
          <table:table-cell office:value-type="string" table:style-name="ce1">
            <text:p>Meetings &amp; Reports:</text:p>
            <text:p>The Contractor shall submit a monthly progress report within 5 business days prior to the monthly programme board meeting to the nominated Project Manager and Commercial Officer.</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DSOM Implementation</text:p>
          </table:table-cell>
          <table:table-cell office:value-type="string" table:style-name="ce1">
            <text:p>KPMG LLP</text:p>
          </table:table-cell>
          <table:table-cell office:value-type="string" table:style-name="ce1">
            <text:p>Project / Technical Support:</text:p>
            <text:p>The Contractor shall provide initial response or acknowledgement of receipt the Authorities request for Project / Technical Support within 10 business days of receipt (either by telephone or email). The Contractor shall provide a response to support marked as urgent within 2 business days of receipt or as otherwise agreed with the Authority’s appointed PM</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Brize Support Contract BSC)</text:p>
          </table:table-cell>
          <table:table-cell office:value-type="string" table:style-name="ce1">
            <text:p>SERCO LIMITED</text:p>
          </table:table-cell>
          <table:table-cell office:value-type="string" table:style-name="ce1">
            <text:p>Contractor Behaviours.<text:s/></text:p>
          </table:table-cell>
          <table:table-cell office:value-type="string" table:style-name="ce1">
            <text:p><text:s/>greater than 50 % of questionnaires received within 10 days &amp; majority 'Strongly Agree' or 'Agre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Brize Support Contract BSC)</text:p>
          </table:table-cell>
          <table:table-cell office:value-type="string" table:style-name="ce1">
            <text:p>SERCO LIMITED</text:p>
          </table:table-cell>
          <table:table-cell office:value-type="string" table:style-name="ce1">
            <text:p>Sustained, timely and effective provision of supplier enabling services</text:p>
          </table:table-cell>
          <table:table-cell office:value-type="string" table:style-name="ce1">
            <text:p>Greater than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UEW/011 - Procurement and Availability In-Service Support of DE Equipment</text:p>
          </table:table-cell>
          <table:table-cell office:value-type="string" table:style-name="ce1">
            <text:p>JFD LIMITED</text:p>
          </table:table-cell>
          <table:table-cell office:value-type="string" table:style-name="ce1">
            <text:p>Contractor Management Activities<text:s/></text:p>
          </table:table-cell>
          <table:table-cell office:value-type="string" table:style-name="ce1">
            <text:p>Green Performance Level for one or more of PIs 2.1 and 2.2, with no Red Performance Leve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UEW/011 - Procurement and Availability In-Service Support of DE Equipment</text:p>
          </table:table-cell>
          <table:table-cell office:value-type="string" table:style-name="ce1">
            <text:p>JFD LIMITED</text:p>
          </table:table-cell>
          <table:table-cell office:value-type="string" table:style-name="ce1">
            <text:p>Service Delivery for Availability</text:p>
          </table:table-cell>
          <table:table-cell office:value-type="string" table:style-name="ce1">
            <text:p>Green Performance Level for two or more of Performance Indicators 1.1, 1,2 and 1.3, with no Red Performance Leve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UEW/011 - Procurement and Availability In-Service Support of DE Equipment</text:p>
          </table:table-cell>
          <table:table-cell office:value-type="string" table:style-name="ce1">
            <text:p>JFD LIMITED</text:p>
          </table:table-cell>
          <table:table-cell office:value-type="string" table:style-name="ce1">
            <text:p>Technical Support</text:p>
          </table:table-cell>
          <table:table-cell office:value-type="string" table:style-name="ce1">
            <text:p>Green Performance Level for two or more of PIs 3.1, 3.2 and 3.3, with no Red Performance Leve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Compliance with Performance Standards necessary to maintain LEXCEL accreditation.<text:s/></text:p>
          </table:table-cell>
          <table:table-cell office:value-type="string" table:style-name="ce1">
            <text:p>Compliance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To demonstrate how value for money has been achieved in the delivery of the contract, including efforts to explore continuous improvement / business performance.<text:s/></text:p>
          </table:table-cell>
          <table:table-cell office:value-type="string" table:style-name="ce1">
            <text:p>Value for Money demonstrat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To minimise the MPDs Legal Costs, both Claimant and Defendant, through effective case management and seek to maximise potential recoveries.<text:s/></text:p>
          </table:table-cell>
          <table:table-cell office:value-type="string" table:style-name="ce1">
            <text:p>Legal costs minimi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All orders for British monographs that are in print are to be supplied within 6 weeks</text:p>
          </table:table-cell>
          <table:table-cell office:value-type="string" table:style-name="ce1">
            <text:p>All orders supplied within 6 week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The Contractor must endeavour to obtain early notice of any supply problems and must inform the appropriate Demanding Officer within 3 working days</text:p>
          </table:table-cell>
          <table:table-cell office:value-type="string" table:style-name="ce1">
            <text:p>Supply problems notified within 3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The Contractor must initiate all orders within three working days of receipt</text:p>
          </table:table-cell>
          <table:table-cell office:value-type="string" table:style-name="ce1">
            <text:p>Greater than 95 Percent less than 3 week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EMTC2 2021</text:p>
          </table:table-cell>
          <table:table-cell office:value-type="string" table:style-name="ce1">
            <text:p>BABCOCK LAND DEFENCE LIMITED</text:p>
          </table:table-cell>
          <table:table-cell office:value-type="string" table:style-name="ce1">
            <text:p>Contractor provided training delivery (HMS Sultan)</text:p>
          </table:table-cell>
          <table:table-cell office:value-type="string" table:style-name="ce1">
            <text:p>99 percent or more of Contractor periods delivered in accordance with the agreed Training Schedule within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EMTC2 2021</text:p>
          </table:table-cell>
          <table:table-cell office:value-type="string" table:style-name="ce1">
            <text:p>BABCOCK LAND DEFENCE LIMITED</text:p>
          </table:table-cell>
          <table:table-cell office:value-type="string" table:style-name="ce1">
            <text:p>Contractor provided training delivery (MOD Lyneham)</text:p>
          </table:table-cell>
          <table:table-cell office:value-type="string" table:style-name="ce1">
            <text:p>99 percent or more of Contractor periods delivered in accordance with the agreed Training Schedule within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EMTC2 2021</text:p>
          </table:table-cell>
          <table:table-cell office:value-type="string" table:style-name="ce1">
            <text:p>BABCOCK LAND DEFENCE LIMITED</text:p>
          </table:table-cell>
          <table:table-cell office:value-type="string" table:style-name="ce1">
            <text:p>Training Documentation Upkeep and Maintenance</text:p>
          </table:table-cell>
          <table:table-cell office:value-type="string" table:style-name="ce1">
            <text:p>95 percent or more of courses for which the Contractor has responsibility are reviewed in accordance with the Document Upkeep Plan during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WILTON Capability Project</text:p>
          </table:table-cell>
          <table:table-cell office:value-type="string" table:style-name="ce1">
            <text:p>ATLAS ELEKTRONIK UK LIMITED</text:p>
          </table:table-cell>
          <table:table-cell office:value-type="string" table:style-name="ce1">
            <text:p>Level 3 and 4 maintenance</text:p>
          </table:table-cell>
          <table:table-cell office:value-type="string" table:style-name="ce1">
            <text:p>Maintenance task(s) completed on or ahead of the agreed maintenance schedul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WILTON Capability Project</text:p>
          </table:table-cell>
          <table:table-cell office:value-type="string" table:style-name="ce1">
            <text:p>ATLAS ELEKTRONIK UK LIMITED</text:p>
          </table:table-cell>
          <table:table-cell office:value-type="string" table:style-name="ce1">
            <text:p>Response to request for Technical Support</text:p>
          </table:table-cell>
          <table:table-cell office:value-type="string" table:style-name="ce1">
            <text:p>Request(s) for technical support resolved within 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Assessment- Contractor <text:s/>provides assessments as per agreed Assessment Specification (Aspecs)</text:p>
          </table:table-cell>
          <table:table-cell office:value-type="string" table:style-name="ce1">
            <text:p>99 % of Learning Specification (Lspec) learning point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Lesson content- Contractor teaches material as per agreed Learning Specification (Lspec)</text:p>
          </table:table-cell>
          <table:table-cell office:value-type="string" table:style-name="ce1">
            <text:p>99 % of Learning Specification (Lspec) learning point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Upkeep of Technology enhanced learning (TEL) materials on Virtual learning environment (VLE) - Contractor maintain VLE material as per agreed Technology Enhanced Learning Specification (TELLSpec)</text:p>
          </table:table-cell>
          <table:table-cell office:value-type="string" table:style-name="ce1">
            <text:p>99 % of Technology Enhanced Learning Specification (TELLSpec) material populated on Local Research Network (LRN) VL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OIP/0046-MP - Manufacture and In-Service Support</text:p>
          </table:table-cell>
          <table:table-cell office:value-type="string" table:style-name="ce1">
            <text:p>W F E L LTD</text:p>
          </table:table-cell>
          <table:table-cell office:value-type="string" table:style-name="ce1">
            <text:p>Completion times for repair and Post Design Services tasks</text:p>
          </table:table-cell>
          <table:table-cell office:value-type="string" table:style-name="ce1">
            <text:p>all repair and Post Design Services tasks completed within agreed timefra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OIP/0046-MP - Manufacture and In-Service Support</text:p>
          </table:table-cell>
          <table:table-cell office:value-type="string" table:style-name="ce1">
            <text:p>W F E L LTD</text:p>
          </table:table-cell>
          <table:table-cell office:value-type="string" table:style-name="ce1">
            <text:p>Management Reporting - provision of monthly report by the penultimate business day of each month</text:p>
          </table:table-cell>
          <table:table-cell office:value-type="string" table:style-name="ce1">
            <text:p>all reports delivered on tim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OIP/0046-MP - Manufacture and In-Service Support</text:p>
          </table:table-cell>
          <table:table-cell office:value-type="string" table:style-name="ce1">
            <text:p>W F E L LTD</text:p>
          </table:table-cell>
          <table:table-cell office:value-type="string" table:style-name="ce1">
            <text:p>Provision of Quotations for Tasking Forms</text:p>
          </table:table-cell>
          <table:table-cell office:value-type="string" table:style-name="ce1">
            <text:p>all quotations provided within 10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Accelerated Spinal Surgical interventions performed within 2 weeks</text:p>
          </table:table-cell>
          <table:table-cell office:value-type="string" table:style-name="ce1">
            <text:p>95 percent</text:p>
          </table:table-cell>
          <table:table-cell office:value-type="string" table:style-name="ce1">
            <text:p>Inadequate</text:p>
          </table:table-cell>
          <table:table-cell office:value-type="string" table:style-name="ce1">
            <text:p>The reason for the KPI 5a being below 95% was due to Spire Cardiff Hospital receiving 3 referrals from RRU St Athan on the first 2 working days of 2022. With the Christmas break and prevalence of Covid during January (causing staff absence) our surgery waiting times increased as a result, however the 3 patients were treated within 9 weeks (so only breached by 1 week). Holidays and Covid outbreaks will always impact our turnaround times so there is little we can do to mitigate delays in the current health climate. It should be noted however that referrals for spinal surgery for the remaining quarter were completed within the 8 week timescale</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All patients referred for imaging must have the diagnostic image performed, reported, and the results to be received by the referring Multi-disciplinary Injury Assessment Clinic (MIAC) within 10 working days of referral</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Orthopaedic Surgery referrals to be performed within 6 week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SUPPLY OF GROUND FUELS</text:p>
          </table:table-cell>
          <table:table-cell office:value-type="string" table:style-name="ce1">
            <text:p>HELLENIC PETROLEUM CYPRUS LTD</text:p>
          </table:table-cell>
          <table:table-cell office:value-type="string" table:style-name="ce1">
            <text:p>Fuel delivered is of consistent volume to that of fuel ordered. <text:s/>Count of loads achieving the ordered volume as a percentage of total deliverie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SUPPLY OF GROUND FUELS</text:p>
          </table:table-cell>
          <table:table-cell office:value-type="string" table:style-name="ce1">
            <text:p>HELLENIC PETROLEUM CYPRUS LTD</text:p>
          </table:table-cell>
          <table:table-cell office:value-type="string" table:style-name="ce1">
            <text:p>Fuel is consistent with Joint Services Publication (JSP) 317. <text:s/>Fuel will be tested after handover by a representative of the Authority. <text:s/>Count of loads passing the quality assurance check as a percentage of total deliveri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SUPPLY OF GROUND FUELS</text:p>
          </table:table-cell>
          <table:table-cell office:value-type="string" table:style-name="ce1">
            <text:p>HELLENIC PETROLEUM CYPRUS LTD</text:p>
          </table:table-cell>
          <table:table-cell office:value-type="string" table:style-name="ce1">
            <text:p>Road delivered fuel - deliveries are made within 48 hours from the time of the order and within receipt times in accordance with the terms of the Contract. <text:s/>Retrospective comparison of Order date and time against delivery date sourced from the Contractor's management information and supporting consignment notes and delivery request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UEW/012 - DLS-R Procurement and Reliability In-Service Support of Diving Support Equipment</text:p>
          </table:table-cell>
          <table:table-cell office:value-type="string" table:style-name="ce1">
            <text:p>NORTHERN DIVER (INTERNATIONAL) LTD</text:p>
          </table:table-cell>
          <table:table-cell office:value-type="string" table:style-name="ce1">
            <text:p>Documents Supplied</text:p>
          </table:table-cell>
          <table:table-cell office:value-type="string" table:style-name="ce1">
            <text:p>Response provided:</text:p>
            <text:p>1. within 5 or fewer Working Days for all monthly documentation, including PM Dashboards and all documents (Schedule etc). Any further requests from the Authority for documents supplied in relation to safety documentation, technical queries and/or material or equipment shortcomings/defects.<text:s/></text:p>
            <text:p>2. Within 2 or fewer days for safety related documentation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UEW/012 - DLS-R Procurement and Reliability In-Service Support of Diving Support Equipment</text:p>
          </table:table-cell>
          <table:table-cell office:value-type="string" table:style-name="ce1">
            <text:p>NORTHERN DIVER (INTERNATIONAL) LTD</text:p>
          </table:table-cell>
          <table:table-cell office:value-type="string" table:style-name="ce1">
            <text:p>Equipment repair delivered past required date</text:p>
          </table:table-cell>
          <table:table-cell office:value-type="string" table:style-name="ce1">
            <text:p>All equipment Repairs (Master Equipment and Items) delivered on time. (Gree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UEW/012 - DLS-R Procurement and Reliability In-Service Support of Diving Support Equipment</text:p>
          </table:table-cell>
          <table:table-cell office:value-type="string" table:style-name="ce1">
            <text:p>NORTHERN DIVER (INTERNATIONAL) LTD</text:p>
          </table:table-cell>
          <table:table-cell office:value-type="string" table:style-name="ce1">
            <text:p>Spares delivered past required date</text:p>
          </table:table-cell>
          <table:table-cell office:value-type="string" table:style-name="ce1">
            <text:p>greater than 80 %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Support for Maritime Secret and Above Secret Operational ICT Domains</text:p>
          </table:table-cell>
          <table:table-cell office:value-type="string" table:style-name="ce1">
            <text:p>CARBON60 LIMITED</text:p>
          </table:table-cell>
          <table:table-cell office:value-type="string" table:style-name="ce1">
            <text:p>All Operational Deficiencies (OPDEFs) at Cat B2 and above to have a response to the issuing unit within 4 hours of receiving the notification.</text:p>
          </table:table-cell>
          <table:table-cell office:value-type="string" table:style-name="ce1">
            <text:p>Withi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Support for Maritime Secret and Above Secret Operational ICT Domains</text:p>
          </table:table-cell>
          <table:table-cell office:value-type="string" table:style-name="ce1">
            <text:p>CARBON60 LIMITED</text:p>
          </table:table-cell>
          <table:table-cell office:value-type="string" table:style-name="ce1">
            <text:p>All Operational Deficiencies (OPDEFs) at Cat C2 and below to have a response to the issuing unit within 24 business hours of receiving the notification.</text:p>
          </table:table-cell>
          <table:table-cell office:value-type="string" table:style-name="ce1">
            <text:p>Within 2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Support for Maritime Secret and Above Secret Operational ICT Domains</text:p>
          </table:table-cell>
          <table:table-cell office:value-type="string" table:style-name="ce1">
            <text:p>CARBON60 LIMITED</text:p>
          </table:table-cell>
          <table:table-cell office:value-type="string" table:style-name="ce1">
            <text:p>Ministry of Defence Computer Emergency Response Team (MODCERT) directives will be implemented for supported systems as directe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1 - Number of Aviation Reviews completed</text:p>
          </table:table-cell>
          <table:table-cell office:value-type="string" table:style-name="ce1">
            <text:p>Good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2 – Missed days/opportunities</text:p>
          </table:table-cell>
          <table:table-cell office:value-type="string" table:style-name="ce1">
            <text:p>Good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3 – Average number of days per Military Aviation Review</text:p>
          </table:table-cell>
          <table:table-cell office:value-type="string" table:style-name="ce1">
            <text:p>Good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SSP Programme Design and Implementation - Lot 2</text:p>
          </table:table-cell>
          <table:table-cell office:value-type="string" table:style-name="ce1">
            <text:p>PA CONSULTING SERVICES LTD</text:p>
          </table:table-cell>
          <table:table-cell office:value-type="string" table:style-name="ce1">
            <text:p>Credible and sustainable knowledge transfer to MOD resources</text:p>
          </table:table-cell>
          <table:table-cell office:value-type="string" table:style-name="ce1">
            <text:p>&gt;2 upskilling sessions monthly / no negative feedb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SSP Programme Design and Implementation - Lot 2</text:p>
          </table:table-cell>
          <table:table-cell office:value-type="string" table:style-name="ce1">
            <text:p>PA CONSULTING SERVICES LTD</text:p>
          </table:table-cell>
          <table:table-cell office:value-type="string" table:style-name="ce1">
            <text:p>Sustained, timely and effective provision of supplier enabling services</text:p>
          </table:table-cell>
          <table:table-cell office:value-type="string" table:style-name="ce1">
            <text:p>New posts are filled within 28 days of start date / No negative feedb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SSP Programme Design and Implementation - Lot 2</text:p>
          </table:table-cell>
          <table:table-cell office:value-type="string" table:style-name="ce1">
            <text:p>PA CONSULTING SERVICES LTD</text:p>
          </table:table-cell>
          <table:table-cell office:value-type="string" table:style-name="ce1">
            <text:p>Sustained provision of effective and beneficial insights from other sectors and organisations</text:p>
          </table:table-cell>
          <table:table-cell office:value-type="string" table:style-name="ce1">
            <text:p>&gt;2 insight sessions delivered within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Contractor Support to Chinook and Puma Force</text:p>
          </table:table-cell>
          <table:table-cell office:value-type="string" table:style-name="ce1">
            <text:p>MORSON HUMAN RESOURCES LIMITED</text:p>
          </table:table-cell>
          <table:table-cell office:value-type="string" table:style-name="ce1">
            <text:p>Deliver all outputs to expected quality.</text:p>
          </table:table-cell>
          <table:table-cell office:value-type="string" table:style-name="ce1">
            <text:p>No more than two (2) failures by the Contractor to deliver output to expected quality resulting in formal action via Quality Occurrence Report (Q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Contractor Support to Chinook and Puma Force</text:p>
          </table:table-cell>
          <table:table-cell office:value-type="string" table:style-name="ce1">
            <text:p>MORSON HUMAN RESOURCES LIMITED</text:p>
          </table:table-cell>
          <table:table-cell office:value-type="string" table:style-name="ce1">
            <text:p>Ensure Contractor personnel are Suitably Qualified Experienced Personnel (SQEP) appropriate to output type. </text:p>
          </table:table-cell>
          <table:table-cell office:value-type="string" table:style-name="ce1">
            <text:p>100 % of Contractor personnel are Suitably Qualified and Experienced Personnel (SQEP) in accordance with the Schedule of Requirements (SOR), and, MOD is consulted in the recruitment of 100 % of personnel.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Contractor Support to Chinook and Puma Force</text:p>
          </table:table-cell>
          <table:table-cell office:value-type="string" table:style-name="ce1">
            <text:p>MORSON HUMAN RESOURCES LIMITED</text:p>
          </table:table-cell>
          <table:table-cell office:value-type="string" table:style-name="ce1">
            <text:p>Full Participation in Contract governance in accordance with the Schedule of Requirements.. </text:p>
          </table:table-cell>
          <table:table-cell office:value-type="string" table:style-name="ce1">
            <text:p>No occurrences where the Contractor nominated attendees are not present at the governance meeting, OR associated governance reports are not submitted in accordance with the agreed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Problem acknowledgement: allowed average acknowledgement time 120 mins</text:p>
          </table:table-cell>
          <table:table-cell office:value-type="string" table:style-name="ce1">
            <text:p>above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Problem Analysis -average time allowed across problem categories</text:p>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Service (system) availability &gt;=99%</text:p>
          </table:table-cell>
          <table:table-cell office:value-type="string" table:style-name="ce1">
            <text:p>greater than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Course Delivery - Subcontractors to receive relevant briefing and all materials in advance of delivering a programm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Customer Service - Response time to routine or urgent enquiries within 24 hour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Staffing Guarantee – Every CV response from Capita must contain at least 50% sourced from within a 30 miles radius</text:p>
          </table:table-cell>
          <table:table-cell office:value-type="string" table:style-name="ce1">
            <text:p>5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Staffing Guarantee - Routine:Required CVs provided per post for course delivery (minimum of 2 CV's required per post)</text:p>
          </table:table-cell>
          <table:table-cell office:value-type="string" table:style-name="ce1">
            <text:p>95 percent</text:p>
          </table:table-cell>
          <table:table-cell office:value-type="string" table:style-name="ce1">
            <text:p>Inadequate</text:p>
          </table:table-cell>
          <table:table-cell office:value-type="string" table:style-name="ce1">
            <text:p>For 2 sifts, the supplier was unable to nominate more than 1 CV for either ord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eafox Mine Disposal Sys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Provision of deliverable reports</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eafox Mine Disposal Sys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Service Delivery</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eafox Mine Disposal Sys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Technical Support</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18 SCOPIC 2</text:p>
          </table:table-cell>
          <table:table-cell office:value-type="string" table:style-name="ce1">
            <text:p>CUBIC DEFENCE UK LTD.</text:p>
          </table:table-cell>
          <table:table-cell office:value-type="string" table:style-name="ce1">
            <text:p>Availability</text:p>
          </table:table-cell>
          <table:table-cell office:value-type="string" table:style-name="ce1">
            <text:p>0 service credi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18 SCOPIC 2</text:p>
          </table:table-cell>
          <table:table-cell office:value-type="string" table:style-name="ce1">
            <text:p>CUBIC DEFENCE UK LTD.</text:p>
          </table:table-cell>
          <table:table-cell office:value-type="string" table:style-name="ce1">
            <text:p>Management Information</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18 SCOPIC 2</text:p>
          </table:table-cell>
          <table:table-cell office:value-type="string" table:style-name="ce1">
            <text:p>CUBIC DEFENCE UK LTD.</text:p>
          </table:table-cell>
          <table:table-cell office:value-type="string" table:style-name="ce1">
            <text:p>Reliability</text:p>
          </table:table-cell>
          <table:table-cell office:value-type="string" table:style-name="ce1">
            <text:p>Nil</text:p>
          </table:table-cell>
          <table:table-cell office:value-type="string" table:style-name="ce1">
            <text:p>Good</text:p>
          </table:table-cell>
          <table:table-cell table:number-columns-repeated="16376" table:style-name="ce1"/>
        </table:table-row>
        <table:table-row table:number-rows-repeated="2"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cotland and Northern Ireland Region</text:p>
          </table:table-cell>
          <table:table-cell office:value-type="string" table:style-name="ce1">
            <text:p>MITIE LIMITED</text:p>
          </table:table-cell>
          <table:table-cell office:value-type="string" table:style-name="ce1">
            <text:p>Customer Satisfaction</text:p>
          </table:table-cell>
          <table:table-cell office:value-type="string" table:style-name="ce1">
            <text:p>Acceptable Level of Performance ALP = 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cotland and Northern Ireland Region</text:p>
          </table:table-cell>
          <table:table-cell office:value-type="string" table:style-name="ce1">
            <text:p>MITIE LIMITED</text:p>
          </table:table-cell>
          <table:table-cell office:value-type="string" table:style-name="ce1">
            <text:p>Statutory and Mandatory Compliance</text:p>
          </table:table-cell>
          <table:table-cell office:value-type="string" table:style-name="ce1">
            <text:p>Acceptable Level of Performance = <text:s/>9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cotland and Northern Ireland Region</text:p>
          </table:table-cell>
          <table:table-cell office:value-type="string" table:style-name="ce1">
            <text:p>MITIE LIMITED</text:p>
          </table:table-cell>
          <table:table-cell office:value-type="string" table:style-name="ce1">
            <text:p>Sustainability Improvement (Best Practice) Indicators</text:p>
          </table:table-cell>
          <table:table-cell office:value-type="string" table:style-name="ce1">
            <text:p>Acceptable Level of Performance ALP = <text:s/>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External Assistance to DADP</text:p>
          </table:table-cell>
          <table:table-cell office:value-type="string" table:style-name="ce1">
            <text:p>KPMG LLP</text:p>
          </table:table-cell>
          <table:table-cell office:value-type="string" table:style-name="ce1">
            <text:p>Deliverables not acceptable to authority in quarter</text:p>
          </table:table-cell>
          <table:table-cell office:value-type="string" table:style-name="ce1">
            <text:p>Less than 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External Assistance to DADP</text:p>
          </table:table-cell>
          <table:table-cell office:value-type="string" table:style-name="ce1">
            <text:p>KPMG LLP</text:p>
          </table:table-cell>
          <table:table-cell office:value-type="string" table:style-name="ce1">
            <text:p>Outputs delivered to agreed quality as set out in Tasking Orders with reference to the KURs</text:p>
          </table:table-cell>
          <table:table-cell office:value-type="string" table:style-name="ce1">
            <text:p>greater than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External Assistance to DADP</text:p>
          </table:table-cell>
          <table:table-cell office:value-type="string" table:style-name="ce1">
            <text:p>KPMG LLP</text:p>
          </table:table-cell>
          <table:table-cell office:value-type="string" table:style-name="ce1">
            <text:p>Outputs delivered within approved budge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MoD Commercial Delivery Partner (Comm DP)</text:p>
          </table:table-cell>
          <table:table-cell office:value-type="string" table:style-name="ce1">
            <text:p>TURNER &amp; TOWNSEND CONSULTING LIMITED</text:p>
          </table:table-cell>
          <table:table-cell office:value-type="string" table:style-name="ce1">
            <text:p>Deployment Type PAYE with a 10 Percent allowance for contractors - Delivery Against Deployed Resources Being PAYE Of The Supplier. There Is A 10 Percent Allowance For When A Specialist Is Required And A Contractor Is Sought Via The Prime Supplier (T&amp;T)</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MoD Commercial Delivery Partner (Comm DP)</text:p>
          </table:table-cell>
          <table:table-cell office:value-type="string" table:style-name="ce1">
            <text:p>TURNER &amp; TOWNSEND CONSULTING LIMITED</text:p>
          </table:table-cell>
          <table:table-cell office:value-type="string" table:style-name="ce1">
            <text:p>Reporting - Delivery Against Monthly, Quarterly Reporting Which Supports Kpi Data + Co Reporting Where Require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MoD Commercial Delivery Partner (Comm DP)</text:p>
          </table:table-cell>
          <table:table-cell office:value-type="string" table:style-name="ce1">
            <text:p>TURNER &amp; TOWNSEND CONSULTING LIMITED</text:p>
          </table:table-cell>
          <table:table-cell office:value-type="string" table:style-name="ce1">
            <text:p>Responsiveness to tasking - Delivery Against Deployment Of Resource Within The Agreed Service Level Agreement (Sla) Of 20 Days From Approved Task Order Form</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5-day response times after issue of Tasking request by the Authority</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Delivery of verbal report at quarterly review meeting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Suitably skilled and experienced personnel are deployed to the tasking</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17 Synthetic Training Services. Formerly referred to as FsASTC/000138. Parent CPA.</text:p>
          </table:table-cell>
          <table:table-cell office:value-type="string" table:style-name="ce1">
            <text:p>BOEING DEFENCE U K LTD</text:p>
          </table:table-cell>
          <table:table-cell office:value-type="string" table:style-name="ce1">
            <text:p>Delivery in accordance with the Training Plan</text:p>
          </table:table-cell>
          <table:table-cell office:value-type="string" table:style-name="ce1">
            <text:p>greater than or equal to 97 % of Training Courses finish to completion* on the schedul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 Delivery of Equipment readiness levels in accordance with the service definition specification</text:p>
          </table:table-cell>
          <table:table-cell office:value-type="string" table:style-name="ce1">
            <text:p>Delivery of the required number of Equipment at readin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Fulfilment of Equipment availability in accordance with the user demand profile specification</text:p>
          </table:table-cell>
          <table:table-cell office:value-type="string" table:style-name="ce1">
            <text:p>Equipment availability delivered in accordance with the user demand profi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Sustainment of Equipment delivered in accordance with Authority repairable demands as specified in service definition specification</text:p>
          </table:table-cell>
          <table:table-cell office:value-type="string" table:style-name="ce1">
            <text:p>Delivery of 90% of repairable item demands where the demand quantity is greater than 20 uni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Response time from point of Statement of Work sign off to point of candidate being subject to internal Navy Digital Services (NDS) security process and onboarding to be less than 20 working days.</text:p>
          </table:table-cell>
          <table:table-cell office:value-type="string" table:style-name="ce1">
            <text:p>20 Working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Support the improvement of working practices in the Royal Navy by delivering Agile Delivery and Product Ownership training and leading on technical communities of practice within Data and Navy Applications.</text:p>
          </table:table-cell>
          <table:table-cell office:value-type="string" table:style-name="ce1">
            <text:p>Training delivered to 100% of MOD Personnel supporting projects in defined agile or project leadership roles (should they wish to undertake training)<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Unless specifically stated otherwise by the Data and Navy Applications Executive, developers and delivery managers should make core data accessible by other applications on the network through appropriate architectural design.<text:s/></text:p>
          </table:table-cell>
          <table:table-cell office:value-type="string" table:style-name="ce1">
            <text:p>0 Instances of non-compl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100 Percent attendance at Project Boards with suitably senior representation with input provided as necessary to allow the Board to monitor progress of the Project and make informed decision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100 Percent attendance at weekly checkpoint meetings (or as required and directed by the Authority Project Manager. All issues or concerns raised at the earliest opportunity and actions tracked and monitored.</text:p>
          </table:table-cell>
          <table:table-cell office:value-type="string" table:style-name="ce1">
            <text:p>100 <text:s/>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No delays to Project delivery resulting from the quality or timeliness  of contractor provided suitably qualified experienced people</text:p>
          </table:table-cell>
          <table:table-cell office:value-type="string" table:style-name="ce1">
            <text:p>0 Del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TEST &amp; EVALUATION SERVICES TO SUPPORT A400M UK DELTA CAPABILITY-A400M/072</text:p>
          </table:table-cell>
          <table:table-cell office:value-type="string" table:style-name="ce1">
            <text:p>QINETIQ LIMITED</text:p>
          </table:table-cell>
          <table:table-cell office:value-type="string" table:style-name="ce1">
            <text:p>UK A400M-95% of trials Preparedness and Analysis Reports are delivered within 12 weeks of the completion of relevant trials to the specification and standards set out in the contract.<text:s/></text:p>
          </table:table-cell>
          <table:table-cell office:value-type="string" table:style-name="ce1">
            <text:p>95 <text:s/>%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ARRESTOR SYSTEMS COMPETITION</text:p>
          </table:table-cell>
          <table:table-cell office:value-type="string" table:style-name="ce1">
            <text:p>MARSHALL LAND SYSTEMS LTD</text:p>
          </table:table-cell>
          <table:table-cell office:value-type="string" table:style-name="ce1">
            <text:p>The Authority requires the Contractor to satisfy demands for Barriers spares by Required Delivery Date (RDD) and satisfy undertaking of repairs and maintenance in accordance with the requirements of the Statement of Work.</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AIR TRANSPORT SECURITY SCREENING EQUIPMENT</text:p>
          </table:table-cell>
          <table:table-cell office:value-type="string" table:style-name="ce1">
            <text:p>SMITHS DETECTION-WATFORD LIMITED</text:p>
          </table:table-cell>
          <table:table-cell office:value-type="string" table:style-name="ce1">
            <text:p>The Authority requires the Contractor to measure the breakdown response time and is being assessed on the number of failed call-outs.</text:p>
          </table:table-cell>
          <table:table-cell office:value-type="string" table:style-name="ce1">
            <text:p>Less than or equal to 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PPORT SOLUTION FOR AIRCRAFT ARRESTOR SYSTEMS - PHAG&amp;RHAG</text:p>
          </table:table-cell>
          <table:table-cell office:value-type="string" table:style-name="ce1">
            <text:p>MARSHALL LAND SYSTEMS LTD</text:p>
          </table:table-cell>
          <table:table-cell office:value-type="string" table:style-name="ce1">
            <text:p>The Authority requires the Contractor to achieve 100% Readiness Level for Portable Aircraft Arrestor Gear (PAAG) as described in the Statement of Work and delivery to the Authority by the Required Delivery Date (RDD)</text:p>
          </table:table-cell>
          <table:table-cell office:value-type="string" table:style-name="ce1">
            <text:p>0 System not at Contracted Readiness level, against all MOD identified Serviceable System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PPORT SOLUTION FOR AIRCRAFT ARRESTOR SYSTEMS - PHAG&amp;RHAG</text:p>
          </table:table-cell>
          <table:table-cell office:value-type="string" table:style-name="ce1">
            <text:p>MARSHALL LAND SYSTEMS LTD</text:p>
          </table:table-cell>
          <table:table-cell office:value-type="string" table:style-name="ce1">
            <text:p>The Authority requires the Contractor to satisfy demands for Rotary Hydraulic Arrestor Gear (RHAG) spares by Required Delivery Date (RDD) and satisfy undertaking of repairs and maintenance in accordance with the requirements of the Statement of Work</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PPLY &amp; SUPPORT OF AIRCRAFT GROUND POWER-ACCOMM2/7068</text:p>
          </table:table-cell>
          <table:table-cell office:value-type="string" table:style-name="ce1">
            <text:p>TERBERG DTS (UK) LIMITED</text:p>
          </table:table-cell>
          <table:table-cell office:value-type="string" table:style-name="ce1">
            <text:p>The Authority requires the Contractor to sustain the in-service Fleet Availability of Ground Power Units at a minimum of 95% across the fleet over the life of the contract.</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HE SUPPLY &amp; IN-SERVICE SUPPORT OF HIGH ACCESS ANTI-</text:p>
          </table:table-cell>
          <table:table-cell office:value-type="string" table:style-name="ce1">
            <text:p>TERBERG DTS (UK) LIMITED</text:p>
          </table:table-cell>
          <table:table-cell office:value-type="string" table:style-name="ce1">
            <text:p>The Contractor is to sustain the Aircraft High Access Anti-Icing &amp; De-Icing Capability (HAADIC) in-service global availability at a minimum of 95% across the fleet during the de-icing season over the life of the contract</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PPLY AND THROUGH LIFE SUPPORT OF MOBILE ELEVATED WORK PLATFORMS-ACCOMM2B/7100</text:p>
          </table:table-cell>
          <table:table-cell office:value-type="string" table:style-name="ce1">
            <text:p>TERBERG DTS (UK) LIMITED</text:p>
          </table:table-cell>
          <table:table-cell office:value-type="string" table:style-name="ce1">
            <text:p>Fleet Availability of Mobile Evaluated Work Platforms (MEWPS)</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AIRCRAFT, INSTRUCTORS &amp; SERVICES TO SUPPORT UAS &amp; EFT, YRS 5 &amp; 6</text:p>
          </table:table-cell>
          <table:table-cell office:value-type="string" table:style-name="ce1">
            <text:p>BABCOCK AEROSPACE LIMITED</text:p>
          </table:table-cell>
          <table:table-cell office:value-type="string" table:style-name="ce1">
            <text:p>Number of Sorties not conducted due to aircraft availability</text:p>
          </table:table-cell>
          <table:table-cell office:value-type="string" table:style-name="ce1">
            <text:p>0 to 2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THE PROVISION OF GLIDER MAINTENANCE AT SYERSTON-ACT/03098</text:p>
          </table:table-cell>
          <table:table-cell office:value-type="string" table:style-name="ce1">
            <text:p>SERCO LIMITED</text:p>
          </table:table-cell>
          <table:table-cell office:value-type="string" table:style-name="ce1">
            <text:p>Meeting Contracted Engineering &amp; Logistics Standards Including 100% Support of all Continuing Airworthiness in accordance with Continuous Airworthiness Maintenance and Engineering (CAM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THE PROVISION OF GLIDER MAINTENANCE AT SYERSTON-ACT/03098</text:p>
          </table:table-cell>
          <table:table-cell office:value-type="string" table:style-name="ce1">
            <text:p>SERCO LIMITED</text:p>
          </table:table-cell>
          <table:table-cell office:value-type="string" table:style-name="ce1">
            <text:p>Performance against acceptance and scheduled maintenance to meet the Fleet Management Output Delivery Plan.</text:p>
          </table:table-cell>
          <table:table-cell office:value-type="string" table:style-name="ce1">
            <text:p>Output Requirements Met - All depth maintenance lines utilised and aircraft released in accordance with the scheduled outpu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THE PROVISION OF GLIDER MAINTENANCE AT SYERSTON-ACT/03098</text:p>
          </table:table-cell>
          <table:table-cell office:value-type="string" table:style-name="ce1">
            <text:p>SERCO LIMITED</text:p>
          </table:table-cell>
          <table:table-cell office:value-type="string" table:style-name="ce1">
            <text:p>Performance Against Delivery to 2 Flying Training School (FTS) Flying Programme (Sustaining Recovered Aircraft)</text:p>
          </table:table-cell>
          <table:table-cell office:value-type="string" table:style-name="ce1">
            <text:p>Average Forward fleet availability above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LYINGDALES.</text:p>
          </table:table-cell>
          <table:table-cell office:value-type="string" table:style-name="ce1">
            <text:p>SERCO LIMITED</text:p>
          </table:table-cell>
          <table:table-cell office:value-type="string" table:style-name="ce1">
            <text:p>Building Management System Availability</text:p>
          </table:table-cell>
          <table:table-cell office:value-type="string" table:style-name="ce1">
            <text:p>Greater than 99.9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LYINGDALES.</text:p>
          </table:table-cell>
          <table:table-cell office:value-type="string" table:style-name="ce1">
            <text:p>SERCO LIMITED</text:p>
          </table:table-cell>
          <table:table-cell office:value-type="string" table:style-name="ce1">
            <text:p>Chilled Water System Availability</text:p>
          </table:table-cell>
          <table:table-cell office:value-type="string" table:style-name="ce1">
            <text:p>greater than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LYINGDALES.</text:p>
          </table:table-cell>
          <table:table-cell office:value-type="string" table:style-name="ce1">
            <text:p>SERCO LIMITED</text:p>
          </table:table-cell>
          <table:table-cell office:value-type="string" table:style-name="ce1">
            <text:p>Survivable Power Enhancement Start Reliability</text:p>
          </table:table-cell>
          <table:table-cell office:value-type="string" table:style-name="ce1">
            <text:p>greater than 99.9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FLIGHT AND TASK PLANNING SOFTWARE APPLICATION TO SUPPORT THE STRATEGIC AIR TRANSPORT FLEET,ISTAR,RAFAT AND FT FLEETS</text:p>
          </table:table-cell>
          <table:table-cell office:value-type="string" table:style-name="ce1">
            <text:p>JEPPESEN U.K. LIMITED</text:p>
          </table:table-cell>
          <table:table-cell office:value-type="string" table:style-name="ce1">
            <text:p>System Availability</text:p>
          </table:table-cell>
          <table:table-cell office:value-type="string" table:style-name="ce1">
            <text:p>Greater than 99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ACT/04464 - Provision of Welfare Services to the RAF</text:p>
          </table:table-cell>
          <table:table-cell office:value-type="string" table:style-name="ce1">
            <text:p>THE SOLDIERS SAILORS AIRMEN AND FAMILIES ASS - FORCES HELP</text:p>
          </table:table-cell>
          <table:table-cell office:value-type="string" table:style-name="ce1">
            <text:p>Attendance at meetings to provide governance and assuranc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ACT/04464 - Provision of Welfare Services to the RAF</text:p>
          </table:table-cell>
          <table:table-cell office:value-type="string" table:style-name="ce1">
            <text:p>THE SOLDIERS SAILORS AIRMEN AND FAMILIES ASS - FORCES HELP</text:p>
          </table:table-cell>
          <table:table-cell office:value-type="string" table:style-name="ce1">
            <text:p>Provision of Management Information</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ACT/04464 - Provision of Welfare Services to the RAF</text:p>
          </table:table-cell>
          <table:table-cell office:value-type="string" table:style-name="ce1">
            <text:p>THE SOLDIERS SAILORS AIRMEN AND FAMILIES ASS - FORCES HELP</text:p>
          </table:table-cell>
          <table:table-cell office:value-type="string" table:style-name="ce1">
            <text:p>Support to RAF Activities<text:s text:c="2"/></text:p>
          </table:table-cell>
          <table:table-cell office:value-type="string" table:style-name="ce1">
            <text:p>95 percent or more of courses for which the Contractor has responsibility are reviewed in accordance with the Document Upkeep Plan during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ONTRACTOR LOGISTIC SUPPORT FOR VAP 60 POWERED LOADING SYSTEM</text:p>
          </table:table-cell>
          <table:table-cell office:value-type="string" table:style-name="ce1">
            <text:p>EQUIPOS INDUSTRIALES DE MANUTENCION SA (EINSA)</text:p>
          </table:table-cell>
          <table:table-cell office:value-type="string" table:style-name="ce1">
            <text:p>The Authority requires the Contractor to <text:s/>sustain the in-service total Powered Weapons Loader (VAP 60) fleet availability at a minimum of 95% over the life of the contract.</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Defence Fire and Rescue Services.</text:p>
          </table:table-cell>
          <table:table-cell office:value-type="string" table:style-name="ce1">
            <text:p>CAPITA BUSINESS SERVICES LTD</text:p>
          </table:table-cell>
          <table:table-cell office:value-type="string" table:style-name="ce1">
            <text:p>Availability of the correct number of appropriately trained and qualified personnel. Includes Performance Indicators such as Provision of professional and non-professional fire related trained personnel and measures such as average annual first time pass rate of Military Phase 2 trainee Firefighters.</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Defence Fire and Rescue Services.</text:p>
          </table:table-cell>
          <table:table-cell office:value-type="string" table:style-name="ce1">
            <text:p>CAPITA BUSINESS SERVICES LTD</text:p>
          </table:table-cell>
          <table:table-cell office:value-type="string" table:style-name="ce1">
            <text:p>Provision of appropriate fire prevention and protection capability i.e. Risk Management Plans, fire-safety related advice through telephone advice line or e-mail and timeliness of Fire Investigations, including measures such as the % of Fire Risk Assessments completed, the % of sites for which an Integrated Risk Management Plan has been produced and % of Fire Investigations that are completed within the target timescale.<text:s text:c="2"/></text:p>
          </table:table-cell>
          <table:table-cell office:value-type="string" table:style-name="ce1">
            <text:p>greater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Defence Fire and Rescue Services.</text:p>
          </table:table-cell>
          <table:table-cell office:value-type="string" table:style-name="ce1">
            <text:p>CAPITA BUSINESS SERVICES LTD</text:p>
          </table:table-cell>
          <table:table-cell office:value-type="string" table:style-name="ce1">
            <text:p>Provision of fire and rescue capability to mitigate the impact of Incidents that have occurred, including measures such as % of Incidents, False Alarms and Simulations for which the Response capability provided matches that specified in the contract.</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de is delivered to the Authority within the agreed timeframe.</text:p>
          </table:table-cell>
          <table:table-cell office:value-type="string" table:style-name="ce1">
            <text:p>Code is delivered on or before agre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de is tested and working on the Authority system.</text:p>
          </table:table-cell>
          <table:table-cell office:value-type="string" table:style-name="ce1">
            <text:p>Code runs on the Authority system, with less than ten (10) err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ntractor must provide all release related documentation covered under Appendix 1 to Annex A to Schedule 2, 4.2 and Annex A to Schedule 2; Paragraph 29.e within the agreed timeframe.</text:p>
          </table:table-cell>
          <table:table-cell office:value-type="string" table:style-name="ce1">
            <text:p>All documents received within two (2) working days of agre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1 - Contract Management</text:p>
          </table:table-cell>
          <table:table-cell office:value-type="string" table:style-name="ce1">
            <text:p>Contractor nominated attendees present at all governance meetings, AND; timely provision by the Contractor of associated governance reports. (i.e. no occurrences of non-presence at meetings or governance reports not being submitted in accordance with the agreed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3 - Recruitment of Suitably Qualified &amp; Experienced Personnel (SQEP)</text:p>
          </table:table-cell>
          <table:table-cell office:value-type="string" table:style-name="ce1">
            <text:p>95 % of SQEP personnel recruited in accordance with the SQEP requirements specified in Section 1 Table 3 of Schedule 1 and within the timescales agreed with the Author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4.1 - Maintenance of Instructional Staff Suitably Qualified Experienced Personnel (SQEP)</text:p>
          </table:table-cell>
          <table:table-cell office:value-type="string" table:style-name="ce1">
            <text:p>No more than two (2) personnel do not have the required SQEP in accordance with the SQEP requirem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1 - Delivery of Management Services</text:p>
          </table:table-cell>
          <table:table-cell office:value-type="string" table:style-name="ce1">
            <text:p>At all times the Supplier provides updated plans and reports, point of contact service, a sufficient and suitably qualified Contract Management Team, SME support for Event Planning and Technical Writers for Event Planning, in accordance with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2 - Delivery of Events in accordance with the agreed plan</text:p>
          </table:table-cell>
          <table:table-cell office:value-type="string" table:style-name="ce1">
            <text:p>The Supplier provides Management Support, Training Support, and delivery of all Events (except for provision of numbers (4.5.1) and/or provision of transport (4.5.2), where this has no impact on other seria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ARTDIPT/098/1 Provision of Air and Ground MEDEVAC and General Aviation Support</text:p>
          </table:table-cell>
          <table:table-cell office:value-type="string" table:style-name="ce1">
            <text:p>EVERETT AVIATION CHARTER LTD</text:p>
          </table:table-cell>
          <table:table-cell office:value-type="string" table:style-name="ce1">
            <text:p>Aircraft On-Task Reliability (KPI 2)</text:p>
          </table:table-cell>
          <table:table-cell office:value-type="string" table:style-name="ce1">
            <text:p>No tasks aborted and all delivered within the timelines set out in the S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ARTDIPT/098/1 Provision of Air and Ground MEDEVAC and General Aviation Support</text:p>
          </table:table-cell>
          <table:table-cell office:value-type="string" table:style-name="ce1">
            <text:p>EVERETT AVIATION CHARTER LTD</text:p>
          </table:table-cell>
          <table:table-cell office:value-type="string" table:style-name="ce1">
            <text:p>Standby Non-Availability (KPI 1)</text:p>
          </table:table-cell>
          <table:table-cell office:value-type="string" table:style-name="ce1">
            <text:p>No hours where the aircraft is unavailable due to an attributable caus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ARTDIPT/098/2 Provision of Air and Ground Support MEDEVAC and General Aviation Support BATUK Lot 2 Range Clearance</text:p>
          </table:table-cell>
          <table:table-cell office:value-type="string" table:style-name="ce1">
            <text:p>TROPIC AIR LTD</text:p>
          </table:table-cell>
          <table:table-cell office:value-type="string" table:style-name="ce1">
            <text:p>Aircraft On-Task Reliability (KPI 2)</text:p>
          </table:table-cell>
          <table:table-cell office:value-type="string" table:style-name="ce1">
            <text:p>No tasks aborted and all delivered within the timelines set out in the S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ARTDIPT/098/2 Provision of Air and Ground Support MEDEVAC and General Aviation Support BATUK Lot 2 Range Clearance</text:p>
          </table:table-cell>
          <table:table-cell office:value-type="string" table:style-name="ce1">
            <text:p>TROPIC AIR LTD</text:p>
          </table:table-cell>
          <table:table-cell office:value-type="string" table:style-name="ce1">
            <text:p>Standby Non-Availability (KPI 1)</text:p>
          </table:table-cell>
          <table:table-cell office:value-type="string" table:style-name="ce1">
            <text:p>No hours where the aircraft is unavailable due to an attributable caus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HE SUPPLY OF LARGE AIRCARFT TOW TRACTORS</text:p>
          </table:table-cell>
          <table:table-cell office:value-type="string" table:style-name="ce1">
            <text:p>TERBERG DTS (UK) LIMITED</text:p>
          </table:table-cell>
          <table:table-cell office:value-type="string" table:style-name="ce1">
            <text:p>The Contractor is to sustain the Large Aircraft Tow-Tractor Vehicle in-service global availability at a minimum of 95% across the fleet over the life of the contract.</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PPLY OF AIRFIELD DE-ICING VEHICLES</text:p>
          </table:table-cell>
          <table:table-cell office:value-type="string" table:style-name="ce1">
            <text:p>AEBI SCHMIDT UK LIMITED</text:p>
          </table:table-cell>
          <table:table-cell office:value-type="string" table:style-name="ce1">
            <text:p>The Contractor is to sustain the Airfield De-Icing Vehicle in-service global availability at a minimum of 95% across the fleet over the life of the contract.</text:p>
          </table:table-cell>
          <table:table-cell office:value-type="string" table:style-name="ce1">
            <text:p>95 <text:s/>and abov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PPLY AND IN-SERVICE SUPPORT OF MEDIUM AIRCRAFT TOW TRACTORS</text:p>
          </table:table-cell>
          <table:table-cell office:value-type="string" table:style-name="ce1">
            <text:p>TERBERG DTS (UK) LIMITED</text:p>
          </table:table-cell>
          <table:table-cell office:value-type="string" table:style-name="ce1">
            <text:p>The Authority requires the Contractor to <text:s/>sustain the in-service Fleet Availability of Medium Aircraft Tow Tractors at a minimum of 95% across the fleet over the life of the contract.</text:p>
          </table:table-cell>
          <table:table-cell office:value-type="string" table:style-name="ce1">
            <text:p>95 % and abov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HE SUPPLY AND IN SERVICE SUPPORT OF AIRFIELD SNOW CLEARANCE VEHICLES (ASCV)</text:p>
          </table:table-cell>
          <table:table-cell office:value-type="string" table:style-name="ce1">
            <text:p>AEBI SCHMIDT UK LIMITED</text:p>
          </table:table-cell>
          <table:table-cell office:value-type="string" table:style-name="ce1">
            <text:p>The Contractor is to sustain the Airfield Snow Clearance Vehicle (ASCV) in-service global availability at a minimum of 97.99% across the fleet over the life of the contract.</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HE SUPPLY AND IN-SERVICE SUPPORT OF AIRFIELD SURFACE SWEEPING VEHICLES-ASCOMM5/1199</text:p>
          </table:table-cell>
          <table:table-cell office:value-type="string" table:style-name="ce1">
            <text:p>AEBI SCHMIDT UK LIMITED</text:p>
          </table:table-cell>
          <table:table-cell office:value-type="string" table:style-name="ce1">
            <text:p>The Contractor is to sustain the Airfield Surface Sweeping Vehicle (ASSV) in-service global availability at a minimum of 95% across the fleet over the life of the contract.</text:p>
          </table:table-cell>
          <table:table-cell office:value-type="string" table:style-name="ce1">
            <text:p>95 % and abov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AFC HARROGATE PFI CONTRACT.</text:p>
          </table:table-cell>
          <table:table-cell office:value-type="string" table:style-name="ce1">
            <text:p>DEFENCE TRAINING SERVICES LIMITED</text:p>
          </table:table-cell>
          <table:table-cell office:value-type="string" table:style-name="ce1">
            <text:p>Domestic Services - Serial 6.30 - Provide a Regular Cleaning Service. Includes management and the provision of labour, tools, equipment, materials and transportation.</text:p>
          </table:table-cell>
          <table:table-cell office:value-type="string" table:style-name="ce1">
            <text:p>98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AFC HARROGATE PFI CONTRACT.</text:p>
          </table:table-cell>
          <table:table-cell office:value-type="string" table:style-name="ce1">
            <text:p>DEFENCE TRAINING SERVICES LIMITED</text:p>
          </table:table-cell>
          <table:table-cell office:value-type="string" table:style-name="ce1">
            <text:p>Estates Management - Serial 5.12 - Operate a reactive repair system which includes a 24 Hours call out system to effect emergency repairs.</text:p>
          </table:table-cell>
          <table:table-cell office:value-type="string" table:style-name="ce1">
            <text:p>98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AFC HARROGATE PFI CONTRACT.</text:p>
          </table:table-cell>
          <table:table-cell office:value-type="string" table:style-name="ce1">
            <text:p>DEFENCE TRAINING SERVICES LIMITED</text:p>
          </table:table-cell>
          <table:table-cell office:value-type="string" table:style-name="ce1">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1">
            <text:p>98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Documentation on Time. All documentation is delivered to the Authority on agreed delivery date (reports and publications e.g. the monthly report or AESPs (Army Equipment Support Publications))<text:s/></text:p>
          </table:table-cell>
          <table:table-cell office:value-type="string" table:style-name="ce1">
            <text:p>Documentation is delivered on agreed delivery dat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Obsolescence management<text:s/></text:p>
            <text:p>Contractor to inform the Authority within 10 working days of the Contractor becoming aware of items of supply (Annex A to Statement Of Requirement) becoming obsolete, with impact statement and initial mitigation suggestion to allow Authority time to assess impact to the project.<text:s/></text:p>
          </table:table-cell>
          <table:table-cell office:value-type="string" table:style-name="ce1">
            <text:p>Authority informed within ten (10) working days (after contractor is made aware) with initial impact statement and suggested mitigatio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Safety and Environmental documentation up to date - The Contractor is to provide impact statement upon being informed by the Authority of legislation changes, relating to new substances added to REACH (Registration, Evaluation, Authorisation and Restriction of Chemicals) or RoHS (Restriction of Hazardous Substances) with regards to both safety and environmental aspects.<text:s/></text:p>
          </table:table-cell>
          <table:table-cell office:value-type="string" table:style-name="ce1">
            <text:p>Impact statement <text:s/>provided to the Authority within ten (10) working days of becoming informed of chang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BATCM/0298 Design Services Contract (DSC)</text:p>
          </table:table-cell>
          <table:table-cell office:value-type="string" table:style-name="ce1">
            <text:p>GENERAL DYNAMICS UNITED KINGDOM LIMITED</text:p>
          </table:table-cell>
          <table:table-cell office:value-type="string" table:style-name="ce1">
            <text:p>All documentation relating to the system and the Design Authority role shall be maintained to quality, delivered on time and available on BUCK+. This includes non-standard documentation and Technical Bulletins in support of both peace-keeping and operational activities.<text:s/></text:p>
          </table:table-cell>
          <table:table-cell office:value-type="string" table:style-name="ce1">
            <text:p>95 % achievement of milestones declared in the Forward Programme of Work, as defined in Schedule 6, KPI tab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BATCM/0298 Design Services Contract (DSC)</text:p>
          </table:table-cell>
          <table:table-cell office:value-type="string" table:style-name="ce1">
            <text:p>GENERAL DYNAMICS UNITED KINGDOM LIMITED</text:p>
          </table:table-cell>
          <table:table-cell office:value-type="string" table:style-name="ce1">
            <text:p>Availability of BUCK+. The BUCK + provides the critical information backbone to the User in relation to the Bowman, ComBAT (Common Battlefield Applications Toolset), Infrastructure and Platform (BCIP) system. The BUCK + supplies information, system updates and tracks Design Services Tasks for Battlefield and Tactical Communications &amp; Information Systems (BATCIS) and the User.<text:s/></text:p>
          </table:table-cell>
          <table:table-cell office:value-type="string" table:style-name="ce1">
            <text:p>95 % availability, as defined in Schedule 6,KPI tab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BATCM/0298 Design Services Contract (DSC)</text:p>
          </table:table-cell>
          <table:table-cell office:value-type="string" table:style-name="ce1">
            <text:p>GENERAL DYNAMICS UNITED KINGDOM LIMITED</text:p>
          </table:table-cell>
          <table:table-cell office:value-type="string" table:style-name="ce1">
            <text:p>Delivery of Task Quality. These tasks help to maintain the system in a safe and secure manner. They further tackle obsolescence within the system and potentially add to the systems capability through the introduction of new/updated functionality.</text:p>
          </table:table-cell>
          <table:table-cell office:value-type="string" table:style-name="ce1">
            <text:p>95 % achievement of milestones and in accordance with threshold defined in Schedule 6, KPI tab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THE SUPPLY OF SECONDARY HEALTHCARE SERVICES-BFC/CB/1270</text:p>
          </table:table-cell>
          <table:table-cell office:value-type="string" table:style-name="ce1">
            <text:p>YGIA POLYCLINIC PRIVATE HOSPITAL</text:p>
          </table:table-cell>
          <table:table-cell office:value-type="string" table:style-name="ce1">
            <text:p>Communication. <text:s/>All consultations are to be conducted in English. <text:s/>All patient documentation is to be translated into English.</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THE SUPPLY OF SECONDARY HEALTHCARE SERVICES-BFC/CB/1270</text:p>
          </table:table-cell>
          <table:table-cell office:value-type="string" table:style-name="ce1">
            <text:p>YGIA POLYCLINIC PRIVATE HOSPITAL</text:p>
          </table:table-cell>
          <table:table-cell office:value-type="string" table:style-name="ce1">
            <text:p>Complaints: A measure of the percentage of patients registering a complaint against all services provided by the Ygia Polyclinic, from the overall number of patient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THE SUPPLY OF SECONDARY HEALTHCARE SERVICES-BFC/CB/1270</text:p>
          </table:table-cell>
          <table:table-cell office:value-type="string" table:style-name="ce1">
            <text:p>YGIA POLYCLINIC PRIVATE HOSPITAL</text:p>
          </table:table-cell>
          <table:table-cell office:value-type="string" table:style-name="ce1">
            <text:p>Outpatients. The Provider will start consultant led treatment within the stated timelines by specialty from receipt of General Practitioner referral.</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BFC - LOGISTICS MOVEMENT SUPPORT-BFCCB/1354</text:p>
          </table:table-cell>
          <table:table-cell office:value-type="string" table:style-name="ce1">
            <text:p>CPPC LOGISTIC GROUP OF COMPANIES LIMITED</text:p>
          </table:table-cell>
          <table:table-cell office:value-type="string" table:style-name="ce1">
            <text:p>Cargo Clearance Services completed in time with the Required Delivery Date (RD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BFC - LOGISTICS MOVEMENT SUPPORT-BFCCB/1354</text:p>
          </table:table-cell>
          <table:table-cell office:value-type="string" table:style-name="ce1">
            <text:p>CPPC LOGISTIC GROUP OF COMPANIES LIMITED</text:p>
          </table:table-cell>
          <table:table-cell office:value-type="string" table:style-name="ce1">
            <text:p>Demand Order Form, Amendments and cancellations receipted and accepted by the Contractor</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BFC - LOGISTICS MOVEMENT SUPPORT-BFCCB/1354</text:p>
          </table:table-cell>
          <table:table-cell office:value-type="string" table:style-name="ce1">
            <text:p>CPPC LOGISTIC GROUP OF COMPANIES LIMITED</text:p>
          </table:table-cell>
          <table:table-cell office:value-type="string" table:style-name="ce1">
            <text:p>Vehicles meet Sovereign Base Area (SBA) / Republic of Cyprus (RoC) and EU legislation for the load being transported<text: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atients are to be offered an appointment within four (4) weeks of receipt of referral.</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ost-natal contact is to be made within twenty-four (24) hours of discharg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The Community Children’s Nurses are to contact the families of every child admitted into hospital.</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The Provision of Social Works Services (SWS) to British Forces Cyprus (BFC)</text:p>
          </table:table-cell>
          <table:table-cell office:value-type="string" table:style-name="ce1">
            <text:p>NUTRIUS CENTRAL SERVICES LIMITED</text:p>
          </table:table-cell>
          <table:table-cell office:value-type="string" table:style-name="ce1">
            <text:p>All assessments completed within agreed recorded timescales</text:p>
          </table:table-cell>
          <table:table-cell office:value-type="string" table:style-name="ce1">
            <text:p>Greater than or equal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The Provision of Social Works Services (SWS) to British Forces Cyprus (BFC)</text:p>
          </table:table-cell>
          <table:table-cell office:value-type="string" table:style-name="ce1">
            <text:p>NUTRIUS CENTRAL SERVICES LIMITED</text:p>
          </table:table-cell>
          <table:table-cell office:value-type="string" table:style-name="ce1">
            <text:p>Percentage of complaints within the previous six (60 Months of the reporting period that are not resolved within one (1) month of receipt</text:p>
          </table:table-cell>
          <table:table-cell office:value-type="string" table:style-name="ce1">
            <text:p>below 4.9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The Provision of Social Works Services (SWS) to British Forces Cyprus (BFC)</text:p>
          </table:table-cell>
          <table:table-cell office:value-type="string" table:style-name="ce1">
            <text:p>NUTRIUS CENTRAL SERVICES LIMITED</text:p>
          </table:table-cell>
          <table:table-cell office:value-type="string" table:style-name="ce1">
            <text:p>Percentage of referrals acknowledged within 48 hours of receipt</text:p>
          </table:table-cell>
          <table:table-cell office:value-type="string" table:style-name="ce1">
            <text:p>Greater than or equal to 95%<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IELD ELECTRONIC POWER SYSTEM-BFIC1/11</text:p>
          </table:table-cell>
          <table:table-cell office:value-type="string" table:style-name="ce1">
            <text:p>GENISTICS LIMITED</text:p>
          </table:table-cell>
          <table:table-cell office:value-type="string" table:style-name="ce1">
            <text:p>Key Performance Indicator P1 -Delivery Performance<text:s/></text:p>
          </table:table-cell>
          <table:table-cell office:value-type="string" table:style-name="ce1">
            <text:p>If the Average Number of Days Late is half day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IELD ELECTRONIC POWER SYSTEM-BFIC1/11</text:p>
          </table:table-cell>
          <table:table-cell office:value-type="string" table:style-name="ce1">
            <text:p>GENISTICS LIMITED</text:p>
          </table:table-cell>
          <table:table-cell office:value-type="string" table:style-name="ce1">
            <text:p>KPI P2 - Mean Time Between Mission Failure<text:s/></text:p>
          </table:table-cell>
          <table:table-cell office:value-type="string" table:style-name="ce1">
            <text:p>If Concession Mean Time Between Mission Failure is equal or more than the relevant number of hours us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IELD ELECTRONIC POWER SYSTEM-BFIC1/11</text:p>
          </table:table-cell>
          <table:table-cell office:value-type="string" table:style-name="ce1">
            <text:p>GENISTICS LIMITED</text:p>
          </table:table-cell>
          <table:table-cell office:value-type="string" table:style-name="ce1">
            <text:p>KPI P4 - Mean Time Between Maintenance</text:p>
          </table:table-cell>
          <table:table-cell office:value-type="string" table:style-name="ce1">
            <text:p>If the Yearly Mean Time Between Non-Mission Failure is equal or more than the relevant number of hours us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UTURE POWER-BFUC1/59.</text:p>
          </table:table-cell>
          <table:table-cell office:value-type="string" table:style-name="ce1">
            <text:p>POWERFIELD LIMITED</text:p>
          </table:table-cell>
          <table:table-cell office:value-type="string" table:style-name="ce1">
            <text:p>Key Performance Indicator 1B - Provision of Assets for Operation, Training and Additional Resource Bids</text:p>
          </table:table-cell>
          <table:table-cell office:value-type="string" table:style-name="ce1">
            <text:p>All Small Scale, Medium Scale – Non-Enduring, Medium Scale – Enduring and Additional Resource Bids to arrive on time for 3 of 3 months in Qt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UTURE POWER-BFUC1/59.</text:p>
          </table:table-cell>
          <table:table-cell office:value-type="string" table:style-name="ce1">
            <text:p>POWERFIELD LIMITED</text:p>
          </table:table-cell>
          <table:table-cell office:value-type="string" table:style-name="ce1">
            <text:p>KPI 2A - Safety and Environmental Requirements</text:p>
          </table:table-cell>
          <table:table-cell office:value-type="string" table:style-name="ce1">
            <text:p>All safety hazards to be raised and reviewed within appropriate timelines in 3 of 3 months of Qt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UTURE POWER-BFUC1/59.</text:p>
          </table:table-cell>
          <table:table-cell office:value-type="string" table:style-name="ce1">
            <text:p>POWERFIELD LIMITED</text:p>
          </table:table-cell>
          <table:table-cell office:value-type="string" table:style-name="ce1">
            <text:p>KPI 4B - Helpdesk Performance - Support</text:p>
          </table:table-cell>
          <table:table-cell office:value-type="string" table:style-name="ce1">
            <text:p>Relevant technical support to be provided, in line with Helpdesk Quality of Service requirements, in 3 of 3 months of Qt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Accident Incident Rate</text:p>
          </table:table-cell>
          <table:table-cell office:value-type="string" table:style-name="ce1">
            <text:p>less than 1.11</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The level of satisfaction expressed by users of the contracted room space and services across the Project Allenby Connaught (PAC) estate, as measured by the Net Promoter Score</text:p>
          </table:table-cell>
          <table:table-cell office:value-type="string" table:style-name="ce1">
            <text:p>4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The percentage of Project Allenby Connaught (PAC) Private Finance initiative (PFI) contracted room space available to the customer for the period when planned/required</text:p>
          </table:table-cell>
          <table:table-cell office:value-type="string" table:style-name="ce1">
            <text:p>96 %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ROYAL SCHOOL OF MITITARY ENGINEERING (RSME) PUBLIC PRIVATE PARTNERSHIP (PPP) PROJECT-CB/ARTDIPT/054</text:p>
          </table:table-cell>
          <table:table-cell office:value-type="string" table:style-name="ce1">
            <text:p>HOLDFAST TRAINING SERVICES LIMITED</text:p>
          </table:table-cell>
          <table:table-cell office:value-type="string" table:style-name="ce1">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ROYAL SCHOOL OF MITITARY ENGINEERING (RSME) PUBLIC PRIVATE PARTNERSHIP (PPP) PROJECT-CB/ARTDIPT/054</text:p>
          </table:table-cell>
          <table:table-cell office:value-type="string" table:style-name="ce1">
            <text:p>HOLDFAST TRAINING SERVICES LIMITED</text:p>
          </table:table-cell>
          <table:table-cell office:value-type="string" table:style-name="ce1">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ROYAL SCHOOL OF MITITARY ENGINEERING (RSME) PUBLIC PRIVATE PARTNERSHIP (PPP) PROJECT-CB/ARTDIPT/054</text:p>
          </table:table-cell>
          <table:table-cell office:value-type="string" table:style-name="ce1">
            <text:p>HOLDFAST TRAINING SERVICES LIMITED</text:p>
          </table:table-cell>
          <table:table-cell office:value-type="string" table:style-name="ce1">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OUSING PFI CONTRACT YEOVILTON CB/DHE/0005</text:p>
          </table:table-cell>
          <table:table-cell office:value-type="string" table:style-name="ce1">
            <text:p>SOVEREIGN HOUSING ASSOCIATION LIMITED</text:p>
          </table:table-cell>
          <table:table-cell office:value-type="string" table:style-name="ce1">
            <text:p>Health and Safety<text:s/></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OUSING PFI CONTRACT YEOVILTON CB/DHE/0005</text:p>
          </table:table-cell>
          <table:table-cell office:value-type="string" table:style-name="ce1">
            <text:p>SOVEREIGN HOUSING ASSOCIATION LIMITED</text:p>
          </table:table-cell>
          <table:table-cell office:value-type="string" table:style-name="ce1">
            <text:p>Help Desk Performance</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OUSING PFI CONTRACT YEOVILTON CB/DHE/0005</text:p>
          </table:table-cell>
          <table:table-cell office:value-type="string" table:style-name="ce1">
            <text:p>SOVEREIGN HOUSING ASSOCIATION LIMITED</text:p>
          </table:table-cell>
          <table:table-cell office:value-type="string" table:style-name="ce1">
            <text:p>Reactive / Response Maintenance</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HE PFI FOR BRISTOL BATH AND PORTSMOUTH AREAS</text:p>
          </table:table-cell>
          <table:table-cell office:value-type="string" table:style-name="ce1">
            <text:p>TRICOMM HOUSING LIMITED</text:p>
          </table:table-cell>
          <table:table-cell office:value-type="string" table:style-name="ce1">
            <text:p>Grounds Maintenance</text:p>
          </table:table-cell>
          <table:table-cell office:value-type="string" table:style-name="ce1">
            <text:p>Greater than or equal to 99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HE PFI FOR BRISTOL BATH AND PORTSMOUTH AREAS</text:p>
          </table:table-cell>
          <table:table-cell office:value-type="string" table:style-name="ce1">
            <text:p>TRICOMM HOUSING LIMITED</text:p>
          </table:table-cell>
          <table:table-cell office:value-type="string" table:style-name="ce1">
            <text:p>Move-In Performance</text:p>
          </table:table-cell>
          <table:table-cell office:value-type="string" table:style-name="ce1">
            <text:p>Greater than or equal to 99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HE PFI FOR BRISTOL BATH AND PORTSMOUTH AREAS</text:p>
          </table:table-cell>
          <table:table-cell office:value-type="string" table:style-name="ce1">
            <text:p>TRICOMM HOUSING LIMITED</text:p>
          </table:table-cell>
          <table:table-cell office:value-type="string" table:style-name="ce1">
            <text:p>Reactive &amp; Response Maintenance</text:p>
          </table:table-cell>
          <table:table-cell office:value-type="string" table:style-name="ce1">
            <text:p>Greater than or equal to 99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PORTSMOUTH CONSTRUCTION CONTRACT</text:p>
          </table:table-cell>
          <table:table-cell office:value-type="string" table:style-name="ce1">
            <text:p>TRICOMM HOUSING (PORTSMOUTH) LIMITED</text:p>
          </table:table-cell>
          <table:table-cell office:value-type="string" table:style-name="ce1">
            <text:p>Health and Safety<text:s/></text:p>
          </table:table-cell>
          <table:table-cell office:value-type="string" table:style-name="ce1">
            <text:p>Greater than or equal to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PORTSMOUTH CONSTRUCTION CONTRACT</text:p>
          </table:table-cell>
          <table:table-cell office:value-type="string" table:style-name="ce1">
            <text:p>TRICOMM HOUSING (PORTSMOUTH) LIMITED</text:p>
          </table:table-cell>
          <table:table-cell office:value-type="string" table:style-name="ce1">
            <text:p>Help Desk Performance</text:p>
          </table:table-cell>
          <table:table-cell office:value-type="string" table:style-name="ce1">
            <text:p>Greater than or equal to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PORTSMOUTH CONSTRUCTION CONTRACT</text:p>
          </table:table-cell>
          <table:table-cell office:value-type="string" table:style-name="ce1">
            <text:p>TRICOMM HOUSING (PORTSMOUTH) LIMITED</text:p>
          </table:table-cell>
          <table:table-cell office:value-type="string" table:style-name="ce1">
            <text:p>Reactive / Response Maintenance</text:p>
          </table:table-cell>
          <table:table-cell office:value-type="string" table:style-name="ce1">
            <text:p>Greater than or equal to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AGREEMENT RELATING TO THE GOVERNMENT PIPELINE AND STORAGE SYSTEM</text:p>
          </table:table-cell>
          <table:table-cell office:value-type="string" table:style-name="ce1">
            <text:p>EXOLUM PIPELINE SYSTEMS LTD</text:p>
          </table:table-cell>
          <table:table-cell office:value-type="string" table:style-name="ce1">
            <text:p>Quantity of Fuel transported</text:p>
            <text:p>Demands satisfied for all Strategic Sites as per Pumping Requirement Plan.</text:p>
          </table:table-cell>
          <table:table-cell office:value-type="string" table:style-name="ce1">
            <text:p>Green - 99.8 % or more of Fuel ordered in respect of any Strategic Site is delivered in accordance with the Pumping Require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AGREEMENT RELATING TO THE GOVERNMENT PIPELINE AND STORAGE SYSTEM</text:p>
          </table:table-cell>
          <table:table-cell office:value-type="string" table:style-name="ce1">
            <text:p>EXOLUM PIPELINE SYSTEMS LTD</text:p>
          </table:table-cell>
          <table:table-cell office:value-type="string" table:style-name="ce1">
            <text:p>Timeliness of Deliveries</text:p>
            <text:p>Delivery of Fuel on delivery date agreed in Pumping Requirement Plan</text:p>
          </table:table-cell>
          <table:table-cell office:value-type="string" table:style-name="ce1">
            <text:p>Green - Delivery of any fuel order in respect of any Strategic Site is on time (as agreed between the Customer and the Network Operat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ENERGY TO RAF FYLINGDALES. FILE MIGRATION.</text:p>
          </table:table-cell>
          <table:table-cell office:value-type="string" table:style-name="ce1">
            <text:p>T.G. POWER LTD</text:p>
          </table:table-cell>
          <table:table-cell office:value-type="string" table:style-name="ce1">
            <text:p>Electrical Power Availability - Ensure that there is constant electrical power availability across the site (excluding scheduled maintenance of the Power House and test operation of the MOD Equipment)</text:p>
          </table:table-cell>
          <table:table-cell office:value-type="string" table:style-name="ce1">
            <text:p>9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ENERGY TO RAF FYLINGDALES. FILE MIGRATION.</text:p>
          </table:table-cell>
          <table:table-cell office:value-type="string" table:style-name="ce1">
            <text:p>T.G. POWER LTD</text:p>
          </table:table-cell>
          <table:table-cell office:value-type="string" table:style-name="ce1">
            <text:p>Heat Availability/Reliability - Ensure that there is constant heat availability throughout the site</text:p>
          </table:table-cell>
          <table:table-cell office:value-type="string" table:style-name="ce1">
            <text:p>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ACADEMIC PROVIDER CONTRACT FOR DEFENCE ACADEMY-CBC(PI)/037</text:p>
          </table:table-cell>
          <table:table-cell office:value-type="string" table:style-name="ce1">
            <text:p>CRANFIELD UNIVERSITY</text:p>
          </table:table-cell>
          <table:table-cell office:value-type="string" table:style-name="ce1">
            <text:p>Academic Registry - Undertake course administration. Performance Standard - Accurate Joining Instructions (JI's) received by enrolled students by 20 Business Days prior to start of Courses.<text: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ACADEMIC PROVIDER CONTRACT FOR DEFENCE ACADEMY-CBC(PI)/037</text:p>
          </table:table-cell>
          <table:table-cell office:value-type="string" table:style-name="ce1">
            <text:p>CRANFIELD UNIVERSITY</text:p>
          </table:table-cell>
          <table:table-cell office:value-type="string" table:style-name="ce1">
            <text:p>Education Provision - Provide a Distance Learning Support Service. Performance Standard - 95% of helpdesk queries to be resolved within 1 hour.<text:s text:c="3"/></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ACADEMIC PROVIDER CONTRACT FOR DEFENCE ACADEMY-CBC(PI)/037</text:p>
          </table:table-cell>
          <table:table-cell office:value-type="string" table:style-name="ce1">
            <text:p>CRANFIELD UNIVERSITY</text:p>
          </table:table-cell>
          <table:table-cell office:value-type="string" table:style-name="ce1">
            <text:p>Education Support - Develop Courses which meet specific needs of the Authority. Performance Standard - 90% Course development work to be completed according to agreed specifications on time as agreed between the parties. 10% Course development work to be completed according to agreed specifications within 10 Business Days.<text:s/></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CBC(PI)038 PPP MIGRATION PROVISION OF FACILITIES AND SERVICES AT THE DEFENCE ACADEMY OF THE UK-CBC(PI)038</text:p>
          </table:table-cell>
          <table:table-cell office:value-type="string" table:style-name="ce1">
            <text:p>SERCO LIMITED</text:p>
          </table:table-cell>
          <table:table-cell office:value-type="string" table:style-name="ce1">
            <text:p>Catering: The contractor is to provide appropriate catering services to support the Campus in accordance with contractually defined standards</text:p>
          </table:table-cell>
          <table:table-cell office:value-type="string" table:style-name="ce1">
            <text:p>7204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CBC(PI)038 PPP MIGRATION PROVISION OF FACILITIES AND SERVICES AT THE DEFENCE ACADEMY OF THE UK-CBC(PI)038</text:p>
          </table:table-cell>
          <table:table-cell office:value-type="string" table:style-name="ce1">
            <text:p>SERCO LIMITED</text:p>
          </table:table-cell>
          <table:table-cell office:value-type="string" table:style-name="ce1">
            <text:p>Core Information Infrastructure: The Contractor shall be responsible for the provision of core information infrastructure and services across the Site in accordance with the Contract</text:p>
          </table:table-cell>
          <table:table-cell office:value-type="string" table:style-name="ce1">
            <text:p>3108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CBC(PI)038 PPP MIGRATION PROVISION OF FACILITIES AND SERVICES AT THE DEFENCE ACADEMY OF THE UK-CBC(PI)038</text:p>
          </table:table-cell>
          <table:table-cell office:value-type="string" table:style-name="ce1">
            <text:p>SERCO LIMITED</text:p>
          </table:table-cell>
          <table:table-cell office:value-type="string" table:style-name="ce1">
            <text:p>Management of Assets: To maintain the function of publicly owned Assets in accordance with the Contract. The Defence Academy (DA) has 158 Assets as defined by the contract. The large majority are dated from the 1940’s to the 1970’s with significant additional assets being added during the DACI contract over the last 12 years. Building types include domestic housing, large accommodation, office and training assets, lecture theatres, laboratories and workshops along with a range of utility and storage assets, carparks and infrastructure all of which has to be maintained.</text:p>
          </table:table-cell>
          <table:table-cell office:value-type="string" table:style-name="ce1">
            <text:p>&lt; 665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Completion of Assignment</text:p>
          </table:table-cell>
          <table:table-cell office:value-type="string" table:style-name="ce1">
            <text:p>Greater than 8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CV's Submitted</text:p>
          </table:table-cell>
          <table:table-cell office:value-type="string" table:style-name="ce1">
            <text:p>greater than 80 %</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text:s/>Provision 1st Day Documents</text:p>
          </table:table-cell>
          <table:table-cell office:value-type="string" table:style-name="ce1">
            <text:p>greater than 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CCCC19A28 Provision of a P3M Partner to support the Army Portfolio Office Transformation and P3M Capability Development</text:p>
          </table:table-cell>
          <table:table-cell office:value-type="string" table:style-name="ce1">
            <text:p>PA CONSULTING SERVICES LTD</text:p>
          </table:table-cell>
          <table:table-cell office:value-type="string" table:style-name="ce1">
            <text:p>KPI 1 - Delivery</text:p>
          </table:table-cell>
          <table:table-cell office:value-type="string" table:style-name="ce1">
            <text:p>90% or more of deliverables are prepared and received by MOD in accordance with the Tx Roadmap and the Cap Dev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CCCC19A28 Provision of a P3M Partner to support the Army Portfolio Office Transformation and P3M Capability Development</text:p>
          </table:table-cell>
          <table:table-cell office:value-type="string" table:style-name="ce1">
            <text:p>PA CONSULTING SERVICES LTD</text:p>
          </table:table-cell>
          <table:table-cell office:value-type="string" table:style-name="ce1">
            <text:p>KPI 3 - Quality</text:p>
          </table:table-cell>
          <table:table-cell office:value-type="string" table:style-name="ce1">
            <text:p>The quality of the Suppliers work means that the applicable Target Maturity Level i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CCCC19A28 Provision of a P3M Partner to support the Army Portfolio Office Transformation and P3M Capability Development</text:p>
          </table:table-cell>
          <table:table-cell office:value-type="string" table:style-name="ce1">
            <text:p>PA CONSULTING SERVICES LTD</text:p>
          </table:table-cell>
          <table:table-cell office:value-type="string" table:style-name="ce1">
            <text:p>KPI 7 - Reporting</text:p>
          </table:table-cell>
          <table:table-cell office:value-type="string" table:style-name="ce1">
            <text:p>The Supplier provides a monthly dashboard and quarterly written report in accordance with the Contract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Delivery of Category B / B+E / C / C+E / D / D1 / D1+E LAT (South / South West / South East / London region)</text:p>
          </table:table-cell>
          <table:table-cell office:value-type="string" table:style-name="ce1">
            <text:p>J COATES (H.G.V. SERVICES) LIMITED</text:p>
          </table:table-cell>
          <table:table-cell office:value-type="string" table:style-name="ce1">
            <text:p>The Supplier must ensure that a candidate is collected by the instructor at the pick-up point specified.</text:p>
          </table:table-cell>
          <table:table-cell office:value-type="string" table:style-name="ce1">
            <text:p>98 % to 100 % of tasks commenced at the time and date specified in the Order to Train (OTT)</text:p>
          </table:table-cell>
          <table:table-cell office:value-type="string" table:style-name="ce1">
            <text:p>Good</text:p>
          </table:table-cell>
          <table:table-cell office:value-type="string" table:style-name="ce1">
            <text:p> </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Delivery of Category B / B+E / C / C+E / D / D1 / D1+E LAT (South / South West / South East / London region)</text:p>
          </table:table-cell>
          <table:table-cell office:value-type="string" table:style-name="ce1">
            <text:p>J COATES (H.G.V. SERVICES) LIMITE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 to above</text:p>
          </table:table-cell>
          <table:table-cell office:value-type="string" table:style-name="ce1">
            <text:p>Good</text:p>
          </table:table-cell>
          <table:table-cell office:value-type="string" table:style-name="ce1">
            <text:p> </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Delivery of Category B / B+E / C / C+E / D / D1 / D1+E LAT (South / South West / South East / London region)</text:p>
          </table:table-cell>
          <table:table-cell office:value-type="string" table:style-name="ce1">
            <text:p>J COATES (H.G.V. SERVICES) LIMITED</text:p>
          </table:table-cell>
          <table:table-cell office:value-type="string" table:style-name="ce1">
            <text:p>The Supplier’s training vehicles used to deliver the Services shall be available at the dates and times specified in each Order to Train (OTT) so that no planned Licence Acquisition Training (LAT) is delayed, abandoned or cancelled due to a training vehicle having a break down, being unavailable, or being un-roadworthy.</text:p>
          </table:table-cell>
          <table:table-cell office:value-type="string" table:style-name="ce1">
            <text:p>Availability as described is between 95 % and 100 %</text:p>
          </table:table-cell>
          <table:table-cell office:value-type="string" table:style-name="ce1">
            <text:p>Good</text:p>
          </table:table-cell>
          <table:table-cell office:value-type="string" table:style-name="ce1">
            <text:p> </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Licence Acquisition Training</text:p>
          </table:table-cell>
          <table:table-cell office:value-type="string" table:style-name="ce1">
            <text:p>ACCIDON'T LIMITED</text:p>
          </table:table-cell>
          <table:table-cell office:value-type="string" table:style-name="ce1">
            <text:p>The Supplier must ensure that a candidate is collected by the instructor at the pick-up point specified.</text:p>
          </table:table-cell>
          <table:table-cell office:value-type="string" table:style-name="ce1">
            <text:p>98 % to 100 % of tasks commenced at the time and date specified in the Order to Train (OT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Licence Acquisition Training</text:p>
          </table:table-cell>
          <table:table-cell office:value-type="string" table:style-name="ce1">
            <text:p>ACCIDON'T LIMITE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 to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Licence Acquisition Training</text:p>
          </table:table-cell>
          <table:table-cell office:value-type="string" table:style-name="ce1">
            <text:p>ACCIDON'T LIMITED</text:p>
          </table:table-cell>
          <table:table-cell office:value-type="string" table:style-name="ce1">
            <text:p>The Supplier’s training vehicles used to deliver the Services shall be available at the dates and times specified in each Order to Train (OTT) so that no planned Licence Acquisition Training (LAT) is delayed, abandoned or cancelled due to a training vehicle having a break down, being unavailable, or being un-roadworthy.</text:p>
          </table:table-cell>
          <table:table-cell office:value-type="string" table:style-name="ce1">
            <text:p>Availability as described is between 95% and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Licence Acquisition Training</text:p>
          </table:table-cell>
          <table:table-cell office:value-type="string" table:style-name="ce1">
            <text:p>MAINSTREAM TRAINING LIMITED</text:p>
          </table:table-cell>
          <table:table-cell office:value-type="string" table:style-name="ce1">
            <text:p>The Supplier must ensure that a candidate is collected by the instructor at the pick-up point specified.</text:p>
          </table:table-cell>
          <table:table-cell office:value-type="string" table:style-name="ce1">
            <text:p>98 % to 100 % of tasks commenced at the time and date specified in the Order to Train (OTT)</text:p>
          </table:table-cell>
          <table:table-cell office:value-type="string" table:style-name="ce1">
            <text:p>Good</text:p>
          </table:table-cell>
          <table:table-cell office:value-type="string" table:style-name="ce1">
            <text:p> </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Licence Acquisition Training</text:p>
          </table:table-cell>
          <table:table-cell office:value-type="string" table:style-name="ce1">
            <text:p>MAINSTREAM TRAINING LIMITE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 to above</text:p>
          </table:table-cell>
          <table:table-cell office:value-type="string" table:style-name="ce1">
            <text:p>Good</text:p>
          </table:table-cell>
          <table:table-cell office:value-type="string" table:style-name="ce1">
            <text:p> </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Licence Acquisition Training</text:p>
          </table:table-cell>
          <table:table-cell office:value-type="string" table:style-name="ce1">
            <text:p>MAINSTREAM TRAINING LIMITED</text:p>
          </table:table-cell>
          <table:table-cell office:value-type="string" table:style-name="ce1">
            <text:p>The Supplier’s training vehicles used to deliver the Services shall be available at the dates and times specified in each Order to Train (OTT) so that no planned Licence Acquisition Training (LAT) is delayed, abandoned or cancelled due to a training vehicle having a break down, being unavailable, or being un-roadworthy.</text:p>
          </table:table-cell>
          <table:table-cell office:value-type="string" table:style-name="ce1">
            <text:p>Availability as described is between 95 % and 100 %</text:p>
          </table:table-cell>
          <table:table-cell office:value-type="string" table:style-name="ce1">
            <text:p>Good</text:p>
          </table:table-cell>
          <table:table-cell office:value-type="string" table:style-name="ce1">
            <text:p> </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Cleaning as defined in dictionary. It comprises a number of measures, e.g. “skirting boards free of dirt, dust etc”.</text:p>
          </table:table-cell>
          <table:table-cell office:value-type="string" table:style-name="ce1">
            <text:p><text:s/>greater than 9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Mess cleaning - e.g. walls free of spillages, glass free of fingerprints.<text:s/></text:p>
          </table:table-cell>
          <table:table-cell office:value-type="string" table:style-name="ce1">
            <text:p>greater than 9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Pest Control – e.g. location attended and investigated within 4 hours of receipt of Authority's notice</text:p>
          </table:table-cell>
          <table:table-cell office:value-type="string" table:style-name="ce1">
            <text:p>greater than 9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VISION AND OPERATION OF A JOINT FORCES COMMAND AND STAFF COLLEGE-CP/PFI/101</text:p>
          </table:table-cell>
          <table:table-cell office:value-type="string" table:style-name="ce1">
            <text:p>DEFENCE MANAGEMENT (WATCHFIELD) LIMITED</text:p>
          </table:table-cell>
          <table:table-cell office:value-type="string" table:style-name="ce1">
            <text:p>Academic Services: To provide academic services including the preparation and delivery of training and military education in accordance with Joint Services Command and Staff College (JSCSC) course syllabi, and research in direct support of designated subject areas, as per contract requirements.</text:p>
          </table:table-cell>
          <table:table-cell office:value-type="string" table:style-name="ce1">
            <text:p>&lt;15 Deficiency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VISION AND OPERATION OF A JOINT FORCES COMMAND AND STAFF COLLEGE-CP/PFI/101</text:p>
          </table:table-cell>
          <table:table-cell office:value-type="string" table:style-name="ce1">
            <text:p>DEFENCE MANAGEMENT (WATCHFIELD) LIMITED</text:p>
          </table:table-cell>
          <table:table-cell office:value-type="string" table:style-name="ce1">
            <text:p>Estates Services: Management of Assets: To maintain the function of Private Finance Initiative (PFI) assets in accordance with the Contract. The PFI Assets include the Cormorant building which has teaching wings, residential living accommodation, office accommodation, lecture theatres and syndicate rooms to support education provision, 290 domestic housing for military staff, sports pavilions, sports fields, storage assets, car parks and infrastructure all of which has to be maintained.<text:s text:c="2"/></text:p>
          </table:table-cell>
          <table:table-cell office:value-type="string" table:style-name="ce1">
            <text:p>&lt;95 Deficiency (failure) Points</text:p>
          </table:table-cell>
          <table:table-cell office:value-type="string" table:style-name="ce1">
            <text:p>Requires Improvement</text:p>
          </table:table-cell>
          <table:table-cell office:value-type="string" table:style-name="ce1">
            <text:p>Performance dropped against the Estates KPI over the months of Jan and Feb due to 2 x service failures not fixed within the target timescale. <text:s/>Cause of failures identified and new supplier processes now in place to prevent future failure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VISION AND OPERATION OF A JOINT FORCES COMMAND AND STAFF COLLEGE-CP/PFI/101</text:p>
          </table:table-cell>
          <table:table-cell office:value-type="string" table:style-name="ce1">
            <text:p>DEFENCE MANAGEMENT (WATCHFIELD) LIMITED</text:p>
          </table:table-cell>
          <table:table-cell office:value-type="string" table:style-name="ce1">
            <text:p>Support Services: The contractor is to provide Support Services, including Catering, Cleaning, Waste, Electronic Media Communications Systems Services, Library, Security and Administration Services in accordance with the Contract</text:p>
          </table:table-cell>
          <table:table-cell office:value-type="string" table:style-name="ce1">
            <text:p>&lt;1543 Deficiency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eb 2022, CO approval to add £52,246.545.15 to parent to facilitate BAU &amp; SP`s until contract end 2028. RCT= £140,349,401.92. Historical Payment correction is required of £2,701,475.67 to the CP&amp;F Header.)</text:p>
          </table:table-cell>
          <table:table-cell office:value-type="string" table:style-name="ce1">
            <text:p>FEDEX EXPRESS UK TRANSPORTATION <text:s/>LIMITED</text:p>
          </table:table-cell>
          <table:table-cell office:value-type="string" table:style-name="ce1">
            <text:p>Accuracy of Indexing Transcription (Secondary key) - Percentage accuracy of all input calculated from errors identified during audits (no. of errors)</text:p>
          </table:table-cell>
          <table:table-cell office:value-type="string" table:style-name="ce1">
            <text:p>&gt;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eb 2022, CO approval to add £52,246.545.15 to parent to facilitate BAU &amp; SP`s until contract end 2028. RCT= £140,349,401.92. Historical Payment correction is required of £2,701,475.67 to the CP&amp;F Header.)</text:p>
          </table:table-cell>
          <table:table-cell office:value-type="string" table:style-name="ce1">
            <text:p>FEDEX EXPRESS UK TRANSPORTATION <text:s/>LIMITED</text:p>
          </table:table-cell>
          <table:table-cell office:value-type="string" table:style-name="ce1">
            <text:p>Delivery on Time (Percentage of total orders that meet 'contracted for' delivery time (no. of exceptions)).</text:p>
            <text:p>This is a binary KPI covering all deliverables under the contract and is either met or not.</text:p>
            <text:p/>
          </table:table-cell>
          <table:table-cell office:value-type="string" table:style-name="ce1">
            <text:p>&gt;/=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eb 2022, CO approval to add £52,246.545.15 to parent to facilitate BAU &amp; SP`s until contract end 2028. RCT= £140,349,401.92. Historical Payment correction is required of £2,701,475.67 to the CP&amp;F Header.)</text:p>
          </table:table-cell>
          <table:table-cell office:value-type="string" table:style-name="ce1">
            <text:p>FEDEX EXPRESS UK TRANSPORTATION <text:s/>LIMITED</text:p>
          </table:table-cell>
          <table:table-cell office:value-type="string" table:style-name="ce1">
            <text:p>Efficiency of Storage – Box fill/Consolidation Levels.</text:p>
            <text:p>Percentage of boxes filled to 75Percent capacity</text:p>
            <text:p/>
          </table:table-cell>
          <table:table-cell office:value-type="string" table:style-name="ce1">
            <text:p>&gt;/=75 Percent of boxes at least 75 Percent full</text:p>
          </table:table-cell>
          <table:table-cell office:value-type="string" table:style-name="ce1">
            <text:p>Other - Consider returned</text:p>
          </table:table-cell>
          <table:table-cell office:value-type="string" table:style-name="ce1">
            <text:p>No audits carried out this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1 - Order Management</text:p>
          </table:table-cell>
          <table:table-cell office:value-type="string" table:style-name="ce1">
            <text:p>Greater than or equal to 95 percent orders satisfied on time in month and no orders outstanding for greater than 90 calendar days from Firm delivery date or turnaround time quoted on CP&amp;F ord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2 - Response to operational deficiency</text:p>
          </table:table-cell>
          <table:table-cell office:value-type="string" table:style-name="ce1">
            <text:p>No Category A or Category B Operational Deficiency (OpDef) Formal response with plan overdue in accordance with the timelines detailed in the Statement of Work (SOW) at Annex B to the Contract and no more than 1 Category C OpDef Formal response with plan overdue in accordance with the timelines detailed in the SOW at Annex B to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3 - Responses to S2022’s - System Design Issues Reporting</text:p>
          </table:table-cell>
          <table:table-cell office:value-type="string" table:style-name="ce1">
            <text:p>No High Priority Safety S2022s overdue and no more than 1 Priority / Routine / Information S2022s overdu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25 - The Provision of Coating Supply and Advisory Services to support the In Service Support for Royal Fleet Auxiliary Vessels and Royal Navy Ocean Survey Vessel</text:p>
          </table:table-cell>
          <table:table-cell office:value-type="string" table:style-name="ce1">
            <text:p>INTERNATIONAL PAINT LTD</text:p>
          </table:table-cell>
          <table:table-cell office:value-type="string" table:style-name="ce1">
            <text:p>KPI 1 - Advisor Inspection Report<text:s/></text:p>
          </table:table-cell>
          <table:table-cell office:value-type="string" table:style-name="ce1">
            <text:p>On or before agreed timescale and signed off at 1st presentatio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25 - The Provision of Coating Supply and Advisory Services to support the In Service Support for Royal Fleet Auxiliary Vessels and Royal Navy Ocean Survey Vessel</text:p>
          </table:table-cell>
          <table:table-cell office:value-type="string" table:style-name="ce1">
            <text:p>INTERNATIONAL PAINT LTD</text:p>
          </table:table-cell>
          <table:table-cell office:value-type="string" table:style-name="ce1">
            <text:p>KPI 2 - Advisor Final Report<text:s/></text:p>
          </table:table-cell>
          <table:table-cell office:value-type="string" table:style-name="ce1">
            <text:p>On or before agreed timescale and signed off at 1st presentatio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25 - The Provision of Coating Supply and Advisory Services to support the In Service Support for Royal Fleet Auxiliary Vessels and Royal Navy Ocean Survey Vessel</text:p>
          </table:table-cell>
          <table:table-cell office:value-type="string" table:style-name="ce1">
            <text:p>INTERNATIONAL PAINT LTD</text:p>
          </table:table-cell>
          <table:table-cell office:value-type="string" table:style-name="ce1">
            <text:p>KPI 3 - Supply of Technical Coatings<text:s/></text:p>
          </table:table-cell>
          <table:table-cell office:value-type="string" table:style-name="ce1">
            <text:p>On or before agreed timescale and no instances of non-conformanc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30- For the Design, Build and In-Service Support of the Royal Navy Patrol Launches</text:p>
          </table:table-cell>
          <table:table-cell office:value-type="string" table:style-name="ce1">
            <text:p>MARINE SPECIALISED TECHNOLOGY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 than 8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30- For the Design, Build and In-Service Support of the Royal Navy Patrol Launches</text:p>
          </table:table-cell>
          <table:table-cell office:value-type="string" table:style-name="ce1">
            <text:p>MARINE SPECIALISED TECHNOLOGY LIMITED</text:p>
          </table:table-cell>
          <table:table-cell office:value-type="string" table:style-name="ce1">
            <text:p>Achieve the required quality - The Patrol Launch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 than 8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Achieve the Agreed Delivery Date as stated on the Task Approval Form</text:p>
          </table:table-cell>
          <table:table-cell office:value-type="string" table:style-name="ce1">
            <text:p>Greater than 8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The Engines are supplied/repaired to the required quality standards</text:p>
          </table:table-cell>
          <table:table-cell office:value-type="string" table:style-name="ce1">
            <text:p>Greater than 8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45 - The In Service Support for RFA Wave Knight, RFA Wave Ruler, RFA Fort Austin, RFA Fort Rosalie and RFA Fort Victoria</text:p>
          </table:table-cell>
          <table:table-cell office:value-type="string" table:style-name="ce1">
            <text:p>CAMMELL LAIRD SHIPREPAIRERS &amp; SHIPBUILDERS LIMITED</text:p>
          </table:table-cell>
          <table:table-cell office:value-type="string" table:style-name="ce1">
            <text:p>Capability and Design</text:p>
          </table:table-cell>
          <table:table-cell office:value-type="string" table:style-name="ce1">
            <text:p>Good</text:p>
            <text:p>100 %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45 - The In Service Support for RFA Wave Knight, RFA Wave Ruler, RFA Fort Austin, RFA Fort Rosalie and RFA Fort Victoria</text:p>
          </table:table-cell>
          <table:table-cell office:value-type="string" table:style-name="ce1">
            <text:p>CAMMELL LAIRD SHIPREPAIRERS &amp; SHIPBUILDERS LIMITED</text:p>
          </table:table-cell>
          <table:table-cell office:value-type="string" table:style-name="ce1">
            <text:p>Stores</text:p>
          </table:table-cell>
          <table:table-cell office:value-type="string" table:style-name="ce1">
            <text:p>Good</text:p>
            <text:p>100 %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45 - The In Service Support for RFA Wave Knight, RFA Wave Ruler, RFA Fort Austin, RFA Fort Rosalie and RFA Fort Victoria</text:p>
          </table:table-cell>
          <table:table-cell office:value-type="string" table:style-name="ce1">
            <text:p>CAMMELL LAIRD SHIPREPAIRERS &amp; SHIPBUILDERS LIMITED</text:p>
          </table:table-cell>
          <table:table-cell office:value-type="string" table:style-name="ce1">
            <text:p>Work Packages</text:p>
          </table:table-cell>
          <table:table-cell office:value-type="string" table:style-name="ce1">
            <text:p>Good</text:p>
            <text:p>100 %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46 - The In Service Support for RFA Lyme Bay, RFA Mounts Bay, RFA Cardigan Bay, RFA Argus and HMS Scott</text:p>
          </table:table-cell>
          <table:table-cell office:value-type="string" table:style-name="ce1">
            <text:p>A&amp;P GROUP LIMITED</text:p>
          </table:table-cell>
          <table:table-cell office:value-type="string" table:style-name="ce1">
            <text:p>Capability and Design</text:p>
          </table:table-cell>
          <table:table-cell office:value-type="string" table:style-name="ce1">
            <text:p>Good</text:p>
            <text:p>100 %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46 - The In Service Support for RFA Lyme Bay, RFA Mounts Bay, RFA Cardigan Bay, RFA Argus and HMS Scott</text:p>
          </table:table-cell>
          <table:table-cell office:value-type="string" table:style-name="ce1">
            <text:p>A&amp;P GROUP LIMITED</text:p>
          </table:table-cell>
          <table:table-cell office:value-type="string" table:style-name="ce1">
            <text:p>Stores</text:p>
          </table:table-cell>
          <table:table-cell office:value-type="string" table:style-name="ce1">
            <text:p>Good</text:p>
            <text:p>100%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46 - The In Service Support for RFA Lyme Bay, RFA Mounts Bay, RFA Cardigan Bay, RFA Argus and HMS Scott</text:p>
          </table:table-cell>
          <table:table-cell office:value-type="string" table:style-name="ce1">
            <text:p>A&amp;P GROUP LIMITED</text:p>
          </table:table-cell>
          <table:table-cell office:value-type="string" table:style-name="ce1">
            <text:p>Work Packages</text:p>
          </table:table-cell>
          <table:table-cell office:value-type="string" table:style-name="ce1">
            <text:p>Good</text:p>
            <text:p>100%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47 - The In Service Support for RFA Tidespring, RFA Tiderace, RFA Tidesurge and RFA Tideforce.</text:p>
          </table:table-cell>
          <table:table-cell office:value-type="string" table:style-name="ce1">
            <text:p>CAMMELL LAIRD SHIPREPAIRERS &amp; SHIPBUILDERS LIMITED</text:p>
          </table:table-cell>
          <table:table-cell office:value-type="string" table:style-name="ce1">
            <text:p>Capability and Design</text:p>
          </table:table-cell>
          <table:table-cell office:value-type="string" table:style-name="ce1">
            <text:p>Good</text:p>
            <text:p>100%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47 - The In Service Support for RFA Tidespring, RFA Tiderace, RFA Tidesurge and RFA Tideforce.</text:p>
          </table:table-cell>
          <table:table-cell office:value-type="string" table:style-name="ce1">
            <text:p>CAMMELL LAIRD SHIPREPAIRERS &amp; SHIPBUILDERS LIMITED</text:p>
          </table:table-cell>
          <table:table-cell office:value-type="string" table:style-name="ce1">
            <text:p>Stores</text:p>
          </table:table-cell>
          <table:table-cell office:value-type="string" table:style-name="ce1">
            <text:p>Good</text:p>
            <text:p>100%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47 - The In Service Support for RFA Tidespring, RFA Tiderace, RFA Tidesurge and RFA Tideforce.</text:p>
          </table:table-cell>
          <table:table-cell office:value-type="string" table:style-name="ce1">
            <text:p>CAMMELL LAIRD SHIPREPAIRERS &amp; SHIPBUILDERS LIMITED</text:p>
          </table:table-cell>
          <table:table-cell office:value-type="string" table:style-name="ce1">
            <text:p>Work Packages</text:p>
          </table:table-cell>
          <table:table-cell office:value-type="string" table:style-name="ce1">
            <text:p>Good</text:p>
            <text:p>100%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3 - Boats In-Service Support (1) - Overseas</text:p>
          </table:table-cell>
          <table:table-cell office:value-type="string" table:style-name="ce1">
            <text:p>DEVONPORT ROYAL DOCKYARD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3 - Boats In-Service Support (1) - Overseas</text:p>
          </table:table-cell>
          <table:table-cell office:value-type="string" table:style-name="ce1">
            <text:p>DEVONPORT ROYAL DOCKYARD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4 - Boats In-Service Support (2) - Royal Navy (RN) / Royal Fleet Auxiliary (RFA)</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4 - Boats In-Service Support (2) - Royal Navy (RN) / Royal Fleet Auxiliary (RFA)</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5 - Boats In-Service Support (3) - Ministry of Defence Police (MDP)</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5 - Boats In-Service Support (3) - Ministry of Defence Police (MDP)</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7 - Boats In-Service Support (5) - Royal Marines (RM) Tamar</text:p>
          </table:table-cell>
          <table:table-cell office:value-type="string" table:style-name="ce1">
            <text:p>GRIFFON HOVERWORK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7 - Boats In-Service Support (5) - Royal Marines (RM) Tamar</text:p>
          </table:table-cell>
          <table:table-cell office:value-type="string" table:style-name="ce1">
            <text:p>GRIFFON HOVERWORK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8 - Boats In-Service Support (6) - Army</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8 - Boats In-Service Support (6) - Army</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9 - Boats In-Service Support (7) - 2nd Line Training</text:p>
          </table:table-cell>
          <table:table-cell office:value-type="string" table:style-name="ce1">
            <text:p>DEVONPORT ROYAL DOCKYARD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59 - Boats In-Service Support (7) - 2nd Line Training</text:p>
          </table:table-cell>
          <table:table-cell office:value-type="string" table:style-name="ce1">
            <text:p>DEVONPORT ROYAL DOCKYARD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60 - Boats In-Service Support (8) - Faslane</text:p>
          </table:table-cell>
          <table:table-cell office:value-type="string" table:style-name="ce1">
            <text:p>HOLYHEAD MARINE SERVICE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60 - Boats In-Service Support (8) - Faslane</text:p>
          </table:table-cell>
          <table:table-cell office:value-type="string" table:style-name="ce1">
            <text:p>HOLYHEAD MARINE SERVICE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61 - Boats In-Service Support (9) - 4th Line Training</text:p>
          </table:table-cell>
          <table:table-cell office:value-type="string" table:style-name="ce1">
            <text:p>DEVONPORT ROYAL DOCKYARD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61 - Boats In-Service Support (9) - 4th Line Training</text:p>
          </table:table-cell>
          <table:table-cell office:value-type="string" table:style-name="ce1">
            <text:p>DEVONPORT ROYAL DOCKYARD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62 - Boats In-Service Support (10) - Royal Marines (RM) Poole</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SS/0162 - Boats In-Service Support (10) - Royal Marines (RM) Poole</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OD HEAVY EQUIPMENT TRANSPORTER SERVICE PFI-CSVHC/04</text:p>
          </table:table-cell>
          <table:table-cell office:value-type="string" table:style-name="ce1">
            <text:p>FASTTRAX LIMITED</text:p>
          </table:table-cell>
          <table:table-cell office:value-type="string" table:style-name="ce1">
            <text:p>Reliability of vehicle fleet</text:p>
          </table:table-cell>
          <table:table-cell office:value-type="string" table:style-name="ce1">
            <text:p>80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OD HEAVY EQUIPMENT TRANSPORTER SERVICE PFI-CSVHC/04</text:p>
          </table:table-cell>
          <table:table-cell office:value-type="string" table:style-name="ce1">
            <text:p>FASTTRAX LIMITED</text:p>
          </table:table-cell>
          <table:table-cell office:value-type="string" table:style-name="ce1">
            <text:p>Successful delivery of load on time</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OD HEAVY EQUIPMENT TRANSPORTER SERVICE PFI-CSVHC/04</text:p>
          </table:table-cell>
          <table:table-cell office:value-type="string" table:style-name="ce1">
            <text:p>FASTTRAX LIMITED</text:p>
          </table:table-cell>
          <table:table-cell office:value-type="string" table:style-name="ce1">
            <text:p>Successful pick up of load on time</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WHEELED TANKERS AND ASSOCIATED SUPPORT-CSVHC/06</text:p>
          </table:table-cell>
          <table:table-cell office:value-type="string" table:style-name="ce1">
            <text:p>OSHKOSH DEFENSE, LLC</text:p>
          </table:table-cell>
          <table:table-cell office:value-type="string" table:style-name="ce1">
            <text:p>Actual In-Service reliability for Automotive and Fuel Dispensing Equipmen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WHEELED TANKERS AND ASSOCIATED SUPPORT-CSVHC/06</text:p>
          </table:table-cell>
          <table:table-cell office:value-type="string" table:style-name="ce1">
            <text:p>OSHKOSH DEFENSE, LLC</text:p>
          </table:table-cell>
          <table:table-cell office:value-type="string" table:style-name="ce1">
            <text:p>Post Design Services Completion Times for receipt of quotation and completion of tasks</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WHEELED TANKERS AND ASSOCIATED SUPPORT-CSVHC/06</text:p>
          </table:table-cell>
          <table:table-cell office:value-type="string" table:style-name="ce1">
            <text:p>OSHKOSH DEFENSE, LLC</text:p>
          </table:table-cell>
          <table:table-cell office:value-type="string" table:style-name="ce1">
            <text:p>Time taken from Contractor Receipt of repairable assembly to receipt of repaired assembly back to nominated Depot</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1">
            <text:p>FUJITSU SERVICES LIMITED</text:p>
          </table:table-cell>
          <table:table-cell office:value-type="string" table:style-name="ce1">
            <text:p>Boundary Protection Service (BPS); The percentage of total time during the Service Measurement Period during which the Remote Access Gateway is Available</text:p>
          </table:table-cell>
          <table:table-cell office:value-type="string" table:style-name="ce1">
            <text:p>9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1">
            <text:p>FUJITSU SERVICES LIMITED</text:p>
          </table:table-cell>
          <table:table-cell office:value-type="string" table:style-name="ce1">
            <text:p>Connectivity Service (WAN); The percentage of total time during the Service Measurement Period, during which the relevant Connection is Available and provides Connectivity (the “Connection Percentage Connectivity”)</text:p>
          </table:table-cell>
          <table:table-cell office:value-type="string" table:style-name="ce1">
            <text:p>99.99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1">
            <text:p>FUJITSU SERVICES LIMITED</text:p>
          </table:table-cell>
          <table:table-cell office:value-type="string" table:style-name="ce1">
            <text:p>Local Area Network Service (LAN); The percentage of total time during the Service Measurement Period during which Data LAN Connectivity is Available excluding any wireless connections</text:p>
          </table:table-cell>
          <table:table-cell office:value-type="string" table:style-name="ce1">
            <text:p>99.60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JECT AQUATRINE- TO DELIVER WATER AND WASTE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Greater than or equal to 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JECT AQUATRINE- TO DELIVER WATER AND WASTE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JECT AQUATRINE- TO DELIVER WATER AND WASTE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1a (Equipment Delivery Timescales)<text:s/></text:p>
          </table:table-cell>
          <table:table-cell office:value-type="string" table:style-name="ce1">
            <text:p>(Green) All Equipment Deliver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1b (Provision of Spares)<text:s/></text:p>
          </table:table-cell>
          <table:table-cell office:value-type="string" table:style-name="ce1">
            <text:p>(Green) All Spares Suppl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2b (Safety and Environmental Requirements)<text:s/></text:p>
          </table:table-cell>
          <table:table-cell office:value-type="string" table:style-name="ce1">
            <text:p>(Green) All Safety and Environmental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GM/1908 - Framework Agreement for the repeat procurement with Rheinmetall.</text:p>
          </table:table-cell>
          <table:table-cell office:value-type="string" table:style-name="ce1">
            <text:p>RHEINMETALL WAFFE MUNITION GMBH</text:p>
          </table:table-cell>
          <table:table-cell office:value-type="string" table:style-name="ce1">
            <text:p>Delivery</text:p>
          </table:table-cell>
          <table:table-cell office:value-type="string" table:style-name="ce1">
            <text:p>On Time in accordance with delivery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GM/1909 - Framework Agreement for the repeat procurement with GDOTS.</text:p>
          </table:table-cell>
          <table:table-cell office:value-type="string" table:style-name="ce1">
            <text:p>GENERAL DYNAMICS ORDNANCE AND <text:s/>TACTICAL SYSTEMS-CANADA INC</text:p>
          </table:table-cell>
          <table:table-cell office:value-type="string" table:style-name="ce1">
            <text:p>Delivery</text:p>
          </table:table-cell>
          <table:table-cell office:value-type="string" table:style-name="ce1">
            <text:p>On Time in accordance with delivery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GM/1911 - Framework Agreement for the Repeat Procurement of Small Arms Ammunition, Primers and Grenades</text:p>
          </table:table-cell>
          <table:table-cell office:value-type="string" table:style-name="ce1">
            <text:p>RUAG AMMOTEC AG.</text:p>
          </table:table-cell>
          <table:table-cell office:value-type="string" table:style-name="ce1">
            <text:p>Delivery</text:p>
          </table:table-cell>
          <table:table-cell office:value-type="string" table:style-name="ce1">
            <text:p>On Time in accordance with delivery schedul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GM/1927 Repeat Procurement of Explosives</text:p>
          </table:table-cell>
          <table:table-cell office:value-type="string" table:style-name="ce1">
            <text:p>CHEMRING ENERGETICS UK LIMITED</text:p>
          </table:table-cell>
          <table:table-cell office:value-type="string" table:style-name="ce1">
            <text:p>Delivery</text:p>
          </table:table-cell>
          <table:table-cell office:value-type="string" table:style-name="ce1">
            <text:p>On Time in accordance with delivery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GM/1928 - The Provision of Pyrotechnics</text:p>
          </table:table-cell>
          <table:table-cell office:value-type="string" table:style-name="ce1">
            <text:p>PW DEFENCE LTD</text:p>
          </table:table-cell>
          <table:table-cell office:value-type="string" table:style-name="ce1">
            <text:p>Delivery</text:p>
          </table:table-cell>
          <table:table-cell office:value-type="string" table:style-name="ce1">
            <text:p>On Time in accordance with delivery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GM/1941 60mm Mortar Framework</text:p>
          </table:table-cell>
          <table:table-cell office:value-type="string" table:style-name="ce1">
            <text:p>HIRTENBERGER DEFENCE EUROPE GMBH</text:p>
          </table:table-cell>
          <table:table-cell office:value-type="string" table:style-name="ce1">
            <text:p>Delivery</text:p>
          </table:table-cell>
          <table:table-cell office:value-type="string" table:style-name="ce1">
            <text:p>On Time in accordance with delivery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DIICM1/0002</text:p>
          </table:table-cell>
          <table:table-cell office:value-type="string" table:style-name="ce1">
            <text:p>ENTERPRISE SERVICES DEFENCE AND SECURITY UK LIMITED</text:p>
          </table:table-cell>
          <table:table-cell office:value-type="string" table:style-name="ce1">
            <text:p>Availability of Official Applications</text:p>
          </table:table-cell>
          <table:table-cell office:value-type="string" table:style-name="ce1">
            <text:p>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DIICM1/0002</text:p>
          </table:table-cell>
          <table:table-cell office:value-type="string" table:style-name="ce1">
            <text:p>ENTERPRISE SERVICES DEFENCE AND SECURITY UK LIMITED</text:p>
          </table:table-cell>
          <table:table-cell office:value-type="string" table:style-name="ce1">
            <text:p>Availability of Official Communication Tools</text:p>
          </table:table-cell>
          <table:table-cell office:value-type="string" table:style-name="ce1">
            <text:p>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DIICM1/0002</text:p>
          </table:table-cell>
          <table:table-cell office:value-type="string" table:style-name="ce1">
            <text:p>ENTERPRISE SERVICES DEFENCE AND SECURITY UK LIMITED</text:p>
          </table:table-cell>
          <table:table-cell office:value-type="string" table:style-name="ce1">
            <text:p>Availability of Official Productivity Tools</text:p>
          </table:table-cell>
          <table:table-cell office:value-type="string" table:style-name="ce1">
            <text:p>99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2).</text:p>
          </table:table-cell>
          <table:table-cell office:value-type="string" table:style-name="ce1">
            <text:p>AVISON YOUNG (UK) LIMITED</text:p>
          </table:table-cell>
          <table:table-cell office:value-type="string" table:style-name="ce1">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 sites are in line with market pric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2).</text:p>
          </table:table-cell>
          <table:table-cell office:value-type="string" table:style-name="ce1">
            <text:p>AVISON YOUNG (UK) LIMITED</text:p>
          </table:table-cell>
          <table:table-cell office:value-type="string" table:style-name="ce1">
            <text:p>Invoicing Process – Authority - Tracking time taken for Defence Infrastructure Organisation (DIO) project approval of the completion/part completion certificates – Also Tracking the submission date of the completion certificate and the date the certificate is approved  <text:s/></text:p>
          </table:table-cell>
          <table:table-cell office:value-type="string" table:style-name="ce1">
            <text:p>96 % &amp;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2).</text:p>
          </table:table-cell>
          <table:table-cell office:value-type="string" table:style-name="ce1">
            <text:p>AVISON YOUNG (UK) LIMITED</text:p>
          </table:table-cell>
          <table:table-cell office:value-type="string" table:style-name="ce1">
            <text:p>Risk Management  - Supplier  - Ensure Supplier had updated Risk Management plan for every  meeting &amp; evaluated plan every 3 months   <text:s/></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3).</text:p>
          </table:table-cell>
          <table:table-cell office:value-type="string" table:style-name="ce1">
            <text:p>CAPITA PROPERTY AND INFRASTRUCTURE LIMITED</text:p>
          </table:table-cell>
          <table:table-cell office:value-type="string" table:style-name="ce1">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sites are in line with market pric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3).</text:p>
          </table:table-cell>
          <table:table-cell office:value-type="string" table:style-name="ce1">
            <text:p>CAPITA PROPERTY AND INFRASTRUCTURE LIMITED</text:p>
          </table:table-cell>
          <table:table-cell office:value-type="string" table:style-name="ce1">
            <text:p>Invoicing Process – Authority - Tracking time taken for Defence Infrastructure Organisation (DIO) project approval of the completion/part completion certificates – Also Tracking the submission date of the completion certificate and the date the certificate is approved  <text:s/></text:p>
          </table:table-cell>
          <table:table-cell office:value-type="string" table:style-name="ce1">
            <text:p>96 % &amp;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3).</text:p>
          </table:table-cell>
          <table:table-cell office:value-type="string" table:style-name="ce1">
            <text:p>CAPITA PROPERTY AND INFRASTRUCTURE LIMITED</text:p>
          </table:table-cell>
          <table:table-cell office:value-type="string" table:style-name="ce1">
            <text:p>Risk Management  - Supplier  - Ensure Supplier had updated Risk Management plan for every  meeting &amp; evaluate plan every 3 months   <text:s/></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1)</text:p>
          </table:table-cell>
          <table:table-cell office:value-type="string" table:style-name="ce1">
            <text:p>MONTAGU EVANS LLP</text:p>
          </table:table-cell>
          <table:table-cell office:value-type="string" table:style-name="ce1">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 sites are in line with market pric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1)</text:p>
          </table:table-cell>
          <table:table-cell office:value-type="string" table:style-name="ce1">
            <text:p>MONTAGU EVANS LLP</text:p>
          </table:table-cell>
          <table:table-cell office:value-type="string" table:style-name="ce1">
            <text:p>Invoicing Process – Authority - Tracking time taken for Defence Infrastructure Organisation (DIO) project approval of the completion/part completion certificates – Also Tracking the submission date of the completion certificate and the date the certificate is approved  <text:s/></text:p>
          </table:table-cell>
          <table:table-cell office:value-type="string" table:style-name="ce1">
            <text:p>96 % &amp;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1)</text:p>
          </table:table-cell>
          <table:table-cell office:value-type="string" table:style-name="ce1">
            <text:p>MONTAGU EVANS LLP</text:p>
          </table:table-cell>
          <table:table-cell office:value-type="string" table:style-name="ce1">
            <text:p>Risk Management  - Supplier  - Ensure Supplier had updated Risk Management plan for every  meeting &amp; evaluate plan every 3 months   <text:s/></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3.</text:p>
          </table:table-cell>
          <table:table-cell office:value-type="string" table:style-name="ce1">
            <text:p>WOOD GROUP UK LIMITED</text:p>
          </table:table-cell>
          <table:table-cell office:value-type="string" table:style-name="ce1">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 sites are in line with market pric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3.</text:p>
          </table:table-cell>
          <table:table-cell office:value-type="string" table:style-name="ce1">
            <text:p>WOOD GROUP UK LIMITED</text:p>
          </table:table-cell>
          <table:table-cell office:value-type="string" table:style-name="ce1">
            <text:p>Invoicing Process – Authority - Tracking time taken for Defence Infrastructure Organisation (DIO) project approval of the completion/part completion certificates – Also Tracking the submission date of the completion certificate and the date the certificate is approved  <text:s/></text:p>
          </table:table-cell>
          <table:table-cell office:value-type="string" table:style-name="ce1">
            <text:p>96 % &amp;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3.</text:p>
          </table:table-cell>
          <table:table-cell office:value-type="string" table:style-name="ce1">
            <text:p>WOOD GROUP UK LIMITED</text:p>
          </table:table-cell>
          <table:table-cell office:value-type="string" table:style-name="ce1">
            <text:p>Risk Management  - Supplier  - Ensure Supplier had updated Risk Management plan for every  meeting &amp; evaluate plan every 3 months   <text:s/></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1</text:p>
          </table:table-cell>
          <table:table-cell office:value-type="string" table:style-name="ce1">
            <text:p>SWECO UK LIMITED</text:p>
          </table:table-cell>
          <table:table-cell office:value-type="string" table:style-name="ce1">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BAU) sites are in line with market pric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1</text:p>
          </table:table-cell>
          <table:table-cell office:value-type="string" table:style-name="ce1">
            <text:p>SWECO UK LIMITED</text:p>
          </table:table-cell>
          <table:table-cell office:value-type="string" table:style-name="ce1">
            <text:p>Risk Management  - Supplier  - Ensure Supplier had updated Risk Management plan for every  meeting &amp; evaluate plan every 3 months   <text:s/></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2</text:p>
          </table:table-cell>
          <table:table-cell office:value-type="string" table:style-name="ce1">
            <text:p>CAPITA PROPERTY AND INFRASTRUCTURE LIMITED</text:p>
          </table:table-cell>
          <table:table-cell office:value-type="string" table:style-name="ce1">
            <text:p>Cost Management – Supplier - For every Tasking Order (TO), ensuring that Supplier is quoting agreed fixed fees for Stage 1 and grade/rate fees for Stages 2-4 on TO's. Ensuring that work is not being duplicated by extant contracts on Sennelager Protected Area/Sennelager Engineering Training Area (SPA/SETA) sites and that quotes for Business as Usual (BAU) sites are in line with market pric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2</text:p>
          </table:table-cell>
          <table:table-cell office:value-type="string" table:style-name="ce1">
            <text:p>CAPITA PROPERTY AND INFRASTRUCTURE LIMITED</text:p>
          </table:table-cell>
          <table:table-cell office:value-type="string" table:style-name="ce1">
            <text:p>Invoicing Process – Authority - Tracking time taken for Defence Infrastructure Organisation (DIO) project approval of the completion/part completion certificates – Also Tracking the submission date of the completion certificate and the date the certificate is approved  <text:s/></text:p>
          </table:table-cell>
          <table:table-cell office:value-type="string" table:style-name="ce1">
            <text:p>96 % &amp;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2</text:p>
          </table:table-cell>
          <table:table-cell office:value-type="string" table:style-name="ce1">
            <text:p>CAPITA PROPERTY AND INFRASTRUCTURE LIMITED</text:p>
          </table:table-cell>
          <table:table-cell office:value-type="string" table:style-name="ce1">
            <text:p>Risk Management  - Supplier  - Ensure Supplier had updated Risk Management plan for every  meeting &amp; evaluate plan every 3 months   <text:s/></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3 HESTIA SOUTH REGION MULTI ACTIVITY CONTRACT</text:p>
          </table:table-cell>
          <table:table-cell office:value-type="string" table:style-name="ce1">
            <text:p>SODEXO LTD</text:p>
          </table:table-cell>
          <table:table-cell office:value-type="string" table:style-name="ce1">
            <text:p>Soft Facilities Managemen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4 - HESTIA South East Multi Activity Contract.</text:p>
          </table:table-cell>
          <table:table-cell office:value-type="string" table:style-name="ce1">
            <text:p>ARAMARK DEFENCE SERVICES LIMITED</text:p>
          </table:table-cell>
          <table:table-cell office:value-type="string" table:style-name="ce1">
            <text:p>Soft Facilities Managemen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4 - HESTIA South East Multi Activity Contract.</text:p>
          </table:table-cell>
          <table:table-cell office:value-type="string" table:style-name="ce1">
            <text:p>ARAMARK DEFENCE SERVICES LIMITED</text:p>
          </table:table-cell>
          <table:table-cell office:value-type="string" table:style-name="ce1">
            <text:p>Soft Facilities Managemen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COTLAND AND NORTHERN IRELAND MULTI ACTIVITY CONTRACT</text:p>
          </table:table-cell>
          <table:table-cell office:value-type="string" table:style-name="ce1">
            <text:p>ARAMARK DEFENCE SERVICES LIMITED</text:p>
          </table:table-cell>
          <table:table-cell office:value-type="string" table:style-name="ce1">
            <text:p>Soft Facilities Managemen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COTLAND AND NORTHERN IRELAND MULTI ACTIVITY CONTRACT</text:p>
          </table:table-cell>
          <table:table-cell office:value-type="string" table:style-name="ce1">
            <text:p>ARAMARK DEFENCE SERVICES LIMITED</text:p>
          </table:table-cell>
          <table:table-cell office:value-type="string" table:style-name="ce1">
            <text:p>Soft Facilities Managemen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NORTH REGION MULTI-ACTIVITY CONTRACT</text:p>
          </table:table-cell>
          <table:table-cell office:value-type="string" table:style-name="ce1">
            <text:p>ARAMARK DEFENCE SERVICES LIMITED</text:p>
          </table:table-cell>
          <table:table-cell office:value-type="string" table:style-name="ce1">
            <text:p>Soft Facilities Managemen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NORTH REGION MULTI-ACTIVITY CONTRACT</text:p>
          </table:table-cell>
          <table:table-cell office:value-type="string" table:style-name="ce1">
            <text:p>ARAMARK DEFENCE SERVICES LIMITED</text:p>
          </table:table-cell>
          <table:table-cell office:value-type="string" table:style-name="ce1">
            <text:p>Soft Facilities Managemen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WALES AND WEST MIDLANDS REGION MULTI-ACTIVITY CONTRACT (HESTIA)</text:p>
          </table:table-cell>
          <table:table-cell office:value-type="string" table:style-name="ce1">
            <text:p>COMPASS GROUP, UK AND IRELAND LIMITED</text:p>
          </table:table-cell>
          <table:table-cell office:value-type="string" table:style-name="ce1">
            <text:p>Soft Facilities Managemen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WALES AND WEST MIDLANDS REGION MULTI-ACTIVITY CONTRACT (HESTIA)</text:p>
          </table:table-cell>
          <table:table-cell office:value-type="string" table:style-name="ce1">
            <text:p>COMPASS GROUP, UK AND IRELAND LIMITED</text:p>
          </table:table-cell>
          <table:table-cell office:value-type="string" table:style-name="ce1">
            <text:p>Soft Facilities Managemen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8 HESTIA EAST REGION MULTI ACTIVITY CONTRACT</text:p>
          </table:table-cell>
          <table:table-cell office:value-type="string" table:style-name="ce1">
            <text:p>COMPASS CONTRACT SERVICES (U.K.) LIMITED</text:p>
          </table:table-cell>
          <table:table-cell office:value-type="string" table:style-name="ce1">
            <text:p>Soft Facilities Managemen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8 HESTIA EAST REGION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acilities Managemen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acilities Managemen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NATIONAL HOUSING PRIME (NGEC)-DIOCB6/7019</text:p>
          </table:table-cell>
          <table:table-cell office:value-type="string" table:style-name="ce1">
            <text:p>AMEY DEFENCE SERVICES (HOUSING) LIMITED</text:p>
          </table:table-cell>
          <table:table-cell office:value-type="string" table:style-name="ce1">
            <text:p>For allocations: Percentage of number of offers achieved within agreed timeframes, against total number of application for Service Family Accommodation tasks with a target date for offer within the reporting period</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NATIONAL HOUSING PRIME (NGEC)-DIOCB6/7019</text:p>
            <text:p>Do not select when raising requisitions</text:p>
          </table:table-cell>
          <table:table-cell office:value-type="string" table:style-name="ce1">
            <text:p>AMEY DEFENCE SERVICES (HOUSING) LIMITED</text:p>
          </table:table-cell>
          <table:table-cell office:value-type="string" table:style-name="ce1">
            <text:p>Number of repairs (permanent or temporary resolution) achieved within contractual timeframes for Reactive Maintenance tasks against total number of Reactive Maintenance tasks with a target completion date in the reporting period.</text:p>
          </table:table-cell>
          <table:table-cell office:value-type="string" table:style-name="ce1">
            <text:p>95 percent</text:p>
          </table:table-cell>
          <table:table-cell office:value-type="string" table:style-name="ce1">
            <text:p>Approaching Target</text:p>
          </table:table-cell>
          <table:table-cell office:value-type="string" table:style-name="ce1">
            <text:p>In respect of KPI 2, January and February KPI achieved contractual target. In March performance fell slightly behind KPI due to impact of transition to new Future Defence Infrastructure Services (FDIS) contrac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NATIONAL HOUSING PRIME (NGEC)-DIOCB6/7019</text:p>
            <text:p>Do not select when raising requisitions</text:p>
          </table:table-cell>
          <table:table-cell office:value-type="string" table:style-name="ce1">
            <text:p>AMEY DEFENCE SERVICES (HOUSING) LIMITED</text:p>
          </table:table-cell>
          <table:table-cell office:value-type="string" table:style-name="ce1">
            <text:p>Percentage of number of Service Family Accommodation Residences prepared for occupation in accordance with MinS (Void Preparation to Move In Standard) that have no faults at Move-In against total number of Move-ins with a target date in the reporting period.</text:p>
          </table:table-cell>
          <table:table-cell office:value-type="string" table:style-name="ce1">
            <text:p>95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GEC FOR NATIONAL TRAINING ESTATE (NTEP)-DIOCB6/7020</text:p>
          </table:table-cell>
          <table:table-cell office:value-type="string" table:style-name="ce1">
            <text:p>LANDMARC SUPPORT SERVICES LIMITED</text:p>
          </table:table-cell>
          <table:table-cell office:value-type="string" table:style-name="ce1">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string" table:style-name="ce1">
            <text:p>100-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GEC FOR NATIONAL TRAINING ESTATE (NTEP)-DIOCB6/7020</text:p>
          </table:table-cell>
          <table:table-cell office:value-type="string" table:style-name="ce1">
            <text:p>LANDMARC SUPPORT SERVICES LIMITED</text:p>
          </table:table-cell>
          <table:table-cell office:value-type="string" table:style-name="ce1">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string" table:style-name="ce1">
            <text:p>100-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GEC FOR NATIONAL TRAINING ESTATE (NTEP)-DIOCB6/7020</text:p>
          </table:table-cell>
          <table:table-cell office:value-type="string" table:style-name="ce1">
            <text:p>LANDMARC SUPPORT SERVICES LIMITED</text:p>
          </table:table-cell>
          <table:table-cell office:value-type="string" table:style-name="ce1">
            <text:p>Percentage of number of make safe tasks, Response Category Emergency, where immediate response achieved against total number of make safe tasks, Response Category Emergency.</text:p>
          </table:table-cell>
          <table:table-cell office:value-type="string" table:style-name="ce1">
            <text:p>100-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MARCHWOOD CONCESSION AGREEMENT. LONG TERM CONCESSION AT MARCHWOOD SEA MOUNTING CENTRE.</text:p>
          </table:table-cell>
          <table:table-cell office:value-type="string" table:style-name="ce1">
            <text:p>SOLENT GATEWAY LIMITED</text:p>
          </table:table-cell>
          <table:table-cell office:value-type="string" table:style-name="ce1">
            <text:p>Berthing - Vessel unable to enter Southampton Water at time specified in relevant Booking Form due to non-availability of a Berth. <text:s/>Delay due to Marchwood Port Operator Commercial Customer occupying the berth.</text:p>
            <text:p/>
          </table:table-cell>
          <table:table-cell office:value-type="string" table:style-name="ce1">
            <text:p>Zero Delay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MARCHWOOD CONCESSION AGREEMENT. LONG TERM CONCESSION AT MARCHWOOD SEA MOUNTING CENTRE.</text:p>
          </table:table-cell>
          <table:table-cell office:value-type="string" table:style-name="ce1">
            <text:p>SOLENT GATEWAY LIMITED</text:p>
          </table:table-cell>
          <table:table-cell office:value-type="string" table:style-name="ce1">
            <text:p>Cargo security - Deviation from any security handling instructions specified in respect of such Cargo in the Booking Form.</text:p>
            <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MARCHWOOD CONCESSION AGREEMENT. LONG TERM CONCESSION AT MARCHWOOD SEA MOUNTING CENTRE.</text:p>
          </table:table-cell>
          <table:table-cell office:value-type="string" table:style-name="ce1">
            <text:p>SOLENT GATEWAY LIMITED</text:p>
          </table:table-cell>
          <table:table-cell office:value-type="string" table:style-name="ce1">
            <text:p>Instances of security breaches on Marchwood site (i.e. not those relating to Cargo Handling security requirements)<text:s/></text:p>
            <text:p>Any security breaches that are considered major by the Joint Security Cell (JSC), are investigated by them and discovered to be clearly the fault of the Marchwood Port Operator and the result of lapses in security and/or deviations from the List X standards will incur contractual penalties</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Weapons Sector Research Framework (WSRF)</text:p>
          </table:table-cell>
          <table:table-cell office:value-type="string" table:style-name="ce1">
            <text:p>QinetiQ Ltd</text:p>
          </table:table-cell>
          <table:table-cell office:value-type="string" table:style-name="ce1">
            <text:p>Exploitation and Impact is a strategic measure of the Benefit being provided by the activities contracted through the Framework and the Contractors ability to demonstrate this.</text:p>
          </table:table-cell>
          <table:table-cell office:value-type="string" table:style-name="ce1">
            <text:p>PASS: Required stakeholders fully engaged on 90% or above of activities. Robust process for monitoring exploitation in place and quarterly meetings to assess activity exploitation and resolve any issues.</text:p>
          </table:table-cell>
          <table:table-cell office:value-type="string" table:style-name="ce1">
            <text:p>Good</text:p>
          </table:table-cell>
          <table:table-cell office:value-type="string" table:style-name="ce1">
            <text:p>Bi-annually scored. Reported KPI Rating covers the period April 2021 – September 2021. The Parties are currently in the process of agreeing the KPI scores for October 2021 – March 20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Weapons Sector Research Framework (WSRF)</text:p>
          </table:table-cell>
          <table:table-cell office:value-type="string" table:style-name="ce1">
            <text:p>QinetiQ Ltd</text:p>
          </table:table-cell>
          <table:table-cell office:value-type="string" table:style-name="ce1">
            <text:p>Quality and timeliness of Deliverables is a key measure of the Contractor’s ability to perform its contractual duties on-time and in-full.</text:p>
          </table:table-cell>
          <table:table-cell office:value-type="string" table:style-name="ce1">
            <text:p>PASS: 70% and above of deliverables received to an acceptable quality and within 1 month of the scheduled date. Unless individual Deliverables are identified as time critical by the Authority (on average this will be no more than 1 Deliverable per task).</text:p>
          </table:table-cell>
          <table:table-cell office:value-type="string" table:style-name="ce1">
            <text:p>Good</text:p>
          </table:table-cell>
          <table:table-cell office:value-type="string" table:style-name="ce1">
            <text:p>Bi-annually scored. Reported KPI Rating covers the period April 2021 – September 2021. The Parties are currently in the process of agreeing the KPI scores for October 2021 – March 20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Weapons Sector Research Framework (WSRF)</text:p>
          </table:table-cell>
          <table:table-cell office:value-type="string" table:style-name="ce1">
            <text:p>QinetiQ Ltd</text:p>
          </table:table-cell>
          <table:table-cell office:value-type="string" table:style-name="ce1">
            <text:p>Stakeholder engagement is a key measure of the Contractor’s ability to ensure the Stakeholders are fully conversant with the activities and have an opportunity to influence the strategic direction being employed within the Framework</text:p>
          </table:table-cell>
          <table:table-cell office:value-type="string" table:style-name="ce1">
            <text:p>PASS: Front Line Commands (FLCs) are satisfied with the engagement levels and have sufficient opportunities to influence aspects of the Portfolio relevant to their area(s) of interest. Contractor manages all stakeholders effectively. Executes Conference(s) with all scores greater than 75% satisfaction on a jointly agreed stakeholder satisfaction form, which is to be mutually agreed within 3 months of contract award, to inform an overall qualitative decision of performance.</text:p>
          </table:table-cell>
          <table:table-cell office:value-type="string" table:style-name="ce1">
            <text:p>Good</text:p>
          </table:table-cell>
          <table:table-cell office:value-type="string" table:style-name="ce1">
            <text:p>Bi-annually scored. Reported KPI Rating covers the period April 2021 – September 2021. The Parties are currently in the process of agreeing the KPI scores for October 2021 – March 2022.</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Quality of Deliverables - Quality of Deliverables is a key measure of the Contractors internal technical ability and the technical ability of its supply chain</text:p>
          </table:table-cell>
          <table:table-cell office:value-type="string" table:style-name="ce1">
            <text:p>Score of 10 - Deliverables are technically and editorially acceptable. Minor changes may be needed to improve exploitability of the output or to tailor the output for the custom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Timeliness of Deliverables: Timeliness of Deliverables is a key measure of the Contractor ability to perform its contractual duties on-time and in-full.</text:p>
          </table:table-cell>
          <table:table-cell office:value-type="string" table:style-name="ce1">
            <text:p>Score of 1 - All Deliverables received in Qtr by required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Value for Money: Value for Money is a key measure of the Contractors ability to perform its contractual duties in the most economical and advantageous method.</text:p>
          </table:table-cell>
          <table:table-cell office:value-type="string" table:style-name="ce1">
            <text:p>Score of 1: For each Task Statement of Work submitted, the Contractor has provided evidence of Value for Money in their Statement of Wor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5 <text:s/>-Simulation and synthetic environments</text:p>
          </table:table-cell>
          <table:table-cell office:value-type="string" table:style-name="ce1">
            <text:p>Newman &amp; Spurr Consultancy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5 <text:s/>-Simulation and synthetic environments</text:p>
          </table:table-cell>
          <table:table-cell office:value-type="string" table:style-name="ce1">
            <text:p>Newman &amp; Spurr Consultancy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5 <text:s/>-Simulation and synthetic environments</text:p>
          </table:table-cell>
          <table:table-cell office:value-type="string" table:style-name="ce1">
            <text:p>Newman &amp; Spurr Consultancy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Inadequate</text:p>
          </table:table-cell>
          <table:table-cell office:value-type="string" table:style-name="ce1">
            <text:p>The KPI 3 score was calculated based on a total of four proposals submitted throughout this quarter. Of these four proposals, three were not delivered by the agreed date. Of the delayed proposals, two were delivered within one week of the previously agreed return date. It should be noted that there was significant delivery workload during this period as the financial year end approached, this was compounded by staff illness due to COVID. We have reviewed the causes of the delayed return and instigated actions to improve timeliness in future.<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1">
            <text:p>Between 40% and 60%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Inadequate</text:p>
          </table:table-cell>
          <table:table-cell office:value-type="string" table:style-name="ce1">
            <text:p>Due to the pass/fail measure any achievement under 100% would be considered ‘inadequate’.  The 96% score was due to 1 KPI out of 27 being delivered late this quarter, this late delivery was due to reasons beyond the Contractor's control.</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1">
            <text:p>Between 40% and 60%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1">
            <text:p>Between 40% and 60%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Spend Sub-Contracted for each core capability lot. Between 40% and 60% (inclusive) of discharged Spend Sub-Contracted for each core capability lot. Percentage of Spend on Sub-Contracts discharged through each core capability lot per Quarter.</text:p>
          </table:table-cell>
          <table:table-cell office:value-type="string" table:style-name="ce1">
            <text:p>Between 40% and 60%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AST BUSINESS CRITICAL TOOLSET-FAST/00134</text:p>
          </table:table-cell>
          <table:table-cell office:value-type="string" table:style-name="ce1">
            <text:p>TLMNEXUS LTD</text:p>
          </table:table-cell>
          <table:table-cell office:value-type="string" table:style-name="ce1">
            <text:p>Incident Management</text:p>
          </table:table-cell>
          <table:table-cell office:value-type="string" table:style-name="ce1">
            <text:p>100 to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AST BUSINESS CRITICAL TOOLSET-FAST/00134</text:p>
          </table:table-cell>
          <table:table-cell office:value-type="string" table:style-name="ce1">
            <text:p>TLMNEXUS LTD</text:p>
          </table:table-cell>
          <table:table-cell office:value-type="string" table:style-name="ce1">
            <text:p>Service Availability<text:s/></text:p>
          </table:table-cell>
          <table:table-cell office:value-type="string" table:style-name="ce1">
            <text:p>100 to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AST BUSINESS CRITICAL TOOLSET-FAST/00134</text:p>
          </table:table-cell>
          <table:table-cell office:value-type="string" table:style-name="ce1">
            <text:p>TLMNEXUS LTD</text:p>
          </table:table-cell>
          <table:table-cell office:value-type="string" table:style-name="ce1">
            <text:p>System Availability</text:p>
          </table:table-cell>
          <table:table-cell office:value-type="string" table:style-name="ce1">
            <text:p>100 to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Training Services to the Royal Navy and Royal Marines (Selborne).</text:p>
          </table:table-cell>
          <table:table-cell office:value-type="string" table:style-name="ce1">
            <text:p>CAPITA BUSINESS SERVICES LTD</text:p>
          </table:table-cell>
          <table:table-cell office:value-type="string" table:style-name="ce1">
            <text:p>Courses passed for Phase 2 Individual Training. Phase 2 Training is initial individual specialisation, sub-specialisation and technical training following Phase 1 Individual Training, delivered to phase 2 Trainees. This KPI includes numerous courses which each have their own performance thresholds which aggregate to provide a KPI performance result.</text:p>
          </table:table-cell>
          <table:table-cell office:value-type="string" table:style-name="ce1">
            <text:p>Satisfactory Performance (Green)" means a level of Contractor performance which meets or exceeds the required levels of performance across each training course in the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Training Services to the Royal Navy and Royal Marines (Selborne).</text:p>
          </table:table-cell>
          <table:table-cell office:value-type="string" table:style-name="ce1">
            <text:p>CAPITA BUSINESS SERVICES LTD</text:p>
          </table:table-cell>
          <table:table-cell office:value-type="string" table:style-name="ce1">
            <text:p>Courses passed for Phase 3 Further Training. Phase 3 Training is Individual Training undertaken at any stage in any Service Personnel careers after Phase 2 Individual Training. This KPI includes numerous courses which each have their own performance thresholds which aggregate to provide a KPI performance result.</text:p>
          </table:table-cell>
          <table:table-cell office:value-type="string" table:style-name="ce1">
            <text:p>Satisfactory Performance (Green)" means a level of Contractor performance which meets or exceeds the required levels of performance across each training course in the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Navy Command</text:p>
          </table:table-cell>
          <table:table-cell office:value-type="string" table:style-name="ce1">
            <text:p>Training Services to the Royal Navy and Royal Marines (Selborne).</text:p>
          </table:table-cell>
          <table:table-cell office:value-type="string" table:style-name="ce1">
            <text:p>CAPITA BUSINESS SERVICES LTD</text:p>
          </table:table-cell>
          <table:table-cell office:value-type="string" table:style-name="ce1">
            <text:p>Trainees passing out from Phase 1 Individual Training. Phase 1 training is all new individual entry training delivered to phase 1 recruits to provide basic military skills. This KPI includes numerous courses which each have their own performance thresholds which aggregate to provide a KPI performance result.</text:p>
          </table:table-cell>
          <table:table-cell office:value-type="string" table:style-name="ce1">
            <text:p>Satisfactory Performance (Green)" means a level of Contractor performance which meets or exceeds the required levels of performance across each training course in the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MSP - Portsmouth - Soft FM</text:p>
          </table:table-cell>
          <table:table-cell office:value-type="string" table:style-name="ce1">
            <text:p>SODEXO LTD</text:p>
          </table:table-cell>
          <table:table-cell office:value-type="string" table:style-name="ce1">
            <text:p>Provision of an interior cleaning service in accordance with the common cleaning standards.</text:p>
            <text:p>Scored Monthly:</text:p>
            <text:p>Green = Number of material non-compliances is 0 and number of minor non-compliances is less than 10.</text:p>
            <text:p>Amber = Number of material non-compliances is between 1 and 2 and/or the number of minor non-compliances is 10 or more and less than 20.</text:p>
            <text:p>Red = Number of material non-compliances is 3 or more, and/or the number of minor non-compliances is 20 or more.</text:p>
          </table:table-cell>
          <table:table-cell office:value-type="string" table:style-name="ce1">
            <text:p>All three months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MSP - Portsmouth - Soft FM</text:p>
          </table:table-cell>
          <table:table-cell office:value-type="string" table:style-name="ce1">
            <text:p>SODEXO LTD</text:p>
          </table:table-cell>
          <table:table-cell office:value-type="string" table:style-name="ce1">
            <text:p>Provision of a Waste Management Service in compliance with Joint Service Publication (JSP) 418, MOD Waste Strategy and Defence Equipment Sales Authority (DESA) Policy.</text:p>
            <text:p/>
            <text:p>Scored monthly.</text:p>
            <text:p/>
            <text:p>Green = 100% compliance during month.</text:p>
            <text:p>Amber =1 non-compliance during month.</text:p>
            <text:p>Red = More than 1 non-compliance during month.</text:p>
          </table:table-cell>
          <table:table-cell office:value-type="string" table:style-name="ce1">
            <text:p>All three months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FMSP - Portsmouth - Soft FM</text:p>
          </table:table-cell>
          <table:table-cell office:value-type="string" table:style-name="ce1">
            <text:p>SODEXO LTD</text:p>
          </table:table-cell>
          <table:table-cell office:value-type="string" table:style-name="ce1">
            <text:p>The provision of core catering service to Entitled Users in accordance with statement of technical requirements line number PSF 2.7.1 including adherence to opening times.</text:p>
            <text:p/>
            <text:p>Scored Monthly:</text:p>
            <text:p/>
            <text:p>Green = No of non-compliances less than 2</text:p>
            <text:p/>
            <text:p>Amber = No of non-compliances is greater than 2 and less than or equal to 4.</text:p>
            <text:p/>
            <text:p>Red = No of non-compliances is 5 or more.</text:p>
          </table:table-cell>
          <table:table-cell office:value-type="string" table:style-name="ce1">
            <text:p>At least one green month and no red month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HIGH G TRAINING AND TEST CAPABILITY-FSASTC/00114</text:p>
          </table:table-cell>
          <table:table-cell office:value-type="string" table:style-name="ce1">
            <text:p>THALES UK LIMITED</text:p>
          </table:table-cell>
          <table:table-cell office:value-type="string" table:style-name="ce1">
            <text:p>The continued upkeep and maintenance of the Training Facility measured as “Facilities discrepancies”</text:p>
          </table:table-cell>
          <table:table-cell office:value-type="string" table:style-name="ce1">
            <text:p>Maximum of 15 service credits /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HIGH G TRAINING AND TEST CAPABILITY-FSASTC/00114</text:p>
          </table:table-cell>
          <table:table-cell office:value-type="string" table:style-name="ce1">
            <text:p>THALES UK LIMITED</text:p>
          </table:table-cell>
          <table:table-cell office:value-type="string" table:style-name="ce1">
            <text:p>The successful provision of the training service measured as “Training Service discrepancies”</text:p>
          </table:table-cell>
          <table:table-cell office:value-type="string" table:style-name="ce1">
            <text:p>Maximum of 15 service credits /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Bookings for Preventative Maintenance are made within 4 weeks of the last maintenance (service) date of the individual Synthetic Training Environment to ensure that they are available for training.</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Corrective Maintenance queries from users are logged and responded to by the Contractor within the Contractually stated periods in order to support availability of the Ground Training Equipment.</text:p>
          </table:table-cell>
          <table:table-cell office:value-type="string" table:style-name="ce1">
            <text:p>Above 9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Preventative and Corrective Maintenance requirements listed are carried out as defined in the contract, in order to support the availability to the End User.</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Military Airworthiness Reviews</text:p>
          </table:table-cell>
          <table:table-cell office:value-type="string" table:style-name="ce1">
            <text:p>ATKINS LIMITED</text:p>
          </table:table-cell>
          <table:table-cell office:value-type="string" table:style-name="ce1">
            <text:p>Bi-monthly Performance Review Meetings held within the agreed timescales, subject to any agreed exceptions</text:p>
          </table:table-cell>
          <table:table-cell office:value-type="string" table:style-name="ce1">
            <text:p>Meeting held by 19th of the month, every othe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Military Airworthiness Reviews</text:p>
          </table:table-cell>
          <table:table-cell office:value-type="string" table:style-name="ce1">
            <text:p>ATKINS LIMITED</text:p>
          </table:table-cell>
          <table:table-cell office:value-type="string" table:style-name="ce1">
            <text:p>Monthly performance reports produced and electronically distributed within the agreed timescales, subject to any agreed exceptions</text:p>
          </table:table-cell>
          <table:table-cell office:value-type="string" table:style-name="ce1">
            <text:p>Report received by 15th of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Military Airworthiness Reviews</text:p>
          </table:table-cell>
          <table:table-cell office:value-type="string" table:style-name="ce1">
            <text:p>ATKINS LIMITED</text:p>
          </table:table-cell>
          <table:table-cell office:value-type="string" table:style-name="ce1">
            <text:p>Required number of Military Airworthiness Reviews are completed within the Quarter - that are within the Contractor's control</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PPLY OF SUPPORT VEHICLES AND THEIR ASSOCIATED SUPPORT PACKAGES-GSV/3/03</text:p>
          </table:table-cell>
          <table:table-cell office:value-type="string" table:style-name="ce1">
            <text:p>RHEINMETALL MAN MILITARY VEHICLES UK LTD</text:p>
          </table:table-cell>
          <table:table-cell office:value-type="string" table:style-name="ce1">
            <text:p>Post Design Services - Completion of Task</text:p>
          </table:table-cell>
          <table:table-cell office:value-type="string" table:style-name="ce1">
            <text:p>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PPLY OF SUPPORT VEHICLES AND THEIR ASSOCIATED SUPPORT PACKAGES-GSV/3/03</text:p>
          </table:table-cell>
          <table:table-cell office:value-type="string" table:style-name="ce1">
            <text:p>RHEINMETALL MAN MILITARY VEHICLES UK LTD</text:p>
          </table:table-cell>
          <table:table-cell office:value-type="string" table:style-name="ce1">
            <text:p>Publications<text: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PPLY OF SUPPORT VEHICLES AND THEIR ASSOCIATED SUPPORT PACKAGES-GSV/3/03</text:p>
          </table:table-cell>
          <table:table-cell office:value-type="string" table:style-name="ce1">
            <text:p>RHEINMETALL MAN MILITARY VEHICLES UK LTD</text:p>
          </table:table-cell>
          <table:table-cell office:value-type="string" table:style-name="ce1">
            <text:p>Replenishment of Spare Parts into Defence Fulfilment Centre (DFC) - Contracted Lead Time (CLT)</text:p>
          </table:table-cell>
          <table:table-cell office:value-type="string" table:style-name="ce1">
            <text:p>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UEL HEDGING PROGRAMME RE-LET</text:p>
          </table:table-cell>
          <table:table-cell office:value-type="string" table:style-name="ce1">
            <text:p>BRITANNIC TRADING LIMITED</text:p>
          </table:table-cell>
          <table:table-cell office:value-type="string" table:style-name="ce1">
            <text:p>To provide an ongoing financial instrument that allows MOD to mitigate fuel price changes and mitigate budget uncertainty’</text:p>
          </table:table-cell>
          <table:table-cell office:value-type="string" table:style-name="ce1">
            <text:p>Supplier has provided all funds to MOD on time (less than30 days) where the price of Fuel has exceeded the hedge price or has invoiced MOD within this timescale were the supplier is due the balance between a lower fuel price and the hedge pri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1">
            <text:p>SHARED SERVICES CONNECTED LTD</text:p>
          </table:table-cell>
          <table:table-cell office:value-type="string" table:style-name="ce1">
            <text:p>Calculate, authorise and issue payment Instructions for all Armed Forces Service Personnel (being the Service Person’s name, service number, bank details, and the amount to be paid), including salary-based pay and attendance-based pay, on the correct day of the month for which pay is due.</text:p>
          </table:table-cell>
          <table:table-cell office:value-type="string" table:style-name="ce1">
            <text:p>9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1">
            <text:p>SHARED SERVICES CONNECTED LTD</text:p>
          </table:table-cell>
          <table:table-cell office:value-type="string" table:style-name="ce1">
            <text:p>Contract Change to be delivered to the live environment in accordance with the requirements set out in the Request For Change and within the timelines agreed with the Authority.</text:p>
          </table:table-cell>
          <table:table-cell office:value-type="string" table:style-name="ce1">
            <text:p>99 Percent</text:p>
          </table:table-cell>
          <table:table-cell office:value-type="string" table:style-name="ce1">
            <text:p>Approaching Target</text:p>
          </table:table-cell>
          <table:table-cell office:value-type="string" table:style-name="ce1">
            <text:p>RE KPI 3: During this quarter, the supplier, SSCL, delivered 26 out of 27 contractual changes on time. One change was delivered outside of the KPI performance measure. This change relates to an amendment to a small element of the pensions requirement which was due to be delivered in February 2022. This initial target implementation date could not be met due to an increase in complexity which was not apparent prior to commencing work, the lack of required resource as a result of challenges in recruitment of staff and the non-availability of existing staff due to COVID. However, whilst work to assess the impact of the required change was completed on target, a revised delivery date of October 2022 has been agreed with the Authority to enable the supplier to overcome the challenges associated with delivery of this particular change, and regular verbal and formal updates are being provided by the supplier. Whilst the challenges inherent with this single change and its delayed implementation means a missed KPI target this quarter, there was no general fall in performance of delivery of all the other changes being delivered under the contract.<text:s/></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1">
            <text:p>SHARED SERVICES CONNECTED LTD</text:p>
          </table:table-cell>
          <table:table-cell office:value-type="string" table:style-name="ce1">
            <text:p>Pay (in accordance with the data held) Armed Forces pensions: to the right payee, the correct amount, at the correct time, to the right destination, for the correct perio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ENTLY CONTRACTED REGULATORY SUPPORT TO THE DEFENCE NUCLEAR SAFETY REGULATOR (DNSR)-HOCSCM3/00019</text:p>
          </table:table-cell>
          <table:table-cell office:value-type="string" table:style-name="ce1">
            <text:p>ENERGY, SAFETY AND RISK CONSULTANTS (UK) LIMITED</text:p>
          </table:table-cell>
          <table:table-cell office:value-type="string" table:style-name="ce1">
            <text:p>The supplier shall provide regular knowledge transfer of nuclear regulation, safety management and assurance best practice as requested by the Defence Nuclear Safety Regulator.</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ENTLY CONTRACTED REGULATORY SUPPORT TO THE DEFENCE NUCLEAR SAFETY REGULATOR (DNSR)-HOCSCM3/00019</text:p>
          </table:table-cell>
          <table:table-cell office:value-type="string" table:style-name="ce1">
            <text:p>ENERGY, SAFETY AND RISK CONSULTANTS (UK) LIMITED</text:p>
          </table:table-cell>
          <table:table-cell office:value-type="string" table:style-name="ce1">
            <text:p>The supplier shall provide reports summarising technical assessments undertaken of safety cases and demonstration of safety submission, and achievement of delivery requiring no substantial re-work.</text:p>
          </table:table-cell>
          <table:table-cell office:value-type="string" table:style-name="ce1">
            <text:p>&gt;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ENTLY CONTRACTED REGULATORY SUPPORT TO THE DEFENCE NUCLEAR SAFETY REGULATOR (DNSR)-HOCSCM3/00019</text:p>
          </table:table-cell>
          <table:table-cell office:value-type="string" table:style-name="ce1">
            <text:p>ENERGY, SAFETY AND RISK CONSULTANTS (UK) LIMITED</text:p>
          </table:table-cell>
          <table:table-cell office:value-type="string" table:style-name="ce1">
            <text:p>The supplier shall provide the required regulatory and technical safety expertise and sufficient number of experts to fulfil Regulatory Inspection at multiple Defence sites.</text:p>
          </table:table-cell>
          <table:table-cell office:value-type="string" table:style-name="ce1">
            <text:p>&gt;95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Percent of service leavers in continual permanent employment or self-employment within 6 months post discharge.</text:p>
          </table:table-cell>
          <table:table-cell office:value-type="string" table:style-name="ce1">
            <text:p>&gt;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Service Leavers' satisfaction with service provided - 6 monthly assessment via on line survey</text:p>
          </table:table-cell>
          <table:table-cell office:value-type="string" table:style-name="ce1">
            <text:p>&gt;7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Take up of training. <text:s/>Percent of overall occupancy of contract funded courses over the contract year (Oct-Sept).</text:p>
          </table:table-cell>
          <table:table-cell office:value-type="string" table:style-name="ce1">
            <text:p>&gt;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RECRUITING PARTNERING CONTRACT-HQLF2/1739</text:p>
          </table:table-cell>
          <table:table-cell office:value-type="string" table:style-name="ce1">
            <text:p>CAPITA BUSINESS SERVICES LTD</text:p>
          </table:table-cell>
          <table:table-cell office:value-type="string" table:style-name="ce1">
            <text:p>Recruitment of Officers: Demand/Delivery %</text:p>
          </table:table-cell>
          <table:table-cell office:value-type="string" table:style-name="ce1">
            <text:p>More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RECRUITING PARTNERING CONTRACT-HQLF2/1739</text:p>
          </table:table-cell>
          <table:table-cell office:value-type="string" table:style-name="ce1">
            <text:p>CAPITA BUSINESS SERVICES LTD</text:p>
          </table:table-cell>
          <table:table-cell office:value-type="string" table:style-name="ce1">
            <text:p>Recruitment of Regular Soldiers: Demand/Baseline Recruit Allocation Plan %</text:p>
          </table:table-cell>
          <table:table-cell office:value-type="string" table:style-name="ce1">
            <text:p>More than 95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rmy Command</text:p>
          </table:table-cell>
          <table:table-cell office:value-type="string" table:style-name="ce1">
            <text:p>RECRUITING PARTNERING CONTRACT-HQLF2/1739</text:p>
          </table:table-cell>
          <table:table-cell office:value-type="string" table:style-name="ce1">
            <text:p>CAPITA BUSINESS SERVICES LTD</text:p>
          </table:table-cell>
          <table:table-cell office:value-type="string" table:style-name="ce1">
            <text:p>Recruitment of Reserves: Applications/Performance %</text:p>
          </table:table-cell>
          <table:table-cell office:value-type="string" table:style-name="ce1">
            <text:p>Over 95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LAND EQUIPMENT SERVICE PROVISION AND TRANSFORMATION CONTRACT-LECOM/1006.</text:p>
          </table:table-cell>
          <table:table-cell office:value-type="string" table:style-name="ce1">
            <text:p>BABCOCK LAND DEFENCE LIMITED</text:p>
          </table:table-cell>
          <table:table-cell office:value-type="string" table:style-name="ce1">
            <text:p>Inventory &amp; Repair Management</text:p>
            <text:p>Percentage of demands showing free stock available, validated as being issued within two calendar days of being placed on Stores System 3</text:p>
            <text:p/>
          </table:table-cell>
          <table:table-cell office:value-type="string" table:style-name="ce1">
            <text:p>Above 90 % for all Runners and Repeaters (R&amp;R) and above 70% for all Strangers and Aliens (S&amp;A)</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LAND EQUIPMENT SERVICE PROVISION AND TRANSFORMATION CONTRACT-LECOM/1006.</text:p>
          </table:table-cell>
          <table:table-cell office:value-type="string" table:style-name="ce1">
            <text:p>BABCOCK LAND DEFENCE LIMITED</text:p>
          </table:table-cell>
          <table:table-cell office:value-type="string" table:style-name="ce1">
            <text:p>Schedule Adherence – Platforms Articles which are not completed on time to the required standard<text:s/></text:p>
          </table:table-cell>
          <table:table-cell office:value-type="string" table:style-name="ce1">
            <text:p>0 missed required delivery da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LAND EQUIPMENT SERVICE PROVISION AND TRANSFORMATION CONTRACT-LECOM/1006.</text:p>
          </table:table-cell>
          <table:table-cell office:value-type="string" table:style-name="ce1">
            <text:p>BABCOCK LAND DEFENCE LIMITED</text:p>
          </table:table-cell>
          <table:table-cell office:value-type="string" table:style-name="ce1">
            <text:p>Vehicles &amp; Major Equipment (VAME) (A, B and P Vehicles only) &amp; Ancillaries<text:s text:c="2"/></text:p>
          </table:table-cell>
          <table:table-cell office:value-type="string" table:style-name="ce1">
            <text:p>Above 94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onar 2170 Follow On Support</text:p>
          </table:table-cell>
          <table:table-cell office:value-type="string" table:style-name="ce1">
            <text:p>ULTRA ELECTRONICS LIMITED</text:p>
          </table:table-cell>
          <table:table-cell office:value-type="string" table:style-name="ce1">
            <text:p>KPI 2 -Sonar 2022 Support - High Priority Safety</text:p>
          </table:table-cell>
          <table:table-cell office:value-type="string" table:style-name="ce1">
            <text:p>Less than 4 week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onar 2170 Follow On Support</text:p>
          </table:table-cell>
          <table:table-cell office:value-type="string" table:style-name="ce1">
            <text:p>ULTRA ELECTRONICS LIMITED</text:p>
          </table:table-cell>
          <table:table-cell office:value-type="string" table:style-name="ce1">
            <text:p>KPI 3 - Documentation</text:p>
          </table:table-cell>
          <table:table-cell office:value-type="string" table:style-name="ce1">
            <text:p>Less than 2 month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onar 2170 Follow On Support</text:p>
          </table:table-cell>
          <table:table-cell office:value-type="string" table:style-name="ce1">
            <text:p>ULTRA ELECTRONICS LIMITED</text:p>
          </table:table-cell>
          <table:table-cell office:value-type="string" table:style-name="ce1">
            <text:p>Operational Defect SUPPORT - Operational Defect Rectification Plan</text:p>
            <text:p/>
          </table:table-cell>
          <table:table-cell office:value-type="string" table:style-name="ce1">
            <text:p>Less than 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JOINT SUPPORT SOLUTION 2 SUPPORT CONTRACT</text:p>
          </table:table-cell>
          <table:table-cell office:value-type="string" table:style-name="ce1">
            <text:p>BAE SYSTEMS SURFACE SHIPS LIMITED</text:p>
          </table:table-cell>
          <table:table-cell office:value-type="string" table:style-name="ce1">
            <text:p>KPI 1 - Availability</text:p>
          </table:table-cell>
          <table:table-cell office:value-type="string" table:style-name="ce1">
            <text:p>95 %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JOINT SUPPORT SOLUTION 2 SUPPORT CONTRACT</text:p>
          </table:table-cell>
          <table:table-cell office:value-type="string" table:style-name="ce1">
            <text:p>BAE SYSTEMS SURFACE SHIPS LIMITED</text:p>
          </table:table-cell>
          <table:table-cell office:value-type="string" table:style-name="ce1">
            <text:p>KPI 2 - Operational Defect/Defect Repair (OPDEF/DEFREP) Rectification</text:p>
          </table:table-cell>
          <table:table-cell office:value-type="string" table:style-name="ce1">
            <text:p>Cat A - 1 day or less. Cat B 3 days or less. Cat C 14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JOINT SUPPORT SOLUTION 2 SUPPORT CONTRACT</text:p>
          </table:table-cell>
          <table:table-cell office:value-type="string" table:style-name="ce1">
            <text:p>BAE SYSTEMS SURFACE SHIPS LIMITED</text:p>
          </table:table-cell>
          <table:table-cell office:value-type="string" table:style-name="ce1">
            <text:p>KPI 3 - Hazard Managemen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NAVAL COMBAT SYSTEM INTEGRATION AND SUPPORT SERVICES (NCSISS) - PHASE 2</text:p>
          </table:table-cell>
          <table:table-cell office:value-type="string" table:style-name="ce1">
            <text:p>QINETIQ LIMITED</text:p>
          </table:table-cell>
          <table:table-cell office:value-type="string" table:style-name="ce1">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1">
            <text:p>90 %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NAVAL COMBAT SYSTEM INTEGRATION AND SUPPORT SERVICES (NCSISS) - PHASE 2</text:p>
          </table:table-cell>
          <table:table-cell office:value-type="string" table:style-name="ce1">
            <text:p>QINETIQ LIMITED</text:p>
          </table:table-cell>
          <table:table-cell office:value-type="string" table:style-name="ce1">
            <text:p>KPI 2 - Combat System Engineering Group (CSEG) Task output performance: Quality, timeliness and responsiveness, assessed by MoD customer on CSEG Task completion.</text:p>
          </table:table-cell>
          <table:table-cell office:value-type="string" table:style-name="ce1">
            <text:p>90 % <text:s/>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NAVAL COMBAT SYSTEM INTEGRATION AND SUPPORT SERVICES (NCSISS) - PHASE 2</text:p>
          </table:table-cell>
          <table:table-cell office:value-type="string" table:style-name="ce1">
            <text:p>QINETIQ LIMITED</text:p>
          </table:table-cell>
          <table:table-cell office:value-type="string" table:style-name="ce1">
            <text:p>KPI 3 - Naval Combat Systems Integration Support Service (NCSISS) Combat System Engineering Group (CSEG) availability: Measure of whether the agreed NCSISS CSEG resource is available for CSEG tasking.</text:p>
          </table:table-cell>
          <table:table-cell office:value-type="string" table:style-name="ce1">
            <text:p>85 %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NAVAL COMBAT SYSTEMS INTEGRATION SUPPORT SERVICE PHASE 2 (MCS2008)</text:p>
          </table:table-cell>
          <table:table-cell office:value-type="string" table:style-name="ce1">
            <text:p>BAE SYSTEMS SURFACE SHIPS LIMITED</text:p>
          </table:table-cell>
          <table:table-cell office:value-type="string" table:style-name="ce1">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1">
            <text:p>90 %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NAVAL COMBAT SYSTEMS INTEGRATION SUPPORT SERVICE PHASE 2 (MCS2008)</text:p>
          </table:table-cell>
          <table:table-cell office:value-type="string" table:style-name="ce1">
            <text:p>BAE SYSTEMS SURFACE SHIPS LIMITED</text:p>
          </table:table-cell>
          <table:table-cell office:value-type="string" table:style-name="ce1">
            <text:p>KPI 2 - Core Task output performance: Quality, timeliness and responsiveness, assessed by MoD customer on Core Task completion.</text:p>
          </table:table-cell>
          <table:table-cell office:value-type="string" table:style-name="ce1">
            <text:p>90 %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NAVAL COMBAT SYSTEMS INTEGRATION SUPPORT SERVICE PHASE 2 (MCS2008)</text:p>
          </table:table-cell>
          <table:table-cell office:value-type="string" table:style-name="ce1">
            <text:p>BAE SYSTEMS SURFACE SHIPS LIMITED</text:p>
          </table:table-cell>
          <table:table-cell office:value-type="string" table:style-name="ce1">
            <text:p>KPI 3 - Naval Combat Systems Integration Support Service (NCSISS) Combat System Engineering Group (CSEG) availability: Measure of whether the agreed NCSISS CSEG resource is available for Core tasking.</text:p>
          </table:table-cell>
          <table:table-cell office:value-type="string" table:style-name="ce1">
            <text:p>85 %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2012 - Maritime Composite Training System (MCTS) Service and Support</text:p>
          </table:table-cell>
          <table:table-cell office:value-type="string" table:style-name="ce1">
            <text:p>BAE SYSTEMS SURFACE SHIPS LIMITED</text:p>
          </table:table-cell>
          <table:table-cell office:value-type="string" table:style-name="ce1">
            <text:p>Provision of the Maritime Combat Training Systems (MCTS) Monthly and Quarterly Reports. The MCTS Monthly and, when applicable, Quarterly Reports due in the previous month has been submitted on or before the due date and are complete in accordance with the agreed report content requirements. Target - 100 % True.</text:p>
          </table:table-cell>
          <table:table-cell office:value-type="string" table:style-name="ce1">
            <text:p>Green if report is complete and available by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2012 - Maritime Composite Training System (MCTS) Service and Support</text:p>
          </table:table-cell>
          <table:table-cell office:value-type="string" table:style-name="ce1">
            <text:p>BAE SYSTEMS SURFACE SHIPS LIMITED</text:p>
          </table:table-cell>
          <table:table-cell office:value-type="string" table:style-name="ce1">
            <text:p>Timeliness of Initial Contract Change Proposal / Quick Look analysis (CCP/ QLA) response and Formal CCP Response. <text:s/>The Contractor schedules Authority/Contractor CCP scoping teleconference to be within 10 working days of the Contractor’s Maritime Combat Training Systems Commercial Manager receiving Contract Change Proposal (CCPF). Formal CCP response (QLA and banding/firm price) is submitted to Maritime Training Acquisition Training Organisation Commercial within the timeframe agreed<text:s/></text:p>
          </table:table-cell>
          <table:table-cell office:value-type="string" table:style-name="ce1">
            <text:p>Green if teleconference within 10 working days and contract change proposal responses submitted within agreed timesca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2012 - Maritime Composite Training System (MCTS) Service and Support</text:p>
          </table:table-cell>
          <table:table-cell office:value-type="string" table:style-name="ce1">
            <text:p>BAE SYSTEMS SURFACE SHIPS LIMITED</text:p>
          </table:table-cell>
          <table:table-cell office:value-type="string" table:style-name="ce1">
            <text:p>Training Performance - Career Training. <text:s/>Number of students who achieved Training Performance Statement (TPS) as percentage of the number of students completing the course.</text:p>
          </table:table-cell>
          <table:table-cell office:value-type="string" table:style-name="ce1">
            <text:p>Green <text:s/>86-100 percent pass r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2016 <text:s/>- In-Service Support for Maritime Training Systems Through-Life Availability &amp; Support Services (MARTASS)</text:p>
          </table:table-cell>
          <table:table-cell office:value-type="string" table:style-name="ce1">
            <text:p>DEVONPORT ROYAL DOCKYARD LIMITED</text:p>
          </table:table-cell>
          <table:table-cell office:value-type="string" table:style-name="ce1">
            <text:p>TECHNICAL SUPPORT SERVICE - ON-SITE SUPPORT: <text:s/>Defect Investigation Report. Timed response: On completion of the engineers visit, if a fault has not been rectified, a Defect Investigation Report will be submitted to the Authority within 1 working day.<text:s text:c="36"/></text:p>
          </table:table-cell>
          <table:table-cell office:value-type="string" table:style-name="ce1">
            <text:p>Defect Investigation Report received within 1 working day of failure to fix the faul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2016 <text:s/>- In-Service Support for Maritime Training Systems Through-Life Availability &amp; Support Services (MARTASS)</text:p>
          </table:table-cell>
          <table:table-cell office:value-type="string" table:style-name="ce1">
            <text:p>DEVONPORT ROYAL DOCKYARD LIMITED</text:p>
          </table:table-cell>
          <table:table-cell office:value-type="string" table:style-name="ce1">
            <text:p>TECHNICAL SUPPORT SERVICE - ON-SITE SUPPORT: Engineer attendance on-site &amp; rectification of fault. <text:s/>Timed response: From the point that telephone support is exhausted and the agreed way forward is for an Engineer to attend on site.<text:s text:c="38"/></text:p>
          </table:table-cell>
          <table:table-cell office:value-type="string" table:style-name="ce1">
            <text:p>Engineer attendance shown to be within 1 working day of callou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2016 <text:s/>- In-Service Support for Maritime Training Systems Through-Life Availability &amp; Support Services (MARTASS)</text:p>
          </table:table-cell>
          <table:table-cell office:value-type="string" table:style-name="ce1">
            <text:p>DEVONPORT ROYAL DOCKYARD LIMITED</text:p>
          </table:table-cell>
          <table:table-cell office:value-type="string" table:style-name="ce1">
            <text:p>TECHNICAL SUPPORT SERVICE - TELEPHONE SUPPORT delivered within agreed service working hours and response times. <text:s/>Timed response: From initiation by school to the first Field Service Engineer reply.</text:p>
          </table:table-cell>
          <table:table-cell office:value-type="string" table:style-name="ce1">
            <text:p>Initial Engineer response shown to be within 2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IN - SERVICE SUPPORT (ISS) OF SEAGNAT, AIR WEAPON HANDLING EQUIPMENT, MAGAZINE TORPEDO LAUNCH SYSTEM (SAM)-MCS/3017.</text:p>
          </table:table-cell>
          <table:table-cell office:value-type="string" table:style-name="ce1">
            <text:p>SYSTEMS ENGINEERING &amp; ASSESSMENT LTD</text:p>
          </table:table-cell>
          <table:table-cell office:value-type="string" table:style-name="ce1">
            <text:p>Delivery of the Core Service</text:p>
          </table:table-cell>
          <table:table-cell office:value-type="string" table:style-name="ce1">
            <text:p>100% of documents are up to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IN - SERVICE SUPPORT (ISS) OF SEAGNAT, AIR WEAPON HANDLING EQUIPMENT, MAGAZINE TORPEDO LAUNCH SYSTEM (SAM)-MCS/3017.</text:p>
          </table:table-cell>
          <table:table-cell office:value-type="string" table:style-name="ce1">
            <text:p>SYSTEMS ENGINEERING &amp; ASSESSMENT LTD</text:p>
          </table:table-cell>
          <table:table-cell office:value-type="string" table:style-name="ce1">
            <text:p>Non-Core Tasking</text:p>
          </table:table-cell>
          <table:table-cell office:value-type="string" table:style-name="ce1">
            <text:p>100 percent tasks complete on time and in scop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IN - SERVICE SUPPORT (ISS) OF SEAGNAT, AIR WEAPON HANDLING EQUIPMENT, MAGAZINE TORPEDO LAUNCH SYSTEM (SAM)-MCS/3017.</text:p>
          </table:table-cell>
          <table:table-cell office:value-type="string" table:style-name="ce1">
            <text:p>SYSTEMS ENGINEERING &amp; ASSESSMENT LTD</text:p>
          </table:table-cell>
          <table:table-cell office:value-type="string" table:style-name="ce1">
            <text:p>Spares Delivery</text:p>
          </table:table-cell>
          <table:table-cell office:value-type="string" table:style-name="ce1">
            <text:p>Greater than or equal to 95% of Purchase Order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NDP/017 - Technical Support to Naval Design Partnering (NDP)</text:p>
          </table:table-cell>
          <table:table-cell office:value-type="string" table:style-name="ce1">
            <text:p>BABCOCK MARINE (ROSYTH) LTD</text:p>
          </table:table-cell>
          <table:table-cell office:value-type="string" table:style-name="ce1">
            <text:p>Action Plan for Framework Growth and Change.<text:s/></text:p>
          </table:table-cell>
          <table:table-cell office:value-type="string" table:style-name="ce1">
            <text:p>Greater than 95 percent of actions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NDP/017 - Technical Support to Naval Design Partnering (NDP)</text:p>
          </table:table-cell>
          <table:table-cell office:value-type="string" table:style-name="ce1">
            <text:p>BABCOCK MARINE (ROSYTH) LTD</text:p>
          </table:table-cell>
          <table:table-cell office:value-type="string" table:style-name="ce1">
            <text:p>Quality of Task Reports within Statement of Work measured by Stakeholder feedback forms which provides confirmation from Stakeholder that they are happy with the report and details the level of rework (if applicable) required.</text:p>
          </table:table-cell>
          <table:table-cell office:value-type="string" table:style-name="ce1">
            <text:p>100 percent Stakeholder feedback reported, No Remedial Work required on Task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NDP/017 - Technical Support to Naval Design Partnering (NDP)</text:p>
          </table:table-cell>
          <table:table-cell office:value-type="string" table:style-name="ce1">
            <text:p>BABCOCK MARINE (ROSYTH) LTD</text:p>
          </table:table-cell>
          <table:table-cell office:value-type="string" table:style-name="ce1">
            <text:p>Task(s) combined into Statement of Work(s), issued to all Framework members. <text:s/>Suitable Qualified Engineering Personnel (SQEP) from the Framework for Task(s) to be recommended with detailed justification for price appraisal - within 2 weeks of receipt. The Authority will challenge if it disagrees. “Task(s) means any specific package of work placed by the Authority, which the Contractor is required to perform pursuant to the Contract.”</text:p>
          </table:table-cell>
          <table:table-cell office:value-type="string" table:style-name="ce1">
            <text:p>100 percent on time, and 0 percent Authority's Challenges have been successfu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3b/3503 In Service Support of Transportable Manned Compression Chambers (TMCC)</text:p>
          </table:table-cell>
          <table:table-cell office:value-type="string" table:style-name="ce1">
            <text:p>MSI-DEFENCE SYSTEMS LTD</text:p>
          </table:table-cell>
          <table:table-cell office:value-type="string" table:style-name="ce1">
            <text:p>As required, the Authority Project Manager (APM) will raise a Task Approval Form (TAF) for the Contractor to undertake specified requirements. The Contractor will provide a response to the TAF and agree a task delivery timescale. The APM will measure the Contractor performance against the contracted due date for completion of the task and actual date fulfilled<text:s/></text:p>
          </table:table-cell>
          <table:table-cell office:value-type="string" table:style-name="ce1">
            <text:p>All tasks completed on-tim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3b/3503 In Service Support of Transportable Manned Compression Chambers (TMCC)</text:p>
          </table:table-cell>
          <table:table-cell office:value-type="string" table:style-name="ce1">
            <text:p>MSI-DEFENCE SYSTEMS LTD</text:p>
          </table:table-cell>
          <table:table-cell office:value-type="string" table:style-name="ce1">
            <text:p>Management of Spares and Repairs orders to achieve delivery timescales specified in the Contract. </text:p>
          </table:table-cell>
          <table:table-cell office:value-type="string" table:style-name="ce1">
            <text:p>All Orders are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CS3b/3503 In Service Support of Transportable Manned Compression Chambers (TMCC)</text:p>
          </table:table-cell>
          <table:table-cell office:value-type="string" table:style-name="ce1">
            <text:p>MSI-DEFENCE SYSTEMS LTD</text:p>
          </table:table-cell>
          <table:table-cell office:value-type="string" table:style-name="ce1">
            <text:p>The requirement for Factory Acceptance Testing (FAT) and Zurich Certification following the refurbishment of Transportable Manned Compression Chambers (TMCC)</text:p>
          </table:table-cell>
          <table:table-cell office:value-type="string" table:style-name="ce1">
            <text:p>FAT and Zurich Certification following refurbishment of TMCC provided within 21 calendar days of Authority’s reque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ET/949/15 - LOT 15 - INTERNAL COMMUNICATIONS ANCILLARIES-MET/949/15</text:p>
          </table:table-cell>
          <table:table-cell office:value-type="string" table:style-name="ce1">
            <text:p>MEL AVIATION LTD</text:p>
          </table:table-cell>
          <table:table-cell office:value-type="string" table:style-name="ce1">
            <text:p>Maintenance S/s and repair</text:p>
          </table:table-cell>
          <table:table-cell office:value-type="string" table:style-name="ce1">
            <text:p>greater than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ET/949/15 - LOT 15 - INTERNAL COMMUNICATIONS ANCILLARIES-MET/949/15</text:p>
          </table:table-cell>
          <table:table-cell office:value-type="string" table:style-name="ce1">
            <text:p>MEL AVIATION LTD</text:p>
          </table:table-cell>
          <table:table-cell office:value-type="string" table:style-name="ce1">
            <text:p>Procurement Lead time</text:p>
          </table:table-cell>
          <table:table-cell office:value-type="string" table:style-name="ce1">
            <text:p>greater than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1 - DSSHIPS MSS MARINE SYSTEMS SUPPORT PARTNER (MSSP) - LOT 1, POWER &amp; PROPULSION</text:p>
          </table:table-cell>
          <table:table-cell office:value-type="string" table:style-name="ce1">
            <text:p>BABCOCK INTEGRATED TECHNOLOGY <text:s/>LIMITED</text:p>
          </table:table-cell>
          <table:table-cell office:value-type="string" table:style-name="ce1">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1 - DSSHIPS MSS MARINE SYSTEMS SUPPORT PARTNER (MSSP) - LOT 1, POWER &amp; PROPULSION</text:p>
          </table:table-cell>
          <table:table-cell office:value-type="string" table:style-name="ce1">
            <text:p>BABCOCK INTEGRATED TECHNOLOGY <text:s/>LIMITED</text:p>
          </table:table-cell>
          <table:table-cell office:value-type="string" table:style-name="ce1">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1 - DSSHIPS MSS MARINE SYSTEMS SUPPORT PARTNER (MSSP) - LOT 1, POWER &amp; PROPULSION</text:p>
          </table:table-cell>
          <table:table-cell office:value-type="string" table:style-name="ce1">
            <text:p>BABCOCK INTEGRATED TECHNOLOGY <text:s/>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2 - DSSHIPS MSS MARINE SYSTEMS SUPPORT PARTNER (MSSP) - LOT 2, ENVIRONMENTAL, DOMESTIC &amp; HABITABILITY (EDH).</text:p>
          </table:table-cell>
          <table:table-cell office:value-type="string" table:style-name="ce1">
            <text:p>BABCOCK INTEGRATED TECHNOLOGY <text:s/>LIMITED</text:p>
          </table:table-cell>
          <table:table-cell office:value-type="string" table:style-name="ce1">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2 - DSSHIPS MSS MARINE SYSTEMS SUPPORT PARTNER (MSSP) - LOT 2, ENVIRONMENTAL, DOMESTIC &amp; HABITABILITY (EDH).</text:p>
          </table:table-cell>
          <table:table-cell office:value-type="string" table:style-name="ce1">
            <text:p>BABCOCK INTEGRATED TECHNOLOGY <text:s/>LIMITED</text:p>
          </table:table-cell>
          <table:table-cell office:value-type="string" table:style-name="ce1">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2 - DSSHIPS MSS MARINE SYSTEMS SUPPORT PARTNER (MSSP) - LOT 2, ENVIRONMENTAL, DOMESTIC &amp; HABITABILITY (EDH).</text:p>
          </table:table-cell>
          <table:table-cell office:value-type="string" table:style-name="ce1">
            <text:p>BABCOCK INTEGRATED TECHNOLOGY <text:s/>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3 - DSHIPS MSS MARINE SYSTEMS SUPPORT PARTNER (MSSP) - LOT 3, PLATFORM SYSTEMS.</text:p>
          </table:table-cell>
          <table:table-cell office:value-type="string" table:style-name="ce1">
            <text:p>BABCOCK INTEGRATED TECHNOLOGY <text:s/>LIMITED</text:p>
          </table:table-cell>
          <table:table-cell office:value-type="string" table:style-name="ce1">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3 - DSHIPS MSS MARINE SYSTEMS SUPPORT PARTNER (MSSP) - LOT 3, PLATFORM SYSTEMS.</text:p>
          </table:table-cell>
          <table:table-cell office:value-type="string" table:style-name="ce1">
            <text:p>BABCOCK INTEGRATED TECHNOLOGY <text:s/>LIMITED</text:p>
          </table:table-cell>
          <table:table-cell office:value-type="string" table:style-name="ce1">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3 - DSHIPS MSS MARINE SYSTEMS SUPPORT PARTNER (MSSP) - LOT 3, PLATFORM SYSTEMS.</text:p>
          </table:table-cell>
          <table:table-cell office:value-type="string" table:style-name="ce1">
            <text:p>BABCOCK INTEGRATED TECHNOLOGY <text:s/>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4 - DSHIPS MSS MARINE SYSTEMS SUPPORT PARTNER, LOT 4 MECH &amp; CONS SYsTEMS</text:p>
          </table:table-cell>
          <table:table-cell office:value-type="string" table:style-name="ce1">
            <text:p>BABCOCK INTEGRATED TECHNOLOGY <text:s/>LIMITED</text:p>
          </table:table-cell>
          <table:table-cell office:value-type="string" table:style-name="ce1">
            <text:p>Other Demands and Articles. A number of PIs sit beneath this KPI, each with differing individual targets; the rating score is therefore reported against the aggregated target for these.<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4 - DSHIPS MSS MARINE SYSTEMS SUPPORT PARTNER, LOT 4 MECH &amp; CONS SYsTEMS</text:p>
          </table:table-cell>
          <table:table-cell office:value-type="string" table:style-name="ce1">
            <text:p>BABCOCK INTEGRATED TECHNOLOGY <text:s/>LIMITED</text:p>
          </table:table-cell>
          <table:table-cell office:value-type="string" table:style-name="ce1">
            <text:p>Repairs, Overhauls and Refurbishments. A number of PIs sit beneath this KPI, each with differing individual targets; the rating score is therefore reported against the aggregated target for these.</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MPS/004/4 - DSHIPS MSS MARINE SYSTEMS SUPPORT PARTNER, LOT 4 MECH &amp; CONS SYsTEMS</text:p>
          </table:table-cell>
          <table:table-cell office:value-type="string" table:style-name="ce1">
            <text:p>BABCOCK INTEGRATED TECHNOLOGY <text:s/>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REPLACEMENT ENABLING ARRANGEMENT PROGRAMME (REAP) FOR IN-SERVICE SUPPORT OF WATER PRODUCTION EQUIPMENT.-MPS/020</text:p>
          </table:table-cell>
          <table:table-cell office:value-type="string" table:style-name="ce1">
            <text:p>SALT SEPARATION SERVICES LIMITED</text:p>
          </table:table-cell>
          <table:table-cell office:value-type="string" table:style-name="ce1">
            <text:p>Procurement Lead Time<text:s/></text:p>
          </table:table-cell>
          <table:table-cell office:value-type="string" table:style-name="ce1">
            <text:p>Greater than or equal to 98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Marine Support to Range Safety and Aircrew Training (RSACT)</text:p>
          </table:table-cell>
          <table:table-cell office:value-type="string" table:style-name="ce1">
            <text:p>SMIT INTERNATIONAL (SCOTLAND) LTD</text:p>
          </table:table-cell>
          <table:table-cell office:value-type="string" table:style-name="ce1">
            <text:p>All annual Management Plans detailed at Section D12 of the Statement of Requirement are delivered in accordance with contractually agreed timescales.</text:p>
          </table:table-cell>
          <table:table-cell office:value-type="string" table:style-name="ce1">
            <text:p>Management Plans are delivered on or before the required delivery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Marine Support to Range Safety and Aircrew Training (RSACT)</text:p>
          </table:table-cell>
          <table:table-cell office:value-type="string" table:style-name="ce1">
            <text:p>SMIT INTERNATIONAL (SCOTLAND) LT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are delivered in accordance with contractually agreed timescales.<text:s/></text:p>
          </table:table-cell>
          <table:table-cell office:value-type="string" table:style-name="ce1">
            <text:p>All tasks delivered on time during the reporting period (quarter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Marine Support to Range Safety and Aircrew Training (RSACT)</text:p>
          </table:table-cell>
          <table:table-cell office:value-type="string" table:style-name="ce1">
            <text:p>SMIT INTERNATIONAL (SCOTLAND) LT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meet the Customer’s requirement on the day and are in accordance with any operating guidelines and procedures provided by the Authority.</text:p>
          </table:table-cell>
          <table:table-cell office:value-type="string" table:style-name="ce1">
            <text:p>All tasks during the reporting period (quarterly) meet the Customer’s requirements on the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MARINE SERVICES-MSCM/2000</text:p>
          </table:table-cell>
          <table:table-cell office:value-type="string" table:style-name="ce1">
            <text:p>SD MARINE SERVICES LIMITED</text:p>
          </table:table-cell>
          <table:table-cell office:value-type="string" table:style-name="ce1">
            <text:p>All monthly Performance Monitoring Reports are delivered in accordance with contractually agreed timescales</text:p>
          </table:table-cell>
          <table:table-cell office:value-type="string" table:style-name="ce1">
            <text:p>All Performance Monitoring Reports are delivered on or before the required delivery date (measured quarter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MARINE SERVICES-MSCM/2000</text:p>
          </table:table-cell>
          <table:table-cell office:value-type="string" table:style-name="ce1">
            <text:p>SD MARINE SERVICES LIMITED</text:p>
          </table:table-cell>
          <table:table-cell office:value-type="string" table:style-name="ce1">
            <text:p>All tasks relating to in port and out of port services as detailed at Section 1 and Section 2 of the Statement of Requirement (Packages A and B) are delivered in accordance with contractually agreed criteria for performance</text:p>
          </table:table-cell>
          <table:table-cell office:value-type="string" table:style-name="ce1">
            <text:p>Monthly aggregate of service points does not exceed 225 and falls within Band 0 (measured quarter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Nuclear Organisation</text:p>
          </table:table-cell>
          <table:table-cell office:value-type="string" table:style-name="ce1">
            <text:p>MSS/098 HEREA - First Level Hydraulic Equipment</text:p>
          </table:table-cell>
          <table:table-cell office:value-type="string" table:style-name="ce1">
            <text:p>DEVONPORT ROYAL DOCKYARD LIMITED</text:p>
          </table:table-cell>
          <table:table-cell office:value-type="string" table:style-name="ce1">
            <text:p>Deliveries that have been delivered before or up to agreed Delivery Forecast</text:p>
          </table:table-cell>
          <table:table-cell office:value-type="string" table:style-name="ce1">
            <text:p>greater than/equal to 98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Nuclear Organisation</text:p>
          </table:table-cell>
          <table:table-cell office:value-type="string" table:style-name="ce1">
            <text:p>MSS/098 HEREA - First Level Hydraulic Equipment</text:p>
          </table:table-cell>
          <table:table-cell office:value-type="string" table:style-name="ce1">
            <text:p>DEVONPORT ROYAL DOCKYARD LIMITED</text:p>
          </table:table-cell>
          <table:table-cell office:value-type="string" table:style-name="ce1">
            <text:p>Repairs that have been delivered before or up to agreed Delivery Forecast</text:p>
          </table:table-cell>
          <table:table-cell office:value-type="string" table:style-name="ce1">
            <text:p>greater than/equal to 98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a – Equipment Readiness  </text:p>
          </table:table-cell>
          <table:table-cell office:value-type="string" table:style-name="ce1">
            <text:p>(Green) All readiness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b – Spares Demand Achievement<text:s/></text:p>
          </table:table-cell>
          <table:table-cell office:value-type="string" table:style-name="ce1">
            <text:p>(Green) All suppl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Technical Data Package (TDP) delivered at Full Operating Capability (FOC)</text:p>
          </table:table-cell>
          <table:table-cell office:value-type="string" table:style-name="ce1">
            <text:p>(Green) Performance against Serial 1 (phone calls) <text:s/>&amp; Serial 2 (email) score Green or Amber, performance against Serial 3 (non-complex queries ) <text:s/>&amp; Serial <text:s/>4 (complex queries) score Green. (see comment for further detai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ject MITER</text:p>
          </table:table-cell>
          <table:table-cell office:value-type="string" table:style-name="ce1">
            <text:p>AMEYBRIGGS SERVICES LIMITED</text:p>
          </table:table-cell>
          <table:table-cell office:value-type="string" table:style-name="ce1">
            <text:p>Fulfilling Demands for Equipment: The Contractor fulfils the Authority’s demands by providing the assets as requested by the Authority on the MITER Fleet Information System <text:s/>or the Help Desk<text:s/></text:p>
          </table:table-cell>
          <table:table-cell office:value-type="string" table:style-name="ce1">
            <text:p>A or B – At or exceed 9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ject MITER</text:p>
          </table:table-cell>
          <table:table-cell office:value-type="string" table:style-name="ce1">
            <text:p>AMEYBRIGGS SERVICES LIMITED</text:p>
          </table:table-cell>
          <table:table-cell office:value-type="string" table:style-name="ce1">
            <text:p>Provide Scheduled Maintenance for on demand Equipment: To plan and carry out routine maintenance in line with the Authority’s Equipment Standard Regulatory Schedule or if not applicable, Original Equipment Manufacturer predefined maintenance schedules, where demand states that this is to be carried out by the Contractor<text:s/></text:p>
          </table:table-cell>
          <table:table-cell office:value-type="string" table:style-name="ce1">
            <text:p>B – 95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ject MITER</text:p>
          </table:table-cell>
          <table:table-cell office:value-type="string" table:style-name="ce1">
            <text:p>AMEYBRIGGS SERVICES LIMITED</text:p>
          </table:table-cell>
          <table:table-cell office:value-type="string" table:style-name="ce1">
            <text:p>Provide Unscheduled Maintenance: Contractor completed Unscheduled Maintenance and/or repairs to reinstate the Equipment and/or service to the Authority</text:p>
          </table:table-cell>
          <table:table-cell office:value-type="string" table:style-name="ce1">
            <text:p>B – 95 percent or abov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DEFENCE LIMITED</text:p>
          </table:table-cell>
          <table:table-cell office:value-type="string" table:style-name="ce1">
            <text:p>Request for Transport (Quoted Rate)</text:p>
          </table:table-cell>
          <table:table-cell office:value-type="string" table:style-name="ce1">
            <text:p>100%-99.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DEFENCE LIMITED</text:p>
          </table:table-cell>
          <table:table-cell office:value-type="string" table:style-name="ce1">
            <text:p>Supplier management</text:p>
          </table:table-cell>
          <table:table-cell office:value-type="string" table:style-name="ce1">
            <text:p>100%-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DEFENCE LIMITED</text:p>
          </table:table-cell>
          <table:table-cell office:value-type="string" table:style-name="ce1">
            <text:p>Vehicle Procurement</text:p>
          </table:table-cell>
          <table:table-cell office:value-type="string" table:style-name="ce1">
            <text:p>100%-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OSVP/0056 - CVS B Vehicle PDS</text:p>
          </table:table-cell>
          <table:table-cell office:value-type="string" table:style-name="ce1">
            <text:p>BAE SYSTEMS LAND SYSTEMS PINZGAUER LIMITED</text:p>
          </table:table-cell>
          <table:table-cell office:value-type="string" table:style-name="ce1">
            <text:p>Completion of agreed non-core tasks in accordance with agreed delivery times in the contract. Completion to be in accordance with time, cost and performance parameters.</text:p>
          </table:table-cell>
          <table:table-cell office:value-type="string" table:style-name="ce1">
            <text:p>100 percent</text:p>
          </table:table-cell>
          <table:table-cell office:value-type="string" table:style-name="ce1">
            <text:p>Inadequate</text:p>
          </table:table-cell>
          <table:table-cell office:value-type="string" table:style-name="ce1">
            <text:p>KPI 1 Comment: The late delivery of Post Design Service (PDS) tasks under the contract was related to the Lightweight Trailer (LWT) platform. There were issues identifying requirements from the start of the task and further issues in the supply chain when sourcing suitable replacement parts. Earlier engagement with task requirements and identification of supply chain lead times reviewed to ensure compliance to original project schedule programme for onetime delivery and task completion.</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OSVP/0056 - CVS B Vehicle PDS</text:p>
          </table:table-cell>
          <table:table-cell office:value-type="string" table:style-name="ce1">
            <text:p>BAE SYSTEMS LAND SYSTEMS PINZGAUER LIMITED</text:p>
          </table:table-cell>
          <table:table-cell office:value-type="string" table:style-name="ce1">
            <text:p>Engineering Authority Single Point of Contact (SPOC). The Contractor shall provide an Engineering Authority SPOC for Platform, Core and Non-Core services queries/information requests. The SPOC is expected to acknowledge requests for full written responses within 24hrs and provide the full written response within 5 working days to the satisfaction of the Project Manager, resolving the issue.</text:p>
          </table:table-cell>
          <table:table-cell office:value-type="string" table:style-name="ce1">
            <text:p>Delivery in less than 5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OSVP/0056 - CVS B Vehicle PDS</text:p>
          </table:table-cell>
          <table:table-cell office:value-type="string" table:style-name="ce1">
            <text:p>BAE SYSTEMS LAND SYSTEMS PINZGAUER LIMITED</text:p>
          </table:table-cell>
          <table:table-cell office:value-type="string" table:style-name="ce1">
            <text:p>The Contractor shall be responsible for the upkeep of all platforms Army Equipment Support Publications (AESPs). The Contractor shall update AESPs on Technical Documents Online (TDOL) within the below timescales: Routine updates 6 monthly basis, Urgent updates - 10 working days.</text:p>
          </table:table-cell>
          <table:table-cell office:value-type="string" table:style-name="ce1">
            <text:p>100 % completion before end of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Customer Satisfaction.  Percentage User Satisfaction achieved from the programme of User Survey Results.</text:p>
          </table:table-cell>
          <table:table-cell office:value-type="string" table:style-name="ce1">
            <text:p>Greater than 86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ain Site Mechanical and Electrical Equipment.  Percentage of tasks resulting in a performance failure to provide services within relevant Response Times.</text:p>
          </table:table-cell>
          <table:table-cell office:value-type="string" table:style-name="ce1">
            <text:p>less than 3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enance of Building Fabric. <text:s/>Percentage of tasks resulting in a performance failure to provide services within relevant contract Response Times</text:p>
          </table:table-cell>
          <table:table-cell office:value-type="string" table:style-name="ce1">
            <text:p>less than 2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MVP/00024 - Protected Mobility Engineering and Technical Support.</text:p>
          </table:table-cell>
          <table:table-cell office:value-type="string" table:style-name="ce1">
            <text:p>NP AEROSPACE LTD</text:p>
          </table:table-cell>
          <table:table-cell office:value-type="string" table:style-name="ce1">
            <text:p>Completion of Non-Core Tasks</text:p>
          </table:table-cell>
          <table:table-cell office:value-type="string" table:style-name="ce1">
            <text:p>On time or up to 1 working day l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MVP/00024 - Protected Mobility Engineering and Technical Support.</text:p>
          </table:table-cell>
          <table:table-cell office:value-type="string" table:style-name="ce1">
            <text:p>NP AEROSPACE LTD</text:p>
          </table:table-cell>
          <table:table-cell office:value-type="string" table:style-name="ce1">
            <text:p>Issue of Reports and Management Plans</text:p>
          </table:table-cell>
          <table:table-cell office:value-type="string" table:style-name="ce1">
            <text:p>By Specifi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MVP/00024 - Protected Mobility Engineering and Technical Support.</text:p>
          </table:table-cell>
          <table:table-cell office:value-type="string" table:style-name="ce1">
            <text:p>NP AEROSPACE LTD</text:p>
          </table:table-cell>
          <table:table-cell office:value-type="string" table:style-name="ce1">
            <text:p>Provision of Tasking Information</text:p>
          </table:table-cell>
          <table:table-cell office:value-type="string" table:style-name="ce1">
            <text:p>Completed within 10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Cleaning Services: All areas to satisfy the Service Requirements to be sampled through 2 audits per site per month.</text:p>
          </table:table-cell>
          <table:table-cell office:value-type="string" table:style-name="ce1">
            <text:p>95% and higher</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Planned Maintenance: <text:s/>Provide a planned maintenance service in line with local schedules to achieve required standard of accommodation across the estate. <text:s/>Includes statutory inspections and planned preventative maintenance each month.</text:p>
          </table:table-cell>
          <table:table-cell office:value-type="string" table:style-name="ce1">
            <text:p>95% and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Reactive Breakdowns: Respond to reactive breakdowns in compliance with the Service Level Requirements and Service Standards.</text:p>
            <text:p/>
          </table:table-cell>
          <table:table-cell office:value-type="string" table:style-name="ce1">
            <text:p>95% and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Assets Subject to Special Controls (ASSC) and Customs and Compliance Management Information System (CCMIS) Hosting Service Provision</text:p>
          </table:table-cell>
          <table:table-cell office:value-type="string" table:style-name="ce1">
            <text:p>SCISYS UK LIMITED</text:p>
          </table:table-cell>
          <table:table-cell office:value-type="string" table:style-name="ce1">
            <text:p>Architectural diagrams to be maintained and updated reflecting all changes on the system.</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Assets Subject to Special Controls (ASSC) and Customs and Compliance Management Information System (CCMIS) Hosting Service Provision</text:p>
          </table:table-cell>
          <table:table-cell office:value-type="string" table:style-name="ce1">
            <text:p>SCISYS UK LIMITED</text:p>
          </table:table-cell>
          <table:table-cell office:value-type="string" table:style-name="ce1">
            <text:p>Facilitation and attendance at MOD Governance Meeting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Assets Subject to Special Controls (ASSC) and Customs and Compliance Management Information System (CCMIS) Hosting Service Provision</text:p>
          </table:table-cell>
          <table:table-cell office:value-type="string" table:style-name="ce1">
            <text:p>SCISYS UK LIMITED</text:p>
          </table:table-cell>
          <table:table-cell office:value-type="string" table:style-name="ce1">
            <text:p>Provision of monthly Service Reports<text: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A1 and A2 – Major Capability Inoperative resulting in Service not Carried out.</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B – Major Capability Significantly Inoperative resulting in Service Incomplete.</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Strategic Command</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Roll On Roll Off (RORO) vessel availability of 360 days per year.</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ROTARY WING SUPPORT TO THE BRITISH ARMY TRAINING SUPPORT UNIT WITH THE BRUNEI GARRISON ALONG WITH SUPPORTING UK BASED AIRCREW TRAINING REQUIREMENT</text:p>
          </table:table-cell>
          <table:table-cell office:value-type="string" table:style-name="ce1">
            <text:p>F B HELISERVICES LTD</text:p>
          </table:table-cell>
          <table:table-cell office:value-type="string" table:style-name="ce1">
            <text:p>Availability in Brunei</text:p>
            <text:p>Planned Tasks in Brunei. The intention of KPI 1 is to focus the Contractor’s behaviour on effectively managing and maintaining the fleet to ensure aircraft availability, in the correct configuration, pursuant to the Statement of Requirement when used in Brunei. The Contractor should anticipate and manage risks or issues without unnecessarily seeking intervention from the Authority</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ROTARY WING SUPPORT TO THE BRITISH ARMY TRAINING SUPPORT UNIT WITH THE BRUNEI GARRISON ALONG WITH SUPPORTING UK BASED AIRCREW TRAINING REQUIREMENT</text:p>
          </table:table-cell>
          <table:table-cell office:value-type="string" table:style-name="ce1">
            <text:p>F B HELISERVICES LTD</text:p>
          </table:table-cell>
          <table:table-cell office:value-type="string" table:style-name="ce1">
            <text:p>Availability in Middle Wallop</text:p>
            <text:p>KPI 2 refers to Planned Tasks in Middle Wallop. The intention of KPI 2 is to focus the Contractor’s behaviour on effectively managing and maintaining the fleet to ensure aircraft availability, in the correct configuration, pursuant to the Statement of Requirement when used in Middle Wallop. The Contractor should anticipate and manage risks or issues without unnecessarily seeking intervention from the Authority.</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100% of Non-Compliance Reports (NCR’s) rectified within 12 working days of being informed by Defence Export Services Organisation (DESO)</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Equipment Demand Fulfilment Percentage</text:p>
          </table:table-cell>
          <table:table-cell office:value-type="string" table:style-name="ce1">
            <text:p>7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Spares Demand Fulfilment Percentage</text:p>
          </table:table-cell>
          <table:table-cell office:value-type="string" table:style-name="ce1">
            <text:p>7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rveillance and Target Acquisition Photographic Support</text:p>
          </table:table-cell>
          <table:table-cell office:value-type="string" table:style-name="ce1">
            <text:p>WAREHOUSE EXPRESS LIMITED</text:p>
          </table:table-cell>
          <table:table-cell office:value-type="string" table:style-name="ce1">
            <text:p>Availability of E-Catalogue</text:p>
          </table:table-cell>
          <table:table-cell office:value-type="string" table:style-name="ce1">
            <text:p>95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rveillance and Target Acquisition Photographic Support</text:p>
          </table:table-cell>
          <table:table-cell office:value-type="string" table:style-name="ce1">
            <text:p>WAREHOUSE EXPRESS LIMITED</text:p>
          </table:table-cell>
          <table:table-cell office:value-type="string" table:style-name="ce1">
            <text:p>Maintenance of Equipmen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Surveillance and Target Acquisition Photographic Support</text:p>
          </table:table-cell>
          <table:table-cell office:value-type="string" table:style-name="ce1">
            <text:p>WAREHOUSE EXPRESS LIMITED</text:p>
          </table:table-cell>
          <table:table-cell office:value-type="string" table:style-name="ce1">
            <text:p>Resolution of Technical Queries</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AIR TRAFFIC CONTROL SERVICES-STC/N/008</text:p>
          </table:table-cell>
          <table:table-cell office:value-type="string" table:style-name="ce1">
            <text:p>NATS (EN ROUTE) PUBLIC LIMITED COMPANY</text:p>
          </table:table-cell>
          <table:table-cell office:value-type="string" table:style-name="ce1">
            <text:p>Distress and Diversion Cell Workstation availability – Availability of Distress and Diversion Cell Air Traffic Control Officer (ATCO) workstations, (excluding reduced redundancy and maintenance) within the monthly period</text:p>
          </table:table-cell>
          <table:table-cell office:value-type="string" table:style-name="ce1">
            <text:p>Greater than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AIR TRAFFIC CONTROL SERVICES-STC/N/008</text:p>
          </table:table-cell>
          <table:table-cell office:value-type="string" table:style-name="ce1">
            <text:p>NATS (EN ROUTE) PUBLIC LIMITED COMPANY</text:p>
          </table:table-cell>
          <table:table-cell office:value-type="string" table:style-name="ce1">
            <text:p>Record and Replay (R&amp;R) - Availability of the provision of R&amp;R Services within contracted timescales to RAF Air Traffic Control Officers within the monthly period</text:p>
          </table:table-cell>
          <table:table-cell office:value-type="string" table:style-name="ce1">
            <text:p>Greater than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Air Command</text:p>
          </table:table-cell>
          <table:table-cell office:value-type="string" table:style-name="ce1">
            <text:p>PROVISION OF AIR TRAFFIC CONTROL SERVICES-STC/N/008</text:p>
          </table:table-cell>
          <table:table-cell office:value-type="string" table:style-name="ce1">
            <text:p>NATS (EN ROUTE) PUBLIC LIMITED COMPANY</text:p>
          </table:table-cell>
          <table:table-cell office:value-type="string" table:style-name="ce1">
            <text:p>The Availability of MOD Area Control Air Traffic Control Officer (ATCO) workstations (excluding reduced redundancy and maintenance) within the monthly period.</text:p>
          </table:table-cell>
          <table:table-cell office:value-type="string" table:style-name="ce1">
            <text:p><text:s/>Greater than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Nuclear Organisation</text:p>
          </table:table-cell>
          <table:table-cell office:value-type="string" table:style-name="ce1">
            <text:p>MARITIME STRATEGIC CAPABILITY AGREEMENT</text:p>
          </table:table-cell>
          <table:table-cell office:value-type="string" table:style-name="ce1">
            <text:p>QINETIQ LIMITED</text:p>
          </table:table-cell>
          <table:table-cell office:value-type="string" table:style-name="ce1">
            <text:p>Hydrodynamics - The Deliverable Outputs from the Contractually Agreed Programme will be reports, letters, presentations, databases, software, hardware and demonstrations of the technology.</text:p>
          </table:table-cell>
          <table:table-cell office:value-type="string" table:style-name="ce1">
            <text:p>75% or more of the following four separately measured Facility Capabilities have met the required criteri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Nuclear Organisation</text:p>
          </table:table-cell>
          <table:table-cell office:value-type="string" table:style-name="ce1">
            <text:p>MARITIME STRATEGIC CAPABILITY AGREEMENT</text:p>
          </table:table-cell>
          <table:table-cell office:value-type="string" table:style-name="ce1">
            <text:p>QINETIQ LIMITED</text:p>
          </table:table-cell>
          <table:table-cell office:value-type="string" table:style-name="ce1">
            <text:p>Maritime Life Support - The Deliverable Outputs from the Contractually Agreed Programme will be reports, letters, presentations, databases, software, hardware and demonstrations of the technology.</text:p>
          </table:table-cell>
          <table:table-cell office:value-type="string" table:style-name="ce1">
            <text:p>75% or more of the following six separately measured Facility Capabilities have met the Availability criteria.</text:p>
            <text:p>i) LSSL Hyperbaric chamber</text:p>
            <text:p>ii) LSSL Breathing machine</text:p>
            <text:p>iii) LSSL Mass spectrometer</text:p>
            <text:p>iv) LSSL Environmental cabinet</text:p>
            <text:p>v) LSSL Water conditioning</text:p>
            <text:p>vi) Experimental Diving Tank Water condition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fence Nuclear Organisation</text:p>
          </table:table-cell>
          <table:table-cell office:value-type="string" table:style-name="ce1">
            <text:p>MARITIME STRATEGIC CAPABILITY AGREEMENT</text:p>
          </table:table-cell>
          <table:table-cell office:value-type="string" table:style-name="ce1">
            <text:p>QINETIQ LIMITED</text:p>
          </table:table-cell>
          <table:table-cell office:value-type="string" table:style-name="ce1">
            <text:p>Material Condition (MATCON) - The Deliverable Outputs from the Contractually Agreed Programme will be reports, letters, presentations, databases, software, hardware and demonstrations of the technology.</text:p>
          </table:table-cell>
          <table:table-cell office:value-type="string" table:style-name="ce1">
            <text:p>The KPI shall be deemed to have been met if 75% or more of the Deliverable Outputs scheduled in the KPI Measurement Period have met the Timeliness criteria for the different types of Deliverable Outpu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EFENCE VIRTUAL SIMULATION (DVS)<text:s/></text:p>
            <text:p>02/09/21 uplift of £504,218 for TAFs 12 &amp; 13</text:p>
          </table:table-cell>
          <table:table-cell office:value-type="string" table:style-name="ce1">
            <text:p>BOHEMIA INTERACTIVE SIMULATIONS (UK) LIMITED</text:p>
          </table:table-cell>
          <table:table-cell office:value-type="string" table:style-name="ce1">
            <text:p>Critical faults fixed and distributed within 15 days (K1)</text:p>
          </table:table-cell>
          <table:table-cell office:value-type="string" table:style-name="ce1">
            <text:p>within 1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EFENCE VIRTUAL SIMULATION (DVS)<text:s/></text:p>
            <text:p>02/09/21 uplift of £504,218 for TAFs 12 &amp; 13</text:p>
          </table:table-cell>
          <table:table-cell office:value-type="string" table:style-name="ce1">
            <text:p>BOHEMIA INTERACTIVE SIMULATIONS (UK) LIMITED</text:p>
          </table:table-cell>
          <table:table-cell office:value-type="string" table:style-name="ce1">
            <text:p>High faults fixed and distributed within 30 days (K2)</text:p>
          </table:table-cell>
          <table:table-cell office:value-type="string" table:style-name="ce1">
            <text:p>Within 3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DEFENCE VIRTUAL SIMULATION (DVS)<text:s/></text:p>
            <text:p>02/09/21 uplift of £504,218 for TAFs 12 &amp; 13</text:p>
          </table:table-cell>
          <table:table-cell office:value-type="string" table:style-name="ce1">
            <text:p>BOHEMIA INTERACTIVE SIMULATIONS (UK) LIMITED</text:p>
          </table:table-cell>
          <table:table-cell office:value-type="string" table:style-name="ce1">
            <text:p>Medium faults fixed and distributed within 45 days (K3)</text:p>
          </table:table-cell>
          <table:table-cell office:value-type="string" table:style-name="ce1">
            <text:p>within 4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14 - Joint Command &amp; Staff Training (JCAST) - Linked to legacy RFQ 701267375</text:p>
          </table:table-cell>
          <table:table-cell office:value-type="string" table:style-name="ce1">
            <text:p>MASS CONSULTANTS LIMITED</text:p>
          </table:table-cell>
          <table:table-cell office:value-type="string" table:style-name="ce1">
            <text:p>Application Management - Ensure successful provision of the support software suite. Specifically, the Defence Exercise Programme, Observations, and reporting software, outside of exercise time.</text:p>
          </table:table-cell>
          <table:table-cell office:value-type="string" table:style-name="ce1">
            <text:p>Availability of 96 percent pe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14 - Joint Command &amp; Staff Training (JCAST) - Linked to legacy RFQ 701267375</text:p>
          </table:table-cell>
          <table:table-cell office:value-type="string" table:style-name="ce1">
            <text:p>MASS CONSULTANTS LIMITED</text:p>
          </table:table-cell>
          <table:table-cell office:value-type="string" table:style-name="ce1">
            <text:p>Ensure successful delivery of exercise Execution in accordance with Joint Warfare’s exercise plan, by provision of Scenario Support, Simulation, Targets Support, Real Life Support, Observers, Grey Cell/Subject Matter Experts</text:p>
          </table:table-cell>
          <table:table-cell office:value-type="string" table:style-name="ce1">
            <text:p>Availability of Support Staff per exercise at least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14 - Joint Command &amp; Staff Training (JCAST) - Linked to legacy RFQ 701267375</text:p>
          </table:table-cell>
          <table:table-cell office:value-type="string" table:style-name="ce1">
            <text:p>MASS CONSULTANTS LIMITED</text:p>
          </table:table-cell>
          <table:table-cell office:value-type="string" table:style-name="ce1">
            <text:p>Ensure successful planning for an exercise by the provision of; Scenario, Simulation, Targets Support, Real Life Support &amp; Observers</text:p>
          </table:table-cell>
          <table:table-cell office:value-type="string" table:style-name="ce1">
            <text:p>Planning of exercises to be at least 90 percent complete at time of exercis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22 Command and Staff Trainer (CAST)</text:p>
          </table:table-cell>
          <table:table-cell office:value-type="string" table:style-name="ce1">
            <text:p>RAYTHEON SYSTEMS LIMITED</text:p>
          </table:table-cell>
          <table:table-cell office:value-type="string" table:style-name="ce1">
            <text:p>Collective Command and Staff Trainer (CAST) equipment availability shall be ninety-eight percent (98%) of the duration of a training event.</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22 Command and Staff Trainer (CAST)</text:p>
          </table:table-cell>
          <table:table-cell office:value-type="string" table:style-name="ce1">
            <text:p>RAYTHEON SYSTEMS LIMITED</text:p>
          </table:table-cell>
          <table:table-cell office:value-type="string" table:style-name="ce1">
            <text:p>Collective Command and Staff Trainer (CAST) equipment planned requirements availability shall be one hundred percent (100%) at the start of each training day</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22 Command and Staff Trainer (CAST)</text:p>
          </table:table-cell>
          <table:table-cell office:value-type="string" table:style-name="ce1">
            <text:p>RAYTHEON SYSTEMS LIMITED</text:p>
          </table:table-cell>
          <table:table-cell office:value-type="string" table:style-name="ce1">
            <text:p>Mean monthly maintenance downtime of all recorded failures shall be less than 15 minutes per site</text:p>
          </table:table-cell>
          <table:table-cell office:value-type="string" table:style-name="ce1">
            <text:p>within 15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23- DFWES</text:p>
            <text:p>Amount agreed is a total Contract value and amount released covers all milestone payments for FY1 only. Child has been raised to cover FY2 - FY3.</text:p>
          </table:table-cell>
          <table:table-cell office:value-type="string" table:style-name="ce1">
            <text:p>SAAB AB</text:p>
          </table:table-cell>
          <table:table-cell office:value-type="string" table:style-name="ce1">
            <text:p>Availability</text:p>
          </table:table-cell>
          <table:table-cell office:value-type="string" table:style-name="ce1">
            <text:p>Greater than or equal to 95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123- DFWES</text:p>
            <text:p>Amount agreed is a total Contract value and amount released covers all milestone payments for FY1 only. Child has been raised to cover FY2 - FY3.</text:p>
          </table:table-cell>
          <table:table-cell office:value-type="string" table:style-name="ce1">
            <text:p>SAAB AB</text:p>
          </table:table-cell>
          <table:table-cell office:value-type="string" table:style-name="ce1">
            <text:p>Management Information</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 125 AWES</text:p>
          </table:table-cell>
          <table:table-cell office:value-type="string" table:style-name="ce1">
            <text:p>CUBIC DEFENCE UK LTD.</text:p>
          </table:table-cell>
          <table:table-cell office:value-type="string" table:style-name="ce1">
            <text:p>Availability</text:p>
          </table:table-cell>
          <table:table-cell office:value-type="string" table:style-name="ce1">
            <text:p>0 Service Credi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 125 AWES</text:p>
          </table:table-cell>
          <table:table-cell office:value-type="string" table:style-name="ce1">
            <text:p>CUBIC DEFENCE UK LTD.</text:p>
          </table:table-cell>
          <table:table-cell office:value-type="string" table:style-name="ce1">
            <text:p>Management Information</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TSSP 125 AWES</text:p>
          </table:table-cell>
          <table:table-cell office:value-type="string" table:style-name="ce1">
            <text:p>CUBIC DEFENCE UK LTD.</text:p>
          </table:table-cell>
          <table:table-cell office:value-type="string" table:style-name="ce1">
            <text:p>Reliability</text:p>
          </table:table-cell>
          <table:table-cell office:value-type="string" table:style-name="ce1">
            <text:p>Less than or equal to 1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SPARES, REPAIRS, TRAINING, TECHNICAL SUPPORT, PLUS EQUIPMENT TO SUPPORT 4 TASK LINES OF AIR CENTURION MUAS. REFERENCE IGBC UAS/04/27/01/02 DATED 11 MAY 2016</text:p>
          </table:table-cell>
          <table:table-cell office:value-type="string" table:style-name="ce1">
            <text:p>AEROVIRONMENT INC</text:p>
          </table:table-cell>
          <table:table-cell office:value-type="string" table:style-name="ce1">
            <text:p>Repairs - The Authority requires the contractor to complete all repairs within the time frame stipulated in the Delivery Schedule Annex</text:p>
          </table:table-cell>
          <table:table-cell office:value-type="string" table:style-name="ce1">
            <text:p>Blue - Repair is delivered to DSCOM 90 Calendar days after order inductio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PROVISION OF SPARES, REPAIRS, TRAINING, TECHNICAL SUPPORT, PLUS EQUIPMENT TO SUPPORT 4 TASK LINES OF AIR CENTURION MUAS. REFERENCE IGBC UAS/04/27/01/02 DATED 11 MAY 2016</text:p>
          </table:table-cell>
          <table:table-cell office:value-type="string" table:style-name="ce1">
            <text:p>AEROVIRONMENT INC</text:p>
          </table:table-cell>
          <table:table-cell office:value-type="string" table:style-name="ce1">
            <text:p>Spares - The Authority requires the contractor to complete all spares orders within the time frame stipulated in the Delivery Schedule Annex</text:p>
          </table:table-cell>
          <table:table-cell office:value-type="string" table:style-name="ce1">
            <text:p>Blue - where 100% of the scheduled delivery for a spares order is delivered to DSCOM 90 Calendar days of order acceptance.</text:p>
          </table:table-cell>
          <table:table-cell office:value-type="string" table:style-name="ce1">
            <text:p>Other - Consider returned</text:p>
          </table:table-cell>
          <table:table-cell office:value-type="string" table:style-name="ce1">
            <text:p>No orders placed this quarter</text:p>
          </table:table-cell>
          <table:table-cell table:number-columns-repeated="16375"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100 percent of percent of BR-1 (online portal for Books of Reference) &amp; TDOL (Technical Documentation Online) weekly information updates supplied to MoD intranet application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97 percent of tasks at 1st draft delivered to MoD within the agreed contracted timescale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99 percent of tasks not requiring re-work due to errors introduced by Contractor at MoD Sponsor view of draft document.</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100 percent occurrence of non-failure to supply, monthly, Illustrated Parts Catalogue (IPC) “Change” spread sheet and Type B Comma Separated Values Files supplied to MO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98 percent <text:s/>of Task Approval Forms (TAF) Part B Firm Price Quotes, provided to MOD within 21 days receipt of F117/F117a</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4 Jan-Feb-Mar</text:p>
          </table:table-cell>
          <table:table-cell office:value-type="string" table:style-name="ce1">
            <text:p>MOD</text:p>
          </table:table-cell>
          <table:table-cell office:value-type="string" table:style-name="ce1">
            <text:p>DE&amp;S</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99.5 percent of tasks not requiring re-work due to errors introduced by Contractor upon Sponsor review of supplied output.</text:p>
          </table:table-cell>
          <table:table-cell office:value-type="string" table:style-name="ce1">
            <text:p>99.5 percent</text:p>
          </table:table-cell>
          <table:table-cell office:value-type="string" table:style-name="ce1">
            <text:p>Good</text:p>
          </table:table-cell>
          <table:table-cell table:number-columns-repeated="16376" table:style-name="ce1"/>
        </table:table-row>
        <table:table-row table:number-rows-repeated="1046550" table:style-name="ro2">
          <table:table-cell table:number-columns-repeated="16384"/>
        </table:table-row>
      </table:table>
      <table:table table:name="KPI_Performance_Analysis" table:style-name="ta2">
        <table:table-column table:style-name="co10" table:number-columns-repeated="10" table:default-cell-style-name="ce5"/>
        <table:table-column table:style-name="co11" table:number-columns-repeated="16374" table:default-cell-style-name="ce5"/>
        <table:table-row table:style-name="ro3">
          <table:table-cell office:value-type="string" table:number-columns-spanned="2" table:number-rows-spanned="1" table:style-name="ce13">
            <text:p>KPI Performance Analysis by Rating</text:p>
          </table:table-cell>
          <table:covered-table-cell/>
          <table:table-cell table:number-columns-repeated="8" table:style-name="ce4"/>
          <table:table-cell table:number-columns-repeated="16374"/>
        </table:table-row>
        <table:table-row table:style-name="ro3">
          <table:table-cell table:style-name="ce6"/>
          <table:table-cell office:value-type="string" table:style-name="ce16">
            <text:p>Good</text:p>
          </table:table-cell>
          <table:table-cell office:value-type="string" table:style-name="ce16">
            <text:p>Approaching Target</text:p>
          </table:table-cell>
          <table:table-cell office:value-type="string" table:style-name="ce16">
            <text:p>Requires Improvement</text:p>
          </table:table-cell>
          <table:table-cell office:value-type="string" table:style-name="ce16">
            <text:p>Inadequate</text:p>
          </table:table-cell>
          <table:table-cell office:value-type="string" table:style-name="ce16">
            <text:p>Other - Consider returned</text:p>
          </table:table-cell>
          <table:table-cell office:value-type="string" table:style-name="ce16">
            <text:p>Other - Not returned</text:p>
          </table:table-cell>
          <table:table-cell office:value-type="string" table:style-name="ce16">
            <text:p>No Data Recorded</text:p>
          </table:table-cell>
          <table:table-cell office:value-type="string" table:style-name="ce16">
            <text:p>Recorded Elsewhere</text:p>
          </table:table-cell>
          <table:table-cell office:value-type="string" table:style-name="ce23">
            <text:p>KPI Count for Quarter</text:p>
          </table:table-cell>
          <table:table-cell table:number-columns-repeated="16374"/>
        </table:table-row>
        <table:table-row table:style-name="ro3">
          <table:table-cell office:value-type="string" table:style-name="ce22">
            <text:p>BEIS</text:p>
          </table:table-cell>
          <table:table-cell office:value-type="float" office:value="66" table:style-name="ce20">
            <text:p>66</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1" table:style-name="ce26">
            <text:p>71</text:p>
          </table:table-cell>
          <table:table-cell table:number-columns-repeated="16374"/>
        </table:table-row>
        <table:table-row table:style-name="ro3">
          <table:table-cell office:value-type="string" table:style-name="ce22">
            <text:p>CO</text:p>
          </table:table-cell>
          <table:table-cell office:value-type="float" office:value="57" table:style-name="ce20">
            <text:p>57</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3" table:style-name="ce26">
            <text:p>63</text:p>
          </table:table-cell>
          <table:table-cell table:number-columns-repeated="16374"/>
        </table:table-row>
        <table:table-row table:style-name="ro3">
          <table:table-cell office:value-type="string" table:style-name="ce22">
            <text:p>DCMS</text:p>
          </table:table-cell>
          <table:table-cell office:value-type="float" office:value="10" table:style-name="ce20">
            <text:p>1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2" table:style-name="ce26">
            <text:p>12</text:p>
          </table:table-cell>
          <table:table-cell table:number-columns-repeated="16374"/>
        </table:table-row>
        <table:table-row table:style-name="ro3">
          <table:table-cell office:value-type="string" table:style-name="ce22">
            <text:p>DEFRA</text:p>
          </table:table-cell>
          <table:table-cell office:value-type="float" office:value="108" table:style-name="ce25">
            <text:p>108</text:p>
          </table:table-cell>
          <table:table-cell office:value-type="float" office:value="6" table:style-name="ce20">
            <text:p>6</text:p>
          </table:table-cell>
          <table:table-cell office:value-type="float" office:value="2" table:style-name="ce20">
            <text:p>2</text:p>
          </table:table-cell>
          <table:table-cell office:value-type="float" office:value="4" table:style-name="ce20">
            <text:p>4</text:p>
          </table:table-cell>
          <table:table-cell office:value-type="float" office:value="0" table:style-name="ce20">
            <text:p>0</text:p>
          </table:table-cell>
          <table:table-cell office:value-type="float" office:value="3" table:style-name="ce20">
            <text:p>3</text:p>
          </table:table-cell>
          <table:table-cell office:value-type="float" office:value="10" table:style-name="ce20">
            <text:p>10</text:p>
          </table:table-cell>
          <table:table-cell office:value-type="float" office:value="0" table:style-name="ce20">
            <text:p>0</text:p>
          </table:table-cell>
          <table:table-cell office:value-type="float" office:value="133" table:style-name="ce26">
            <text:p>133</text:p>
          </table:table-cell>
          <table:table-cell table:number-columns-repeated="16374"/>
        </table:table-row>
        <table:table-row table:style-name="ro3">
          <table:table-cell office:value-type="string" table:style-name="ce22">
            <text:p>DFE</text:p>
          </table:table-cell>
          <table:table-cell office:value-type="float" office:value="77" table:style-name="ce20">
            <text:p>77</text:p>
          </table:table-cell>
          <table:table-cell office:value-type="float" office:value="3" table:style-name="ce20">
            <text:p>3</text:p>
          </table:table-cell>
          <table:table-cell office:value-type="float" office:value="1" table:style-name="ce20">
            <text:p>1</text:p>
          </table:table-cell>
          <table:table-cell office:value-type="float" office:value="3" table:style-name="ce20">
            <text:p>3</text:p>
          </table:table-cell>
          <table:table-cell office:value-type="float" office:value="52" table:style-name="ce20">
            <text:p>5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6" table:style-name="ce26">
            <text:p>136</text:p>
          </table:table-cell>
          <table:table-cell table:number-columns-repeated="16374"/>
        </table:table-row>
        <table:table-row table:style-name="ro4">
          <table:table-cell office:value-type="string" table:style-name="ce22">
            <text:p>DFT</text:p>
          </table:table-cell>
          <table:table-cell office:value-type="float" office:value="56" table:style-name="ce20">
            <text:p>56</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2" table:style-name="ce20">
            <text:p>42</text:p>
          </table:table-cell>
          <table:table-cell office:value-type="float" office:value="99" table:style-name="ce26">
            <text:p>99</text:p>
          </table:table-cell>
          <table:table-cell table:number-columns-repeated="16374"/>
        </table:table-row>
        <table:table-row table:style-name="ro3">
          <table:table-cell office:value-type="string" table:style-name="ce22">
            <text:p>DHSC</text:p>
          </table:table-cell>
          <table:table-cell office:value-type="float" office:value="213" table:style-name="ce20">
            <text:p>213</text:p>
          </table:table-cell>
          <table:table-cell office:value-type="float" office:value="12" table:style-name="ce20">
            <text:p>12</text:p>
          </table:table-cell>
          <table:table-cell office:value-type="float" office:value="3" table:style-name="ce20">
            <text:p>3</text:p>
          </table:table-cell>
          <table:table-cell office:value-type="float" office:value="14" table:style-name="ce20">
            <text:p>14</text:p>
          </table:table-cell>
          <table:table-cell office:value-type="float" office:value="41" table:style-name="ce20">
            <text:p>41</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287" table:style-name="ce26">
            <text:p>287</text:p>
          </table:table-cell>
          <table:table-cell table:number-columns-repeated="16374"/>
        </table:table-row>
        <table:table-row table:style-name="ro3">
          <table:table-cell office:value-type="string" table:style-name="ce22">
            <text:p>DIT</text:p>
          </table:table-cell>
          <table:table-cell office:value-type="float" office:value="54" table:style-name="ce20">
            <text:p>54</text:p>
          </table:table-cell>
          <table:table-cell office:value-type="float" office:value="4" table:style-name="ce20">
            <text:p>4</text:p>
          </table:table-cell>
          <table:table-cell office:value-type="float" office:value="2" table:style-name="ce20">
            <text:p>2</text:p>
          </table:table-cell>
          <table:table-cell office:value-type="float" office:value="0" table:style-name="ce20">
            <text:p>0</text:p>
          </table:table-cell>
          <table:table-cell office:value-type="float" office:value="12" table:style-name="ce20">
            <text:p>1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2" table:style-name="ce26">
            <text:p>72</text:p>
          </table:table-cell>
          <table:table-cell table:number-columns-repeated="16374"/>
        </table:table-row>
        <table:table-row table:style-name="ro3">
          <table:table-cell office:value-type="string" table:style-name="ce22">
            <text:p>DLUHC</text:p>
          </table:table-cell>
          <table:table-cell office:value-type="float" office:value="26" table:style-name="ce20">
            <text:p>26</text:p>
          </table:table-cell>
          <table:table-cell office:value-type="float" office:value="7"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4" table:style-name="ce26">
            <text:p>34</text:p>
          </table:table-cell>
          <table:table-cell table:number-columns-repeated="16374"/>
        </table:table-row>
        <table:table-row table:style-name="ro3">
          <table:table-cell office:value-type="string" table:style-name="ce22">
            <text:p>DWP</text:p>
          </table:table-cell>
          <table:table-cell office:value-type="float" office:value="136" table:style-name="ce20">
            <text:p>136</text:p>
          </table:table-cell>
          <table:table-cell office:value-type="float" office:value="14" table:style-name="ce20">
            <text:p>14</text:p>
          </table:table-cell>
          <table:table-cell office:value-type="float" office:value="1" table:style-name="ce20">
            <text:p>1</text:p>
          </table:table-cell>
          <table:table-cell office:value-type="float" office:value="8" table:style-name="ce20">
            <text:p>8</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60" table:style-name="ce26">
            <text:p>160</text:p>
          </table:table-cell>
          <table:table-cell table:number-columns-repeated="16374"/>
        </table:table-row>
        <table:table-row table:style-name="ro3">
          <table:table-cell office:value-type="string" table:style-name="ce22">
            <text:p>FCDO</text:p>
          </table:table-cell>
          <table:table-cell office:value-type="float" office:value="205" table:style-name="ce20">
            <text:p>205</text:p>
          </table:table-cell>
          <table:table-cell office:value-type="float" office:value="20" table:style-name="ce20">
            <text:p>20</text:p>
          </table:table-cell>
          <table:table-cell office:value-type="float" office:value="6" table:style-name="ce20">
            <text:p>6</text:p>
          </table:table-cell>
          <table:table-cell office:value-type="float" office:value="4" table:style-name="ce20">
            <text:p>4</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54" table:style-name="ce20">
            <text:p>54</text:p>
          </table:table-cell>
          <table:table-cell office:value-type="float" office:value="290" table:style-name="ce26">
            <text:p>290</text:p>
          </table:table-cell>
          <table:table-cell table:number-columns-repeated="16374"/>
        </table:table-row>
        <table:table-row table:style-name="ro3">
          <table:table-cell office:value-type="string" table:style-name="ce22">
            <text:p>HMRC</text:p>
          </table:table-cell>
          <table:table-cell office:value-type="float" office:value="65" table:style-name="ce20">
            <text:p>65</text:p>
          </table:table-cell>
          <table:table-cell office:value-type="float" office:value="3" table:style-name="ce20">
            <text:p>3</text:p>
          </table:table-cell>
          <table:table-cell office:value-type="float" office:value="2" table:style-name="ce20">
            <text:p>2</text:p>
          </table:table-cell>
          <table:table-cell office:value-type="float" office:value="5" table:style-name="ce20">
            <text:p>5</text:p>
          </table:table-cell>
          <table:table-cell office:value-type="float" office:value="1" table:style-name="ce20">
            <text:p>1</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78" table:style-name="ce26">
            <text:p>78</text:p>
          </table:table-cell>
          <table:table-cell table:number-columns-repeated="16374"/>
        </table:table-row>
        <table:table-row table:style-name="ro3">
          <table:table-cell office:value-type="string" table:style-name="ce22">
            <text:p>HMT</text:p>
          </table:table-cell>
          <table:table-cell office:value-type="float" office:value="9" table:style-name="ce20">
            <text:p>9</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2" table:style-name="ce26">
            <text:p>12</text:p>
          </table:table-cell>
          <table:table-cell table:number-columns-repeated="16374"/>
        </table:table-row>
        <table:table-row table:style-name="ro3">
          <table:table-cell office:value-type="string" table:style-name="ce22">
            <text:p>HO</text:p>
          </table:table-cell>
          <table:table-cell office:value-type="float" office:value="61" table:style-name="ce20">
            <text:p>61</text:p>
          </table:table-cell>
          <table:table-cell office:value-type="float" office:value="4" table:style-name="ce20">
            <text:p>4</text:p>
          </table:table-cell>
          <table:table-cell office:value-type="float" office:value="0" table:style-name="ce20">
            <text:p>0</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5" table:style-name="ce20">
            <text:p>15</text:p>
          </table:table-cell>
          <table:table-cell office:value-type="float" office:value="84" table:style-name="ce26">
            <text:p>84</text:p>
          </table:table-cell>
          <table:table-cell table:number-columns-repeated="16374"/>
        </table:table-row>
        <table:table-row table:style-name="ro3">
          <table:table-cell office:value-type="string" table:style-name="ce22">
            <text:p>MOD</text:p>
          </table:table-cell>
          <table:table-cell office:value-type="float" office:value="474" table:style-name="ce20">
            <text:p>474</text:p>
          </table:table-cell>
          <table:table-cell office:value-type="float" office:value="12" table:style-name="ce20">
            <text:p>12</text:p>
          </table:table-cell>
          <table:table-cell office:value-type="float" office:value="1" table:style-name="ce20">
            <text:p>1</text:p>
          </table:table-cell>
          <table:table-cell office:value-type="float" office:value="5" table:style-name="ce20">
            <text:p>5</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94" table:style-name="ce26">
            <text:p>494</text:p>
          </table:table-cell>
          <table:table-cell table:number-columns-repeated="16374"/>
        </table:table-row>
        <table:table-row table:style-name="ro3">
          <table:table-cell office:value-type="string" table:style-name="ce22">
            <text:p>MOJ</text:p>
          </table:table-cell>
          <table:table-cell office:value-type="float" office:value="251" table:style-name="ce20">
            <text:p>251</text:p>
          </table:table-cell>
          <table:table-cell office:value-type="float" office:value="17" table:style-name="ce20">
            <text:p>17</text:p>
          </table:table-cell>
          <table:table-cell office:value-type="float" office:value="14" table:style-name="ce20">
            <text:p>14</text:p>
          </table:table-cell>
          <table:table-cell office:value-type="float" office:value="39" table:style-name="ce20">
            <text:p>39</text:p>
          </table:table-cell>
          <table:table-cell office:value-type="float" office:value="37" table:style-name="ce20">
            <text:p>37</text:p>
          </table:table-cell>
          <table:table-cell office:value-type="float" office:value="41" table:style-name="ce20">
            <text:p>41</text:p>
          </table:table-cell>
          <table:table-cell office:value-type="float" office:value="0" table:style-name="ce20">
            <text:p>0</text:p>
          </table:table-cell>
          <table:table-cell office:value-type="float" office:value="49" table:style-name="ce20">
            <text:p>49</text:p>
          </table:table-cell>
          <table:table-cell office:value-type="float" office:value="448" table:style-name="ce26">
            <text:p>448</text:p>
          </table:table-cell>
          <table:table-cell table:number-columns-repeated="16374"/>
        </table:table-row>
        <table:table-row table:style-name="ro3">
          <table:table-cell table:style-name="ce7"/>
          <table:table-cell office:value-type="float" office:value="1868" table:style-name="ce24">
            <text:p>1868</text:p>
          </table:table-cell>
          <table:table-cell office:value-type="float" office:value="110" table:style-name="ce24">
            <text:p>110</text:p>
          </table:table-cell>
          <table:table-cell office:value-type="float" office:value="32" table:style-name="ce24">
            <text:p>32</text:p>
          </table:table-cell>
          <table:table-cell office:value-type="float" office:value="87" table:style-name="ce24">
            <text:p>87</text:p>
          </table:table-cell>
          <table:table-cell office:value-type="float" office:value="155" table:style-name="ce24">
            <text:p>155</text:p>
          </table:table-cell>
          <table:table-cell office:value-type="float" office:value="49" table:style-name="ce24">
            <text:p>49</text:p>
          </table:table-cell>
          <table:table-cell office:value-type="float" office:value="12" table:style-name="ce24">
            <text:p>12</text:p>
          </table:table-cell>
          <table:table-cell office:value-type="float" office:value="160" table:style-name="ce24">
            <text:p>160</text:p>
          </table:table-cell>
          <table:table-cell office:value-type="float" office:value="2473" table:style-name="ce24">
            <text:p>2473</text:p>
          </table:table-cell>
          <table:table-cell table:number-columns-repeated="16374"/>
        </table:table-row>
        <table:table-row table:style-name="ro3">
          <table:table-cell table:number-columns-repeated="16384"/>
        </table:table-row>
        <table:table-row table:style-name="ro3">
          <table:table-cell office:value-type="string" table:style-name="ce27">
            <text:p>Other:</text:p>
          </table:table-cell>
          <table:table-cell office:value-type="string" table:number-columns-spanned="6" table:number-rows-spanned="1" table:style-name="ce14">
            <text:p>The service was not used during this period/ The service was temporarily suspended/ Contract is being handled by another department</text:p>
          </table:table-cell>
          <table:covered-table-cell table:number-columns-repeated="5"/>
          <table:table-cell table:number-columns-repeated="16377" table:style-name="ce5"/>
        </table:table-row>
        <table:table-row table:style-name="ro3">
          <table:table-cell office:value-type="string" table:style-name="ce27">
            <text:p>Contract count for quarter:</text:p>
          </table:table-cell>
          <table:table-cell office:value-type="float" office:value="882" table:style-name="ce5">
            <text:p>882</text:p>
          </table:table-cell>
          <table:table-cell table:number-columns-repeated="16382" table:style-name="ce5"/>
        </table:table-row>
        <table:table-row table:style-name="ro3">
          <table:table-cell office:value-type="string" table:style-name="ce5">
            <text:p>This performance table records performance of all KPIs returned including recently added ALB contracts and lower value contracts</text:p>
          </table:table-cell>
          <table:table-cell table:number-columns-repeated="16383" table:style-name="ce5"/>
        </table:table-row>
        <table:table-row table:number-rows-repeated="2" table:style-name="ro3">
          <table:table-cell table:number-columns-repeated="16384"/>
        </table:table-row>
        <table:table-row table:style-name="ro3">
          <table:table-cell office:value-type="string" table:number-columns-spanned="2" table:number-rows-spanned="1" table:style-name="ce15">
            <text:p>KPI League Table</text:p>
          </table:table-cell>
          <table:covered-table-cell/>
          <table:table-cell table:number-columns-repeated="16382" table:style-name="ce5"/>
        </table:table-row>
        <table:table-row table:style-name="ro3">
          <table:table-cell office:value-type="string" table:style-name="ce16">
            <text:p>Ranking</text:p>
          </table:table-cell>
          <table:table-cell office:value-type="string" table:style-name="ce17">
            <text:p>Department</text:p>
          </table:table-cell>
          <table:table-cell office:value-type="string" table:style-name="ce17">
            <text:p>Expected KPI Return</text:p>
          </table:table-cell>
          <table:table-cell office:value-type="string" table:style-name="ce17">
            <text:p>Returned KPIs</text:p>
          </table:table-cell>
          <table:table-cell office:value-type="string" table:style-name="ce17">
            <text:p>of which, KPIs Recorded Elsewhere</text:p>
          </table:table-cell>
          <table:table-cell office:value-type="string" table:style-name="ce18">
            <text:p>Return Rate</text:p>
          </table:table-cell>
          <table:table-cell table:number-columns-repeated="16378" table:style-name="ce5"/>
        </table:table-row>
        <table:table-row table:style-name="ro3">
          <table:table-cell office:value-type="float" office:value="1" table:style-name="ce21">
            <text:p>1</text:p>
          </table:table-cell>
          <table:table-cell office:value-type="string" table:style-name="ce29">
            <text:p>BEIS</text:p>
          </table:table-cell>
          <table:table-cell office:value-type="float" office:value="29" table:style-name="ce20">
            <text:p>29</text:p>
          </table:table-cell>
          <table:table-cell office:value-type="float" office:value="29" table:style-name="ce20">
            <text:p>29</text:p>
          </table:table-cell>
          <table:table-cell office:value-type="float" office:value="0" table:style-name="ce20">
            <text:p>0</text:p>
          </table:table-cell>
          <table:table-cell office:value-type="percentage" office:value="1" table:style-name="ce28">
            <text:p>100.00%</text:p>
          </table:table-cell>
          <table:table-cell table:number-columns-repeated="16378" table:style-name="ce5"/>
        </table:table-row>
        <table:table-row table:style-name="ro3">
          <table:table-cell office:value-type="float" office:value="1" table:style-name="ce21">
            <text:p>1</text:p>
          </table:table-cell>
          <table:table-cell office:value-type="string" table:style-name="ce29">
            <text:p>CO</text:p>
          </table:table-cell>
          <table:table-cell office:value-type="float" office:value="54" table:style-name="ce20">
            <text:p>54</text:p>
          </table:table-cell>
          <table:table-cell office:value-type="float" office:value="54" table:style-name="ce20">
            <text:p>54</text:p>
          </table:table-cell>
          <table:table-cell office:value-type="float" office:value="0" table:style-name="ce20">
            <text:p>0</text:p>
          </table:table-cell>
          <table:table-cell office:value-type="percentage" office:value="1" table:style-name="ce28">
            <text:p>100.00%</text:p>
          </table:table-cell>
          <table:table-cell table:number-columns-repeated="16378" table:style-name="ce5"/>
        </table:table-row>
        <table:table-row table:style-name="ro3">
          <table:table-cell office:value-type="float" office:value="1" table:style-name="ce21">
            <text:p>1</text:p>
          </table:table-cell>
          <table:table-cell office:value-type="string" table:style-name="ce29">
            <text:p>DfE</text:p>
          </table:table-cell>
          <table:table-cell office:value-type="float" office:value="70" table:style-name="ce20">
            <text:p>70</text:p>
          </table:table-cell>
          <table:table-cell office:value-type="float" office:value="70" table:style-name="ce20">
            <text:p>70</text:p>
          </table:table-cell>
          <table:table-cell office:value-type="float" office:value="0" table:style-name="ce20">
            <text:p>0</text:p>
          </table:table-cell>
          <table:table-cell office:value-type="percentage" office:value="1" table:style-name="ce28">
            <text:p>100.00%</text:p>
          </table:table-cell>
          <table:table-cell table:number-columns-repeated="16378" table:style-name="ce5"/>
        </table:table-row>
        <table:table-row table:style-name="ro3">
          <table:table-cell office:value-type="float" office:value="1" table:style-name="ce21">
            <text:p>1</text:p>
          </table:table-cell>
          <table:table-cell office:value-type="string" table:style-name="ce29">
            <text:p>DLUHC</text:p>
          </table:table-cell>
          <table:table-cell office:value-type="float" office:value="28" table:style-name="ce20">
            <text:p>28</text:p>
          </table:table-cell>
          <table:table-cell office:value-type="float" office:value="28" table:style-name="ce20">
            <text:p>28</text:p>
          </table:table-cell>
          <table:table-cell office:value-type="float" office:value="0" table:style-name="ce20">
            <text:p>0</text:p>
          </table:table-cell>
          <table:table-cell office:value-type="percentage" office:value="1" table:style-name="ce28">
            <text:p>100.00%</text:p>
          </table:table-cell>
          <table:table-cell table:number-columns-repeated="16378" table:style-name="ce5"/>
        </table:table-row>
        <table:table-row table:style-name="ro3">
          <table:table-cell office:value-type="float" office:value="1" table:style-name="ce21">
            <text:p>1</text:p>
          </table:table-cell>
          <table:table-cell office:value-type="string" table:style-name="ce29">
            <text:p>HMT</text:p>
          </table:table-cell>
          <table:table-cell office:value-type="float" office:value="9" table:style-name="ce20">
            <text:p>9</text:p>
          </table:table-cell>
          <table:table-cell office:value-type="float" office:value="9" table:style-name="ce20">
            <text:p>9</text:p>
          </table:table-cell>
          <table:table-cell office:value-type="float" office:value="0" table:style-name="ce20">
            <text:p>0</text:p>
          </table:table-cell>
          <table:table-cell office:value-type="percentage" office:value="1" table:style-name="ce28">
            <text:p>100.00%</text:p>
          </table:table-cell>
          <table:table-cell table:number-columns-repeated="16378" table:style-name="ce5"/>
        </table:table-row>
        <table:table-row table:style-name="ro3">
          <table:table-cell office:value-type="float" office:value="1" table:style-name="ce21">
            <text:p>1</text:p>
          </table:table-cell>
          <table:table-cell office:value-type="string" table:style-name="ce29">
            <text:p>DCMS</text:p>
          </table:table-cell>
          <table:table-cell office:value-type="float" office:value="3" table:style-name="ce20">
            <text:p>3</text:p>
          </table:table-cell>
          <table:table-cell office:value-type="float" office:value="3" table:style-name="ce20">
            <text:p>3</text:p>
          </table:table-cell>
          <table:table-cell office:value-type="float" office:value="0" table:style-name="ce20">
            <text:p>0</text:p>
          </table:table-cell>
          <table:table-cell office:value-type="percentage" office:value="1" table:style-name="ce28">
            <text:p>100.00%</text:p>
          </table:table-cell>
          <table:table-cell table:number-columns-repeated="16378" table:style-name="ce5"/>
        </table:table-row>
        <table:table-row table:style-name="ro3">
          <table:table-cell office:value-type="float" office:value="1" table:style-name="ce21">
            <text:p>1</text:p>
          </table:table-cell>
          <table:table-cell office:value-type="string" table:style-name="ce29">
            <text:p>FCDO</text:p>
          </table:table-cell>
          <table:table-cell office:value-type="float" office:value="123" table:style-name="ce20">
            <text:p>123</text:p>
          </table:table-cell>
          <table:table-cell office:value-type="float" office:value="123" table:style-name="ce20">
            <text:p>123</text:p>
          </table:table-cell>
          <table:table-cell office:value-type="float" office:value="1" table:style-name="ce20">
            <text:p>1</text:p>
          </table:table-cell>
          <table:table-cell office:value-type="percentage" office:value="1" table:style-name="ce28">
            <text:p>100.00%</text:p>
          </table:table-cell>
          <table:table-cell table:number-columns-repeated="16378" table:style-name="ce5"/>
        </table:table-row>
        <table:table-row table:style-name="ro3">
          <table:table-cell office:value-type="float" office:value="1" table:style-name="ce21">
            <text:p>1</text:p>
          </table:table-cell>
          <table:table-cell office:value-type="string" table:style-name="ce29">
            <text:p>DIT</text:p>
          </table:table-cell>
          <table:table-cell office:value-type="float" office:value="60" table:style-name="ce20">
            <text:p>60</text:p>
          </table:table-cell>
          <table:table-cell office:value-type="float" office:value="60" table:style-name="ce20">
            <text:p>60</text:p>
          </table:table-cell>
          <table:table-cell office:value-type="float" office:value="0" table:style-name="ce20">
            <text:p>0</text:p>
          </table:table-cell>
          <table:table-cell office:value-type="percentage" office:value="1" table:style-name="ce28">
            <text:p>100.00%</text:p>
          </table:table-cell>
          <table:table-cell table:number-columns-repeated="16378" table:style-name="ce5"/>
        </table:table-row>
        <table:table-row table:style-name="ro3">
          <table:table-cell office:value-type="float" office:value="9" table:style-name="ce21">
            <text:p>9</text:p>
          </table:table-cell>
          <table:table-cell office:value-type="string" table:style-name="ce29">
            <text:p>DfT</text:p>
          </table:table-cell>
          <table:table-cell office:value-type="float" office:value="84" table:style-name="ce20">
            <text:p>84</text:p>
          </table:table-cell>
          <table:table-cell office:value-type="float" office:value="81" table:style-name="ce20">
            <text:p>81</text:p>
          </table:table-cell>
          <table:table-cell office:value-type="float" office:value="42" table:style-name="ce20">
            <text:p>42</text:p>
          </table:table-cell>
          <table:table-cell office:value-type="percentage" office:value="0.96430000000000005" table:style-name="ce28">
            <text:p>96.43%</text:p>
          </table:table-cell>
          <table:table-cell table:number-columns-repeated="16378" table:style-name="ce5"/>
        </table:table-row>
        <table:table-row table:style-name="ro3">
          <table:table-cell office:value-type="float" office:value="10" table:style-name="ce21">
            <text:p>10</text:p>
          </table:table-cell>
          <table:table-cell office:value-type="string" table:style-name="ce29">
            <text:p>HMRC</text:p>
          </table:table-cell>
          <table:table-cell office:value-type="float" office:value="42" table:style-name="ce20">
            <text:p>42</text:p>
          </table:table-cell>
          <table:table-cell office:value-type="float" office:value="40" table:style-name="ce20">
            <text:p>40</text:p>
          </table:table-cell>
          <table:table-cell office:value-type="float" office:value="0" table:style-name="ce20">
            <text:p>0</text:p>
          </table:table-cell>
          <table:table-cell office:value-type="percentage" office:value="0.95240000000000002" table:style-name="ce28">
            <text:p>95.24%</text:p>
          </table:table-cell>
          <table:table-cell table:number-columns-repeated="16378" table:style-name="ce5"/>
        </table:table-row>
        <table:table-row table:style-name="ro3">
          <table:table-cell office:value-type="float" office:value="11" table:style-name="ce21">
            <text:p>11</text:p>
          </table:table-cell>
          <table:table-cell office:value-type="string" table:style-name="ce29">
            <text:p>DHSC</text:p>
          </table:table-cell>
          <table:table-cell office:value-type="float" office:value="240" table:style-name="ce20">
            <text:p>240</text:p>
          </table:table-cell>
          <table:table-cell office:value-type="float" office:value="222" table:style-name="ce20">
            <text:p>222</text:p>
          </table:table-cell>
          <table:table-cell office:value-type="float" office:value="0" table:style-name="ce20">
            <text:p>0</text:p>
          </table:table-cell>
          <table:table-cell office:value-type="percentage" office:value="0.92500000000000004" table:style-name="ce28">
            <text:p>92.50%</text:p>
          </table:table-cell>
          <table:table-cell table:number-columns-repeated="16378" table:style-name="ce5"/>
        </table:table-row>
        <table:table-row table:style-name="ro3">
          <table:table-cell office:value-type="float" office:value="12" table:style-name="ce21">
            <text:p>12</text:p>
          </table:table-cell>
          <table:table-cell office:value-type="string" table:style-name="ce29">
            <text:p>DWP</text:p>
          </table:table-cell>
          <table:table-cell office:value-type="float" office:value="97" table:style-name="ce20">
            <text:p>97</text:p>
          </table:table-cell>
          <table:table-cell office:value-type="float" office:value="87" table:style-name="ce20">
            <text:p>87</text:p>
          </table:table-cell>
          <table:table-cell office:value-type="float" office:value="0" table:style-name="ce20">
            <text:p>0</text:p>
          </table:table-cell>
          <table:table-cell office:value-type="percentage" office:value="0.89690000000000003" table:style-name="ce28">
            <text:p>89.69%</text:p>
          </table:table-cell>
          <table:table-cell table:number-columns-repeated="16378" table:style-name="ce5"/>
        </table:table-row>
        <table:table-row table:style-name="ro3">
          <table:table-cell office:value-type="float" office:value="13" table:style-name="ce21">
            <text:p>13</text:p>
          </table:table-cell>
          <table:table-cell office:value-type="string" table:style-name="ce29">
            <text:p>MoJ</text:p>
          </table:table-cell>
          <table:table-cell office:value-type="float" office:value="310" table:style-name="ce20">
            <text:p>310</text:p>
          </table:table-cell>
          <table:table-cell office:value-type="float" office:value="260" table:style-name="ce20">
            <text:p>260</text:p>
          </table:table-cell>
          <table:table-cell office:value-type="float" office:value="49" table:style-name="ce20">
            <text:p>49</text:p>
          </table:table-cell>
          <table:table-cell office:value-type="percentage" office:value="0.8387" table:style-name="ce28">
            <text:p>83.87%</text:p>
          </table:table-cell>
          <table:table-cell table:number-columns-repeated="16378" table:style-name="ce5"/>
        </table:table-row>
        <table:table-row table:style-name="ro3">
          <table:table-cell office:value-type="float" office:value="14" table:style-name="ce21">
            <text:p>14</text:p>
          </table:table-cell>
          <table:table-cell office:value-type="string" table:style-name="ce29">
            <text:p>HO</text:p>
          </table:table-cell>
          <table:table-cell office:value-type="float" office:value="73" table:style-name="ce20">
            <text:p>73</text:p>
          </table:table-cell>
          <table:table-cell office:value-type="float" office:value="56" table:style-name="ce20">
            <text:p>56</text:p>
          </table:table-cell>
          <table:table-cell office:value-type="float" office:value="9" table:style-name="ce20">
            <text:p>9</text:p>
          </table:table-cell>
          <table:table-cell office:value-type="percentage" office:value="0.7671" table:style-name="ce28">
            <text:p>76.71%</text:p>
          </table:table-cell>
          <table:table-cell table:number-columns-repeated="16378" table:style-name="ce5"/>
        </table:table-row>
        <table:table-row table:style-name="ro3">
          <table:table-cell office:value-type="float" office:value="15" table:style-name="ce21">
            <text:p>15</text:p>
          </table:table-cell>
          <table:table-cell office:value-type="string" table:style-name="ce30">
            <text:p>MoD</text:p>
          </table:table-cell>
          <table:table-cell office:value-type="float" office:value="220" table:style-name="ce20">
            <text:p>220</text:p>
          </table:table-cell>
          <table:table-cell office:value-type="float" office:value="147" table:style-name="ce20">
            <text:p>147</text:p>
          </table:table-cell>
          <table:table-cell office:value-type="float" office:value="0" table:style-name="ce20">
            <text:p>0</text:p>
          </table:table-cell>
          <table:table-cell office:value-type="percentage" office:value="0.66820000000000002" table:style-name="ce31">
            <text:p>66.82%</text:p>
          </table:table-cell>
          <table:table-cell table:number-columns-repeated="16378" table:style-name="ce5"/>
        </table:table-row>
        <table:table-row table:style-name="ro3">
          <table:table-cell office:value-type="float" office:value="16" table:style-name="ce21">
            <text:p>16</text:p>
          </table:table-cell>
          <table:table-cell office:value-type="string" table:style-name="ce30">
            <text:p>DEFRA</text:p>
          </table:table-cell>
          <table:table-cell office:value-type="float" office:value="50" table:style-name="ce20">
            <text:p>50</text:p>
          </table:table-cell>
          <table:table-cell office:value-type="float" office:value="27" table:style-name="ce20">
            <text:p>27</text:p>
          </table:table-cell>
          <table:table-cell office:value-type="float" office:value="0" table:style-name="ce20">
            <text:p>0</text:p>
          </table:table-cell>
          <table:table-cell office:value-type="percentage" office:value="0.54" table:style-name="ce31">
            <text:p>54.00%</text:p>
          </table:table-cell>
          <table:table-cell table:number-columns-repeated="16378" table:style-name="ce5"/>
        </table:table-row>
        <table:table-row table:style-name="ro3">
          <table:table-cell office:value-type="string" table:style-name="ce8">
            <text:p>Total</text:p>
          </table:table-cell>
          <table:table-cell table:style-name="ce9"/>
          <table:table-cell office:value-type="float" office:value="1492" table:style-name="ce10">
            <text:p>1492</text:p>
          </table:table-cell>
          <table:table-cell office:value-type="float" office:value="1296" table:style-name="ce10">
            <text:p>1296</text:p>
          </table:table-cell>
          <table:table-cell office:value-type="float" office:value="101" table:style-name="ce19">
            <text:p>101</text:p>
          </table:table-cell>
          <table:table-cell office:value-type="percentage" office:value="0.90949999999999998" table:style-name="ce11">
            <text:p>90.95%</text:p>
          </table:table-cell>
          <table:table-cell table:number-columns-repeated="16378" table:style-name="ce5"/>
        </table:table-row>
        <table:table-row table:style-name="ro3">
          <table:table-cell table:number-columns-repeated="16384"/>
        </table:table-row>
        <table:table-row table:style-name="ro3">
          <table:table-cell office:value-type="string" table:style-name="ce12">
            <text:p>Expected KPI Return:</text:p>
          </table:table-cell>
          <table:table-cell office:value-type="string" table:number-columns-spanned="8" table:number-rows-spanned="1" table:style-name="ce14">
            <text:p>The number of gold contract KPIs originally reported by the department as originally in-scope for publication, including ALBs and subsequently included smaller contracts</text:p>
          </table:table-cell>
          <table:covered-table-cell table:number-columns-repeated="7"/>
          <table:table-cell table:number-columns-repeated="16375"/>
        </table:table-row>
        <table:table-row table:style-name="ro2">
          <table:table-cell office:value-type="string" table:style-name="ce12">
            <text:p>Returned KPIs:</text:p>
          </table:table-cell>
          <table:table-cell office:value-type="string" table:number-columns-spanned="6" table:number-rows-spanned="1" table:style-name="ce14">
            <text:p>The number of the expected gold contract KPIs with performance rating approved for publication for the quarter, including those already published elsewhere</text:p>
          </table:table-cell>
          <table:covered-table-cell table:number-columns-repeated="5"/>
          <table:table-cell table:number-columns-repeated="16377" table:style-name="ce5"/>
        </table:table-row>
        <table:table-row table:style-name="ro2">
          <table:table-cell table:number-columns-repeated="16384" table:style-name="ce5"/>
        </table:table-row>
        <table:table-row table:number-rows-repeated="952" table:style-name="ro2">
          <table:table-cell table:number-columns-repeated="16384"/>
        </table:table-row>
        <table:table-row table:number-rows-repeated="1047576" table:style-name="ro3">
          <table:table-cell table:number-columns-repeated="16384"/>
        </table:table-row>
      </table:table>
      <table:database-ranges>
        <table:database-range table:target-range-address="20220728_Jan_Feb_Mar_Data.A2:20220728_Jan_Feb_Mar_Data.I798">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percentage-style style:name="N14">
      <number:number number:decimal-places="2"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3</meta:generator>
    <dc:creator>Microsoft Office User</dc:creator>
    <meta:creation-date>2022-04-22T07:53:36Z</meta:creation-date>
    <dc:date>2022-07-27T15:44:57Z</dc:date>
  </office:meta>
</office:document-meta>
</file>